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size="20pt" fo:language="pl" fo:country="PL" fo:font-weight="bold" officeooo:rsid="00060083" officeooo:paragraph-rsid="001a5225" style:font-size-asian="17.5pt" style:font-weight-asian="bold" style:font-size-complex="20pt" style:font-weight-complex="bold"/>
    </style:style>
    <style:style style:name="P2" style:family="paragraph" style:parent-style-name="Standard">
      <style:paragraph-properties fo:text-align="start" style:justify-single-word="false"/>
      <style:text-properties fo:font-size="20pt" fo:language="pl" fo:country="PL" fo:font-weight="bold" officeooo:rsid="00060083" officeooo:paragraph-rsid="00337d5d" style:font-size-asian="17.5pt" style:font-weight-asian="bold" style:font-size-complex="20pt" style:font-weight-complex="bold"/>
    </style:style>
    <style:style style:name="P3" style:family="paragraph" style:parent-style-name="Standard">
      <style:paragraph-properties fo:text-align="center" style:justify-single-word="false"/>
      <style:text-properties fo:font-size="20pt" fo:language="pl" fo:country="PL" officeooo:rsid="00051946" officeooo:paragraph-rsid="001a5225" style:font-size-asian="20pt" style:font-size-complex="20pt"/>
    </style:style>
    <style:style style:name="P4" style:family="paragraph" style:parent-style-name="Standard">
      <style:paragraph-properties fo:text-align="center" style:justify-single-word="false"/>
      <style:text-properties fo:font-size="20pt" fo:language="pl" fo:country="PL" officeooo:rsid="001ec6ea" officeooo:paragraph-rsid="001a5225" style:font-size-asian="20pt" style:font-size-complex="20pt"/>
    </style:style>
    <style:style style:name="P5" style:family="paragraph" style:parent-style-name="Standard">
      <style:paragraph-properties fo:text-align="center" style:justify-single-word="false"/>
      <style:text-properties fo:font-size="15pt" fo:language="pl" fo:country="PL" officeooo:rsid="001ec6ea" officeooo:paragraph-rsid="001a5225" style:font-size-asian="15pt" style:font-size-complex="15pt"/>
    </style:style>
    <style:style style:name="P6" style:family="paragraph" style:parent-style-name="Standard">
      <style:paragraph-properties fo:text-align="center" style:justify-single-word="false"/>
      <style:text-properties fo:font-variant="normal" fo:text-transform="none" fo:color="#000000" style:text-line-through-style="none" style:text-line-through-type="none" style:font-name="Liberation Serif" fo:font-size="16pt" fo:letter-spacing="normal" fo:language="pl" fo:country="PL" fo:font-style="italic" style:text-underline-style="none" fo:font-weight="normal" officeooo:rsid="001ec6ea" officeooo:paragraph-rsid="001a5225" style:text-blinking="false" fo:background-color="transparent" style:font-size-asian="16pt" style:font-style-asian="italic" style:font-weight-asian="normal" style:font-size-complex="16pt" style:font-style-complex="italic" style:font-weight-complex="normal"/>
    </style:style>
    <style:style style:name="P7"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20pt" fo:language="pl" fo:country="PL" fo:font-style="normal" style:text-underline-style="none" fo:font-weight="bold" officeooo:rsid="0023889a" officeooo:paragraph-rsid="00253035" style:text-blinking="false" fo:background-color="transparent" style:font-size-asian="17.5pt" style:font-weight-asian="bold" style:font-size-complex="20pt" style:font-weight-complex="bold"/>
    </style:style>
    <style:style style:name="P8"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1pt" fo:language="pl" fo:country="PL" fo:font-style="normal" style:text-underline-style="none" fo:font-weight="bold" officeooo:rsid="00249e82" officeooo:paragraph-rsid="00253035" style:text-blinking="false" fo:background-color="transparent" style:font-size-asian="9.60000038146973pt" style:font-weight-asian="bold" style:font-size-complex="11pt" style:font-weight-complex="bold"/>
    </style:style>
    <style:style style:name="P9"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1pt" fo:language="pl" fo:country="PL" fo:font-style="normal" style:text-underline-style="none" fo:font-weight="normal" officeooo:rsid="002c42f7" officeooo:paragraph-rsid="002c42f7" style:text-blinking="false" fo:background-color="transparent" style:font-size-asian="9.60000038146973pt" style:font-weight-asian="normal" style:font-size-complex="11pt" style:font-weight-complex="normal"/>
    </style:style>
    <style:style style:name="P10" style:family="paragraph" style:parent-style-name="Standard">
      <style:paragraph-properties fo:text-align="center" style:justify-single-word="false"/>
      <style:text-properties fo:font-variant="normal" fo:text-transform="none" fo:color="#000000" style:text-line-through-style="none" style:text-line-through-type="none" style:font-name="Liberation Serif" fo:font-size="11pt" fo:language="pl" fo:country="PL" fo:font-style="normal" style:text-underline-style="none" fo:font-weight="normal" officeooo:rsid="002c42f7" officeooo:paragraph-rsid="002c42f7" style:text-blinking="false" fo:background-color="transparent"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1pt" fo:language="pl" fo:country="PL" fo:font-style="normal" style:text-underline-style="none" fo:font-weight="normal" officeooo:rsid="002de4d1" officeooo:paragraph-rsid="002de4d1" style:text-blinking="false" fo:background-color="transparent"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1pt" fo:language="pl" fo:country="PL" fo:font-style="normal" style:text-underline-style="none" fo:font-weight="normal" officeooo:rsid="002de4d1" officeooo:paragraph-rsid="002f8c66" style:text-blinking="false" fo:background-color="transparent"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1pt" fo:language="pl" fo:country="PL" fo:font-style="normal" style:text-underline-style="none" fo:font-weight="normal" officeooo:rsid="002f8c66" officeooo:paragraph-rsid="002f8c66" style:text-blinking="false" fo:background-color="transparent" style:font-size-asian="9.60000038146973pt" style:font-weight-asian="normal" style:font-size-complex="11pt" style:font-weight-complex="normal"/>
    </style:style>
    <style:style style:name="P14" style:family="paragraph" style:parent-style-name="Standard">
      <style:paragraph-properties fo:text-align="center" style:justify-single-word="false"/>
      <style:text-properties fo:font-size="13pt" fo:language="pl" fo:country="PL" officeooo:rsid="001ec6ea" officeooo:paragraph-rsid="001a5225" style:font-size-asian="13pt" style:font-size-complex="13pt"/>
    </style:style>
    <style:style style:name="P15" style:family="paragraph" style:parent-style-name="Standard">
      <style:paragraph-properties fo:text-align="center" style:justify-single-word="false"/>
      <style:text-properties fo:font-size="13pt" fo:language="pl" fo:country="PL" officeooo:rsid="001edf18" officeooo:paragraph-rsid="001a5225" style:font-size-asian="13pt" style:font-size-complex="13pt"/>
    </style:style>
    <style:style style:name="P16" style:family="paragraph" style:parent-style-name="Standard">
      <style:paragraph-properties fo:text-align="center" style:justify-single-word="false"/>
      <style:text-properties fo:font-size="13pt" fo:language="pl" fo:country="PL" officeooo:rsid="00051946" officeooo:paragraph-rsid="001a5225" style:font-size-asian="13pt" style:font-size-complex="13pt"/>
    </style:style>
    <style:style style:name="P17" style:family="paragraph" style:parent-style-name="Standard">
      <style:paragraph-properties fo:text-align="start" style:justify-single-word="false"/>
      <style:text-properties fo:font-size="13pt" fo:language="pl" fo:country="PL" fo:font-weight="bold" officeooo:rsid="00249e82" officeooo:paragraph-rsid="00253035" style:font-size-asian="13pt" style:font-weight-asian="bold" style:font-size-complex="13pt" style:font-weight-complex="bold"/>
    </style:style>
    <style:style style:name="P18" style:family="paragraph" style:parent-style-name="Standard">
      <style:paragraph-properties fo:text-align="start" style:justify-single-word="false"/>
      <style:text-properties fo:font-size="13pt" fo:language="pl" fo:country="PL" fo:font-weight="bold" officeooo:rsid="0022c9e2" officeooo:paragraph-rsid="002f8c66" style:font-size-asian="11.3500003814697pt" style:font-weight-asian="bold" style:font-size-complex="13pt" style:font-weight-complex="bold"/>
    </style:style>
    <style:style style:name="P19" style:family="paragraph" style:parent-style-name="Standard">
      <style:paragraph-properties fo:text-align="start" style:justify-single-word="false"/>
      <style:text-properties fo:font-size="13pt" fo:language="pl" fo:country="PL" fo:font-weight="normal" officeooo:rsid="00048181" officeooo:paragraph-rsid="00253035" style:font-size-asian="11.3500003814697pt" style:font-weight-asian="normal" style:font-size-complex="13pt" style:font-weight-complex="normal"/>
    </style:style>
    <style:style style:name="P20" style:family="paragraph" style:parent-style-name="Standard">
      <style:paragraph-properties fo:text-align="start" style:justify-single-word="false"/>
      <style:text-properties fo:font-size="11pt" fo:language="pl" fo:country="PL" fo:font-weight="bold" officeooo:rsid="00060083" officeooo:paragraph-rsid="001a5225" style:font-size-asian="9.60000038146973pt" style:font-weight-asian="bold" style:font-size-complex="11pt" style:font-weight-complex="bold"/>
    </style:style>
    <style:style style:name="P21" style:family="paragraph" style:parent-style-name="Standard">
      <style:paragraph-properties fo:text-align="start" style:justify-single-word="false"/>
      <style:text-properties fo:font-size="11pt" fo:language="pl" fo:country="PL" fo:font-weight="bold" officeooo:rsid="00060083" officeooo:paragraph-rsid="00337d5d" style:font-size-asian="9.60000038146973pt" style:font-weight-asian="bold" style:font-size-complex="11pt" style:font-weight-complex="bold"/>
    </style:style>
    <style:style style:name="P22" style:family="paragraph" style:parent-style-name="Standard">
      <style:paragraph-properties fo:text-align="start" style:justify-single-word="false"/>
      <style:text-properties fo:font-size="11pt" fo:language="pl" fo:country="PL" fo:font-weight="normal" officeooo:rsid="001b239e" officeooo:paragraph-rsid="001b239e" style:font-size-asian="9.60000038146973pt" style:font-weight-asian="normal" style:font-size-complex="11pt" style:font-weight-complex="normal"/>
    </style:style>
    <style:style style:name="P23" style:family="paragraph" style:parent-style-name="Standard">
      <style:paragraph-properties fo:text-align="center" style:justify-single-word="false"/>
      <style:text-properties fo:font-size="11pt" fo:language="pl" fo:country="PL" fo:font-weight="normal" officeooo:rsid="001b239e" officeooo:paragraph-rsid="001b239e" style:font-size-asian="9.60000038146973pt" style:font-weight-asian="normal" style:font-size-complex="11pt" style:font-weight-complex="normal"/>
    </style:style>
    <style:style style:name="P24" style:family="paragraph" style:parent-style-name="Standard">
      <style:paragraph-properties fo:text-align="start" style:justify-single-word="false"/>
      <style:text-properties fo:font-size="11pt" fo:language="pl" fo:country="PL" fo:font-weight="normal" officeooo:rsid="001d0bee" officeooo:paragraph-rsid="001d0bee" style:font-size-asian="9.60000038146973pt" style:font-weight-asian="normal" style:font-size-complex="11pt" style:font-weight-complex="normal"/>
    </style:style>
    <style:style style:name="P25" style:family="paragraph" style:parent-style-name="Standard">
      <style:paragraph-properties fo:text-align="start" style:justify-single-word="false"/>
      <style:text-properties fo:font-size="11pt" fo:language="pl" fo:country="PL" fo:font-weight="normal" officeooo:rsid="001d0bee" officeooo:paragraph-rsid="001e1b4d"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fo:font-size="11pt" fo:language="pl" fo:country="PL" fo:font-weight="normal" officeooo:rsid="001f0d1d" officeooo:paragraph-rsid="001f0d1d"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fo:font-size="11pt" fo:language="pl" fo:country="PL" fo:font-weight="normal" officeooo:rsid="001f0d1d" officeooo:paragraph-rsid="00205f34" style:font-size-asian="9.60000038146973pt" style:font-weight-asian="normal" style:font-size-complex="11pt" style:font-weight-complex="normal"/>
    </style:style>
    <style:style style:name="P28" style:family="paragraph" style:parent-style-name="Standard">
      <style:paragraph-properties fo:text-align="center" style:justify-single-word="false"/>
      <style:text-properties fo:font-size="11pt" fo:language="pl" fo:country="PL" fo:font-weight="normal" officeooo:rsid="001f0d1d" officeooo:paragraph-rsid="001f0d1d" style:font-size-asian="9.60000038146973pt" style:font-weight-asian="normal" style:font-size-complex="11pt" style:font-weight-complex="normal"/>
    </style:style>
    <style:style style:name="P29" style:family="paragraph" style:parent-style-name="Standard">
      <style:paragraph-properties fo:text-align="center" style:justify-single-word="false"/>
      <style:text-properties fo:font-size="11pt" fo:language="pl" fo:country="PL" fo:font-weight="normal" officeooo:rsid="001f0d1d" officeooo:paragraph-rsid="00205f34" style:font-size-asian="9.60000038146973pt" style:font-weight-asian="normal" style:font-size-complex="11pt" style:font-weight-complex="normal"/>
    </style:style>
    <style:style style:name="P30" style:family="paragraph" style:parent-style-name="Standard">
      <style:paragraph-properties fo:text-align="center" style:justify-single-word="false"/>
      <style:text-properties fo:font-size="11pt" fo:language="pl" fo:country="PL" fo:font-weight="normal" officeooo:rsid="001f0d1d" officeooo:paragraph-rsid="0021ef5c" style:font-size-asian="9.60000038146973pt" style:font-weight-asian="normal" style:font-size-complex="11pt" style:font-weight-complex="normal"/>
    </style:style>
    <style:style style:name="P31" style:family="paragraph" style:parent-style-name="Standard">
      <style:paragraph-properties fo:text-align="start" style:justify-single-word="false"/>
      <style:text-properties fo:font-size="11pt" fo:language="pl" fo:country="PL" fo:font-weight="normal" officeooo:rsid="002180c0" officeooo:paragraph-rsid="0021a60e" style:font-size-asian="9.60000038146973pt" style:font-weight-asian="normal" style:font-size-complex="11pt" style:font-weight-complex="normal"/>
    </style:style>
    <style:style style:name="P32" style:family="paragraph" style:parent-style-name="Standard">
      <style:paragraph-properties fo:text-align="start" style:justify-single-word="false"/>
      <style:text-properties fo:font-size="11pt" fo:language="pl" fo:country="PL" fo:font-weight="normal" officeooo:rsid="002180c0" officeooo:paragraph-rsid="0021ef5c" style:font-size-asian="9.60000038146973pt" style:font-weight-asian="normal" style:font-size-complex="11pt" style:font-weight-complex="normal"/>
    </style:style>
    <style:style style:name="P33" style:family="paragraph" style:parent-style-name="Standard">
      <style:paragraph-properties fo:text-align="center" style:justify-single-word="false"/>
      <style:text-properties fo:font-size="11pt" fo:language="pl" fo:country="PL" fo:font-weight="normal" officeooo:rsid="002180c0" officeooo:paragraph-rsid="0021ef5c" style:font-size-asian="9.60000038146973pt" style:font-weight-asian="normal" style:font-size-complex="11pt" style:font-weight-complex="normal"/>
    </style:style>
    <style:style style:name="P34" style:family="paragraph" style:parent-style-name="Standard">
      <style:paragraph-properties fo:text-align="center" style:justify-single-word="false"/>
      <style:text-properties fo:font-size="11pt" fo:language="pl" fo:country="PL" fo:font-weight="normal" officeooo:rsid="0021a60e" officeooo:paragraph-rsid="0021a60e" style:font-size-asian="9.60000038146973pt" style:font-weight-asian="normal" style:font-size-complex="11pt" style:font-weight-complex="normal"/>
    </style:style>
    <style:style style:name="P35" style:family="paragraph" style:parent-style-name="Standard">
      <style:paragraph-properties fo:text-align="start" style:justify-single-word="false"/>
      <style:text-properties fo:font-size="11pt" fo:language="pl" fo:country="PL" fo:font-weight="normal" officeooo:rsid="0021ef5c" officeooo:paragraph-rsid="0021ef5c" style:font-size-asian="9.60000038146973pt" style:font-weight-asian="normal" style:font-size-complex="11pt" style:font-weight-complex="normal"/>
    </style:style>
    <style:style style:name="P36" style:family="paragraph" style:parent-style-name="Standard">
      <style:paragraph-properties fo:text-align="start" style:justify-single-word="false"/>
      <style:text-properties fo:font-size="11pt" fo:language="pl" fo:country="PL" fo:font-weight="normal" officeooo:rsid="0021ef5c" officeooo:paragraph-rsid="0036639a" style:font-size-asian="9.60000038146973pt" style:font-weight-asian="normal" style:font-size-complex="11pt" style:font-weight-complex="normal"/>
    </style:style>
    <style:style style:name="P37" style:family="paragraph" style:parent-style-name="Standard">
      <style:paragraph-properties fo:text-align="start" style:justify-single-word="false"/>
      <style:text-properties fo:font-size="11pt" fo:language="pl" fo:country="PL" fo:font-weight="normal" officeooo:rsid="0021ef5c" officeooo:paragraph-rsid="00421733" style:font-size-asian="9.60000038146973pt" style:font-weight-asian="normal" style:font-size-complex="11pt" style:font-weight-complex="normal"/>
    </style:style>
    <style:style style:name="P38" style:family="paragraph" style:parent-style-name="Standard">
      <style:paragraph-properties fo:text-align="center" style:justify-single-word="false"/>
      <style:text-properties fo:font-size="11pt" fo:language="pl" fo:country="PL" fo:font-weight="normal" officeooo:rsid="0021ef5c" officeooo:paragraph-rsid="0021ef5c" style:font-size-asian="9.60000038146973pt" style:font-weight-asian="normal" style:font-size-complex="11pt" style:font-weight-complex="normal"/>
    </style:style>
    <style:style style:name="P39" style:family="paragraph" style:parent-style-name="Standard">
      <style:paragraph-properties fo:text-align="center" style:justify-single-word="false"/>
      <style:text-properties fo:font-size="11pt" fo:language="pl" fo:country="PL" fo:font-weight="normal" officeooo:rsid="0021ef5c" officeooo:paragraph-rsid="0026871c" style:font-size-asian="9.60000038146973pt" style:font-weight-asian="normal" style:font-size-complex="11pt" style:font-weight-complex="normal"/>
    </style:style>
    <style:style style:name="P40" style:family="paragraph" style:parent-style-name="Standard">
      <style:paragraph-properties fo:text-align="start" style:justify-single-word="false"/>
      <style:text-properties fo:font-size="11pt" fo:language="pl" fo:country="PL" fo:font-weight="normal" officeooo:rsid="00241e12" officeooo:paragraph-rsid="00241e12" style:font-size-asian="9.60000038146973pt" style:font-weight-asian="normal" style:font-size-complex="11pt" style:font-weight-complex="normal"/>
    </style:style>
    <style:style style:name="P41" style:family="paragraph" style:parent-style-name="Standard">
      <style:paragraph-properties fo:text-align="start" style:justify-single-word="false"/>
      <style:text-properties fo:font-size="11pt" fo:language="pl" fo:country="PL" fo:font-weight="normal" officeooo:rsid="00241e12" officeooo:paragraph-rsid="0045c482" style:font-size-asian="9.60000038146973pt" style:font-weight-asian="normal" style:font-size-complex="11pt" style:font-weight-complex="normal"/>
    </style:style>
    <style:style style:name="P42" style:family="paragraph" style:parent-style-name="Standard">
      <style:paragraph-properties fo:text-align="center" style:justify-single-word="false"/>
      <style:text-properties fo:font-size="11pt" fo:language="pl" fo:country="PL" fo:font-weight="normal" officeooo:rsid="00241e12" officeooo:paragraph-rsid="00241e12" style:font-size-asian="9.60000038146973pt" style:font-weight-asian="normal" style:font-size-complex="11pt" style:font-weight-complex="normal"/>
    </style:style>
    <style:style style:name="P43" style:family="paragraph" style:parent-style-name="Standard">
      <style:paragraph-properties fo:text-align="center" style:justify-single-word="false"/>
      <style:text-properties fo:font-size="11pt" fo:language="pl" fo:country="PL" fo:font-weight="normal" officeooo:rsid="00241e12" officeooo:paragraph-rsid="0026871c" style:font-size-asian="9.60000038146973pt" style:font-weight-asian="normal" style:font-size-complex="11pt" style:font-weight-complex="normal"/>
    </style:style>
    <style:style style:name="P44" style:family="paragraph" style:parent-style-name="Standard">
      <style:paragraph-properties fo:text-align="start" style:justify-single-word="false"/>
      <style:text-properties fo:font-size="11pt" fo:language="pl" fo:country="PL" fo:font-weight="normal" officeooo:rsid="0022c9e2" officeooo:paragraph-rsid="002f8c66" style:font-size-asian="9.60000038146973pt" style:font-weight-asian="normal" style:font-size-complex="11pt" style:font-weight-complex="normal"/>
    </style:style>
    <style:style style:name="P45" style:family="paragraph" style:parent-style-name="Standard">
      <style:paragraph-properties fo:text-align="start" style:justify-single-word="false"/>
      <style:text-properties fo:font-size="11pt" fo:language="pl" fo:country="PL" fo:font-weight="normal" officeooo:rsid="00300397" officeooo:paragraph-rsid="00300397" style:font-size-asian="9.60000038146973pt" style:font-weight-asian="normal" style:font-size-complex="11pt" style:font-weight-complex="normal"/>
    </style:style>
    <style:style style:name="P46" style:family="paragraph" style:parent-style-name="Standard">
      <style:paragraph-properties fo:text-align="start" style:justify-single-word="false"/>
      <style:text-properties fo:font-size="11pt" fo:language="pl" fo:country="PL" fo:font-weight="normal" officeooo:rsid="00312fab" officeooo:paragraph-rsid="00312fab" style:font-size-asian="9.60000038146973pt" style:font-weight-asian="normal" style:font-size-complex="11pt" style:font-weight-complex="normal"/>
    </style:style>
    <style:style style:name="P47" style:family="paragraph" style:parent-style-name="Standard">
      <style:paragraph-properties fo:text-align="start" style:justify-single-word="false"/>
      <style:text-properties fo:font-size="11pt" fo:language="pl" fo:country="PL" fo:font-weight="normal" officeooo:rsid="00312fab" officeooo:paragraph-rsid="0031b6bc" style:font-size-asian="9.60000038146973pt" style:font-weight-asian="normal" style:font-size-complex="11pt" style:font-weight-complex="normal"/>
    </style:style>
    <style:style style:name="P48" style:family="paragraph" style:parent-style-name="Standard">
      <style:paragraph-properties fo:text-align="start" style:justify-single-word="false"/>
      <style:text-properties fo:font-size="11pt" fo:language="pl" fo:country="PL" fo:font-weight="normal" officeooo:rsid="00312fab" officeooo:paragraph-rsid="0032bb21" style:font-size-asian="9.60000038146973pt" style:font-weight-asian="normal" style:font-size-complex="11pt" style:font-weight-complex="normal"/>
    </style:style>
    <style:style style:name="P49" style:family="paragraph" style:parent-style-name="Standard">
      <style:paragraph-properties fo:text-align="start" style:justify-single-word="false"/>
      <style:text-properties fo:font-size="11pt" fo:language="pl" fo:country="PL" fo:font-weight="normal" officeooo:rsid="00312fab" officeooo:paragraph-rsid="0039ef94" style:font-size-asian="9.60000038146973pt" style:font-weight-asian="normal" style:font-size-complex="11pt" style:font-weight-complex="normal"/>
    </style:style>
    <style:style style:name="P50" style:family="paragraph" style:parent-style-name="Standard">
      <style:paragraph-properties fo:text-align="start" style:justify-single-word="false"/>
      <style:text-properties fo:font-size="11pt" fo:language="pl" fo:country="PL" fo:font-weight="normal" officeooo:rsid="0031b6bc" officeooo:paragraph-rsid="0031b6bc" style:font-size-asian="9.60000038146973pt" style:font-weight-asian="normal" style:font-size-complex="11pt" style:font-weight-complex="normal"/>
    </style:style>
    <style:style style:name="P51" style:family="paragraph" style:parent-style-name="Standard">
      <style:paragraph-properties fo:text-align="start" style:justify-single-word="false"/>
      <style:text-properties fo:font-size="11pt" fo:language="pl" fo:country="PL" fo:font-weight="normal" officeooo:rsid="0039ef94" officeooo:paragraph-rsid="0039ef94" style:font-size-asian="9.60000038146973pt" style:font-weight-asian="normal" style:font-size-complex="11pt" style:font-weight-complex="normal"/>
    </style:style>
    <style:style style:name="P52" style:family="paragraph" style:parent-style-name="Standard">
      <style:paragraph-properties fo:text-align="start" style:justify-single-word="false"/>
      <style:text-properties fo:font-size="11pt" fo:language="pl" fo:country="PL" fo:font-weight="normal" officeooo:rsid="00421733" officeooo:paragraph-rsid="00421733" style:font-size-asian="9.60000038146973pt" style:font-weight-asian="normal" style:font-size-complex="11pt" style:font-weight-complex="normal"/>
    </style:style>
    <style:style style:name="P53" style:family="paragraph" style:parent-style-name="Standard">
      <style:paragraph-properties fo:text-align="center" style:justify-single-word="false"/>
      <style:text-properties fo:font-size="11pt" fo:language="pl" fo:country="PL" fo:font-weight="normal" officeooo:rsid="00421733" officeooo:paragraph-rsid="00421733" style:font-size-asian="9.60000038146973pt" style:font-weight-asian="normal" style:font-size-complex="11pt" style:font-weight-complex="normal"/>
    </style:style>
    <style:style style:name="P54" style:family="paragraph" style:parent-style-name="Standard">
      <style:paragraph-properties fo:text-align="start" style:justify-single-word="false"/>
      <style:text-properties fo:font-size="11pt" fo:language="pl" fo:country="PL" fo:font-weight="normal" officeooo:rsid="0022999c" officeooo:paragraph-rsid="0036639a" style:font-size-asian="9.60000038146973pt" style:font-weight-asian="normal" style:font-size-complex="11pt" style:font-weight-complex="normal"/>
    </style:style>
    <style:style style:name="P55"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0cf572"/>
    </style:style>
    <style:style style:name="T2" style:family="text">
      <style:text-properties officeooo:rsid="00098091"/>
    </style:style>
    <style:style style:name="T3" style:family="text">
      <style:text-properties officeooo:rsid="001edf18"/>
    </style:style>
    <style:style style:name="T4" style:family="text">
      <style:text-properties officeooo:rsid="001a5225"/>
    </style:style>
    <style:style style:name="T5" style:family="text">
      <style:text-properties officeooo:rsid="0021a60e"/>
    </style:style>
    <style:style style:name="T6" style:family="text">
      <style:text-properties officeooo:rsid="0022999c"/>
    </style:style>
    <style:style style:name="T7" style:family="text">
      <style:text-properties officeooo:rsid="00241e12"/>
    </style:style>
    <style:style style:name="T8" style:family="text">
      <style:text-properties fo:font-variant="normal" fo:text-transform="none" fo:color="#000000" style:text-line-through-style="none" style:text-line-through-type="none" style:font-name="Liberation Serif" fo:font-style="normal"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font-name="Liberation Serif" fo:font-style="normal" style:text-underline-style="none" officeooo:rsid="002516f4" style:text-blinking="false" fo:background-color="transparent" loext:char-shading-value="0"/>
    </style:style>
    <style:style style:name="T10" style:family="text">
      <style:text-properties officeooo:rsid="0029cdd2"/>
    </style:style>
    <style:style style:name="T11" style:family="text">
      <style:text-properties officeooo:rsid="002a5429"/>
    </style:style>
    <style:style style:name="T12" style:family="text">
      <style:text-properties fo:font-size="13pt" fo:font-weight="bold" style:font-size-asian="11.3500003814697pt" style:font-weight-asian="bold" style:font-size-complex="13pt" style:font-weight-complex="bold"/>
    </style:style>
    <style:style style:name="T13" style:family="text">
      <style:text-properties fo:font-size="13pt" fo:font-weight="bold" officeooo:rsid="002f7120" style:font-size-asian="11.3500003814697pt" style:font-weight-asian="bold" style:font-size-complex="13pt" style:font-weight-complex="bold"/>
    </style:style>
    <style:style style:name="T14" style:family="text">
      <style:text-properties officeooo:rsid="003ab577"/>
    </style:style>
    <style:style style:name="T15" style:family="text">
      <style:text-properties officeooo:rsid="003c5938"/>
    </style:style>
    <style:style style:name="T16" style:family="text">
      <style:text-properties officeooo:rsid="0042f871"/>
    </style:style>
    <style:style style:name="T17" style:family="text">
      <style:text-properties officeooo:rsid="00441ef5"/>
    </style:style>
    <style:style style:name="T18" style:family="text">
      <style:text-properties officeooo:rsid="0045c482"/>
    </style:style>
    <style:style style:name="T19" style:family="text">
      <style:text-properties officeooo:rsid="004706c9"/>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etody numeryczne</text:p>
      <text:p text:style-name="P4">Sprawozdanie z ćwic<text:span text:style-name="T1">z</text:span>eń laboratoryjn<text:span text:style-name="T2">yc</text:span>h nr <text:span text:style-name="T4">5</text:span></text:p>
      <text:p text:style-name="P5"/>
      <text:p text:style-name="P6">Wyznaczanie wartości i wektorów własnych macierzy symetrycznej metodą potęgową z redukcją Hotellinga</text:p>
      <text:p text:style-name="P5"/>
      <text:p text:style-name="P14">Jan Zajda</text:p>
      <text:p text:style-name="P14">Informatyka Stosowana</text:p>
      <text:p text:style-name="P14">W<text:span text:style-name="T3">F</text:span>iIS</text:p>
      <text:p text:style-name="P15">Akademia Górniczo-Hutnicza w Krakowie</text:p>
      <text:p text:style-name="P16"><text:span text:style-name="T4">4</text:span> <text:span text:style-name="T4">kwietnia</text:span> 2020</text:p>
      <text:p text:style-name="P16"/>
      <text:p text:style-name="P1">1. Wstęp teoretyczny</text:p>
      <text:p text:style-name="P20"/>
      <text:p text:style-name="P22">Przy obliczaniu wartości i wektorów własnych często zależy nam na znalezieniu jednej pary własnej, np. gdy rozważana macierz jest bardzo dużych rozmiarów. W takiej sytuacji możemy wykorzystać iteracyjną metodę potęgową, która pozwala znaleźć dominującą wartość własną wraz jej wektorem własnym. <text:s/></text:p>
      <text:p text:style-name="P22"/>
      <text:p text:style-name="P22">Załóżmy, że macierz <text:s/><draw:g text:anchor-type="as-char" svg:y="-0.1161in" draw:z-index="0" draw:style-name="gr1"><svg:title>TexMaths</svg:title><svg:desc>12§display§\textbf{A}§svg§600§FALSE§</svg:desc><draw:polygon draw:style-name="gr2" draw:text-style-name="P55" svg:width="0.1205in" svg:height="0.0996in" svg:x="0.0016in" svg:y="0.0071in" svg:viewBox="0 0 307 254" draw:points="153,254 0,254 0,0 307,0 307,254"><text:p/></draw:polygon><draw:path draw:style-name="gr3" draw:text-style-name="P56" svg:width="0.1303in" svg:height="0.1161in" svg:x="0in" svg:y="0in" svg:viewBox="0 0 332 296" svg:d="M183 11c-5-11-9-11-17-11-12 0-14 4-16 11l-104 255c-4 6-5 9-38 9h-8v21c17-2 36-3 50-3 16 0 39 0 55 3v-21c-1 0-38 0-38-6l2-5 21-50h114l25 61h-40v21c16-3 56-3 73-3 18 0 55 0 70 3v-21h-41zM146 76l49 117h-97z"><text:p/></draw:path></draw:g><text:s/>rozmiaru <draw:g text:anchor-type="as-char" svg:y="-0.0736in" draw:z-index="1" draw:style-name="gr1"><svg:title>TexMaths</svg:title><svg:desc>12§display§n\times n§svg§600§FALSE§</svg:desc><draw:polygon draw:style-name="gr2" draw:text-style-name="P55" svg:width="0.3803in" svg:height="0.0665in" svg:x="0.0031in" svg:y="0.0087in" svg:viewBox="0 0 967 170" draw:points="483,170 0,170 0,0 967,0 967,170"><text:p/></draw:polygon><draw:path draw:style-name="gr3" draw:text-style-name="P56" svg:width="0.0898in" svg:height="0.0752in" svg:x="0in" svg:y="0.0087in" svg:viewBox="0 0 229 192" svg:d="M25 163c-1 6-3 16-3 18 0 7 4 11 12 11 4 0 12-4 15-11 1-1 6-22 9-32l8-39c4-8 6-18 8-27 2-8 5-21 5-22 6-13 29-51 69-51 19 0 22 15 22 30 0 26-19 80-26 98-4 9-5 14-5 19 0 20 16 35 35 35 40 0 55-61 55-65s-3-4-5-4c-4 0-4 0-6 8-9 28-22 51-43 51-7 0-9-3-9-13 0-11 3-22 7-31 7-22 25-69 25-92 0-29-18-46-48-46-38 0-60 26-66 36-2-23-19-36-40-36-19 0-27 17-32 24-6 14-12 39-12 42s4 3 5 3c5 0 5 0 7-9 7-30 16-50 31-50 9 0 13 4 13 19 0 8-1 13-6 36z"><text:p/></draw:path><draw:path draw:style-name="gr3" draw:text-style-name="P56" svg:width="0.0799in" svg:height="0.0803in" svg:x="0.1559in" svg:y="0in" svg:viewBox="0 0 204 205" svg:d="M103 90l-85-84c-6-5-6-6-10-6s-8 4-8 8 1 4 6 9l84 85-84 85c-5 5-6 6-6 9 0 5 4 9 8 9s4-1 10-6l84-85 88 87c1 1 4 4 6 4 6 0 8-4 8-9 0-1 0-3 0-4-1-2-68-69-90-90l78-77c2-3 8-8 11-11 0-1 1-2 1-6s-2-8-8-8c-3 0-5 2-10 7z"><text:p/></draw:path><draw:path draw:style-name="gr3" draw:text-style-name="P56" svg:width="0.0898in" svg:height="0.0752in" svg:x="0.3024in" svg:y="0.0087in" svg:viewBox="0 0 229 192" svg:d="M25 163c-1 6-3 16-3 18 0 7 4 11 12 11 4 0 12-4 15-11 1-1 6-22 9-32l8-39c4-8 6-18 8-27 2-8 5-21 5-22 6-13 29-51 69-51 19 0 22 15 22 30 0 26-19 80-26 98-4 9-5 14-5 19 0 20 16 35 35 35 40 0 55-61 55-65s-3-4-5-4c-4 0-4 0-6 8-9 28-22 51-43 51-7 0-9-3-9-13 0-11 3-22 7-31 7-22 25-69 25-92 0-29-18-46-48-46-38 0-60 26-66 36-2-23-19-36-40-36-19 0-27 17-32 24-6 14-12 39-12 42s4 3 5 3c5 0 5 0 7-9 7-30 16-50 31-50 9 0 13 4 13 19 0 8-1 13-6 36z"><text:p/></draw:path></draw:g><text:s/>posiada wektory własne:</text:p>
      <text:p text:style-name="P22"/>
      <text:p text:style-name="P23"><draw:g text:anchor-type="as-char" svg:y="-0.1252in" draw:z-index="2" draw:style-name="gr1"><svg:title>TexMaths</svg:title><svg:desc>12§display§|\lambda_{1}| &gt; | \lambda_{2}| \ge |\lambda_{3}| \ge ... \ge |\lambda_{n}|§svg§600§FALSE§</svg:desc><draw:polygon draw:style-name="gr2" draw:text-style-name="P55" svg:width="2.0575in" svg:height="0.1492in" svg:x="0in" svg:y="0.0071in" svg:viewBox="0 0 5227 380" draw:points="2614,380 0,380 0,0 5227,0 5227,380"><text:p/></draw:polygon><draw:path draw:style-name="gr3" draw:text-style-name="P56" svg:width="0.0067in" svg:height="0.1657in" svg:x="0.0114in" svg:y="0in" svg:viewBox="0 0 18 422" svg:d="M18 16c0-9 0-16-10-16-8 0-8 7-8 16v391c0 8 0 15 8 15 10 0 10-7 10-15z"><text:p/></draw:path><draw:path draw:style-name="gr3" draw:text-style-name="P56" svg:width="0.0819in" svg:height="0.1177in" svg:x="0.0465in" svg:y="0.0091in" svg:viewBox="0 0 209 300" svg:d="M128 170c18 44 38 110 46 119 6 10 11 10 22 10h9c4-1 4-4 4-5s0-2-1-4c-4-4-8-10-10-19l-86-241c-9-24-33-30-52-30-2 0-8 0-8 5 0 2 3 3 3 3 15 4 18 6 29 35l41 114-118 117c-5 4-7 7-7 13 0 7 6 13 12 13 7 0 11-5 14-10z"><text:p/></draw:path><draw:path draw:style-name="gr3" draw:text-style-name="P56" svg:width="0.0421in" svg:height="0.0772in" svg:x="0.1472in" svg:y="0.0717in" svg:viewBox="0 0 108 197" svg:d="M67 8c0-8-1-8-8-8-19 18-47 19-59 19v11c7 0 26 0 43-8v151c0 9 0 13-30 13h-11v11c5 0 42-1 53-1 10 0 47 1 53 1v-11h-11c-30 0-30-4-30-13z"><text:p/></draw:path><draw:path draw:style-name="gr3" draw:text-style-name="P56" svg:width="0.0067in" svg:height="0.1657in" svg:x="0.2291in" svg:y="0in" svg:viewBox="0 0 18 422" svg:d="M18 16c0-9 0-16-10-16-8 0-8 7-8 16v391c0 8 0 15 8 15 10 0 10-7 10-15z"><text:p/></draw:path><draw:path draw:style-name="gr3" draw:text-style-name="P56" svg:width="0.1012in" svg:height="0.0965in" svg:x="0.315in" svg:y="0.0331in" svg:viewBox="0 0 258 246" svg:d="M251 132c5-2 7-5 7-10 0-4-2-7-7-9l-234-111c-6-2-7-2-9-2-4 0-8 4-8 8s2 6 7 10l223 104-223 106c-5 2-7 5-7 10 0 4 4 8 8 8 2 0 3 0 9-4z"><text:p/></draw:path><draw:path draw:style-name="gr3" draw:text-style-name="P56" svg:width="0.0067in" svg:height="0.1657in" svg:x="0.4961in" svg:y="0in" svg:viewBox="0 0 18 422" svg:d="M18 16c0-9 0-16-10-16-8 0-8 7-8 16v391c0 8 0 15 8 15 10 0 10-7 10-15z"><text:p/></draw:path><draw:path draw:style-name="gr3" draw:text-style-name="P56" svg:width="0.0819in" svg:height="0.1177in" svg:x="0.5315in" svg:y="0.0091in" svg:viewBox="0 0 209 300" svg:d="M128 170c18 44 38 110 46 119 6 10 11 10 22 10h9c4-1 4-4 4-5s0-2-1-4c-4-4-8-10-10-19l-86-241c-9-24-33-30-52-30-2 0-8 0-8 5 0 2 3 3 3 3 15 4 18 6 29 35l41 114-118 117c-5 4-7 7-7 13 0 7 6 13 12 13 7 0 11-5 14-10z"><text:p/></draw:path><draw:path draw:style-name="gr3" draw:text-style-name="P56" svg:width="0.0516in" svg:height="0.0772in" svg:x="0.6268in" svg:y="0.0717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56" svg:width="0.0067in" svg:height="0.1657in" svg:x="0.7138in" svg:y="0in" svg:viewBox="0 0 18 422" svg:d="M18 16c0-9 0-16-10-16-8 0-8 7-8 16v391c0 8 0 15 8 15 10 0 10-7 10-15z"><text:p/></draw:path><draw:path draw:style-name="gr3" draw:text-style-name="P56" svg:width="0.1012in" svg:height="0.1287in" svg:x="0.8in" svg:y="0.0189in" svg:viewBox="0 0 258 328" svg:d="M251 132c6-2 7-5 7-10 0-4-1-6-7-9l-234-111c-5-2-7-2-9-2-4 0-8 4-8 8 0 5 4 8 7 10l223 104-222 105c-8 3-8 7-8 9 0 5 4 9 8 9 2 0 3 0 9-3zM244 328c7 0 14 0 14-9s-8-9-14-9h-228c-8 0-16 0-16 9s7 9 14 9z"><text:p/></draw:path><draw:path draw:style-name="gr3" draw:text-style-name="P56" svg:width="0.0067in" svg:height="0.1657in" svg:x="0.9811in" svg:y="0in" svg:viewBox="0 0 18 422" svg:d="M18 16c0-9 0-16-10-16-8 0-8 7-8 16v391c0 8 0 15 8 15 10 0 10-7 10-15z"><text:p/></draw:path><draw:path draw:style-name="gr3" draw:text-style-name="P56" svg:width="0.0819in" svg:height="0.1177in" svg:x="1.0165in" svg:y="0.0091in" svg:viewBox="0 0 209 300" svg:d="M128 170c18 44 38 110 46 119 6 10 11 10 22 10h9c4-1 4-4 4-5s0-2-1-4c-4-4-8-10-10-19l-86-241c-9-24-33-30-52-30-2 0-8 0-8 5 0 2 3 3 3 3 15 4 18 6 29 35l41 114-118 117c-5 4-7 7-7 13 0 7 6 13 12 13 7 0 11-5 14-10z"><text:p/></draw:path><draw:path draw:style-name="gr3" draw:text-style-name="P56" svg:width="0.0535in" svg:height="0.0795in" svg:x="1.1106in" svg:y="0.0717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56" svg:width="0.0067in" svg:height="0.1657in" svg:x="1.1984in" svg:y="0in" svg:viewBox="0 0 18 422" svg:d="M18 16c0-9 0-16-10-16-8 0-8 7-8 16v391c0 8 0 15 8 15 10 0 10-7 10-15z"><text:p/></draw:path><draw:path draw:style-name="gr3" draw:text-style-name="P56" svg:width="0.1012in" svg:height="0.1287in" svg:x="1.285in" svg:y="0.0189in" svg:viewBox="0 0 258 328" svg:d="M251 132c6-2 7-5 7-10 0-4-1-6-7-9l-234-111c-6-2-7-2-9-2-6 0-8 4-8 8 0 5 2 8 7 10l223 104-222 105c-8 3-8 7-8 9 0 5 4 9 8 9 2 0 3 0 9-3zM244 328c7 0 14 0 14-9s-8-9-14-9h-228c-8 0-16 0-16 9s7 9 14 9z"><text:p/></draw:path><draw:path draw:style-name="gr3" draw:text-style-name="P56" svg:width="0.0177in" svg:height="0.0177in" svg:x="1.4606in" svg:y="0.1063in" svg:viewBox="0 0 46 46" svg:d="M46 23c0-12-10-23-23-23-12 0-23 11-23 23 0 13 11 23 23 23 13 0 23-10 23-23z"><text:p/></draw:path><draw:path draw:style-name="gr3" draw:text-style-name="P56" svg:width="0.0177in" svg:height="0.0177in" svg:x="1.5067in" svg:y="0.1063in" svg:viewBox="0 0 46 46" svg:d="M46 23c0-12-10-23-23-23-12 0-23 11-23 23 0 13 11 23 23 23 13 0 23-10 23-23z"><text:p/></draw:path><draw:path draw:style-name="gr3" draw:text-style-name="P56" svg:width="0.0177in" svg:height="0.0177in" svg:x="1.5528in" svg:y="0.1063in" svg:viewBox="0 0 46 46" svg:d="M46 23c0-12-10-23-23-23-12 0-23 11-23 23 0 13 11 23 23 23 13 0 23-10 23-23z"><text:p/></draw:path><draw:path draw:style-name="gr3" draw:text-style-name="P56" svg:width="0.1012in" svg:height="0.1287in" svg:x="1.6445in" svg:y="0.0189in" svg:viewBox="0 0 258 328" svg:d="M251 132c6-2 7-5 7-10 0-4-1-6-7-9l-234-111c-6-2-7-2-9-2-4 0-8 4-8 8 0 5 4 8 7 10l223 104-222 105c-8 3-8 7-8 9 0 5 4 9 8 9 2 0 3 0 9-3zM244 328c7 0 14 0 14-9s-8-9-14-9h-228c-8 0-16 0-16 9s7 9 14 9z"><text:p/></draw:path><draw:path draw:style-name="gr3" draw:text-style-name="P56" svg:width="0.0067in" svg:height="0.1657in" svg:x="1.826in" svg:y="0in" svg:viewBox="0 0 18 422" svg:d="M18 16c0-9 0-16-10-16-8 0-8 7-8 16v391c0 8 0 15 8 15 10 0 10-7 10-15z"><text:p/></draw:path><draw:path draw:style-name="gr3" draw:text-style-name="P56" svg:width="0.0819in" svg:height="0.1177in" svg:x="1.8614in" svg:y="0.0091in" svg:viewBox="0 0 209 300" svg:d="M128 170c18 44 38 110 46 119 6 10 11 10 22 10h9c4-1 4-4 4-5s0-2-1-4c-4-4-8-10-10-19l-86-241c-9-24-33-30-52-30-2 0-8 0-8 5 0 2 3 3 3 3 15 4 18 6 29 35l41 114-118 117c-5 4-7 7-7 13 0 7 6 13 12 13 7 0 11-5 14-10z"><text:p/></draw:path><draw:path draw:style-name="gr3" draw:text-style-name="P56" svg:width="0.0709in" svg:height="0.0524in" svg:x="1.9543in" svg:y="0.097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56" svg:width="0.0067in" svg:height="0.1657in" svg:x="2.0594in" svg:y="0in" svg:viewBox="0 0 18 422" svg:d="M18 16c0-9 0-16-10-16-8 0-8 7-8 16v391c0 8 0 15 8 15 10 0 10-7 10-15z"><text:p/></draw:path></draw:g>.</text:p>
      <text:p text:style-name="P34">(1)</text:p>
      <text:p text:style-name="P23"/>
      <text:p text:style-name="P22">Mówimy wtedy, że wartość własna <draw:g text:anchor-type="as-char" svg:y="-0.1161in" draw:z-index="3" draw:style-name="gr1"><svg:title>TexMaths</svg:title><svg:desc>12§display§\lambda_{1}§svg§600§FALSE§</svg:desc><draw:polygon draw:style-name="gr2" draw:text-style-name="P55" svg:width="0.1346in" svg:height="0.124in" svg:x="0in" svg:y="0.0071in" svg:viewBox="0 0 343 316" draw:points="171,316 0,316 0,0 343,0 343,316"><text:p/></draw:polygon><draw:path draw:style-name="gr3" draw:text-style-name="P56" svg:width="0.0819in" svg:height="0.1177in" svg:x="0.0004in" svg:y="0in" svg:viewBox="0 0 209 300" svg:d="M128 171c18 44 37 109 45 118 6 10 11 10 22 10h10c4-1 4-2 4-5 0-1 0-1-2-3-4-5-7-11-10-20l-86-241c-8-24-32-30-51-30-3 0-9 0-9 5 0 2 4 3 4 3 14 4 18 6 29 35l40 114-117 117c-5 5-7 8-7 14s6 12 12 12c7 0 11-5 14-9z"><text:p/></draw:path><draw:path draw:style-name="gr3" draw:text-style-name="P56" svg:width="0.0421in" svg:height="0.0772in" svg:x="0.1012in" svg:y="0.0634in" svg:viewBox="0 0 108 197" svg:d="M67 8c0-8 0-8-8-8-20 18-47 19-59 19v11c7 0 26 0 43-8v151c0 10 0 13-30 13h-11v11c5 0 42-1 53-1 10 0 47 1 53 1v-11h-11c-30 0-30-3-30-13z"><text:p/></draw:path></draw:g><text:s/>jest dom<text:span text:style-name="T10">in</text:span>ująca.</text:p>
      <text:p text:style-name="P22"/>
      <text:p text:style-name="P24">Załóżmy także, że macierz <draw:g text:anchor-type="as-char" svg:y="-0.1161in" draw:z-index="4" draw:style-name="gr1"><svg:title>TexMaths</svg:title><svg:desc>12§display§\textbf{A}§svg§600§FALSE§</svg:desc><draw:polygon draw:style-name="gr2" draw:text-style-name="P55" svg:width="0.1205in" svg:height="0.0996in" svg:x="0.0016in" svg:y="0.0071in" svg:viewBox="0 0 307 254" draw:points="153,254 0,254 0,0 307,0 307,254"><text:p/></draw:polygon><draw:path draw:style-name="gr3" draw:text-style-name="P56" svg:width="0.1303in" svg:height="0.1161in" svg:x="0in" svg:y="0in" svg:viewBox="0 0 332 296" svg:d="M183 11c-5-11-9-11-17-11-12 0-14 4-16 11l-104 255c-4 6-5 9-38 9h-8v21c17-2 36-3 50-3 16 0 39 0 55 3v-21c-1 0-38 0-38-6l2-5 21-50h114l25 61h-40v21c16-3 56-3 73-3 18 0 55 0 70 3v-21h-41zM146 76l49 117h-97z"><text:p/></draw:path></draw:g><text:s/>posiada bazę złożoną z <draw:g text:anchor-type="as-char" svg:y="-0.0756in" draw:z-index="5" draw:style-name="gr1"><svg:title>TexMaths</svg:title><svg:desc>12§display§n§svg§600§FALSE§</svg:desc><draw:polygon draw:style-name="gr2" draw:text-style-name="P55" svg:width="0.0783in" svg:height="0.0587in" svg:x="0.0031in" svg:y="0.0083in" svg:viewBox="0 0 200 150" draw:points="100,150 0,150 0,0 200,0 200,150"><text:p/></draw:polygon><draw:path draw:style-name="gr3" draw:text-style-name="P56" svg:width="0.0902in" svg:height="0.0752in" svg:x="0in" svg:y="0in" svg:viewBox="0 0 230 192" svg:d="M25 162c-1 7-3 16-3 18 0 8 4 12 12 12 5 0 12-4 15-12 2 0 6-21 9-31l8-39c4-8 6-18 9-27 1-9 4-21 4-22 6-13 29-51 69-51 19 0 23 15 23 30 0 25-21 80-27 97-3 10-4 15-4 20 0 20 15 35 35 35 39 0 55-61 55-65 0-5-4-5-5-5-5 0-5 1-7 9-9 28-22 51-43 51-6 0-10-4-10-13 0-11 5-22 8-31 8-22 26-69 26-92 0-29-18-46-49-46-38 0-60 26-66 36-2-23-19-36-39-36s-28 17-33 24c-6 14-12 39-12 41 0 4 4 4 5 4 5 0 5 0 7-9 7-30 16-50 31-50 9 0 14 4 14 19 0 8-2 13-6 36z"><text:p/></draw:path></draw:g><text:s/>liniowo niezależnych </text:p>
      <text:p text:style-name="P25">wektorów własnych <text:s/><draw:g text:anchor-type="as-char" svg:y="-0.1189in" draw:z-index="6" draw:style-name="gr1"><svg:title>TexMaths</svg:title><svg:desc>12§display§\vec{q_{1}},\vec{q_{2}},...,\vec{q_{n}}§svg§600§FALSE§</svg:desc><draw:polygon draw:style-name="gr2" draw:text-style-name="P55" svg:width="0.7906in" svg:height="0.1343in" svg:x="0.0016in" svg:y="0.0071in" svg:viewBox="0 0 2009 342" draw:points="1005,342 0,342 0,0 2009,0 2009,342"><text:p/></draw:polygon><draw:path draw:style-name="gr3" draw:text-style-name="P56" svg:width="0.0736in" svg:height="0.0327in" svg:x="0.0433in" svg:y="0in" svg:viewBox="0 0 188 84" svg:d="M151 50c-6 6-20 18-20 26 0 4 3 8 8 8 4 0 6-2 7-5 6-6 16-19 34-29 4 0 8-3 8-8 0-4-3-6-7-8-8-8-13-15-17-24-1-4-2-10-8-10s-8 6-8 8c0 4 3 17 9 26h-143c-7 0-14 0-14 8s7 8 14 8z"><text:p/></draw:path><draw:path draw:style-name="gr3" draw:text-style-name="P56" svg:width="0.0685in" svg:height="0.1055in" svg:x="0in" svg:y="0.0449in" svg:viewBox="0 0 175 269" svg:d="M175 5c0-3-1-5-5-5s-21 17-28 30c-10-23-26-30-40-30-50 0-102 62-102 123 0 42 25 69 55 69 19 0 36-11 51-27-4 16-17 72-18 76-4 13-9 14-32 14-6 0-9 0-9 10 0 0 0 4 5 4 13 0 28-2 43-2 14 0 29 2 43 2 2 0 8 0 8-9 0-5-4-5-12-5-20 0-20-2-20-6 0-3 1-6 2-9zM58 182c-27 0-28-32-28-39 0-21 12-67 20-84 12-33 34-49 52-49 28 0 34 33 34 36s-23 95-24 97c-8 13-32 39-54 39z"><text:p/></draw:path><draw:path draw:style-name="gr3" draw:text-style-name="P56" svg:width="0.0421in" svg:height="0.0772in" svg:x="0.0803in" svg:y="0.0661in" svg:viewBox="0 0 108 197" svg:d="M67 8c0-8 0-8-8-8-19 18-47 19-59 19v11c7 0 26 0 43-8v151c0 9 0 13-30 13h-11v11c5 0 42-2 53-2 10 0 47 2 53 2v-11h-11c-30 0-30-4-30-13z"><text:p/></draw:path><draw:path draw:style-name="gr3" draw:text-style-name="P56" svg:width="0.0193in" svg:height="0.0496in" svg:x="0.1559in" svg:y="0.1008in" svg:viewBox="0 0 50 127" svg:d="M50 44c0-27-10-44-27-44-15 0-23 11-23 22 0 12 8 24 23 24 5 0 11-3 14-6 3-2 3-2 4-2v6c0 32-15 58-29 71-5 5-5 6-5 7 0 4 1 5 5 5 5 0 38-33 38-83z"><text:p/></draw:path><draw:path draw:style-name="gr3" draw:text-style-name="P56" svg:width="0.0736in" svg:height="0.0327in" svg:x="0.2654in" svg:y="0in" svg:viewBox="0 0 188 84" svg:d="M151 50c-6 6-20 18-20 26 0 4 3 8 8 8 4 0 6-2 7-5 6-6 16-19 34-29 4 0 8-3 8-8 0-4-3-6-7-8-8-8-13-15-17-24-1-4-2-10-8-10s-8 6-8 8c0 4 3 17 9 26h-143c-7 0-14 0-14 8s7 8 14 8z"><text:p/></draw:path><draw:path draw:style-name="gr3" draw:text-style-name="P56" svg:width="0.0685in" svg:height="0.1055in" svg:x="0.222in" svg:y="0.0449in" svg:viewBox="0 0 175 269" svg:d="M175 5c0-3-1-5-5-5s-21 17-28 30c-10-23-26-30-40-30-50 0-102 62-102 123 0 42 25 69 55 69 19 0 36-11 51-27-4 16-17 72-18 76-4 13-9 14-32 14-6 0-9 0-9 10 0 0 0 4 5 4 13 0 28-2 43-2 14 0 29 2 43 2 2 0 8 0 8-9 0-5-4-5-12-5-20 0-20-2-20-6 0-3 1-6 2-9zM58 182c-27 0-28-32-28-39 0-21 12-67 20-84 12-33 34-49 52-49 28 0 34 33 34 36s-23 95-24 97c-8 13-32 39-54 39z"><text:p/></draw:path><draw:path draw:style-name="gr3" draw:text-style-name="P56" svg:width="0.0516in" svg:height="0.0772in" svg:x="0.2972in" svg:y="0.0661in" svg:viewBox="0 0 132 197" svg:d="M132 143h-11c-1 7-3 24-8 27-1 1-24 1-29 1h-54c30-27 41-34 59-49 23-18 43-36 43-64 0-36-32-58-71-58-36 0-61 26-61 53 0 15 12 17 16 17 7 0 15-5 15-16 0-5-1-16-17-16 9-21 29-27 44-27 30 0 45 23 45 47 0 26-19 45-29 57l-72 70c-2 3-2 4-2 12h122z"><text:p/></draw:path><draw:path draw:style-name="gr3" draw:text-style-name="P56" svg:width="0.0193in" svg:height="0.0496in" svg:x="0.3783in" svg:y="0.1008in" svg:viewBox="0 0 50 127" svg:d="M50 44c0-27-10-44-27-44-15 0-23 11-23 22 0 12 8 24 23 24 5 0 11-3 14-6 3-2 3-2 4-2v6c0 32-15 58-29 71-5 5-5 6-5 7 0 4 1 5 5 5 5 0 38-33 38-83z"><text:p/></draw:path><draw:path draw:style-name="gr3" draw:text-style-name="P56" svg:width="0.0177in" svg:height="0.0177in" svg:x="0.4524in" svg:y="0.1008in" svg:viewBox="0 0 46 46" svg:d="M46 23c0-12-10-23-23-23-12 0-23 11-23 23 0 13 11 23 23 23 13 0 23-10 23-23z"><text:p/></draw:path><draw:path draw:style-name="gr3" draw:text-style-name="P56" svg:width="0.0177in" svg:height="0.0177in" svg:x="0.4984in" svg:y="0.1008in" svg:viewBox="0 0 46 46" svg:d="M46 23c0-12-10-23-23-23-12 0-23 11-23 23 0 13 11 23 23 23 13 0 23-10 23-23z"><text:p/></draw:path><draw:path draw:style-name="gr3" draw:text-style-name="P56" svg:width="0.0177in" svg:height="0.0177in" svg:x="0.5445in" svg:y="0.1008in" svg:viewBox="0 0 46 46" svg:d="M46 23c0-12-10-23-23-23-12 0-23 11-23 23 0 13 11 23 23 23 13 0 23-10 23-23z"><text:p/></draw:path><draw:path draw:style-name="gr3" draw:text-style-name="P56" svg:width="0.0193in" svg:height="0.0496in" svg:x="0.5902in" svg:y="0.1008in" svg:viewBox="0 0 50 127" svg:d="M50 44c0-27-10-44-27-44-15 0-23 11-23 22 0 12 8 24 23 24 5 0 11-3 14-6 3-2 3-2 4-2v6c0 32-15 58-29 71-5 5-5 6-5 7 0 4 1 5 5 5 5 0 38-33 38-83z"><text:p/></draw:path><draw:path draw:style-name="gr3" draw:text-style-name="P56" svg:width="0.0736in" svg:height="0.0327in" svg:x="0.7079in" svg:y="0in" svg:viewBox="0 0 188 84" svg:d="M151 50c-6 6-20 18-20 26 0 4 3 8 8 8 4 0 6-2 7-5 6-6 16-19 34-29 4 0 8-3 8-8 0-4-3-6-7-8-8-8-13-15-17-24-1-4-2-10-8-10s-8 6-8 8c0 4 3 17 9 26h-143c-7 0-14 0-14 8s7 8 14 8z"><text:p/></draw:path><draw:path draw:style-name="gr3" draw:text-style-name="P56" svg:width="0.0685in" svg:height="0.1055in" svg:x="0.6563in" svg:y="0.0449in" svg:viewBox="0 0 175 269" svg:d="M175 5c0-3-1-5-5-5s-21 17-28 30c-10-23-26-30-40-30-50 0-102 62-102 123 0 42 25 69 55 69 19 0 36-11 51-27-4 16-17 72-18 76-4 13-9 14-32 14-6 0-9 0-9 10 0 0 0 4 5 4 13 0 28-2 43-2 14 0 29 2 43 2 2 0 8 0 8-9 0-5-4-5-12-5-20 0-20-2-20-6 0-3 1-6 2-9zM58 182c-27 0-28-32-28-39 0-21 12-67 20-84 12-33 34-49 52-49 28 0 34 33 34 36s-23 95-24 97c-8 13-32 39-54 39z"><text:p/></draw:path><draw:path draw:style-name="gr3" draw:text-style-name="P56" svg:width="0.0709in" svg:height="0.0524in" svg:x="0.7295in" svg:y="0.0921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g>.</text:p>
      <text:p text:style-name="P24"/>
      <text:p text:style-name="P26">Wybieramy dowolny wektor <text:s/><draw:g text:anchor-type="as-char" svg:y="-0.1209in" draw:z-index="7" draw:style-name="gr1"><svg:title>TexMaths</svg:title><svg:desc>12§display§\vec{x}§svg§600§FALSE§</svg:desc><draw:polygon draw:style-name="gr2" draw:text-style-name="P55" svg:width="0.0866in" svg:height="0.1035in" svg:x="0.0008in" svg:y="0.0087in" svg:viewBox="0 0 221 264" draw:points="111,264 0,264 0,0 221,0 221,264"><text:p/></draw:polygon><draw:path draw:style-name="gr3" draw:text-style-name="P56" svg:width="0.0736in" svg:height="0.0327in" svg:x="0.0232in" svg:y="0in" svg:viewBox="0 0 188 84" svg:d="M151 50c-6 6-21 18-21 26 0 4 4 8 9 8 3 0 6-2 8-5 5-6 15-19 34-29 2 0 7-3 7-8 0-4-3-6-7-8-9-8-13-15-17-24-1-4-2-10-8-10s-9 6-9 8c0 4 4 17 10 26h-143c-7 0-14 0-14 8s7 8 14 8z"><text:p/></draw:path><draw:path draw:style-name="gr3" draw:text-style-name="P56" svg:width="0.0827in" svg:height="0.0752in" svg:x="0in" svg:y="0.0449in" svg:viewBox="0 0 211 192" svg:d="M129 60c3-12 12-50 42-50 3 0 12 0 20 4-10 3-20 14-20 23 0 7 5 16 17 16 9 0 23-7 23-25 0-22-24-28-40-28-24 0-38 22-44 32-11-28-32-32-46-32-44 0-68 55-68 65 0 5 4 5 5 5 4 0 5 0 6-5 14-45 42-55 56-55 9 0 24 3 24 27 0 13-8 42-24 101-6 26-21 44-39 44-4 0-13 0-22-4 11-4 20-12 20-23 0-12-9-16-16-16-12 0-23 12-23 25 0 20 22 28 39 28 29 0 45-30 46-32 5 15 19 32 44 32 45 0 68-55 68-65 0-5-3-5-4-5-4 0-5 2-6 5-13 46-43 55-57 55-16 0-22-13-22-27 0-10 2-18 7-37z"><text:p/></draw:path></draw:g><text:s/>taki, że:</text:p>
      <text:p text:style-name="P26"/>
      <text:p text:style-name="P28"><draw:g text:anchor-type="as-char" svg:y="-0.2575in" draw:z-index="8" draw:style-name="gr1"><svg:title>TexMaths</svg:title><svg:desc>12§display§\vec{x} = a_{1}\vec{q_{1}} + a_{2}\vec{q_{2}} + ... + a_{n}\vec{q_{n}} = \sum_{i=1}^{n}a_{i}\vec{q_{i}}§svg§600§FALSE§</svg:desc><draw:polygon draw:style-name="gr2" draw:text-style-name="P55" svg:width="2.7602in" svg:height="0.4398in" svg:x="0.0008in" svg:y="0.0083in" svg:viewBox="0 0 7012 1118" draw:points="3507,1118 0,1118 0,0 7012,0 7012,1118"><text:p/></draw:polygon><draw:path draw:style-name="gr3" draw:text-style-name="P56" svg:width="0.0736in" svg:height="0.0327in" svg:x="0.0232in" svg:y="0.1402in" svg:viewBox="0 0 188 84" svg:d="M151 50c-6 6-20 18-20 26 0 4 3 8 8 8 4 0 6-2 7-5 6-6 16-19 34-29 4 0 8-3 8-8 0-4-3-6-7-8-8-8-13-15-17-24-1-4-2-10-8-10s-8 6-8 8c0 4 3 17 9 26h-143c-7 0-14 0-14 8s7 8 14 8z"><text:p/></draw:path><draw:path draw:style-name="gr3" draw:text-style-name="P56" svg:width="0.0827in" svg:height="0.0752in" svg:x="0in" svg:y="0.1866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0 27 28 0 44-30 44-32 5 15 20 32 46 32 44 0 68-55 68-65 0-5-4-5-5-5-3 0-5 2-6 5-13 46-43 56-56 56-17 0-23-14-23-28 0-10 2-18 7-37z"><text:p/></draw:path><draw:path draw:style-name="gr3" draw:text-style-name="P56" svg:width="0.1102in" svg:height="0.039in" svg:x="0.1457in" svg:y="0.1984in" svg:viewBox="0 0 281 100" svg:d="M266 17c8 0 15 0 15-9 0-8-7-8-13-8h-254c-7 0-14 0-14 8 0 9 7 9 14 9zM268 100c6 0 13 0 13-9 0-8-7-8-15-8h-252c-7 0-14 0-14 8 0 9 7 9 14 9z"><text:p/></draw:path><draw:path draw:style-name="gr3" draw:text-style-name="P56" svg:width="0.076in" svg:height="0.0752in" svg:x="0.3181in" svg:y="0.1866in" svg:viewBox="0 0 194 192" svg:d="M142 26c-9-14-21-26-40-26-49 0-102 62-102 124 0 41 23 68 56 68 9 0 30-2 56-31 3 17 18 31 38 31 16 0 25-9 31-23 7-15 13-42 13-42 0-5-4-5-4-5-5 0-5 2-6 9-9 26-16 52-33 52-12 0-13-11-13-20s1-12 6-31c5-18 5-23 8-38l16-59c2-13 2-13 2-15 0-8-4-12-10-12-11 0-18 10-18 18zM113 137c-1 8-1 8-9 15-18 23-34 31-46 31-22 0-28-23-28-40 0-21 13-73 24-93 12-25 31-40 49-40 28 0 34 34 34 37 0 2-1 5-3 7z"><text:p/></draw:path><draw:path draw:style-name="gr3" draw:text-style-name="P56" svg:width="0.0421in" svg:height="0.0772in" svg:x="0.4114in" svg:y="0.2075in" svg:viewBox="0 0 108 197" svg:d="M67 8c0-8-1-8-8-8-19 18-47 19-59 19v11c7 0 26 0 43-8v151c0 10 0 13-30 13h-11v11c5 0 42-1 53-1 10 0 47 1 53 1v-11h-11c-30 0-30-3-30-13z"><text:p/></draw:path><draw:path draw:style-name="gr3" draw:text-style-name="P56" svg:width="0.0736in" svg:height="0.0327in" svg:x="0.524in" svg:y="0.1402in" svg:viewBox="0 0 188 84" svg:d="M151 50c-6 6-20 18-20 26 0 4 3 8 8 8 4 0 6-2 7-5 6-6 16-19 34-29 4 0 8-3 8-8 0-4-3-6-7-8-8-8-13-15-17-24-1-4-2-10-8-10s-8 6-8 8c0 4 3 17 9 26h-143c-7 0-14 0-14 8s7 8 14 8z"><text:p/></draw:path><draw:path draw:style-name="gr3" draw:text-style-name="P56" svg:width="0.0685in" svg:height="0.1055in" svg:x="0.4803in" svg:y="0.1866in" svg:viewBox="0 0 175 269" svg:d="M175 5c0-3-1-5-5-5s-21 17-28 30c-10-23-26-30-40-30-50 0-102 62-102 124 0 42 25 68 55 68 19 0 36-11 51-26-4 15-17 72-18 77-4 12-9 13-32 14-6 0-9 0-9 8 0 0 0 4 5 4 13 0 28-1 42-1 15 0 30 1 44 1 2 0 8 0 8-7 0-5-4-5-12-5-20 0-20-4-20-7s1-6 2-10zM58 183c-27 0-28-33-28-40 0-21 12-67 20-84 12-33 34-49 52-49 28 0 34 33 34 36s-23 96-24 97c-8 13-32 40-54 40z"><text:p/></draw:path><draw:path draw:style-name="gr3" draw:text-style-name="P56" svg:width="0.0421in" svg:height="0.0772in" svg:x="0.5602in" svg:y="0.2075in" svg:viewBox="0 0 108 197" svg:d="M67 8c0-8-1-8-8-8-19 18-47 19-59 19v11c7 0 26 0 43-8v151c0 10 0 13-30 13h-11v11c5 0 42-1 53-1 10 0 47 1 53 1v-11h-11c-30 0-30-3-30-13z"><text:p/></draw:path><draw:path draw:style-name="gr3" draw:text-style-name="P56" svg:width="0.1102in" svg:height="0.1106in" svg:x="0.6681in" svg:y="0.1618in" svg:viewBox="0 0 281 282" svg:d="M150 150h118c6 0 13 0 13-8 0-10-7-10-13-10h-118v-118c0-7 0-14-8-14-10 0-10 7-10 14v118h-118c-7 0-14 0-14 10 0 8 7 8 14 8h118v118c0 6 0 14 10 14 8 0 8-8 8-14z"><text:p/></draw:path><draw:path draw:style-name="gr3" draw:text-style-name="P56" svg:width="0.076in" svg:height="0.0752in" svg:x="0.8319in" svg:y="0.1866in" svg:viewBox="0 0 194 192" svg:d="M142 26c-9-14-21-26-40-26-49 0-102 62-102 124 0 41 23 68 56 68 9 0 30-2 56-31 3 17 18 31 38 31 16 0 25-9 31-23 7-15 13-42 13-42 0-5-4-5-4-5-5 0-5 2-6 9-9 26-16 52-33 52-12 0-13-11-13-20s1-12 6-31c5-18 5-23 8-38l16-59c2-13 2-13 2-15 0-8-4-12-10-12-11 0-18 10-18 18zM113 137c-1 8-1 8-7 15-20 23-36 31-48 31-22 0-28-23-28-40 0-21 13-73 24-93 12-25 31-40 49-40 28 0 34 34 34 37 0 2-1 5-3 7z"><text:p/></draw:path><draw:path draw:style-name="gr3" draw:text-style-name="P56" svg:width="0.0516in" svg:height="0.0772in" svg:x="0.9205in" svg:y="0.2075in" svg:viewBox="0 0 132 197" svg:d="M132 143h-11c-1 7-3 24-8 28-1 1-24 1-29 1h-54c30-28 41-35 59-50 23-18 43-36 43-64 0-36-32-58-71-58-36 0-61 26-61 53 0 15 12 17 16 17 7 0 15-5 15-16 0-5-1-16-17-16 9-21 29-27 44-27 30 0 45 23 45 47 0 26-19 45-29 57l-72 70c-2 4-2 5-2 12h122z"><text:p/></draw:path><draw:path draw:style-name="gr3" draw:text-style-name="P56" svg:width="0.0736in" svg:height="0.0327in" svg:x="1.0374in" svg:y="0.1402in" svg:viewBox="0 0 188 84" svg:d="M151 50c-6 6-20 18-20 26 0 4 3 8 8 8 4 0 6-2 7-5 6-6 16-19 34-29 4 0 8-3 8-8 0-4-3-6-7-8-8-8-13-15-17-24-1-4-2-10-8-10s-8 6-8 8c0 4 3 17 9 26h-143c-7 0-14 0-14 8s7 8 14 8z"><text:p/></draw:path><draw:path draw:style-name="gr3" draw:text-style-name="P56" svg:width="0.0685in" svg:height="0.1055in" svg:x="0.9941in" svg:y="0.1866in" svg:viewBox="0 0 175 269" svg:d="M175 5c0-3-1-5-5-5s-21 17-28 30c-10-23-26-30-40-30-50 0-102 62-102 124 0 42 25 68 55 68 19 0 36-11 51-26-4 15-17 72-18 77-4 12-9 13-32 14-6 0-9 0-9 8 0 0 0 4 5 4 13 0 28-1 42-1 15 0 30 1 44 1 2 0 8 0 8-7 0-5-4-5-12-5-20 0-20-4-20-7s1-6 2-10zM58 183c-27 0-28-33-28-40 0-21 12-67 20-84 12-33 34-49 52-49 28 0 34 33 34 36s-23 96-24 97c-8 13-32 40-54 40z"><text:p/></draw:path><draw:path draw:style-name="gr3" draw:text-style-name="P56" svg:width="0.0516in" svg:height="0.0772in" svg:x="1.0689in" svg:y="0.2075in" svg:viewBox="0 0 132 197" svg:d="M132 143h-11c-1 7-3 24-8 28-1 1-24 1-29 1h-54c30-28 41-35 59-50 23-18 43-36 43-64 0-36-32-58-71-58-36 0-61 26-61 53 0 15 12 17 16 17 7 0 15-5 15-16 0-5-1-16-17-16 9-21 29-27 44-27 30 0 45 23 45 47 0 26-19 45-29 57l-72 70c-2 4-2 5-2 12h122z"><text:p/></draw:path><draw:path draw:style-name="gr3" draw:text-style-name="P56" svg:width="0.1102in" svg:height="0.1106in" svg:x="1.1823in" svg:y="0.1618in" svg:viewBox="0 0 281 282" svg:d="M150 150h118c6 0 13 0 13-8 0-10-7-10-13-10h-118v-118c0-7 0-14-8-14-10 0-10 7-10 14v118h-118c-7 0-14 0-14 10 0 8 7 8 14 8h118v118c0 6 0 14 10 14 8 0 8-8 8-14z"><text:p/></draw:path><draw:path draw:style-name="gr3" draw:text-style-name="P56" svg:width="0.0177in" svg:height="0.0177in" svg:x="1.3531in" svg:y="0.2429in" svg:viewBox="0 0 46 46" svg:d="M46 23c0-12-10-23-23-23-12 0-23 11-23 23 0 13 11 23 23 23 13 0 23-10 23-23z"><text:p/></draw:path><draw:path draw:style-name="gr3" draw:text-style-name="P56" svg:width="0.0177in" svg:height="0.0177in" svg:x="1.3988in" svg:y="0.2429in" svg:viewBox="0 0 46 46" svg:d="M46 23c0-12-10-23-23-23-12 0-23 11-23 23 0 13 11 23 23 23 13 0 23-10 23-23z"><text:p/></draw:path><draw:path draw:style-name="gr3" draw:text-style-name="P56" svg:width="0.0177in" svg:height="0.0177in" svg:x="1.4457in" svg:y="0.2429in" svg:viewBox="0 0 46 46" svg:d="M46 23c0-12-10-23-23-23-12 0-23 11-23 23 0 13 11 23 23 23 13 0 23-10 23-23z"><text:p/></draw:path><draw:path draw:style-name="gr3" draw:text-style-name="P56" svg:width="0.1102in" svg:height="0.1106in" svg:x="1.5236in" svg:y="0.1618in" svg:viewBox="0 0 281 282" svg:d="M150 150h118c6 0 13 0 13-8 0-10-7-10-13-10h-118v-118c0-7 0-14-8-14-10 0-10 7-10 14v118h-118c-7 0-14 0-14 10 0 8 7 8 14 8h118v118c0 6 0 14 10 14 8 0 8-8 8-14z"><text:p/></draw:path><draw:path draw:style-name="gr3" draw:text-style-name="P56" svg:width="0.076in" svg:height="0.0752in" svg:x="1.6866in" svg:y="0.1866in" svg:viewBox="0 0 194 192" svg:d="M142 26c-9-14-21-26-40-26-49 0-102 62-102 124 0 41 23 68 56 68 9 0 30-2 56-31 3 17 18 31 38 31 16 0 25-9 31-23 7-15 13-42 13-42 0-5-4-5-4-5-5 0-5 2-6 9-9 26-16 52-33 52-12 0-13-11-13-20s1-12 6-31c4-18 5-23 8-38l16-59c2-13 2-13 2-15 0-8-4-12-10-12-11 0-18 10-18 18zM113 137c-1 8-1 8-9 15-18 23-34 31-46 31-22 0-28-23-28-40 0-21 13-73 24-93 12-25 31-40 49-40 28 0 34 34 34 37 0 2-1 5-3 7z"><text:p/></draw:path><draw:path draw:style-name="gr3" draw:text-style-name="P56" svg:width="0.0709in" svg:height="0.0524in" svg:x="1.7732in" svg:y="0.233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56" svg:width="0.0736in" svg:height="0.0327in" svg:x="1.9169in" svg:y="0.1402in" svg:viewBox="0 0 188 84" svg:d="M151 50c-6 6-20 18-20 26 0 4 3 8 8 8 4 0 6-2 7-5 6-6 16-19 34-29 4 0 8-3 8-8 0-4-3-6-7-8-8-8-13-15-17-24-1-4-2-10-8-10s-8 6-8 8c0 4 3 17 9 26h-143c-7 0-14 0-14 8s7 8 14 8z"><text:p/></draw:path><draw:path draw:style-name="gr3" draw:text-style-name="P56" svg:width="0.0685in" svg:height="0.1055in" svg:x="1.8654in" svg:y="0.1866in" svg:viewBox="0 0 175 269" svg:d="M175 5c0-3-1-5-5-5s-21 17-28 30c-10-23-26-30-40-30-50 0-102 62-102 124 0 42 25 68 55 68 19 0 36-11 51-26-4 15-17 72-18 77-4 12-9 13-32 14-6 0-9 0-9 8 0 0 0 4 5 4 13 0 28-1 42-1 15 0 30 1 44 1 2 0 8 0 8-7 0-5-4-5-12-5-20 0-20-4-20-7s1-6 2-10zM58 183c-27 0-28-33-28-40 0-21 12-67 20-84 12-33 34-49 52-49 28 0 34 33 34 36s-23 96-24 97c-8 13-32 40-54 40z"><text:p/></draw:path><draw:path draw:style-name="gr3" draw:text-style-name="P56" svg:width="0.0709in" svg:height="0.0524in" svg:x="1.9382in" svg:y="0.233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56" svg:width="0.1102in" svg:height="0.039in" svg:x="2.0783in" svg:y="0.1984in" svg:viewBox="0 0 281 100" svg:d="M266 17c8 0 15 0 15-9 0-8-7-8-13-8h-254c-7 0-14 0-14 8 0 9 7 9 14 9zM268 100c6 0 13 0 13-9 0-8-7-8-15-8h-252c-7 0-14 0-14 8 0 9 7 9 14 9z"><text:p/></draw:path><draw:path draw:style-name="gr3" draw:text-style-name="P56" svg:width="0.0709in" svg:height="0.0524in" svg:x="2.3287in" svg:y="0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56" svg:width="0.2213in" svg:height="0.2327in" svg:x="2.2535in" svg:y="0.102in" svg:viewBox="0 0 563 592" svg:d="M511 592l52-136h-11c-17 45-61 74-110 86-9 2-51 14-132 14h-255l216-253c3-3 4-5 4-6 0-2 0-3-4-8l-197-269h232c56 0 95 6 100 6 22 5 58 11 92 33 11 6 40 25 54 60h11l-52-119h-499c-10 0-10 0-12 2 0 2 0 10 0 15l223 306-218 257c-5 5-5 7-5 7 0 5 4 5 12 5z"><text:p/></draw:path><draw:path draw:style-name="gr3" draw:text-style-name="P56" svg:width="0.035in" svg:height="0.078in" svg:x="2.2622in" svg:y="0.3783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56" svg:width="0.0854in" svg:height="0.0311in" svg:x="2.3118in" svg:y="0.4102in" svg:viewBox="0 0 218 80" svg:d="M208 14c3 0 10 0 10-7s-7-7-10-7h-197c-4 0-11 0-11 7s7 7 12 7zM208 80c3 0 10 0 10-7 0-8-7-8-10-8h-196c-5 0-12 0-12 8 0 7 7 7 11 7z"><text:p/></draw:path><draw:path draw:style-name="gr3" draw:text-style-name="P56" svg:width="0.0421in" svg:height="0.0772in" svg:x="2.4181in" svg:y="0.3783in" svg:viewBox="0 0 108 197" svg:d="M67 8c0-8-1-8-8-8-19 18-47 19-59 19v11c7 0 26 0 43-8v151c0 10 0 13-30 13h-11v11c5 0 42-1 53-1 10 0 47 1 53 1v-11h-11c-30 0-30-3-30-13z"><text:p/></draw:path><draw:path draw:style-name="gr3" draw:text-style-name="P56" svg:width="0.076in" svg:height="0.0752in" svg:x="2.5181in" svg:y="0.1866in" svg:viewBox="0 0 194 192" svg:d="M142 26c-9-14-21-26-40-26-49 0-102 62-102 124 0 41 23 68 56 68 9 0 30-2 56-31 3 17 18 31 38 31 16 0 25-9 31-23 7-15 13-42 13-42 0-5-4-5-4-5-5 0-5 2-6 9-9 26-16 52-33 52-12 0-13-11-13-20s1-12 6-31c5-18 5-23 8-38l16-59c2-13 2-13 2-15 0-8-4-12-10-12-11 0-18 10-18 18zM113 137c-1 8-1 8-7 15-20 23-36 31-48 31-22 0-28-23-28-40 0-21 14-73 24-93 12-25 31-40 49-40 28 0 34 34 34 37 0 2-1 5-3 7z"><text:p/></draw:path><draw:path draw:style-name="gr3" draw:text-style-name="P56" svg:width="0.035in" svg:height="0.078in" svg:x="2.6051in" svg:y="0.2075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56" svg:width="0.0736in" svg:height="0.0327in" svg:x="2.6953in" svg:y="0.1402in" svg:viewBox="0 0 188 84" svg:d="M151 50c-6 6-20 18-20 26 0 4 3 8 8 8 4 0 6-2 7-5 6-6 16-19 34-29 4 0 8-3 8-8 0-4-3-6-7-8-8-8-13-15-17-24-1-4-2-10-8-10s-8 6-8 8c0 4 3 17 9 26h-143c-7 0-14 0-14 8s7 8 14 8z"><text:p/></draw:path><draw:path draw:style-name="gr3" draw:text-style-name="P56" svg:width="0.0685in" svg:height="0.1055in" svg:x="2.6614in" svg:y="0.1866in" svg:viewBox="0 0 175 269" svg:d="M175 5c0-3-1-5-5-5s-21 17-28 30c-10-23-26-30-40-30-50 0-102 62-102 124 0 42 25 68 55 68 19 0 36-11 51-26-4 15-17 72-18 77-4 12-9 13-32 14-6 0-9 0-9 8 0 0 0 4 5 4 14 0 28-1 43-1 14 0 29 1 43 1 2 0 8 0 8-7 0-5-4-5-10-5-22 0-22-4-22-7s1-6 2-10zM58 183c-27 0-28-33-28-40 0-21 12-67 20-84 12-33 34-49 52-49 28 0 34 33 34 36s-23 96-24 97c-8 13-32 40-54 40z"><text:p/></draw:path><draw:path draw:style-name="gr3" draw:text-style-name="P56" svg:width="0.035in" svg:height="0.078in" svg:x="2.7346in" svg:y="0.2075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g>.</text:p>
      <text:p text:style-name="P26">Wtedy:</text:p>
      <text:p text:style-name="P28"/>
      <text:p text:style-name="P29"><draw:g text:anchor-type="as-char" svg:y="-0.2575in" draw:z-index="9" draw:style-name="gr1"><svg:title>TexMaths</svg:title><svg:desc>12§display§\textbf{A}\vec{x} = \textbf{A}\sum_{i=1}^{n}a_{i}\vec{q_{i}} = \sum_{i=1}^{n}a_{i} \textbf{A}\vec{q_{i}} = \sum_{i=1}^{n}a_{i} \lambda_{i} \vec{q_{i}}§svg§600§FALSE§</svg:desc><draw:polygon draw:style-name="gr2" draw:text-style-name="P55" svg:width="2.9602in" svg:height="0.4398in" svg:x="0.0016in" svg:y="0.0083in" svg:viewBox="0 0 7520 1118" draw:points="3761,1118 0,1118 0,0 7520,0 7520,1118"><text:p/></draw:polygon><draw:path draw:style-name="gr3" draw:text-style-name="P56" svg:width="0.1303in" svg:height="0.1165in" svg:x="0in" svg:y="0.1429in" svg:viewBox="0 0 332 297" svg:d="M184 11c-5-11-10-11-18-11-11 0-14 4-16 11l-104 256c-4 4-5 9-38 9h-8v21c17-2 36-3 50-3 16 0 39 0 56 3v-21c-2 0-39 0-39-6l3-5 20-51h114l25 62h-39v21c15-3 56-3 73-3 18 0 55 0 69 3v-21h-40zM146 76l50 119h-98z"><text:p/></draw:path><draw:path draw:style-name="gr3" draw:text-style-name="P56" svg:width="0.0736in" svg:height="0.0327in" svg:x="0.1654in" svg:y="0.1402in" svg:viewBox="0 0 188 84" svg:d="M151 50c-6 6-20 18-20 26 0 4 3 8 8 8 4 0 6-2 7-5 6-6 16-19 34-29 4 0 8-3 8-8 0-4-3-6-7-8-8-8-13-15-17-24-1-4-2-10-8-10s-8 6-8 8c0 4 3 17 9 26h-143c-7 0-14 0-14 8s7 8 14 8z"><text:p/></draw:path><draw:path draw:style-name="gr3" draw:text-style-name="P56" svg:width="0.0827in" svg:height="0.0752in" svg:x="0.1425in" svg:y="0.1866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0 27 28 0 43-30 44-32 5 15 20 32 46 32 44 0 68-55 68-65 0-5-4-5-5-5-3 0-5 2-6 5-13 46-43 56-56 56-17 0-23-14-23-28 0-10 2-18 7-37z"><text:p/></draw:path><draw:path draw:style-name="gr3" draw:text-style-name="P56" svg:width="0.1102in" svg:height="0.039in" svg:x="0.2882in" svg:y="0.1984in" svg:viewBox="0 0 281 100" svg:d="M266 17c8 0 15 0 15-9 0-8-7-8-13-8h-254c-7 0-14 0-14 8 0 9 7 9 14 9zM268 100c6 0 13 0 13-9 0-8-7-8-15-8h-252c-7 0-14 0-14 8 0 9 7 9 14 9z"><text:p/></draw:path><draw:path draw:style-name="gr3" draw:text-style-name="P56" svg:width="0.1303in" svg:height="0.1165in" svg:x="0.4606in" svg:y="0.1429in" svg:viewBox="0 0 332 297" svg:d="M184 11c-5-11-10-11-18-11-11 0-14 4-16 11l-104 256c-4 4-5 9-38 9h-8v21c17-2 36-3 50-3 16 0 39 0 56 3v-21c-2 0-39 0-39-6l3-5 20-51h114l25 62h-39v21c15-3 56-3 74-3 17 0 54 0 68 3v-21h-40zM146 76l50 119h-98z"><text:p/></draw:path><draw:path draw:style-name="gr3" draw:text-style-name="P56" svg:width="0.0709in" svg:height="0.0524in" svg:x="0.7102in" svg:y="0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56" svg:width="0.2213in" svg:height="0.2327in" svg:x="0.6354in" svg:y="0.102in" svg:viewBox="0 0 563 592" svg:d="M511 592l52-136h-11c-17 45-61 74-110 86-9 2-51 14-132 14h-255l216-253c3-3 4-5 4-6 0-2 0-3-4-8l-197-269h232c56 0 95 6 100 6 22 5 58 11 92 33 11 6 40 25 54 60h11l-52-119h-499c-10 0-10 0-12 2 0 2 0 10 0 15l223 306-218 257c-5 5-5 7-5 7 0 5 4 5 12 5z"><text:p/></draw:path><draw:path draw:style-name="gr3" draw:text-style-name="P56" svg:width="0.035in" svg:height="0.078in" svg:x="0.6433in" svg:y="0.3783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56" svg:width="0.0854in" svg:height="0.0311in" svg:x="0.6937in" svg:y="0.4102in" svg:viewBox="0 0 218 80" svg:d="M208 14c3 0 10 0 10-7s-7-7-10-7h-197c-4 0-11 0-11 7s7 7 12 7zM208 80c3 0 10 0 10-7 0-8-7-8-10-8h-196c-5 0-12 0-12 8 0 7 7 7 11 7z"><text:p/></draw:path><draw:path draw:style-name="gr3" draw:text-style-name="P56" svg:width="0.0421in" svg:height="0.0772in" svg:x="0.8in" svg:y="0.3783in" svg:viewBox="0 0 108 197" svg:d="M67 8c0-8-1-8-8-8-19 18-47 19-59 19v11c7 0 26 0 43-8v151c0 10 0 13-30 13h-11v11c5 0 42-1 53-1 10 0 47 1 53 1v-11h-11c-30 0-30-3-30-13z"><text:p/></draw:path><draw:path draw:style-name="gr3" draw:text-style-name="P56" svg:width="0.076in" svg:height="0.0752in" svg:x="0.9in" svg:y="0.1866in" svg:viewBox="0 0 194 192" svg:d="M142 26c-9-14-21-26-40-26-49 0-102 62-102 124 0 41 23 68 56 68 9 0 30-2 56-31 3 17 18 31 38 31 16 0 25-9 31-23 7-15 13-42 13-42 0-5-4-5-4-5-5 0-5 2-6 9-9 26-16 52-33 52-12 0-13-11-13-20s1-12 6-31c5-18 5-23 8-38l16-59c2-13 2-13 2-15 0-8-4-12-10-12-11 0-18 10-18 18zM113 137c-1 8-1 8-7 15-20 23-36 31-48 31-22 0-28-23-28-40 0-21 13-73 24-93 12-25 31-40 49-40 28 0 34 34 34 37 0 2-1 5-3 7z"><text:p/></draw:path><draw:path draw:style-name="gr3" draw:text-style-name="P56" svg:width="0.035in" svg:height="0.078in" svg:x="0.9866in" svg:y="0.2075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56" svg:width="0.0736in" svg:height="0.0327in" svg:x="1.0772in" svg:y="0.1402in" svg:viewBox="0 0 188 84" svg:d="M151 50c-6 6-20 18-20 26 0 4 3 8 8 8 4 0 6-2 7-5 6-6 16-19 34-29 4 0 8-3 8-8 0-4-3-6-7-8-8-8-13-15-17-24-1-4-2-10-8-10s-8 6-8 8c0 4 3 17 9 26h-143c-7 0-14 0-14 8s7 8 14 8z"><text:p/></draw:path><draw:path draw:style-name="gr3" draw:text-style-name="P56" svg:width="0.0685in" svg:height="0.1055in" svg:x="1.0433in" svg:y="0.1866in" svg:viewBox="0 0 175 269" svg:d="M175 5c0-3-1-5-5-5s-21 17-28 30c-10-23-26-30-40-30-50 0-102 62-102 124 0 42 25 68 55 68 19 0 36-11 51-26-4 15-17 72-18 77-4 12-9 13-32 14-6 0-9 0-9 8 0 0 0 4 5 4 14 0 28-1 43-1 14 0 29 1 43 1 2 0 8 0 8-7 0-5-4-5-12-5-20 0-20-4-20-7s1-6 2-10zM58 183c-27 0-28-33-28-40 0-21 12-67 20-84 12-33 34-49 52-49 28 0 34 33 34 36s-23 96-24 97c-8 13-32 40-54 40z"><text:p/></draw:path><draw:path draw:style-name="gr3" draw:text-style-name="P56" svg:width="0.035in" svg:height="0.078in" svg:x="1.1157in" svg:y="0.2075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56" svg:width="0.1102in" svg:height="0.039in" svg:x="1.2213in" svg:y="0.1984in" svg:viewBox="0 0 281 100" svg:d="M266 17c8 0 15 0 15-9 0-8-7-8-13-8h-254c-7 0-14 0-14 8 0 9 7 9 14 9zM268 100c6 0 13 0 13-9 0-8-7-8-15-8h-252c-7 0-14 0-14 8 0 9 7 9 14 9z"><text:p/></draw:path><draw:path draw:style-name="gr3" draw:text-style-name="P56" svg:width="0.0709in" svg:height="0.0524in" svg:x="1.4717in" svg:y="0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56" svg:width="0.2213in" svg:height="0.2327in" svg:x="1.3965in" svg:y="0.102in" svg:viewBox="0 0 563 592" svg:d="M511 592l52-136h-11c-17 45-61 74-110 86-9 2-51 14-132 14h-255l216-253c3-3 4-5 4-6 0-2 0-3-4-8l-197-269h232c56 0 95 6 100 6 22 5 58 11 92 33 11 6 40 25 54 60h11l-52-119h-499c-10 0-10 0-12 2 0 2 0 10 0 15l223 306-218 257c-5 5-5 7-5 7 0 5 4 5 12 5z"><text:p/></draw:path><draw:path draw:style-name="gr3" draw:text-style-name="P56" svg:width="0.035in" svg:height="0.078in" svg:x="1.4051in" svg:y="0.3783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56" svg:width="0.0854in" svg:height="0.0311in" svg:x="1.4547in" svg:y="0.4102in" svg:viewBox="0 0 218 80" svg:d="M208 14c3 0 10 0 10-7s-7-7-10-7h-197c-4 0-11 0-11 7s7 7 12 7zM208 80c3 0 10 0 10-7 0-8-7-8-10-8h-196c-5 0-12 0-12 8 0 7 7 7 11 7z"><text:p/></draw:path><draw:path draw:style-name="gr3" draw:text-style-name="P56" svg:width="0.0421in" svg:height="0.0772in" svg:x="1.5614in" svg:y="0.3783in" svg:viewBox="0 0 108 197" svg:d="M67 8c0-8-1-8-8-8-19 18-47 19-59 19v11c7 0 26 0 43-8v151c0 10 0 13-30 13h-11v11c5 0 42-1 53-1 10 0 47 1 53 1v-11h-11c-30 0-30-3-30-13z"><text:p/></draw:path><draw:path draw:style-name="gr3" draw:text-style-name="P56" svg:width="0.076in" svg:height="0.0752in" svg:x="1.6614in" svg:y="0.1866in" svg:viewBox="0 0 194 192" svg:d="M142 26c-9-14-21-26-40-26-49 0-102 62-102 124 0 41 23 68 56 68 9 0 30-2 56-31 3 17 18 31 38 31 16 0 25-9 31-23 7-15 13-42 13-42 0-5-4-5-4-5-5 0-5 2-6 9-9 26-16 52-33 52-12 0-13-11-13-20s1-12 6-31c5-18 5-23 8-38l16-59c2-13 2-13 2-15 0-8-4-12-10-12-11 0-18 10-18 18zM113 137c-1 8-1 8-7 15-20 23-36 31-48 31-22 0-28-23-28-40 0-21 13-73 24-93 12-25 31-40 49-40 28 0 34 34 34 37 0 2-1 5-3 7z"><text:p/></draw:path><draw:path draw:style-name="gr3" draw:text-style-name="P56" svg:width="0.035in" svg:height="0.078in" svg:x="1.748in" svg:y="0.2075in" svg:viewBox="0 0 90 199" svg:d="M83 12c0-5-4-12-12-12-9 0-17 7-17 17 0 5 4 11 12 11s17-9 17-16zM22 162c-2 4-3 7-3 13 0 14 12 24 28 24 31 0 43-41 43-44 0-4-4-4-5-4-3 0-3 1-6 5-6 24-19 35-31 35-6 0-7-4-7-10 0-7 2-12 5-19 3-8 6-16 9-24 3-6 13-35 15-37 1-3 2-7 2-10 0-14-12-25-29-25-30 0-43 41-43 46 0 3 4 3 5 3 5 0 5-2 6-5 7-26 20-36 31-36 5 0 8 3 8 10s-2 12-9 30z"><text:p/></draw:path><draw:path draw:style-name="gr3" draw:text-style-name="P56" svg:width="0.1303in" svg:height="0.1165in" svg:x="1.8047in" svg:y="0.1429in" svg:viewBox="0 0 332 297" svg:d="M184 11c-5-11-10-11-18-11-11 0-14 4-16 11l-104 256c-4 4-5 9-38 9h-8v21c17-2 36-3 50-3 16 0 39 0 56 3v-21c-2 0-39 0-39-6l3-5 20-51h114l25 62h-39v21c15-3 56-3 74-3 17 0 54 0 68 3v-21h-40zM146 76l50 119h-98z"><text:p/></draw:path><draw:path draw:style-name="gr3" draw:text-style-name="P56" svg:width="0.0736in" svg:height="0.0327in" svg:x="1.9827in" svg:y="0.1402in" svg:viewBox="0 0 188 84" svg:d="M151 50c-6 6-20 18-20 26 0 4 3 8 8 8 4 0 6-2 7-5 6-6 16-19 34-29 4 0 8-3 8-8 0-4-3-6-7-8-8-8-13-15-17-24-1-4-2-10-8-10s-8 6-8 8c0 4 3 17 9 26h-143c-7 0-14 0-14 8s7 8 14 8z"><text:p/></draw:path><draw:path draw:style-name="gr3" draw:text-style-name="P56" svg:width="0.0685in" svg:height="0.1055in" svg:x="1.9488in" svg:y="0.1866in" svg:viewBox="0 0 175 269" svg:d="M175 5c0-3-1-5-5-5s-21 17-28 30c-10-23-26-30-40-30-50 0-102 62-102 124 0 42 25 68 55 68 19 0 36-11 51-26-4 15-17 72-18 77-4 12-9 13-32 14-6 0-9 0-9 8 0 0 0 4 5 4 13 0 28-1 43-1 14 0 29 1 43 1 2 0 8 0 8-7 0-5-4-5-12-5-20 0-20-4-20-7s1-6 2-10zM58 183c-27 0-28-33-28-40 0-21 12-67 20-84 12-33 34-49 52-49 28 0 34 33 34 36s-23 96-24 97c-8 13-32 40-54 40z"><text:p/></draw:path><draw:path draw:style-name="gr3" draw:text-style-name="P56" svg:width="0.035in" svg:height="0.078in" svg:x="2.0217in" svg:y="0.2075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56" svg:width="0.1102in" svg:height="0.039in" svg:x="2.1268in" svg:y="0.1984in" svg:viewBox="0 0 281 100" svg:d="M266 17c8 0 15 0 15-9 0-8-7-8-13-8h-254c-7 0-14 0-14 8 0 9 7 9 14 9zM268 100c6 0 13 0 13-9 0-8-7-8-15-8h-252c-7 0-14 0-14 8 0 9 7 9 14 9z"><text:p/></draw:path><draw:path draw:style-name="gr3" draw:text-style-name="P56" svg:width="0.0709in" svg:height="0.0524in" svg:x="2.3772in" svg:y="0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56" svg:width="0.2213in" svg:height="0.2327in" svg:x="2.3024in" svg:y="0.102in" svg:viewBox="0 0 563 592" svg:d="M511 592l52-136h-11c-17 45-61 74-110 86-9 2-51 14-132 14h-255l216-253c3-3 4-5 4-6 0-2 0-3-4-8l-197-269h232c56 0 95 6 100 6 22 5 58 11 92 33 11 6 40 25 54 60h11l-52-119h-499c-10 0-10 0-12 2 0 2 0 10 0 15l223 306-218 257c-5 5-5 7-5 7 0 5 4 5 12 5z"><text:p/></draw:path><draw:path draw:style-name="gr3" draw:text-style-name="P56" svg:width="0.035in" svg:height="0.078in" svg:x="2.3106in" svg:y="0.3783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56" svg:width="0.0854in" svg:height="0.0311in" svg:x="2.3602in" svg:y="0.4102in" svg:viewBox="0 0 218 80" svg:d="M208 14c3 0 10 0 10-7s-7-7-10-7h-197c-4 0-11 0-11 7s7 7 12 7zM208 80c3 0 10 0 10-7 0-8-7-8-10-8h-196c-5 0-12 0-12 8 0 7 7 7 11 7z"><text:p/></draw:path><draw:path draw:style-name="gr3" draw:text-style-name="P56" svg:width="0.0421in" svg:height="0.0772in" svg:x="2.4669in" svg:y="0.3783in" svg:viewBox="0 0 108 197" svg:d="M67 8c0-8-1-8-8-8-19 18-47 19-59 19v11c7 0 26 0 43-8v151c0 10 0 13-30 13h-11v11c5 0 42-1 53-1 10 0 47 1 53 1v-11h-11c-30 0-30-3-30-13z"><text:p/></draw:path><draw:path draw:style-name="gr3" draw:text-style-name="P56" svg:width="0.076in" svg:height="0.0752in" svg:x="2.5673in" svg:y="0.1866in" svg:viewBox="0 0 194 192" svg:d="M142 26c-9-14-21-26-40-26-49 0-102 62-102 124 0 41 23 68 56 68 9 0 30-2 56-31 3 17 18 31 38 31 16 0 25-9 31-23 7-15 13-42 13-42 0-5-4-5-4-5-5 0-5 2-6 9-9 26-16 52-33 52-12 0-13-11-13-20s1-12 6-31c5-18 5-23 8-38l16-59c2-13 2-13 2-15 0-8-4-12-10-12-11 0-18 10-18 18zM113 137c-1 8-1 8-7 15-20 23-36 31-48 31-22 0-28-23-28-40 0-21 14-73 24-93 12-25 31-40 49-40 28 0 34 34 34 37 0 2-1 5-3 7z"><text:p/></draw:path><draw:path draw:style-name="gr3" draw:text-style-name="P56" svg:width="0.035in" svg:height="0.078in" svg:x="2.6535in" svg:y="0.2075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56" svg:width="0.0819in" svg:height="0.1177in" svg:x="2.7122in" svg:y="0.1437in" svg:viewBox="0 0 209 300" svg:d="M128 171c18 43 38 109 46 118 6 10 11 10 22 10h9c4-1 4-2 4-5 0-1 0-2-1-3-4-5-8-11-10-20l-86-241c-9-24-33-30-52-30-2 0-8 0-8 5 0 2 3 3 3 3 15 4 18 6 29 35l41 114-118 117c-5 5-7 7-7 13 0 7 6 13 12 13 7 0 11-5 14-9z"><text:p/></draw:path><draw:path draw:style-name="gr3" draw:text-style-name="P56" svg:width="0.035in" svg:height="0.078in" svg:x="2.8059in" svg:y="0.2075in" svg:viewBox="0 0 90 199" svg:d="M83 12c0-5-4-12-12-12-9 0-17 7-17 17 0 5 4 11 12 11s17-9 17-16zM22 162c-2 4-3 7-3 13 0 14 12 24 28 24 31 0 43-41 43-44 0-4-4-4-5-4-3 0-3 1-6 5-6 24-19 35-31 35-6 0-7-4-7-10 0-7 2-12 5-19 3-8 6-16 9-24 3-6 13-35 15-37 1-3 2-7 2-10 0-14-12-25-29-25-30 0-43 41-43 46 0 3 4 3 5 3 5 0 5-2 6-5 7-26 20-36 31-36 5 0 8 3 8 10s-2 12-9 30z"><text:p/></draw:path><draw:path draw:style-name="gr3" draw:text-style-name="P56" svg:width="0.0736in" svg:height="0.0327in" svg:x="2.8961in" svg:y="0.1402in" svg:viewBox="0 0 188 84" svg:d="M151 50c-6 6-20 18-20 26 0 4 3 8 8 8 4 0 6-2 7-5 6-6 16-19 34-29 4 0 8-3 8-8 0-4-3-6-7-8-8-8-13-15-17-24-1-4-2-10-8-10s-8 6-8 8c0 4 3 17 9 26h-143c-7 0-14 0-14 8s7 8 14 8z"><text:p/></draw:path><draw:path draw:style-name="gr3" draw:text-style-name="P56" svg:width="0.0685in" svg:height="0.1055in" svg:x="2.8622in" svg:y="0.1866in" svg:viewBox="0 0 175 269" svg:d="M175 5c0-3-1-5-5-5s-21 17-28 30c-10-23-26-30-40-30-50 0-102 62-102 124 0 42 25 68 55 68 19 0 36-11 51-26-4 15-17 72-18 77-4 12-9 13-32 14-6 0-9 0-9 8 0 0 0 4 5 4 13 0 28-1 43-1 14 0 29 1 43 1 2 0 8 0 8-7 0-5-4-5-12-5-20 0-20-4-20-7s1-6 2-10zM58 183c-27 0-28-33-28-40 0-21 12-67 20-84 12-33 34-49 52-49 28 0 34 33 34 36s-23 96-24 97c-8 13-32 40-54 40z"><text:p/></draw:path><draw:path draw:style-name="gr3" draw:text-style-name="P56" svg:width="0.035in" svg:height="0.078in" svg:x="2.9354in" svg:y="0.2075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g>,</text:p>
      <text:p text:style-name="P29"/>
      <text:p text:style-name="P30"><draw:g text:anchor-type="as-char" svg:y="-0.2575in" draw:z-index="13" draw:style-name="gr1"><svg:title>TexMaths</svg:title><svg:desc>12§display§\vec{x}_{m} = \textbf{A}^{m}\vec{x} = \sum_{i=1}^{n}a_{i} \lambda_{i}^{m}\vec{q_{i}} = 
\lambda_{1}^{m}(a_{1}\vec{q_{1}} + a_{2}(\frac{\lambda_{2}}{\lambda_{1}})^{m}\vec{q_{2}} + ... + a_{n}(\frac{\lambda_{n}}{\lambda_{1}})^{m}\vec{q_{n}})§svg§600§FALSE§</svg:desc><draw:polygon draw:style-name="gr2" draw:text-style-name="P55" svg:width="4.9949in" svg:height="0.4398in" svg:x="0.0008in" svg:y="0.0083in" svg:viewBox="0 0 12688 1118" draw:points="6344,1118 0,1118 0,0 12688,0 12688,1118"><text:p/></draw:polygon><draw:path draw:style-name="gr3" draw:text-style-name="P56" svg:width="0.0736in" svg:height="0.0327in" svg:x="0.0232in" svg:y="0.1402in" svg:viewBox="0 0 188 84" svg:d="M151 50c-6 6-20 18-20 26 0 4 3 8 8 8 4 0 6-2 7-5 6-6 16-19 34-29 4 0 8-3 8-8 0-4-3-6-7-8-8-8-13-15-17-24-1-4-2-10-8-10s-8 6-8 8c0 4 3 17 9 26h-143c-7 0-14 0-14 8s7 8 14 8z"><text:p/></draw:path><draw:path draw:style-name="gr3" draw:text-style-name="P56" svg:width="0.0827in" svg:height="0.0752in" svg:x="0in" svg:y="0.1866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0 27 28 0 44-30 44-32 5 15 20 32 46 32 44 0 68-55 68-65 0-5-4-5-5-5-3 0-5 2-6 5-13 46-43 56-56 56-17 0-23-14-23-28 0-10 2-18 7-37z"><text:p/></draw:path><draw:path draw:style-name="gr3" draw:text-style-name="P56" svg:width="0.1063in" svg:height="0.0524in" svg:x="0.0953in" svg:y="0.2339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56" svg:width="0.1102in" svg:height="0.039in" svg:x="0.2713in" svg:y="0.1984in" svg:viewBox="0 0 281 100" svg:d="M266 17c8 0 15 0 15-9 0-8-7-8-13-8h-254c-7 0-14 0-14 8 0 9 7 9 14 9zM268 100c6 0 13 0 13-9 0-8-7-8-15-8h-252c-7 0-14 0-14 8 0 9 7 9 14 9z"><text:p/></draw:path><draw:path draw:style-name="gr3" draw:text-style-name="P56" svg:width="0.1303in" svg:height="0.1165in" svg:x="0.4441in" svg:y="0.1429in" svg:viewBox="0 0 332 297" svg:d="M184 11c-5-11-10-11-18-11-11 0-14 4-16 11l-104 256c-4 4-5 9-38 9h-8v21c17-2 36-3 50-3 16 0 39 0 56 3v-21c-2 0-39 0-39-6l3-5 20-51h114l25 62h-39v21c15-3 56-3 74-3 17 0 54 0 68 3v-21h-40zM146 76l50 119h-98z"><text:p/></draw:path><draw:path draw:style-name="gr3" draw:text-style-name="P56" svg:width="0.1063in" svg:height="0.0524in" svg:x="0.5874in" svg:y="0.1346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56" svg:width="0.0736in" svg:height="0.0327in" svg:x="0.7362in" svg:y="0.1402in" svg:viewBox="0 0 188 84" svg:d="M151 50c-6 6-20 18-20 26 0 4 3 8 8 8 4 0 6-2 7-5 6-6 16-19 34-29 4 0 8-3 8-8 0-4-3-6-7-8-8-8-13-15-17-24-1-4-2-10-8-10s-8 6-8 8c0 4 3 17 9 26h-143c-7 0-14 0-14 8s7 8 14 8z"><text:p/></draw:path><draw:path draw:style-name="gr3" draw:text-style-name="P56" svg:width="0.0827in" svg:height="0.0752in" svg:x="0.713in" svg:y="0.1866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0 27 28 0 44-30 44-32 5 15 20 32 46 32 44 0 68-55 68-65 0-5-4-5-5-5-3 0-5 2-6 5-13 46-43 56-56 56-17 0-23-14-23-28 0-10 2-18 7-37z"><text:p/></draw:path><draw:path draw:style-name="gr3" draw:text-style-name="P56" svg:width="0.1102in" svg:height="0.039in" svg:x="0.8583in" svg:y="0.1984in" svg:viewBox="0 0 281 100" svg:d="M266 17c8 0 15 0 15-9 0-8-7-8-13-8h-254c-7 0-14 0-14 8 0 9 7 9 14 9zM268 100c6 0 13 0 13-9 0-8-7-8-15-8h-252c-7 0-14 0-14 8 0 9 7 9 14 9z"><text:p/></draw:path><draw:path draw:style-name="gr3" draw:text-style-name="P56" svg:width="0.0709in" svg:height="0.0524in" svg:x="1.1083in" svg:y="0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56" svg:width="0.2213in" svg:height="0.2327in" svg:x="1.0339in" svg:y="0.102in" svg:viewBox="0 0 563 592" svg:d="M511 592l52-136h-11c-17 45-61 74-110 86-9 2-51 14-132 14h-255l216-253c3-3 4-5 4-6 0-2 0-3-4-8l-197-269h232c56 0 95 6 100 6 22 5 58 11 92 33 11 6 40 25 54 60h11l-52-119h-499c-10 0-10 0-12 2 0 2 0 10 0 15l223 306-218 257c-5 5-5 7-5 7 0 5 4 5 12 5z"><text:p/></draw:path><draw:path draw:style-name="gr3" draw:text-style-name="P56" svg:width="0.035in" svg:height="0.078in" svg:x="1.0421in" svg:y="0.3783in" svg:viewBox="0 0 90 199" svg:d="M83 12c0-5-4-12-12-12-9 0-17 7-17 17 0 5 4 11 12 11s17-9 17-16zM22 162c-2 4-3 7-3 13 0 14 12 24 28 24 31 0 43-41 43-44 0-4-4-4-5-4-3 0-3 1-6 5-6 24-19 35-31 35-6 0-7-4-7-10 0-7 2-12 5-19 3-8 6-16 9-24 3-6 13-35 15-37 1-3 2-7 2-10 0-14-12-25-29-25-30 0-43 41-43 46 0 3 4 3 5 3 5 0 5-2 6-5 7-26 20-36 31-36 5 0 8 3 8 10s-2 12-9 30z"><text:p/></draw:path><draw:path draw:style-name="gr3" draw:text-style-name="P56" svg:width="0.0854in" svg:height="0.0311in" svg:x="1.0917in" svg:y="0.4102in" svg:viewBox="0 0 218 80" svg:d="M208 14c3 0 10 0 10-7s-7-7-10-7h-197c-4 0-11 0-11 7s7 7 12 7zM208 80c3 0 10 0 10-7 0-8-7-8-10-8h-196c-5 0-12 0-12 8 0 7 7 7 11 7z"><text:p/></draw:path><draw:path draw:style-name="gr3" draw:text-style-name="P56" svg:width="0.0421in" svg:height="0.0772in" svg:x="1.198in" svg:y="0.3783in" svg:viewBox="0 0 108 197" svg:d="M67 8c0-8-1-8-8-8-19 18-47 19-59 19v11c7 0 26 0 43-8v151c0 10 0 13-30 13h-11v11c5 0 42-1 53-1 10 0 47 1 53 1v-11h-11c-30 0-30-3-30-13z"><text:p/></draw:path><draw:path draw:style-name="gr3" draw:text-style-name="P56" svg:width="0.076in" svg:height="0.0752in" svg:x="1.2984in" svg:y="0.1866in" svg:viewBox="0 0 194 192" svg:d="M142 26c-9-14-21-26-40-26-49 0-102 62-102 124 0 41 23 68 56 68 9 0 30-2 56-31 3 17 18 31 38 31 16 0 25-9 31-23 7-15 13-42 13-42 0-5-4-5-4-5-5 0-5 2-6 9-9 26-16 52-33 52-12 0-13-11-13-20s1-12 6-31c5-18 5-23 8-38l16-59c2-13 2-13 2-15 0-8-4-12-10-12-11 0-18 10-18 18zM113 137c-1 8-1 8-7 15-20 23-36 31-48 31-22 0-28-23-28-40 0-21 13-73 24-93 12-25 31-40 49-40 28 0 34 34 34 37 0 2-1 5-3 7z"><text:p/></draw:path><draw:path draw:style-name="gr3" draw:text-style-name="P56" svg:width="0.035in" svg:height="0.078in" svg:x="1.3846in" svg:y="0.2075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56" svg:width="0.0819in" svg:height="0.1177in" svg:x="1.4437in" svg:y="0.1437in" svg:viewBox="0 0 209 300" svg:d="M128 171c18 43 38 109 46 118 6 10 11 10 22 10h9c4-1 4-2 4-5 0-1 0-2-1-3-4-5-8-11-10-20l-86-241c-9-24-33-30-52-30-2 0-8 0-8 5 0 2 3 3 3 3 15 4 18 6 29 35l41 114-118 117c-5 5-7 7-7 13 0 7 6 13 12 13 7 0 11-5 14-9z"><text:p/></draw:path><draw:path draw:style-name="gr3" draw:text-style-name="P56" svg:width="0.1063in" svg:height="0.0524in" svg:x="1.5374in" svg:y="0.1402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56" svg:width="0.035in" svg:height="0.078in" svg:x="1.5374in" svg:y="0.2224in" svg:viewBox="0 0 90 199" svg:d="M83 12c0-5-4-12-12-12-9 0-17 7-17 17 0 5 4 11 12 11s17-9 17-16zM22 162c-2 4-3 7-3 13 0 14 12 24 28 24 30 0 43-41 43-44 0-4-4-4-5-4-3 0-3 1-6 5-6 24-19 35-31 35-6 0-7-4-7-11 0-6 2-11 5-18 3-8 6-16 9-24 3-6 13-35 15-37 1-3 2-7 2-10 0-14-12-25-29-25-30 0-43 41-43 46 0 3 4 3 5 3 5 0 5-2 6-5 7-26 20-36 31-36 5 0 8 3 8 10s-2 12-9 30z"><text:p/></draw:path><draw:path draw:style-name="gr3" draw:text-style-name="P56" svg:width="0.0736in" svg:height="0.0327in" svg:x="1.6984in" svg:y="0.1402in" svg:viewBox="0 0 188 84" svg:d="M151 50c-6 6-20 18-20 26 0 4 3 8 8 8 4 0 6-2 7-5 6-6 16-19 34-29 4 0 8-3 8-8 0-4-3-6-7-8-8-8-13-15-17-24-1-4-2-10-8-10s-8 6-8 8c0 4 3 17 9 26h-143c-7 0-14 0-14 8s7 8 14 8z"><text:p/></draw:path><draw:path draw:style-name="gr3" draw:text-style-name="P56" svg:width="0.0685in" svg:height="0.1055in" svg:x="1.6642in" svg:y="0.1866in" svg:viewBox="0 0 175 269" svg:d="M175 5c0-3-1-5-5-5s-21 17-28 30c-10-23-26-30-40-30-50 0-102 62-102 124 0 42 25 68 55 68 19 0 36-11 51-26-4 15-17 72-18 77-4 12-9 13-32 14-6 0-9 0-9 8 0 0 0 4 5 4 13 0 28-1 43-1 14 0 29 1 43 1 2 0 8 0 8-7 0-5-4-5-12-5-20 0-20-4-20-7s1-6 2-10zM58 183c-27 0-28-33-28-40 0-21 12-67 20-84 12-33 34-49 52-49 28 0 34 33 34 36s-23 96-24 97c-8 13-32 40-54 40z"><text:p/></draw:path><draw:path draw:style-name="gr3" draw:text-style-name="P56" svg:width="0.035in" svg:height="0.078in" svg:x="1.7374in" svg:y="0.2075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56" svg:width="0.1102in" svg:height="0.039in" svg:x="1.8425in" svg:y="0.1984in" svg:viewBox="0 0 281 100" svg:d="M266 17c8 0 15 0 15-9 0-8-7-8-13-8h-254c-7 0-14 0-14 8 0 9 7 9 14 9zM268 100c6 0 13 0 13-9 0-8-7-8-15-8h-252c-7 0-14 0-14 8 0 9 7 9 14 9z"><text:p/></draw:path><draw:path draw:style-name="gr3" draw:text-style-name="P56" svg:width="0.0819in" svg:height="0.1177in" svg:x="2.0177in" svg:y="0.1437in" svg:viewBox="0 0 209 300" svg:d="M128 171c18 43 38 109 46 118 6 10 11 10 22 10h9c4-1 4-2 4-5 0-1 0-2-1-3-4-5-8-11-10-20l-86-241c-9-24-33-30-52-30-2 0-8 0-8 5 0 2 3 3 3 3 15 4 18 6 29 35l41 114-118 117c-5 5-7 7-7 13 0 7 6 13 12 13 7 0 11-5 14-9z"><text:p/></draw:path><draw:path draw:style-name="gr3" draw:text-style-name="P56" svg:width="0.1063in" svg:height="0.0524in" svg:x="2.1106in" svg:y="0.1402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56" svg:width="0.0421in" svg:height="0.0772in" svg:x="2.1177in" svg:y="0.2224in" svg:viewBox="0 0 108 197" svg:d="M67 8c0-8-1-8-8-8-19 18-47 19-59 19v11c7 0 26 0 43-8v151c0 10 0 13-30 13h-11v11c5 0 42-1 53-1 10 0 47 1 53 1v-11h-11c-30 0-30-3-30-13z"><text:p/></draw:path><draw:path draw:style-name="gr3" draw:text-style-name="P56" svg:width="0.0382in" svg:height="0.1661in" svg:x="2.2484in" svg:y="0.1343in" svg:viewBox="0 0 98 423" svg:d="M98 419c0-1 0-2-7-10-53-52-66-133-66-198 0-73 16-146 69-199 4-5 4-6 4-8 0-3-1-4-4-4-4 0-42 29-68 83-21 45-26 92-26 128 0 34 5 86 28 134 26 51 62 78 66 78 3 0 4-2 4-4z"><text:p/></draw:path><draw:path draw:style-name="gr3" draw:text-style-name="P56" svg:width="0.076in" svg:height="0.0752in" svg:x="2.3031in" svg:y="0.1866in" svg:viewBox="0 0 194 192" svg:d="M142 26c-9-14-21-26-40-26-49 0-102 62-102 124 0 41 23 68 56 68 9 0 30-2 56-31 3 17 18 31 38 31 16 0 25-9 31-23 7-15 13-42 13-42 0-5-4-5-4-5-5 0-5 2-6 9-9 26-16 52-33 52-12 0-13-11-13-20s1-12 6-31c5-18 5-23 8-38l16-59c2-13 2-13 2-15 0-8-4-12-10-12-11 0-18 10-18 18zM113 137c-1 8-1 8-7 15-20 23-36 31-48 31-22 0-28-23-28-40 0-21 14-73 24-93 12-25 31-40 49-40 28 0 34 34 34 37 0 2-1 5-3 7z"><text:p/></draw:path><draw:path draw:style-name="gr3" draw:text-style-name="P56" svg:width="0.0421in" svg:height="0.0772in" svg:x="2.3965in" svg:y="0.2075in" svg:viewBox="0 0 108 197" svg:d="M67 8c0-8-1-8-8-8-19 18-47 19-59 19v11c7 0 26 0 43-8v151c0 10 0 13-30 13h-11v11c5 0 42-1 53-1 10 0 47 1 53 1v-11h-11c-30 0-30-3-30-13z"><text:p/></draw:path><draw:path draw:style-name="gr3" draw:text-style-name="P56" svg:width="0.0736in" svg:height="0.0327in" svg:x="2.5087in" svg:y="0.1402in" svg:viewBox="0 0 188 84" svg:d="M151 50c-6 6-20 18-20 26 0 4 3 8 8 8 4 0 6-2 7-5 6-6 16-19 34-29 4 0 8-3 8-8 0-4-3-6-7-8-8-8-13-15-17-24-1-4-2-10-8-10s-8 6-8 8c0 4 3 17 9 26h-143c-7 0-14 0-14 8s7 8 14 8z"><text:p/></draw:path><draw:path draw:style-name="gr3" draw:text-style-name="P56" svg:width="0.0685in" svg:height="0.1055in" svg:x="2.465in" svg:y="0.1866in" svg:viewBox="0 0 175 269" svg:d="M175 5c0-3-1-5-5-5s-21 17-28 30c-10-23-26-30-40-30-50 0-102 62-102 124 0 42 25 68 55 68 19 0 36-11 51-26-4 15-17 72-18 77-4 12-9 13-32 14-6 0-9 0-9 8 0 0 0 4 5 4 13 0 28-1 43-1 14 0 29 1 43 1 2 0 8 0 8-7 0-5-4-5-12-5-20 0-20-4-20-7s1-6 2-10zM58 183c-27 0-28-33-28-40 0-21 12-67 20-84 12-33 34-49 52-49 28 0 34 33 34 36s-23 96-24 97c-8 13-32 40-54 40z"><text:p/></draw:path><draw:path draw:style-name="gr3" draw:text-style-name="P56" svg:width="0.0421in" svg:height="0.0772in" svg:x="2.5449in" svg:y="0.2075in" svg:viewBox="0 0 108 197" svg:d="M67 8c0-8-1-8-8-8-19 18-47 19-59 19v11c7 0 26 0 43-8v151c0 10 0 13-30 13h-11v11c5 0 42-1 53-1 10 0 47 1 53 1v-11h-11c-30 0-30-3-30-13z"><text:p/></draw:path><draw:path draw:style-name="gr3" draw:text-style-name="P56" svg:width="0.1102in" svg:height="0.1106in" svg:x="2.6531in" svg:y="0.1618in" svg:viewBox="0 0 281 282" svg:d="M150 150h118c6 0 13 0 13-8 0-10-7-10-13-10h-118v-118c0-7 0-14-8-14-10 0-10 7-10 14v118h-118c-7 0-14 0-14 10 0 8 7 8 14 8h118v118c0 6 0 14 10 14 8 0 8-8 8-14z"><text:p/></draw:path><draw:path draw:style-name="gr3" draw:text-style-name="P56" svg:width="0.076in" svg:height="0.0752in" svg:x="2.8165in" svg:y="0.1866in" svg:viewBox="0 0 194 192" svg:d="M142 26c-9-14-21-26-40-26-49 0-102 62-102 124 0 41 23 68 56 68 9 0 30-2 56-31 3 17 18 31 38 31 16 0 25-9 31-23 7-15 13-42 13-42 0-5-4-5-4-5-5 0-5 2-6 9-9 26-16 52-33 52-12 0-13-11-13-20s1-12 6-31c5-18 5-23 8-38l16-59c2-13 2-13 2-15 0-8-4-12-10-12-11 0-18 10-18 18zM113 137c-1 8-1 8-7 15-20 23-36 31-48 31-22 0-28-23-28-40 0-21 13-73 24-93 12-25 31-40 49-40 28 0 34 34 34 37 0 2-1 5-3 7z"><text:p/></draw:path><draw:path draw:style-name="gr3" draw:text-style-name="P56" svg:width="0.0516in" svg:height="0.0772in" svg:x="2.9051in" svg:y="0.2075in" svg:viewBox="0 0 132 197" svg:d="M132 143h-11c-1 7-3 24-8 28-1 1-24 1-29 1h-54c30-28 41-35 59-50 23-18 43-36 43-64 0-36-32-58-71-58-36 0-61 26-61 53 0 15 12 17 16 17 7 0 15-5 15-16 0-5-1-16-17-16 9-21 29-27 44-27 30 0 45 23 45 47 0 26-19 45-29 57l-72 70c-2 4-2 5-2 12h122z"><text:p/></draw:path><draw:path draw:style-name="gr3" draw:text-style-name="P56" svg:width="0.0382in" svg:height="0.1661in" svg:x="2.989in" svg:y="0.1343in" svg:viewBox="0 0 98 423" svg:d="M98 419c0-1 0-2-7-10-53-52-66-133-66-198 0-73 16-146 69-199 4-5 4-6 4-8 0-3-1-4-4-4-4 0-42 29-68 83-21 45-26 92-26 128 0 34 5 86 28 134 26 51 62 78 66 78 3 0 4-2 4-4z"><text:p/></draw:path><draw:path draw:style-name="gr3" draw:text-style-name="P56" svg:width="0.0819in" svg:height="0.1177in" svg:x="3.0657in" svg:y="0.0311in" svg:viewBox="0 0 209 300" svg:d="M128 171c18 43 38 109 46 118 6 10 11 10 22 10h9c4-1 4-2 4-5 0-1 0-2-1-3-4-5-8-11-10-20l-86-241c-9-24-33-30-52-30-2 0-8 0-8 5 0 2 3 3 3 3 15 4 18 6 29 35l41 114-118 117c-5 5-7 7-7 13 0 7 6 13 12 13 7 0 11-5 14-9z"><text:p/></draw:path><draw:path draw:style-name="gr3" draw:text-style-name="P56" svg:width="0.0516in" svg:height="0.0772in" svg:x="3.161in" svg:y="0.0941in" svg:viewBox="0 0 132 197" svg:d="M132 143h-11c-1 7-3 24-8 28-1 1-24 1-29 1h-54c30-28 41-35 59-50 23-18 43-36 43-64 0-36-32-58-71-58-36 0-61 26-61 53 0 15 12 17 16 17 7 0 15-5 15-16 0-5-1-16-17-16 9-21 29-27 44-27 30 0 45 23 45 47 0 26-19 45-29 57l-72 70c-2 4-2 5-2 12h122z"><text:p/></draw:path><draw:polygon draw:style-name="gr3" draw:text-style-name="P56" svg:width="0.1713in" svg:height="0.0067in" svg:x="3.0571in" svg:y="0.2142in" svg:viewBox="0 0 436 18" draw:points="218,18 0,18 0,0 436,0 436,18"><text:p/></draw:polygon><draw:path draw:style-name="gr3" draw:text-style-name="P56" svg:width="0.0819in" svg:height="0.1177in" svg:x="3.0657in" svg:y="0.2575in" svg:viewBox="0 0 209 300" svg:d="M128 171c18 43 38 109 46 118 6 10 11 10 22 10h9c4-1 4-2 4-5 0-1 0-2-1-3-4-5-8-11-10-20l-86-241c-9-24-33-30-52-30-2 0-8 0-8 5 0 2 3 3 3 3 15 4 18 6 29 35l41 114-118 117c-5 5-7 7-7 13 0 7 6 13 12 13 7 0 11-5 14-9z"><text:p/></draw:path><draw:path draw:style-name="gr3" draw:text-style-name="P56" svg:width="0.0421in" svg:height="0.0772in" svg:x="3.1661in" svg:y="0.3209in" svg:viewBox="0 0 108 197" svg:d="M67 8c0-8-1-8-8-8-19 18-47 19-59 19v11c7 0 26 0 43-8v151c0 10 0 13-30 13h-11v11c5 0 42-1 53-1 10 0 47 1 53 1v-11h-11c-30 0-30-3-30-13z"><text:p/></draw:path><draw:path draw:style-name="gr3" draw:text-style-name="P56" svg:width="0.0382in" svg:height="0.1661in" svg:x="3.2575in" svg:y="0.1343in" svg:viewBox="0 0 98 423" svg:d="M98 211c0-32-4-84-27-132-25-51-63-79-67-79-2 0-4 2-4 4s0 3 7 10c43 41 67 108 67 197 0 72-15 148-68 201-6 5-6 6-6 7 0 2 2 4 4 4 4 0 43-29 68-83 22-46 26-93 26-129z"><text:p/></draw:path><draw:path draw:style-name="gr3" draw:text-style-name="P56" svg:width="0.1063in" svg:height="0.0524in" svg:x="3.3177in" svg:y="0.1402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56" svg:width="0.0736in" svg:height="0.0327in" svg:x="3.489in" svg:y="0.1402in" svg:viewBox="0 0 188 84" svg:d="M151 50c-6 6-20 18-20 26 0 4 3 8 8 8 4 0 6-2 7-5 6-6 16-19 34-29 4 0 8-3 8-8 0-4-3-6-7-8-8-8-13-15-17-24-1-4-2-10-8-10s-8 6-8 8c0 4 3 17 9 26h-143c-7 0-14 0-14 8s7 8 14 8z"><text:p/></draw:path><draw:path draw:style-name="gr3" draw:text-style-name="P56" svg:width="0.0685in" svg:height="0.1055in" svg:x="3.4453in" svg:y="0.1866in" svg:viewBox="0 0 175 269" svg:d="M175 5c0-3-1-5-5-5s-21 17-28 30c-10-23-26-30-40-30-50 0-102 62-102 124 0 42 25 68 55 68 19 0 36-11 51-26-4 15-17 72-18 77-4 12-9 13-32 14-6 0-9 0-9 8 0 0 0 4 5 4 13 0 28-1 43-1 14 0 29 1 43 1 2 0 8 0 8-7 0-5-4-5-12-5-20 0-20-4-20-7s1-6 2-10zM58 183c-27 0-28-33-28-40 0-21 12-67 20-84 12-33 34-49 52-49 28 0 34 33 34 36s-23 96-24 97c-8 13-32 40-54 40z"><text:p/></draw:path><draw:path draw:style-name="gr3" draw:text-style-name="P56" svg:width="0.0516in" svg:height="0.0772in" svg:x="3.5201in" svg:y="0.2075in" svg:viewBox="0 0 132 197" svg:d="M132 143h-11c-1 7-3 24-8 28-1 1-24 1-29 1h-54c30-28 41-35 59-50 23-18 43-36 43-64 0-36-32-58-71-58-36 0-61 26-61 53 0 15 12 17 16 17 7 0 15-5 15-16 0-5-1-16-17-16 9-21 29-27 44-27 30 0 45 23 45 47 0 26-19 45-29 57l-72 70c-2 4-2 5-2 12h122z"><text:p/></draw:path><draw:path draw:style-name="gr3" draw:text-style-name="P56" svg:width="0.1102in" svg:height="0.1106in" svg:x="3.6335in" svg:y="0.1618in" svg:viewBox="0 0 281 282" svg:d="M150 150h118c6 0 13 0 13-8 0-10-7-10-13-10h-118v-118c0-7 0-14-8-14-10 0-10 7-10 14v118h-118c-7 0-14 0-14 10 0 8 7 8 14 8h118v118c0 6 0 14 10 14 8 0 8-8 8-14z"><text:p/></draw:path><draw:path draw:style-name="gr3" draw:text-style-name="P56" svg:width="0.0177in" svg:height="0.0177in" svg:x="3.8043in" svg:y="0.2429in" svg:viewBox="0 0 46 46" svg:d="M46 23c0-12-10-23-23-23-12 0-23 11-23 23 0 13 11 23 23 23 13 0 23-10 23-23z"><text:p/></draw:path><draw:path draw:style-name="gr3" draw:text-style-name="P56" svg:width="0.0177in" svg:height="0.0177in" svg:x="3.8508in" svg:y="0.2429in" svg:viewBox="0 0 46 46" svg:d="M46 23c0-12-10-23-23-23-12 0-23 11-23 23 0 13 11 23 23 23 13 0 23-10 23-23z"><text:p/></draw:path><draw:path draw:style-name="gr3" draw:text-style-name="P56" svg:width="0.0177in" svg:height="0.0177in" svg:x="3.8965in" svg:y="0.2429in" svg:viewBox="0 0 46 46" svg:d="M46 23c0-12-10-23-23-23-12 0-23 11-23 23 0 13 11 23 23 23 13 0 23-10 23-23z"><text:p/></draw:path><draw:path draw:style-name="gr3" draw:text-style-name="P56" svg:width="0.1102in" svg:height="0.1106in" svg:x="3.9752in" svg:y="0.1618in" svg:viewBox="0 0 281 282" svg:d="M150 150h118c6 0 13 0 13-8 0-10-7-10-13-10h-118v-118c0-7 0-14-8-14-10 0-10 7-10 14v118h-118c-7 0-14 0-14 10 0 8 7 8 14 8h118v118c0 6 0 14 10 14 8 0 8-8 8-14z"><text:p/></draw:path><draw:path draw:style-name="gr3" draw:text-style-name="P56" svg:width="0.076in" svg:height="0.0752in" svg:x="4.1386in" svg:y="0.1866in" svg:viewBox="0 0 194 192" svg:d="M142 26c-9-14-21-26-40-26-49 0-102 62-102 124 0 41 23 68 56 68 9 0 30-2 56-31 3 17 18 31 38 31 16 0 25-9 31-23 7-15 13-42 13-42 0-5-4-5-4-5-5 0-5 2-6 9-9 26-16 52-33 52-12 0-13-11-13-20s1-12 6-31c5-18 5-23 8-38l16-59c2-13 2-13 2-15 0-8-4-12-10-12-11 0-18 10-18 18zM113 137c-1 8-1 8-7 15-20 23-36 31-48 31-22 0-28-23-28-40 0-21 13-73 24-93 12-25 31-40 49-40 28 0 34 34 34 37 0 2-1 5-3 7z"><text:p/></draw:path><draw:path draw:style-name="gr3" draw:text-style-name="P56" svg:width="0.0709in" svg:height="0.0524in" svg:x="4.2248in" svg:y="0.233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56" svg:width="0.0382in" svg:height="0.1661in" svg:x="4.326in" svg:y="0.1343in" svg:viewBox="0 0 98 423" svg:d="M98 419c0-1 0-2-7-10-53-52-66-133-66-198 0-73 16-146 69-199 4-5 4-6 4-8 0-3-1-4-4-4-4 0-42 29-68 83-21 45-26 92-26 128 0 34 5 86 28 134 26 51 62 78 66 78 3 0 4-2 4-4z"><text:p/></draw:path><draw:path draw:style-name="gr3" draw:text-style-name="P56" svg:width="0.0819in" svg:height="0.1177in" svg:x="4.4031in" svg:y="0.0311in" svg:viewBox="0 0 209 300" svg:d="M128 171c18 43 38 109 46 118 6 10 11 10 22 10h9c4-1 4-2 4-5 0-1 0-2-1-3-4-5-8-11-10-20l-86-241c-9-24-33-30-52-30-2 0-8 0-8 5 0 2 3 3 3 3 15 4 18 6 29 35l41 114-118 117c-5 5-7 7-7 13 0 7 6 13 12 13 7 0 11-5 14-9z"><text:p/></draw:path><draw:path draw:style-name="gr3" draw:text-style-name="P56" svg:width="0.0709in" svg:height="0.0524in" svg:x="4.4965in" svg:y="0.120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olygon draw:style-name="gr3" draw:text-style-name="P56" svg:width="0.187in" svg:height="0.0067in" svg:x="4.3941in" svg:y="0.2142in" svg:viewBox="0 0 476 18" draw:points="238,18 0,18 0,0 476,0 476,18"><text:p/></draw:polygon><draw:path draw:style-name="gr3" draw:text-style-name="P56" svg:width="0.0819in" svg:height="0.1177in" svg:x="4.411in" svg:y="0.2575in" svg:viewBox="0 0 209 300" svg:d="M128 171c18 43 38 109 45 118 7 10 12 10 23 10h9c4-1 4-2 4-5 0-1 0-2-1-3-4-5-8-11-10-20l-86-241c-9-24-33-30-52-30-2 0-8 0-8 5 0 2 3 3 3 3 15 4 18 6 29 35l41 114-118 117c-5 5-7 7-7 13 0 7 6 13 12 13 7 0 11-5 14-9z"><text:p/></draw:path><draw:path draw:style-name="gr3" draw:text-style-name="P56" svg:width="0.0421in" svg:height="0.0772in" svg:x="4.5118in" svg:y="0.3209in" svg:viewBox="0 0 108 197" svg:d="M67 8c0-8-1-8-8-8-19 18-47 19-59 19v11c7 0 26 0 43-8v151c0 10 0 13-30 13h-11v11c5 0 42-1 53-1 10 0 47 1 53 1v-11h-11c-30 0-30-3-30-13z"><text:p/></draw:path><draw:path draw:style-name="gr3" draw:text-style-name="P56" svg:width="0.0382in" svg:height="0.1661in" svg:x="4.611in" svg:y="0.1343in" svg:viewBox="0 0 98 423" svg:d="M98 211c0-32-4-84-27-132-25-51-63-79-67-79-2 0-4 2-4 4s0 3 7 10c43 41 67 108 67 197 0 72-15 148-68 201-6 5-6 6-6 7 0 2 2 4 4 4 4 0 43-29 68-83 22-46 26-93 26-129z"><text:p/></draw:path><draw:path draw:style-name="gr3" draw:text-style-name="P56" svg:width="0.1063in" svg:height="0.0524in" svg:x="4.6713in" svg:y="0.1402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56" svg:width="0.0736in" svg:height="0.0327in" svg:x="4.8504in" svg:y="0.1402in" svg:viewBox="0 0 188 84" svg:d="M151 50c-6 6-20 18-20 26 0 4 3 8 8 8 4 0 6-2 7-5 6-6 16-19 34-29 4 0 8-3 8-8 0-4-3-6-7-8-8-8-13-15-17-24-1-4-2-10-8-10s-8 6-8 8c0 4 3 17 9 26h-143c-7 0-14 0-14 8s7 8 14 8z"><text:p/></draw:path><draw:path draw:style-name="gr3" draw:text-style-name="P56" svg:width="0.0685in" svg:height="0.1055in" svg:x="4.7988in" svg:y="0.1866in" svg:viewBox="0 0 175 269" svg:d="M175 5c0-3-1-5-5-5s-21 17-28 30c-10-23-26-30-40-30-50 0-102 62-102 124 0 42 25 68 55 68 19 0 36-11 51-26-4 15-17 72-18 77-4 12-9 13-32 14-6 0-9 0-9 8 0 0 0 4 5 4 14 0 28-1 43-1 14 0 29 1 43 1 2 0 8 0 8-7 0-5-4-5-10-5-22 0-22-4-22-7s1-6 2-10zM58 183c-27 0-28-33-28-40 0-21 12-67 20-84 12-33 34-49 52-49 28 0 34 33 34 36s-23 96-24 97c-8 13-32 40-54 40z"><text:p/></draw:path><draw:path draw:style-name="gr3" draw:text-style-name="P56" svg:width="0.0709in" svg:height="0.0524in" svg:x="4.8717in" svg:y="0.233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56" svg:width="0.0382in" svg:height="0.1661in" svg:x="4.9661in" svg:y="0.1343in" svg:viewBox="0 0 98 423" svg:d="M98 211c0-32-4-84-27-132-25-51-63-79-67-79-2 0-4 2-4 4s0 3 7 10c43 41 67 108 67 197 0 72-15 148-68 201-6 5-6 6-6 7 0 2 2 4 4 4 4 0 43-29 68-83 22-46 26-93 26-129z"><text:p/></draw:path></draw:g>,</text:p>
      <text:p text:style-name="P38">(2)</text:p>
      <text:p text:style-name="P27"/>
      <text:p text:style-name="P32">gdzie <text:s/><draw:g text:anchor-type="as-char" svg:y="-0.0756in" draw:z-index="10" draw:style-name="gr1"><svg:title>TexMaths</svg:title><svg:desc>12§display§m§svg§600§FALSE§</svg:desc><draw:polygon draw:style-name="gr2" draw:text-style-name="P55" svg:width="0.124in" svg:height="0.0587in" svg:x="0.0031in" svg:y="0.0083in" svg:viewBox="0 0 316 150" draw:points="159,150 0,150 0,0 316,0 316,150"><text:p/></draw:polygon><draw:path draw:style-name="gr3" draw:text-style-name="P56"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oznacza liczbę iteracji. Zauważmy zatem, że <draw:g text:anchor-type="as-char" svg:y="-0.2311in" draw:z-index="14" draw:style-name="gr1"><svg:title>TexMaths</svg:title><svg:desc>12§display§\lim_{{ m}\rightarrow\infty} \frac{\vec{x}_{m}}{\lambda_{1}^{m}} = a_{1}\vec{q_{1}}§svg§600§FALSE§</svg:desc><draw:polygon draw:style-name="gr2" draw:text-style-name="P55" svg:width="1.1685in" svg:height="0.3728in" svg:x="0.0028in" svg:y="0.0083in" svg:viewBox="0 0 2969 948" draw:points="1485,948 0,948 0,0 2969,0 2969,948"><text:p/></draw:polygon><draw:path draw:style-name="gr3" draw:text-style-name="P56" svg:width="0.037in" svg:height="0.1154in" svg:x="0.0764in" svg:y="0.1165in" svg:viewBox="0 0 95 294" svg:d="M61 0l-61 5v13c30 0 34 4 34 23v221c0 19-5 19-34 19v13c14-1 36-1 47-1s32 0 48 1v-13c-29 0-34 0-34-19z"><text:p/></draw:path><draw:path draw:style-name="gr3" draw:text-style-name="P56" svg:width="0.0354in" svg:height="0.1114in" svg:x="0.1224in" svg:y="0.1201in" svg:viewBox="0 0 91 284" svg:d="M61 96l-59 5v13c28 0 32 3 32 23v114c0 19-5 19-34 19v14c13-2 36-2 47-2 14 0 30 0 44 2v-14c-27 0-30-2-30-18zM64 22c0-14-11-22-23-22-15 0-23 12-23 22 0 12 8 24 23 24 12 0 23-10 23-24z"><text:p/></draw:path><draw:path draw:style-name="gr3" draw:text-style-name="P56" svg:width="0.1295in" svg:height="0.0732in" svg:x="0.1681in" svg:y="0.1579in" svg:viewBox="0 0 330 187" svg:d="M32 41v115c0 18-3 18-32 18v13c14 0 36-1 48-1 11 0 32 1 47 1v-13c-28 0-33 0-33-18v-79c0-45 30-67 57-67s32 22 32 46v100c0 18-5 18-33 18v13c14 0 36-1 48-1 10 0 33 1 48 1v-13c-29 0-34 0-34-18v-79c0-45 30-67 58-67 25 0 30 22 30 46v100c0 18-5 18-33 18v13c15 0 36-1 48-1 11 0 33 1 47 1v-13c-22 0-32 0-32-13v-81c0-36 0-49-14-64-6-8-20-16-44-16-36 0-55 25-61 41-6-36-37-41-57-41-31 0-51 18-62 44v-44l-60 5v13c30 0 32 4 32 23z"><text:p/></draw:path><draw:path draw:style-name="gr3" draw:text-style-name="P56" svg:width="0.1063in" svg:height="0.0528in" svg:x="0in" svg:y="0.2807in" svg:viewBox="0 0 271 135" svg:d="M114 108c-1 5-4 15-4 17 0 7 6 10 11 10s10-4 11-8c1-2 5-12 5-18 2-6 5-19 7-26s4-13 5-21c3-12 3-13 9-21 10-16 24-33 47-33 17 0 18 14 18 21 0 18-13 50-18 63-2 9-3 11-3 16 0 16 12 27 27 27 30 0 42-41 42-46s-3-5-5-5c-3 0-3 2-4 6-8 23-20 36-32 36-7 0-7-3-7-11 0-7 1-10 6-24 4-9 17-41 17-57 0-5 0-17-12-27-5-3-13-7-28-7-26 0-42 17-51 30-4-25-24-30-39-30-25 0-42 16-50 26-2-19-20-26-32-26s-20 10-23 17c-7 9-11 27-11 29 0 3 4 3 5 3 5 0 5-1 7-8 5-18 10-33 22-33 7 0 9 6 9 15 0 6-2 17-5 25-2 7-4 20-7 26l-9 39c0 4-3 11-3 12 0 7 6 10 11 10s10-4 11-8c1-2 5-12 5-18 2-6 4-19 7-26 2-7 3-13 5-21 3-12 3-14 12-26s22-28 44-28c18 0 18 15 18 21 0 7 0 12-5 27z"><text:p/></draw:path><draw:path draw:style-name="gr3" draw:text-style-name="P56" svg:width="0.1146in" svg:height="0.061in" svg:x="0.1213in" svg:y="0.2709in" svg:viewBox="0 0 292 156" svg:d="M250 85c-38 28-42 66-42 66 0 5 2 5 6 5 6 0 7 0 8-5 1-7 6-26 22-43 18-18 32-22 45-25 1-1 3-4 3-4 0-3-2-5-6-5-44-14-58-44-64-70-1-4-4-4-8-4s-6 0-6 5c0 0 2 20 16 41 8 9 16 19 26 25h-238c-5 0-12 0-12 7s7 7 12 7z"><text:p/></draw:path><draw:path draw:style-name="gr3" draw:text-style-name="P56" svg:width="0.1146in" svg:height="0.0528in" svg:x="0.2539in" svg:y="0.2807in" svg:viewBox="0 0 292 135" svg:d="M149 50c-17-19-22-24-31-32-20-13-39-18-54-18-38 0-64 31-64 67 0 35 26 68 62 68 41 0 70-35 81-51 15 19 20 24 32 33 18 12 37 18 53 18 37 0 64-32 64-68s-26-67-63-67c-41 0-69 34-80 50zM157 60c13-19 39-48 75-48 30 0 51 26 51 55 0 28-23 51-50 51-28 0-47-23-76-58zM133 74c-11 20-37 49-73 49-30 0-52-27-52-56s23-50 51-50c27 0 47 23 74 57z"><text:p/></draw:path><draw:path draw:style-name="gr3" draw:text-style-name="P56" svg:width="0.0736in" svg:height="0.0327in" svg:x="0.4539in" svg:y="0in" svg:viewBox="0 0 188 84" svg:d="M151 50c-6 6-20 18-20 26 0 4 3 8 8 8 4 0 6-2 7-5 6-6 16-19 34-29 4 0 8-3 8-8 0-4-3-6-7-8-8-8-13-15-17-24-1-4-2-10-8-10s-8 6-8 8c0 4 3 17 9 26h-143c-7 0-14 0-14 8s7 8 14 8z"><text:p/></draw:path><draw:path draw:style-name="gr3" draw:text-style-name="P56" svg:width="0.0827in" svg:height="0.0752in" svg:x="0.4307in" svg:y="0.0457in" svg:viewBox="0 0 211 192" svg:d="M130 60c2-12 12-50 40-50 3 0 14 0 22 4-12 3-20 14-20 23 0 7 4 16 16 16 10 0 23-7 23-25 0-22-25-28-39-28-26 0-40 22-45 32-11-28-33-32-45-32-45 0-69 55-69 65 0 5 4 5 5 5 4 0 5 0 6-5 14-45 42-55 56-55 9 0 23 3 23 27 0 13-7 42-23 101-6 28-21 45-39 45-4 0-13 0-22-5 11-3 21-12 21-23 0-12-10-16-17-16-12 0-23 12-23 26 0 19 22 27 40 27 28 0 43-30 44-32 5 15 20 32 46 32 44 0 68-55 68-65 0-4-4-4-5-4-3 0-5 1-6 4-14 46-43 56-56 56-17 0-23-14-23-28 0-10 2-18 7-37z"><text:p/></draw:path><draw:path draw:style-name="gr3" draw:text-style-name="P56" svg:width="0.1063in" svg:height="0.0528in" svg:x="0.526in" svg:y="0.0929in" svg:viewBox="0 0 271 135" svg:d="M114 108c-1 5-4 15-4 17 0 7 6 10 11 10s10-4 11-8c1-2 5-12 5-18 2-6 5-19 7-26s4-13 5-21c3-12 3-13 9-21 10-16 24-33 47-33 17 0 18 14 18 21 0 18-13 50-18 63-2 9-3 11-3 16 0 16 12 27 27 27 30 0 42-41 42-46s-3-5-5-5c-3 0-3 2-4 6-8 23-20 36-32 36-7 0-7-3-7-11 0-7 1-10 6-24 4-9 17-41 17-57 0-5 0-17-12-27-5-3-13-7-28-7-26 0-42 17-51 30-4-25-24-30-39-30-25 0-42 16-50 26-2-19-20-26-32-26s-20 10-23 17c-7 9-11 27-11 29 0 3 4 3 5 3 5 0 5-1 7-8 5-18 10-33 22-33 7 0 9 6 9 15 0 6-2 17-5 25-2 7-4 20-7 26l-9 39c0 4-3 11-3 12 0 7 6 10 11 10s10-4 11-8c1-2 5-12 5-18 2-6 4-19 7-26 2-7 3-13 5-21 3-12 3-14 12-26s22-28 44-28c18 0 18 15 18 21 0 7 0 12-5 27z"><text:p/></draw:path><draw:polygon draw:style-name="gr3" draw:text-style-name="P56" svg:width="0.2228in" svg:height="0.0067in" svg:x="0.4248in" svg:y="0.1866in" svg:viewBox="0 0 567 18" draw:points="283,18 0,18 0,0 567,0 567,18"><text:p/></draw:polygon><draw:path draw:style-name="gr3" draw:text-style-name="P56" svg:width="0.0819in" svg:height="0.1177in" svg:x="0.4335in" svg:y="0.2311in" svg:viewBox="0 0 209 300" svg:d="M128 171c18 43 38 109 46 119 6 9 11 9 22 9h9c4-1 4-3 4-5 0-1 0-2-1-3-4-5-8-11-10-20l-86-241c-9-24-33-30-52-30-2 0-8 0-8 5 0 2 3 3 3 3 15 4 18 6 29 35l41 114-118 117c-5 5-7 7-7 13 0 7 6 13 12 13 7 0 11-4 14-9z"><text:p/></draw:path><draw:path draw:style-name="gr3" draw:text-style-name="P56" svg:width="0.1063in" svg:height="0.0528in" svg:x="0.5272in" svg:y="0.2366in" svg:viewBox="0 0 271 135" svg:d="M114 108c-1 5-4 15-4 17 0 7 6 10 11 10s10-4 11-8c1-2 5-12 5-18 2-6 5-19 7-26s4-13 5-21c3-12 3-13 9-21 10-16 24-33 47-33 17 0 18 14 18 21 0 18-13 50-18 63-2 9-3 11-3 16 0 16 12 27 27 27 30 0 42-41 42-46s-3-5-5-5c-3 0-3 2-4 6-8 23-20 36-32 36-7 0-7-3-7-11 0-7 1-10 6-24 4-9 17-41 17-57 0-5 0-17-12-27-5-3-13-7-28-7-26 0-42 17-51 30-4-25-24-30-39-30-25 0-42 16-50 26-2-19-20-26-32-26s-20 10-23 17c-7 9-11 27-11 29 0 3 4 3 5 3 5 0 5-1 7-8 5-18 10-33 22-33 7 0 9 6 9 15 0 6-2 17-5 25-2 7-4 20-7 26l-9 39c0 4-3 11-3 12 0 7 6 10 11 10s10-4 11-8c1-2 5-12 5-18 2-6 4-19 7-26 2-7 3-13 5-21 3-12 3-14 12-26s22-28 44-28c18 0 18 15 18 21 0 7 0 12-5 27z"><text:p/></draw:path><draw:path draw:style-name="gr3" draw:text-style-name="P56" svg:width="0.0421in" svg:height="0.0772in" svg:x="0.5343in" svg:y="0.3118in" svg:viewBox="0 0 108 197" svg:d="M67 8c0-8 0-8-8-8-19 18-47 19-59 19v11c7 0 26 0 43-8v151c0 10 0 13-30 13h-11v11c5 0 42-1 53-1 10 0 47 1 53 1v-11h-11c-30 0-30-3-30-13z"><text:p/></draw:path><draw:path draw:style-name="gr3" draw:text-style-name="P56" svg:width="0.1102in" svg:height="0.039in" svg:x="0.7232in" svg:y="0.1701in" svg:viewBox="0 0 281 100" svg:d="M266 17c8 0 15 0 15-9 0-8-7-8-13-8h-254c-7 0-14 0-14 8 0 9 7 9 14 9zM268 100c6 0 13 0 13-9 0-8-7-8-15-8h-252c-7 0-14 0-14 8 0 9 7 9 14 9z"><text:p/></draw:path><draw:path draw:style-name="gr3" draw:text-style-name="P56" svg:width="0.076in" svg:height="0.0752in" svg:x="0.8957in" svg:y="0.1579in" svg:viewBox="0 0 194 192" svg:d="M142 26c-9-14-21-26-40-26-49 0-102 62-102 124 0 41 23 68 56 68 9 0 30-2 56-31 3 17 18 31 38 31 16 0 25-9 31-23 7-15 13-42 13-42 0-4-4-4-4-4-5 0-5 1-6 8-9 26-16 52-33 52-12 0-13-11-13-20s1-12 6-31c5-18 5-23 8-38l16-59c2-13 2-13 2-15 0-8-4-12-10-12-11 0-18 10-18 18zM113 137c-1 8-1 8-7 16-20 22-36 30-48 30-22 0-28-23-28-40 0-20 14-73 24-93 12-25 31-40 49-40 28 0 34 34 34 37 0 2-1 5-3 7z"><text:p/></draw:path><draw:path draw:style-name="gr3" draw:text-style-name="P56" svg:width="0.0421in" svg:height="0.0772in" svg:x="0.989in" svg:y="0.1787in" svg:viewBox="0 0 108 197" svg:d="M67 8c0-8-1-8-8-8-19 18-47 19-59 19v11c7 0 26 0 43-8v151c0 10 0 13-30 13h-11v11c5 0 42-1 53-1 10 0 47 1 53 1v-11h-11c-30 0-30-3-30-13z"><text:p/></draw:path><draw:path draw:style-name="gr3" draw:text-style-name="P56" svg:width="0.0736in" svg:height="0.0327in" svg:x="1.1016in" svg:y="0.1138in" svg:viewBox="0 0 188 84" svg:d="M151 50c-6 6-20 18-20 26 0 4 3 8 8 8 4 0 6-2 7-5 6-6 16-19 34-29 4 0 8-3 8-8 0-4-3-6-7-8-8-8-13-15-17-24-1-4-2-10-8-10s-8 6-8 8c0 4 3 17 9 26h-143c-7 0-14 0-14 8s7 8 14 8z"><text:p/></draw:path><draw:path draw:style-name="gr3" draw:text-style-name="P56" svg:width="0.0685in" svg:height="0.1055in" svg:x="1.0579in" svg:y="0.1579in" svg:viewBox="0 0 175 269" svg:d="M175 5c0-3-1-5-5-5s-21 17-28 30c-10-23-26-30-40-30-50 0-102 62-102 124 0 42 25 68 55 68 19 0 36-11 51-26-4 15-17 72-18 77-4 12-9 13-32 14-6 0-9 0-9 8 0 0 0 4 5 4 13 0 28-1 43-1 14 0 29 1 43 1 2 0 8 0 8-7 0-5-4-5-12-5-20 0-20-4-20-7s1-6 2-10zM58 183c-27 0-28-33-28-40 0-20 12-67 20-84 12-33 34-49 52-49 28 0 34 33 34 36s-23 96-24 97c-8 13-32 40-54 40z"><text:p/></draw:path><draw:path draw:style-name="gr3" draw:text-style-name="P56" svg:width="0.0421in" svg:height="0.0772in" svg:x="1.1382in" svg:y="0.1787in" svg:viewBox="0 0 108 197" svg:d="M67 8c0-8-1-8-8-8-19 18-47 19-59 19v11c7 0 26 0 43-8v151c0 10 0 13-30 13h-11v11c5 0 42-1 53-1 10 0 47 1 53 1v-11h-11c-30 0-30-3-30-13z"><text:p/></draw:path></draw:g>, <text:span text:style-name="T5">o ile </text:span><text:span text:style-name="T5"><draw:g text:anchor-type="as-char" svg:y="-0.228in" draw:z-index="11" draw:style-name="gr1"><svg:title>TexMaths</svg:title><svg:desc>12§display§|\frac{\lambda_{i}}{\lambda_{1}}| &lt; 1§svg§600§FALSE§</svg:desc><draw:polygon draw:style-name="gr2" draw:text-style-name="P55" svg:width="0.578in" svg:height="0.3496in" svg:x="0in" svg:y="0.0071in" svg:viewBox="0 0 1469 889" draw:points="735,889 0,889 0,0 1469,0 1469,889"><text:p/></draw:polygon><draw:path draw:style-name="gr3" draw:text-style-name="P56" svg:width="0.0067in" svg:height="0.1657in" svg:x="0.0114in" svg:y="0.1031in" svg:viewBox="0 0 18 422" svg:d="M18 16c0-9 0-16-10-16-8 0-8 7-8 16v391c0 8 0 15 8 15 10 0 10-7 10-15z"><text:p/></draw:path><draw:path draw:style-name="gr3" draw:text-style-name="P56" svg:width="0.0819in" svg:height="0.1177in" svg:x="0.076in" svg:y="0in" svg:viewBox="0 0 209 300" svg:d="M128 170c18 44 38 110 46 119 6 10 11 10 22 10h9c4-1 4-4 4-5s0-2-1-4c-4-4-8-10-10-19l-86-241c-9-24-33-30-52-30-2 0-8 0-8 5 0 2 3 3 3 3 15 4 18 6 29 35l41 114-118 117c-5 4-7 7-7 13 0 7 6 13 12 13 7 0 11-5 14-10z"><text:p/></draw:path><draw:path draw:style-name="gr3" draw:text-style-name="P56" svg:width="0.035in" svg:height="0.078in" svg:x="0.1697in" svg:y="0.0634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olygon draw:style-name="gr3" draw:text-style-name="P56" svg:width="0.1713in" svg:height="0.0067in" svg:x="0.0575in" svg:y="0.1827in" svg:viewBox="0 0 436 18" draw:points="218,18 0,18 0,0 436,0 436,18"><text:p/></draw:polygon><draw:path draw:style-name="gr3" draw:text-style-name="P56" svg:width="0.0819in" svg:height="0.1177in" svg:x="0.0665in" svg:y="0.2264in" svg:viewBox="0 0 209 300" svg:d="M128 170c18 44 38 110 46 119 6 10 11 10 22 10h9c4-1 4-4 4-5s0-2-1-4c-4-4-8-10-10-19l-86-241c-9-24-33-30-52-30-2 0-8 0-8 5 0 2 3 3 3 3 15 4 18 6 29 35l41 114-118 117c-5 4-7 7-7 13 0 7 6 13 12 13 7 0 11-5 14-10z"><text:p/></draw:path><draw:path draw:style-name="gr3" draw:text-style-name="P56" svg:width="0.0421in" svg:height="0.0772in" svg:x="0.1677in" svg:y="0.2894in" svg:viewBox="0 0 108 197" svg:d="M67 8c0-8-1-8-8-8-19 18-47 19-59 19v11c7 0 26 0 43-8v151c0 9 0 13-30 13h-11v11c5 0 42-1 53-1 10 0 47 1 53 1v-11h-11c-30 0-30-4-30-13z"><text:p/></draw:path><draw:path draw:style-name="gr3" draw:text-style-name="P56" svg:width="0.0067in" svg:height="0.1657in" svg:x="0.2689in" svg:y="0.1031in" svg:viewBox="0 0 18 422" svg:d="M18 16c0-9 0-16-10-16-8 0-8 7-8 16v391c0 8 0 15 8 15 10 0 10-7 10-15z"><text:p/></draw:path><draw:path draw:style-name="gr3" draw:text-style-name="P56" svg:width="0.1012in" svg:height="0.0965in" svg:x="0.3547in" svg:y="0.1382in" svg:viewBox="0 0 258 246" svg:d="M251 18c5-2 7-5 7-10 0-4-4-8-7-8s-4 0-9 2l-235 111c-3 2-7 5-7 9 0 5 4 8 7 10l235 110c5 4 6 4 9 4s7-4 7-8c0-5-2-8-7-10l-222-106z"><text:p/></draw:path><draw:path draw:style-name="gr3" draw:text-style-name="P56" svg:width="0.0547in" svg:height="0.1106in" svg:x="0.5315in" svg:y="0.1161in" svg:viewBox="0 0 140 282" svg:d="M88 11c0-10 0-11-11-11-27 26-64 26-77 26v15c8 0 34 0 55-12v219c0 16 0 21-38 21h-15v13c15-1 53-1 69-1 18 0 54 0 69 1v-13h-13c-38 0-39-5-39-21z"><text:p/></draw:path></draw:g></text:span><text:span text:style-name="T5"><text:s/>(zapewnia nam to założenie (1)) oraz </text:span><text:span text:style-name="T5"><draw:g text:anchor-type="as-char" svg:y="-0.1217in" draw:z-index="12" draw:style-name="gr1"><svg:title>TexMaths</svg:title><svg:desc>12§display§a_{1} \ne 0§svg§600§FALSE§</svg:desc><draw:polygon draw:style-name="gr2" draw:text-style-name="P55" svg:width="0.4433in" svg:height="0.1378in" svg:x="0.0016in" svg:y="0.0087in" svg:viewBox="0 0 1127 351" draw:points="564,351 0,351 0,0 1127,0 1127,351"><text:p/></draw:polygon><draw:path draw:style-name="gr3" draw:text-style-name="P56" svg:width="0.076in" svg:height="0.0752in" svg:x="0in" svg:y="0.0453in" svg:viewBox="0 0 194 192" svg:d="M142 26c-9-14-21-26-40-26-49 0-102 62-102 123 0 41 23 69 56 69 9 0 30-3 56-31 3 16 18 31 38 31 16 0 25-10 31-23 7-16 13-42 13-42 0-5-4-5-4-5-5 0-5 1-6 9-9 26-16 51-33 51-12 0-13-11-13-19 0-10 1-12 6-31 5-18 5-23 8-38l16-59c2-13 2-13 2-15 0-8-4-12-10-12-11 0-18 10-18 18zM113 137c-1 8-1 8-9 15-18 23-34 30-46 30-22 0-28-23-28-39 0-21 13-73 24-93 12-25 31-40 49-40 28 0 34 34 34 37 0 2-1 5-3 7z"><text:p/></draw:path><draw:path draw:style-name="gr3" draw:text-style-name="P56" svg:width="0.0421in" svg:height="0.0772in" svg:x="0.0937in" svg:y="0.0661in" svg:viewBox="0 0 108 197" svg:d="M67 8c0-8 0-8-8-8-19 18-47 19-59 19v11c7 0 26 0 43-8v151c0 9 0 13-30 13h-11v11c5 0 42-2 53-2 10 0 47 2 53 2v-11h-11c-30 0-30-4-30-13z"><text:p/></draw:path><draw:path draw:style-name="gr3" draw:text-style-name="P56" svg:width="0.0827in" svg:height="0.1543in" svg:x="0.2244in" svg:y="0in" svg:viewBox="0 0 211 393" svg:d="M209 17c2-6 2-7 2-9s-2-8-8-8c-5 0-6 2-9 8l-190 368c-4 6-4 8-4 10s2 7 8 7c5 0 6-2 10-7z"><text:p/></draw:path><draw:path draw:style-name="gr3" draw:text-style-name="P56" svg:width="0.1102in" svg:height="0.039in" svg:x="0.2106in" svg:y="0.0571in" svg:viewBox="0 0 281 100" svg:d="M266 17c8 0 15 0 15-9 0-8-7-8-13-8h-254c-7 0-14 0-14 8 0 9 7 9 14 9zM268 100c6 0 13 0 13-9 0-8-7-8-15-8h-252c-7 0-14 0-14 8 0 9 7 9 14 9z"><text:p/></draw:path><draw:path draw:style-name="gr3" draw:text-style-name="P56" svg:width="0.0701in" svg:height="0.1138in" svg:x="0.3831in" svg:y="0.0087in" svg:viewBox="0 0 179 290" svg:d="M179 146c0-33-3-67-18-99-19-40-53-47-72-47-24 0-57 11-73 50-14 29-16 63-16 96s2 70 19 102c18 34 49 42 70 42 24 0 55-8 74-48 13-29 16-62 16-96zM89 282c-16 0-42-11-49-52-4-25-4-65-4-89 0-27 0-55 2-77 9-51 41-54 51-54 14 0 42 7 50 49 4 24 4 55 4 82 0 32 0 60-5 87-6 41-30 54-49 54z"><text:p/></draw:path></draw:g></text:span><text:span text:style-name="T5">, które to warunki decydują o zbieżności metody. Wartość własną w każdej iteracji obliczamy korzystając ze wzoru:</text:span></text:p>
      <text:p text:style-name="P31"/>
      <text:p text:style-name="P33"><draw:g text:anchor-type="as-char" svg:y="-0.2598in" draw:z-index="15" draw:style-name="gr1"><svg:title>TexMaths</svg:title><svg:desc>12§display§\lambda_{1} = \frac{\vec{x}_{m+1}^{T}\vec{x}_{m}}{\vec{x}_{m}^{T}\vec{x}_{m}}§svg§600§FALSE§</svg:desc><draw:polygon draw:style-name="gr2" draw:text-style-name="P55" svg:width="1.0063in" svg:height="0.398in" svg:x="0in" svg:y="0.0087in" svg:viewBox="0 0 2557 1012" draw:points="1280,1012 0,1012 0,0 2557,0 2557,1012"><text:p/></draw:polygon><draw:path draw:style-name="gr3" draw:text-style-name="P56" svg:width="0.0819in" svg:height="0.1177in" svg:x="0.0004in" svg:y="0.1425in" svg:viewBox="0 0 209 300" svg:d="M128 171c18 43 38 109 46 118 6 10 11 10 22 10h9c4-1 4-4 4-5s0-2-1-3c-4-5-8-11-10-20l-86-241c-9-24-33-30-52-30-2 0-8 0-8 5 0 2 3 3 3 3 15 4 18 6 29 35l41 114-118 117c-5 5-7 7-7 13 0 7 6 13 12 13 7 0 11-5 14-9z"><text:p/></draw:path><draw:path draw:style-name="gr3" draw:text-style-name="P56" svg:width="0.0421in" svg:height="0.0772in" svg:x="0.1012in" svg:y="0.2067in" svg:viewBox="0 0 108 197" svg:d="M67 8c0-8 0-8-8-8-19 18-47 19-59 19v11c7 0 26 0 43-8v151c0 10 0 13-30 13h-11v11c5 0 42-1 53-1 10 0 47 1 53 1v-11h-11c-30 0-30-3-30-13z"><text:p/></draw:path><draw:path draw:style-name="gr3" draw:text-style-name="P56" svg:width="0.1102in" svg:height="0.039in" svg:x="0.2185in" svg:y="0.1976in" svg:viewBox="0 0 281 100" svg:d="M266 17c8 0 15 0 15-9 0-8-7-8-13-8h-254c-7 0-14 0-14 8 0 9 7 9 14 9zM268 100c6 0 13 0 13-9 0-8-7-8-15-8h-252c-7 0-14 0-14 8 0 9 7 9 14 9z"><text:p/></draw:path><draw:path draw:style-name="gr3" draw:text-style-name="P56" svg:width="0.0736in" svg:height="0.0327in" svg:x="0.4323in" svg:y="0.0205in" svg:viewBox="0 0 188 84" svg:d="M151 50c-6 6-20 18-20 26 0 4 3 8 8 8 4 0 6-2 7-5 6-6 16-19 34-29 4 0 8-3 8-8 0-4-3-6-7-8-8-8-13-15-17-24-1-4-2-10-8-10s-8 6-8 8c0 4 3 17 9 26h-143c-7 0-14 0-14 8s7 8 14 8z"><text:p/></draw:path><draw:path draw:style-name="gr3" draw:text-style-name="P56" svg:width="0.0827in" svg:height="0.0752in" svg:x="0.4091in" svg:y="0.0654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3 56-56 56-17 0-23-14-23-28 0-10 2-18 7-37z"><text:p/></draw:path><draw:path draw:style-name="gr3" draw:text-style-name="P56" svg:width="0.087in" svg:height="0.0787in" svg:x="0.5043in" svg:y="0in" svg:viewBox="0 0 222 201" svg:d="M132 22c1-10 2-10 8-11 2 0 12 0 18 0 18 0 27 0 34 2 12 4 13 13 13 23 0 5 0 10-1 24l-1 4c0 3 1 4 6 4 3 0 5-3 5-8l8-56c0-4-4-4-10-4h-182c-7 0-8 0-10 6l-18 53c-1 1-2 3-2 6 0 0 1 3 5 3 3 0 5-1 7-7 17-48 26-50 72-50h12c8 0 8 0 8 2 0 1 0 3-1 7l-38 155c-3 12-4 15-35 15-11 0-13 0-13 7 0 0 0 4 5 4 8 0 16-2 25-2 8 0 18 0 26 0 7 0 18 0 25 0 10 0 18 2 26 2 3 0 7 0 7-6 0-5-4-5-12-5-6 0-11 0-17 0-11-1-11-3-11-6s0-4 1-7z"><text:p/></draw:path><draw:path draw:style-name="gr3" draw:text-style-name="P56" svg:width="0.1063in" svg:height="0.0524in" svg:x="0.5047in" svg:y="0.1291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56" svg:width="0.0854in" svg:height="0.0858in" svg:x="0.6252in" svg:y="0.1083in" svg:viewBox="0 0 218 219" svg:d="M116 116h92c3 0 10 0 10-7s-7-7-10-7h-92v-91c0-4 0-11-7-11s-7 7-7 11v91h-91c-4 0-11 0-11 7s7 7 11 7h91v92c0 3 0 11 7 11s7-6 7-11z"><text:p/></draw:path><draw:path draw:style-name="gr3" draw:text-style-name="P56" svg:width="0.0421in" svg:height="0.0772in" svg:x="0.7319in" svg:y="0.1031in" svg:viewBox="0 0 108 197" svg:d="M67 8c0-8-1-8-8-8-19 18-47 19-59 19v11c7 0 26 0 43-8v151c0 10 0 13-30 13h-11v11c5 0 42-1 53-1 10 0 47 1 53 1v-11h-11c-30 0-30-3-30-13z"><text:p/></draw:path><draw:path draw:style-name="gr3" draw:text-style-name="P56" svg:width="0.0736in" svg:height="0.0327in" svg:x="0.8217in" svg:y="0.0205in" svg:viewBox="0 0 188 84" svg:d="M151 50c-6 6-20 18-20 26 0 4 3 8 8 8 4 0 6-2 7-5 6-6 16-19 34-29 4 0 8-3 8-8 0-4-3-6-7-8-8-8-13-15-17-24-1-4-2-10-8-10s-8 6-8 8c0 4 3 17 9 26h-143c-7 0-14 0-14 8s7 8 14 8z"><text:p/></draw:path><draw:path draw:style-name="gr3" draw:text-style-name="P56" svg:width="0.0827in" svg:height="0.0752in" svg:x="0.7988in" svg:y="0.0654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0 27 28 0 44-30 44-32 5 15 20 32 47 32 43 0 67-55 67-65 0-5-4-5-5-5-3 0-5 2-6 5-13 46-43 56-56 56-17 0-23-14-23-28 0-10 2-18 7-37z"><text:p/></draw:path><draw:path draw:style-name="gr3" draw:text-style-name="P56" svg:width="0.1063in" svg:height="0.0524in" svg:x="0.8941in" svg:y="0.1126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olygon draw:style-name="gr3" draw:text-style-name="P56" svg:width="0.6102in" svg:height="0.0067in" svg:x="0.4043in" svg:y="0.2134in" svg:viewBox="0 0 1551 18" draw:points="775,18 0,18 0,0 1551,0 1551,18"><text:p/></draw:polygon><draw:path draw:style-name="gr3" draw:text-style-name="P56" svg:width="0.0736in" svg:height="0.0327in" svg:x="0.5165in" svg:y="0.2539in" svg:viewBox="0 0 188 84" svg:d="M151 50c-6 6-20 18-20 26 0 4 3 8 8 8 4 0 6-2 7-5 6-6 16-19 34-29 4 0 8-3 8-8 0-4-3-6-7-8-8-8-13-15-17-24-1-4-2-10-8-10s-8 6-8 8c0 4 3 17 9 26h-143c-7 0-14 0-14 8s7 8 14 8z"><text:p/></draw:path><draw:path draw:style-name="gr3" draw:text-style-name="P56" svg:width="0.0827in" svg:height="0.0752in" svg:x="0.4933in" svg:y="0.298in" svg:viewBox="0 0 211 192" svg:d="M130 60c2-12 12-50 40-50 3 0 14 0 22 4-12 3-20 14-20 23 0 7 4 16 16 16 10 0 23-7 23-25 0-22-25-28-39-28-26 0-40 22-45 32-11-28-33-32-45-32-45 0-69 55-69 65 0 5 4 5 5 5 4 0 5 0 6-5 14-45 42-55 56-55 9 0 23 3 23 27 0 13-7 42-23 101-6 28-21 45-39 45-4 0-13 0-22-5 11-3 21-12 21-23 0-12-10-16-17-16-12 0-23 12-23 26 0 19 22 27 40 27 28 0 43-30 44-32 5 15 20 32 46 32 44 0 68-55 68-65 0-5-4-5-5-5-3 0-5 2-6 5-14 46-43 56-56 56-17 0-23-14-23-28 0-10 2-18 7-37z"><text:p/></draw:path><draw:path draw:style-name="gr3" draw:text-style-name="P56" svg:width="0.087in" svg:height="0.0787in" svg:x="0.589in" svg:y="0.2465in" svg:viewBox="0 0 222 201" svg:d="M132 22c1-10 2-10 8-11 2 0 12 0 18 0 18 0 27 0 34 2 12 4 13 13 13 23 0 5 0 10-1 24l-1 4c0 3 1 4 5 4s6-3 6-8l8-56c0-4-4-4-10-4h-182c-7 0-8 0-10 6l-18 53c-1 1-2 3-2 6 0 0 1 3 5 3 3 0 5-1 7-7 17-48 26-50 72-50h12c8 0 8 0 8 2 0 1 0 3-1 7l-38 155c-3 12-4 15-35 15-11 0-13 0-13 7 0 0 0 4 5 4 8 0 16-2 25-2 8 0 18 0 26 0 7 0 18 0 25 0 10 0 18 2 26 2 3 0 7 0 7-6 0-5-4-5-12-5-6 0-11 0-17 0-11-1-11-3-11-6s0-4 1-7z"><text:p/></draw:path><draw:path draw:style-name="gr3" draw:text-style-name="P56" svg:width="0.1063in" svg:height="0.0524in" svg:x="0.589in" svg:y="0.3626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56" svg:width="0.0736in" svg:height="0.0327in" svg:x="0.7378in" svg:y="0.2539in" svg:viewBox="0 0 188 84" svg:d="M151 50c-6 6-20 18-20 26 0 4 3 8 8 8 4 0 6-2 7-5 6-6 16-19 34-29 4 0 8-3 8-8 0-4-3-6-7-8-8-8-13-15-17-24-1-4-2-10-8-10s-8 6-8 8c0 4 3 17 9 26h-143c-7 0-14 0-14 8s7 8 14 8z"><text:p/></draw:path><draw:path draw:style-name="gr3" draw:text-style-name="P56" svg:width="0.0827in" svg:height="0.0752in" svg:x="0.7146in" svg:y="0.298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2 56-56 56-17 0-23-14-23-28 0-10 2-18 7-37z"><text:p/></draw:path><draw:path draw:style-name="gr3" draw:text-style-name="P56" svg:width="0.1063in" svg:height="0.0524in" svg:x="0.8098in" svg:y="0.346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g>,</text:p>
      <text:p text:style-name="P33"/>
      <text:p text:style-name="P35"><text:soft-page-break/></text:p>
      <text:p text:style-name="P36">natomia<text:span text:style-name="T11">s</text:span>t wektor własny <text:span text:style-name="T7">jest w przybliżeniu równy</text:span> <text:s/><draw:g text:anchor-type="as-char" svg:y="-0.1193in" draw:z-index="17" draw:style-name="gr1"><svg:title>TexMaths</svg:title><svg:desc>12§display§\vec{x}_{m} \approx \lambda_{1}^ma_{1}\vec{q_{1}}§svg§600§FALSE§</svg:desc><draw:polygon draw:style-name="gr2" draw:text-style-name="P55" svg:width="0.9417in" svg:height="0.1441in" svg:x="0.0008in" svg:y="0.0083in" svg:viewBox="0 0 2393 367" draw:points="1197,367 0,367 0,0 2393,0 2393,367"><text:p/></draw:polygon><draw:path draw:style-name="gr3" draw:text-style-name="P56" svg:width="0.0736in" svg:height="0.0327in" svg:x="0.0232in" svg:y="0.002in" svg:viewBox="0 0 188 84" svg:d="M151 50c-6 6-20 18-20 25 0 5 3 9 8 9 4 0 6-3 7-5 6-6 16-19 34-29 4 0 8-3 8-8 0-4-3-6-7-8-8-8-13-15-17-24-1-4-2-10-8-10s-8 6-8 8c0 4 3 17 9 26h-143c-7 0-14 0-14 8s7 8 14 8z"><text:p/></draw:path><draw:path draw:style-name="gr3" draw:text-style-name="P56" svg:width="0.0827in" svg:height="0.0752in" svg:x="0in" svg:y="0.0461in" svg:viewBox="0 0 211 192" svg:d="M130 60c2-12 12-50 40-50 4 0 14 0 22 4-12 3-20 14-20 23 0 7 4 16 16 16 10 0 23-8 23-25 0-22-25-28-39-28-26 0-40 22-45 32-11-28-33-32-45-32-45 0-69 55-69 65 0 4 4 4 5 4 4 0 5 0 6-4 14-45 42-55 56-55 9 0 23 3 23 27 0 13-7 42-23 101-6 27-21 44-39 44-4 0-13 0-22-5 11-2 21-12 21-23 0-12-10-15-17-15-12 0-23 12-23 25 0 19 22 28 40 28 28 0 44-30 44-33 5 16 20 33 46 33 44 0 68-56 68-65 0-5-4-5-5-5-3 0-5 1-6 5-13 45-43 55-56 55-17 0-23-13-23-28 0-9 2-18 7-37z"><text:p/></draw:path><draw:path draw:style-name="gr3" draw:text-style-name="P56" svg:width="0.1063in" svg:height="0.0524in" svg:x="0.0953in" svg:y="0.0933in" svg:viewBox="0 0 271 134" svg:d="M114 108c-1 5-4 14-4 16 0 8 6 10 11 10s10-4 11-7 5-12 5-18c2-6 5-19 7-26 2-8 4-14 5-21 3-12 3-13 9-21 10-16 24-33 47-33 17 0 18 14 18 21 0 18-13 50-18 63-2 9-3 11-3 16 0 15 12 26 27 26 30 0 42-41 42-45 0-5-3-5-5-5-3 0-3 2-4 6-8 23-20 36-32 36-7 0-7-4-7-11s1-11 6-24c4-10 17-41 17-57 0-5 0-17-12-27-5-3-13-7-28-7-26 0-42 17-51 30-4-25-24-30-39-30-25 0-42 16-50 26-2-19-20-26-32-26s-20 10-23 17c-7 9-11 27-11 28 0 4 4 4 5 4 5 0 5-1 7-8 5-18 10-33 22-33 7 0 9 6 9 15 0 6-2 16-5 25-2 7-4 20-7 26l-9 39c0 3-3 10-3 11 0 8 6 10 11 10s10-4 11-7 5-12 5-18c2-6 4-19 7-26 2-8 3-14 5-21 3-12 3-14 12-26s22-28 44-28c18 0 18 15 18 21 0 7 0 12-5 27z"><text:p/></draw:path><draw:path draw:style-name="gr3" draw:text-style-name="P56" svg:width="0.1106in" svg:height="0.0709in" svg:x="0.2713in" svg:y="0.0402in" svg:viewBox="0 0 282 181" svg:d="M282 13c0-9-2-13-6-13-1 0-5 2-5 12-2 29-32 47-60 47-24 0-45-14-67-28-23-15-46-31-73-31-40 0-71 30-71 69 0 10 4 12 6 12 5 0 6-7 6-9 2-36 37-48 59-48 24 0 45 12 67 27 23 16 47 32 73 32 40 0 71-32 71-70zM282 113c0-14-5-15-6-15s-5 4-5 12c-2 30-32 47-60 47-24 0-45-13-67-28-23-15-46-31-73-31-40 0-71 30-71 70 0 9 4 12 6 12 5 0 6-8 6-10 2-35 37-48 59-48 24 0 45 13 67 29 23 14 47 30 73 30 41 0 71-31 71-68z"><text:p/></draw:path><draw:path draw:style-name="gr3" draw:text-style-name="P56" svg:width="0.0819in" svg:height="0.1173in" svg:x="0.4465in" svg:y="0.0047in" svg:viewBox="0 0 209 299" svg:d="M128 170c18 44 38 109 46 118 6 10 11 10 22 10h9c4-1 4-2 4-5 0-1 0-2-1-3-4-5-8-11-10-20l-86-240c-9-24-33-30-52-30-2 0-8 0-8 5 0 2 3 3 3 3 15 4 18 6 29 35l41 114-118 116c-5 5-7 8-7 13 0 7 6 13 12 13 7 0 11-5 14-9z"><text:p/></draw:path><draw:path draw:style-name="gr3" draw:text-style-name="P56" svg:width="0.1063in" svg:height="0.0524in" svg:x="0.5394in" svg:y="0in" svg:viewBox="0 0 271 134" svg:d="M114 108c-1 5-4 14-4 16 0 8 6 10 11 10s10-4 11-7 5-12 5-18c2-6 5-19 7-26 2-8 4-14 5-21 3-12 3-13 9-21 10-16 24-33 47-33 17 0 18 14 18 21 0 18-13 50-18 63-2 9-3 11-3 16 0 15 12 26 27 26 30 0 42-41 42-45 0-5-3-5-5-5-3 0-3 2-4 6-8 23-20 36-32 36-7 0-7-4-7-11s1-11 6-24c4-10 17-41 17-57 0-5 0-17-12-27-5-3-13-7-28-7-26 0-42 17-51 30-4-25-24-30-39-30-25 0-42 16-50 26-2-19-20-26-32-26s-20 10-23 17c-7 9-11 27-11 28 0 4 4 4 5 4 5 0 5-1 7-8 5-18 10-33 22-33 7 0 9 6 9 15 0 6-2 16-5 25-2 7-4 20-7 26l-9 39c0 3-3 10-3 11 0 8 6 10 11 10s10-4 11-7 5-12 5-18c2-6 4-19 7-26 2-8 3-14 5-21 3-12 3-14 12-26s22-28 44-28c18 0 18 15 18 21 0 7 0 12-5 27z"><text:p/></draw:path><draw:path draw:style-name="gr3" draw:text-style-name="P56" svg:width="0.0421in" svg:height="0.0768in" svg:x="0.5465in" svg:y="0.0839in" svg:viewBox="0 0 108 196" svg:d="M67 8c0-8-1-8-8-8-19 18-47 19-59 19v11c7 0 26 0 43-8v150c0 10 0 14-30 14h-11v10c5 0 42-1 53-1 10 0 47 1 53 1v-10h-11c-30 0-30-4-30-14z"><text:p/></draw:path><draw:path draw:style-name="gr3" draw:text-style-name="P56" svg:width="0.076in" svg:height="0.0752in" svg:x="0.6669in" svg:y="0.0461in" svg:viewBox="0 0 194 192" svg:d="M142 26c-9-14-21-26-40-26-49 0-102 62-102 123 0 41 23 69 56 69 9 0 30-3 56-32 3 17 18 32 38 32 16 0 25-10 31-23 7-16 13-42 13-42 0-5-4-5-4-5-5 0-5 1-6 8-9 27-16 52-33 52-12 0-13-11-13-19 0-10 1-12 6-31 5-18 5-23 8-39l16-58c2-13 2-13 2-15 0-8-4-12-10-12-11 0-18 10-18 18zM113 136c-1 9-1 9-7 16-20 23-36 30-48 30-22 0-28-23-28-40 0-20 13-73 24-92 12-25 31-40 49-40 28 0 34 34 34 37 0 2-1 4-3 7z"><text:p/></draw:path><draw:path draw:style-name="gr3" draw:text-style-name="P56" svg:width="0.0421in" svg:height="0.0768in" svg:x="0.7602in" svg:y="0.0673in" svg:viewBox="0 0 108 196" svg:d="M67 8c0-8-1-8-8-8-19 18-47 19-59 19v11c7 0 26 0 43-8v150c0 10 0 14-30 14h-11v10c5 0 42-1 53-1 10 0 47 1 53 1v-10h-11c-30 0-30-4-30-14z"><text:p/></draw:path><draw:path draw:style-name="gr3" draw:text-style-name="P56" svg:width="0.0736in" svg:height="0.0327in" svg:x="0.8728in" svg:y="0.002in" svg:viewBox="0 0 188 84" svg:d="M151 50c-6 6-20 18-20 25 0 5 3 9 8 9 4 0 6-3 7-5 6-6 16-19 34-29 4 0 8-3 8-8 0-4-3-6-7-8-8-8-13-15-17-24-1-4-2-10-8-10s-8 6-8 8c0 4 3 17 9 26h-143c-7 0-14 0-14 8s7 8 14 8z"><text:p/></draw:path><draw:path draw:style-name="gr3" draw:text-style-name="P56" svg:width="0.0685in" svg:height="0.1051in" svg:x="0.8287in" svg:y="0.0461in" svg:viewBox="0 0 175 268" svg:d="M175 5c0-3-1-5-5-5s-21 17-28 30c-10-23-26-30-40-30-50 0-102 62-102 123 0 42 25 69 55 69 19 0 36-11 51-27-4 16-17 73-18 77-4 12-9 13-32 14-6 0-9 0-9 9 0 0 0 3 5 3 13 0 28-1 42-1 15 0 30 1 44 1 2 0 8 0 8-7 0-5-4-5-12-5-20 0-20-3-20-7 0-2 1-6 2-10zM58 182c-27 0-28-32-28-40 0-20 12-67 20-83 12-33 34-49 52-49 28 0 34 33 34 35 0 4-23 96-24 97-8 14-32 40-54 40z"><text:p/></draw:path><draw:path draw:style-name="gr3" draw:text-style-name="P56" svg:width="0.0421in" svg:height="0.0768in" svg:x="0.9091in" svg:y="0.0673in" svg:viewBox="0 0 108 196" svg:d="M67 8c0-8-1-8-8-8-19 18-47 19-59 19v11c7 0 26 0 43-8v150c0 10 0 14-30 14h-11v10c5 0 42-1 53-1 10 0 47 1 53 1v-10h-11c-30 0-30-4-30-14z"><text:p/></draw:path></draw:g><text:s/>ze wzoru (<text:span text:style-name="T17">2</text:span>), <text:span text:style-name="T6">więc normujemy </text:span></text:p>
      <text:p text:style-name="P54">go w każdej iteracji:</text:p>
      <text:p text:style-name="P35"/>
      <text:p text:style-name="P38"><draw:g text:anchor-type="as-char" svg:y="-0.2311in" draw:z-index="16" draw:style-name="gr1"><svg:title>TexMaths</svg:title><svg:desc>12§display§\vec{x}_{m+1} = \frac{\vec{x}_{m+1}}{||\vec{x}_{m+1}||}§svg§600§FALSE§</svg:desc><draw:polygon draw:style-name="gr2" draw:text-style-name="P55" svg:width="1.1898in" svg:height="0.3697in" svg:x="0.0004in" svg:y="0.0083in" svg:viewBox="0 0 3023 940" draw:points="1511,940 0,940 0,0 3023,0 3023,940"><text:p/></draw:polygon><draw:path draw:style-name="gr3" draw:text-style-name="P56" svg:width="0.0736in" svg:height="0.0327in" svg:x="0.0228in" svg:y="0.1118in" svg:viewBox="0 0 188 84" svg:d="M151 50c-6 6-20 18-20 26 0 4 3 8 8 8 4 0 6-2 7-5 6-6 16-19 34-29 4 0 8-3 8-8 0-4-3-6-7-8-8-8-13-15-17-24-1-4-2-10-8-10s-8 6-8 8c0 4 3 17 9 26h-143c-7 0-14 0-14 8s7 8 14 8z"><text:p/></draw:path><draw:path draw:style-name="gr3" draw:text-style-name="P56" svg:width="0.0827in" svg:height="0.0752in" svg:x="-0.0004in" svg:y="0.1575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56" svg:width="0.1063in" svg:height="0.0524in" svg:x="0.0949in" svg:y="0.2047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56" svg:width="0.0854in" svg:height="0.0854in" svg:x="0.2154in" svg:y="0.1839in" svg:viewBox="0 0 218 218" svg:d="M116 116h92c3 0 10 0 10-7s-7-7-10-7h-92v-91c0-4 0-11-7-11s-7 7-7 11v91h-91c-4 0-11 0-11 7s7 7 11 7h91v92c0 3 0 10 7 10s7-6 7-10z"><text:p/></draw:path><draw:path draw:style-name="gr3" draw:text-style-name="P56" svg:width="0.0421in" svg:height="0.0772in" svg:x="0.3217in" svg:y="0.1783in" svg:viewBox="0 0 108 197" svg:d="M67 8c0-8-1-8-8-8-19 18-47 19-59 19v11c7 0 26 0 43-8v151c0 9 0 13-30 13h-11v11c5 0 42-1 53-1 10 0 47 1 53 1v-11h-11c-30 0-30-4-30-13z"><text:p/></draw:path><draw:path draw:style-name="gr3" draw:text-style-name="P56" svg:width="0.1102in" svg:height="0.039in" svg:x="0.439in" svg:y="0.1701in" svg:viewBox="0 0 281 100" svg:d="M266 17c8 0 15 0 15-9 0-8-7-8-13-8h-254c-7 0-14 0-14 8 0 9 7 9 14 9zM268 100c6 0 13 0 13-9 0-8-7-8-15-8h-252c-7 0-14 0-14 8 0 9 7 9 14 9z"><text:p/></draw:path><draw:path draw:style-name="gr3" draw:text-style-name="P56" svg:width="0.0736in" svg:height="0.0327in" svg:x="0.7453in" svg:y="0in" svg:viewBox="0 0 188 84" svg:d="M151 50c-6 6-20 18-20 26 0 4 3 8 8 8 4 0 6-2 7-5 6-6 16-19 34-29 4 0 8-3 8-8 0-4-3-6-7-8-8-8-13-15-17-24-1-4-2-10-8-10s-8 6-8 8c0 4 3 17 9 26h-143c-7 0-14 0-14 8s7 8 14 8z"><text:p/></draw:path><draw:path draw:style-name="gr3" draw:text-style-name="P56" svg:width="0.0827in" svg:height="0.0752in" svg:x="0.722in" svg:y="0.0457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56" svg:width="0.1063in" svg:height="0.0524in" svg:x="0.8177in" svg:y="0.0929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56" svg:width="0.0854in" svg:height="0.0854in" svg:x="0.9378in" svg:y="0.072in" svg:viewBox="0 0 218 218" svg:d="M116 116h92c3 0 10 0 10-7s-7-7-10-7h-92v-91c0-4 0-11-7-11s-7 7-7 11v91h-91c-4 0-11 0-11 7s7 7 11 7h91v92c0 3 0 10 7 10s7-6 7-10z"><text:p/></draw:path><draw:path draw:style-name="gr3" draw:text-style-name="P56" svg:width="0.0421in" svg:height="0.0772in" svg:x="1.0449in" svg:y="0.0665in" svg:viewBox="0 0 108 197" svg:d="M67 8c0-8-1-8-8-8-19 18-47 19-59 19v11c7 0 26 0 43-8v151c0 9 0 13-30 13h-11v11c5 0 42-1 53-1 10 0 47 1 53 1v-11h-11c-30 0-30-4-30-13z"><text:p/></draw:path><draw:polygon draw:style-name="gr3" draw:text-style-name="P56" svg:width="0.5736in" svg:height="0.0067in" svg:x="0.6252in" svg:y="0.1854in" svg:viewBox="0 0 1458 18" draw:points="728,18 0,18 0,0 1458,0 1458,18"><text:p/></draw:polygon><draw:path draw:style-name="gr3" draw:text-style-name="P56" svg:width="0.0067in" svg:height="0.1661in" svg:x="0.6445in" svg:y="0.2201in" svg:viewBox="0 0 18 423" svg:d="M18 16c0-9 0-16-10-16-8 0-8 7-8 16v391c0 7 0 16 8 16 10 0 10-9 10-16z"><text:p/></draw:path><draw:path draw:style-name="gr3" draw:text-style-name="P56" svg:width="0.0067in" svg:height="0.1661in" svg:x="0.6909in" svg:y="0.2201in" svg:viewBox="0 0 18 423" svg:d="M18 16c0-9 0-16-10-16-8 0-8 7-8 16v391c0 7 0 16 8 16 10 0 10-9 10-16z"><text:p/></draw:path><draw:path draw:style-name="gr3" draw:text-style-name="P56" svg:width="0.0736in" svg:height="0.0327in" svg:x="0.7453in" svg:y="0.2264in" svg:viewBox="0 0 188 84" svg:d="M151 50c-6 6-20 18-20 26 0 4 3 8 8 8 4 0 6-2 7-5 6-6 16-19 34-29 4 0 8-3 8-8 0-4-3-6-7-8-8-8-13-15-17-24-1-4-2-10-8-10s-8 6-8 8c0 4 3 17 9 26h-143c-7 0-14 0-14 8s7 8 14 8z"><text:p/></draw:path><draw:path draw:style-name="gr3" draw:text-style-name="P56" svg:width="0.0827in" svg:height="0.0752in" svg:x="0.722in" svg:y="0.27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56" svg:width="0.1063in" svg:height="0.0524in" svg:x="0.8177in" svg:y="0.3193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56" svg:width="0.0854in" svg:height="0.0854in" svg:x="0.9378in" svg:y="0.2984in" svg:viewBox="0 0 218 218" svg:d="M116 116h92c3 0 10 0 10-7s-7-7-10-7h-92v-91c0-4 0-11-7-11s-7 7-7 11v91h-91c-4 0-11 0-11 7s7 7 11 7h91v92c0 3 0 10 7 10s7-6 7-10z"><text:p/></draw:path><draw:path draw:style-name="gr3" draw:text-style-name="P56" svg:width="0.0421in" svg:height="0.0772in" svg:x="1.0449in" svg:y="0.2929in" svg:viewBox="0 0 108 197" svg:d="M67 8c0-8-1-8-8-8-19 18-47 19-59 19v11c7 0 26 0 43-8v151c0 9 0 13-30 13h-11v11c5 0 42-1 53-1 10 0 47 1 53 1v-11h-11c-30 0-30-4-30-13z"><text:p/></draw:path><draw:path draw:style-name="gr3" draw:text-style-name="P56" svg:width="0.0067in" svg:height="0.1661in" svg:x="1.1264in" svg:y="0.2201in" svg:viewBox="0 0 18 423" svg:d="M18 16c0-9 0-16-10-16-8 0-8 7-8 16v391c0 7 0 16 8 16 10 0 10-9 10-16z"><text:p/></draw:path><draw:path draw:style-name="gr3" draw:text-style-name="P56" svg:width="0.0067in" svg:height="0.1661in" svg:x="1.1724in" svg:y="0.2201in" svg:viewBox="0 0 18 423" svg:d="M18 16c0-9 0-16-10-16-8 0-8 7-8 16v391c0 7 0 16 8 16 10 0 10-9 10-16z"><text:p/></draw:path></draw:g>,</text:p>
      <text:p text:style-name="P53">(3)</text:p>
      <text:p text:style-name="P35"/>
      <text:p text:style-name="P37">aby unikną<text:span text:style-name="T10">ć</text:span> nadmiaru dla <draw:g text:anchor-type="as-char" svg:y="-0.1252in" draw:z-index="50" draw:style-name="gr1"><svg:title>TexMaths</svg:title><svg:desc>12§display§|\lambda_{1}| &gt; 1§svg§600§FALSE§</svg:desc><draw:polygon draw:style-name="gr2" draw:text-style-name="P55" svg:width="0.5374in" svg:height="0.1492in" svg:x="0in" svg:y="0.0075in" svg:viewBox="0 0 1366 380" draw:points="684,380 0,380 0,0 1366,0 1366,380"><text:p/></draw:polygon><draw:path draw:style-name="gr3" draw:text-style-name="P56" svg:width="0.0067in" svg:height="0.1657in" svg:x="0.0114in" svg:y="0in" svg:viewBox="0 0 18 422" svg:d="M18 16c0-9 0-16-10-16-8 0-8 7-8 16v391c0 8 0 15 8 15 10 0 10-7 10-15z"><text:p/></draw:path><draw:path draw:style-name="gr3" draw:text-style-name="P56" svg:width="0.0819in" svg:height="0.1177in" svg:x="0.0465in" svg:y="0.0094in" svg:viewBox="0 0 209 300" svg:d="M128 170c18 44 38 110 46 119 6 10 11 10 22 10h9c4-1 4-4 4-5s0-2-1-4c-4-4-8-10-10-19l-86-241c-9-24-33-30-52-30-2 0-8 0-8 5 0 2 3 3 3 3 15 4 18 6 29 35l41 114-118 117c-5 4-7 7-7 13 0 7 6 13 12 13 7 0 11-5 14-10z"><text:p/></draw:path><draw:path draw:style-name="gr3" draw:text-style-name="P56" svg:width="0.0421in" svg:height="0.0772in" svg:x="0.1472in" svg:y="0.0717in" svg:viewBox="0 0 108 197" svg:d="M67 8c0-8-1-8-8-8-19 18-47 19-59 19v11c7 0 26 0 43-8v151c0 9 0 13-30 13h-11v11c5 0 42-1 53-1 10 0 47 1 53 1v-11h-11c-30 0-30-4-30-13z"><text:p/></draw:path><draw:path draw:style-name="gr3" draw:text-style-name="P56" svg:width="0.0067in" svg:height="0.1657in" svg:x="0.2291in" svg:y="0in" svg:viewBox="0 0 18 422" svg:d="M18 16c0-9 0-16-10-16-8 0-8 7-8 16v391c0 8 0 15 8 15 10 0 10-7 10-15z"><text:p/></draw:path><draw:path draw:style-name="gr3" draw:text-style-name="P56" svg:width="0.1012in" svg:height="0.0965in" svg:x="0.315in" svg:y="0.0339in" svg:viewBox="0 0 258 246" svg:d="M251 132c5-2 7-5 7-10 0-4-2-7-7-9l-234-111c-6-2-7-2-9-2-4 0-8 4-8 8s2 6 7 10l223 104-223 106c-5 2-7 5-7 10 0 4 4 8 8 8 2 0 3 0 9-4z"><text:p/></draw:path><draw:path draw:style-name="gr3" draw:text-style-name="P56" svg:width="0.0547in" svg:height="0.1106in" svg:x="0.4913in" svg:y="0.0134in" svg:viewBox="0 0 140 282" svg:d="M88 11c0-10 0-11-11-11-27 26-64 26-77 26v15c8 0 34 0 55-12v219c0 16 0 21-38 21h-15v13c15-1 53-1 69-1 18 0 54 0 69 1v-13h-13c-38 0-39-5-39-21z"><text:p/></draw:path></draw:g><text:s/>oraz niedomiaru dla <draw:g text:anchor-type="as-char" svg:y="-0.1252in" draw:z-index="51" draw:style-name="gr1"><svg:title>TexMaths</svg:title><svg:desc>12§display§|\lambda_{1}| &lt; 1§svg§600§FALSE§</svg:desc><draw:polygon draw:style-name="gr2" draw:text-style-name="P55" svg:width="0.5374in" svg:height="0.1492in" svg:x="0in" svg:y="0.0075in" svg:viewBox="0 0 1366 380" draw:points="684,380 0,380 0,0 1366,0 1366,380"><text:p/></draw:polygon><draw:path draw:style-name="gr3" draw:text-style-name="P56" svg:width="0.0067in" svg:height="0.1657in" svg:x="0.0114in" svg:y="0in" svg:viewBox="0 0 18 422" svg:d="M18 16c0-9 0-16-10-16-8 0-8 7-8 16v391c0 8 0 15 8 15 10 0 10-7 10-15z"><text:p/></draw:path><draw:path draw:style-name="gr3" draw:text-style-name="P56" svg:width="0.0819in" svg:height="0.1177in" svg:x="0.0465in" svg:y="0.0094in" svg:viewBox="0 0 209 300" svg:d="M128 170c18 44 38 110 46 119 6 10 11 10 22 10h9c4-1 4-4 4-5s0-2-1-4c-4-4-8-10-10-19l-86-241c-9-24-33-30-52-30-2 0-8 0-8 5 0 2 3 3 3 3 15 4 18 6 29 35l41 114-118 117c-5 4-7 7-7 13 0 7 6 13 12 13 7 0 11-5 14-10z"><text:p/></draw:path><draw:path draw:style-name="gr3" draw:text-style-name="P56" svg:width="0.0421in" svg:height="0.0772in" svg:x="0.1472in" svg:y="0.0717in" svg:viewBox="0 0 108 197" svg:d="M67 8c0-8-1-8-8-8-19 18-47 19-59 19v11c7 0 26 0 43-8v151c0 9 0 13-30 13h-11v11c5 0 42-1 53-1 10 0 47 1 53 1v-11h-11c-30 0-30-4-30-13z"><text:p/></draw:path><draw:path draw:style-name="gr3" draw:text-style-name="P56" svg:width="0.0067in" svg:height="0.1657in" svg:x="0.2291in" svg:y="0in" svg:viewBox="0 0 18 422" svg:d="M18 16c0-9 0-16-10-16-8 0-8 7-8 16v391c0 8 0 15 8 15 10 0 10-7 10-15z"><text:p/></draw:path><draw:path draw:style-name="gr3" draw:text-style-name="P56" svg:width="0.1012in" svg:height="0.0965in" svg:x="0.315in" svg:y="0.0339in" svg:viewBox="0 0 258 246" svg:d="M251 18c5-2 7-5 7-10 0-4-4-8-7-8s-4 0-9 2l-235 111c-3 2-7 5-7 9 0 5 4 8 7 10l235 110c5 4 6 4 9 4s7-4 7-8c0-5-2-8-7-10l-222-106z"><text:p/></draw:path><draw:path draw:style-name="gr3" draw:text-style-name="P56" svg:width="0.0547in" svg:height="0.1106in" svg:x="0.4913in" svg:y="0.0134in" svg:viewBox="0 0 140 282" svg:d="M88 11c0-10 0-11-11-11-27 26-64 26-77 26v15c8 0 34 0 55-12v219c0 16 0 21-38 21h-15v13c15-1 53-1 69-1 18 0 54 0 69 1v-13h-13c-38 0-39-5-39-21z"><text:p/></draw:path></draw:g>.</text:p>
      <text:p text:style-name="P35"/>
      <text:p text:style-name="P41">Jeżeli chcemy obliczyć tą metodą kolejne pary własne, możemy przeprowadzić redukcję Hotellinga, </text:p>
      <text:p text:style-name="P41">która jest skuteczna w przypadku macierzy symetrycznych. Polega ona na redukowaniu macierzy <draw:g text:anchor-type="as-char" svg:y="-0.1165in" draw:z-index="18" draw:style-name="gr1"><svg:title>TexMaths</svg:title><svg:desc>12§display§\textbf{A}_{i}§svg§600§FALSE§</svg:desc><draw:polygon draw:style-name="gr2" draw:text-style-name="P55" svg:width="0.1681in" svg:height="0.1256in" svg:x="0.0016in" svg:y="0.0083in" svg:viewBox="0 0 428 320" draw:points="214,320 0,320 0,0 428,0 428,320"><text:p/></draw:polygon><draw:path draw:style-name="gr3" draw:text-style-name="P56" svg:width="0.1299in" svg:height="0.1161in" svg:x="0in" svg:y="0in" svg:viewBox="0 0 331 296" svg:d="M183 11c-5-11-10-11-17-11-12 0-14 4-16 11l-105 255c-3 6-4 10-37 10h-8v20c17-1 36-2 50-2 16 0 39 0 55 2v-20c-1 0-38 0-38-6l2-5 21-50h113l25 61h-39v20c16-2 56-2 73-2 18 0 55 0 69 2v-20h-40zM147 76l48 118h-97z"><text:p/></draw:path><draw:path draw:style-name="gr3" draw:text-style-name="P56" svg:width="0.035in" svg:height="0.0783in" svg:x="0.1425in" svg:y="0.0638in" svg:viewBox="0 0 90 200" svg:d="M83 12c0-5-4-12-12-12-9 0-17 7-17 17 0 5 3 11 12 11 8 0 17-9 17-16zM22 162c-2 5-3 7-3 13 0 13 12 25 28 25 31 0 43-42 43-45 0-4-4-4-5-4-4 0-4 1-6 5-6 24-19 35-31 35-6 0-7-4-7-10 0-7 2-12 4-19 4-9 6-16 10-24 2-6 13-34 14-37 2-3 3-6 3-10 0-14-12-25-29-25-30 0-43 41-43 45s4 4 5 4c5 0 5-1 6-5 7-26 20-36 31-36 5 0 8 3 8 10s-2 12-9 30z"><text:p/></draw:path></draw:g><text:s/>po obliczeniu kolejnych wartości własnych:</text:p>
      <text:p text:style-name="P40"/>
      <text:p text:style-name="P42"><draw:g text:anchor-type="as-char" svg:y="-0.1161in" draw:z-index="19" draw:style-name="gr1"><svg:title>TexMaths</svg:title><svg:desc>12§display§\textbf{A}_{1} = \textbf{A}§svg§600§FALSE§</svg:desc><draw:polygon draw:style-name="gr2" draw:text-style-name="P55" svg:width="0.561in" svg:height="0.124in" svg:x="0.0016in" svg:y="0.0071in" svg:viewBox="0 0 1426 316" draw:points="713,316 0,316 0,0 1426,0 1426,316"><text:p/></draw:polygon><draw:path draw:style-name="gr3" draw:text-style-name="P56" svg:width="0.1303in" svg:height="0.1157in" svg:x="0in" svg:y="0in" svg:viewBox="0 0 332 295" svg:d="M184 11c-5-11-10-11-18-11-11 0-14 4-16 11l-104 254c-4 6-5 10-38 10h-8v20c17-1 36-2 50-2 16 0 39 0 56 2v-20c-2 0-39 0-39-6l3-4 20-51h114l25 61h-39v20c15-2 56-2 73-2 18 0 55 0 69 2v-20h-40zM146 76l50 117h-98z"><text:p/></draw:path><draw:path draw:style-name="gr3" draw:text-style-name="P56" svg:width="0.0421in" svg:height="0.0772in" svg:x="0.1504in" svg:y="0.0634in" svg:viewBox="0 0 108 197" svg:d="M67 8c0-8-1-8-8-8-19 18-47 19-59 19v11c7 0 26 0 43-8v151c0 10 0 13-30 13h-11v11c5 0 42-1 53-1 10 0 47 1 53 1v-11h-11c-30 0-30-3-30-13z"><text:p/></draw:path><draw:path draw:style-name="gr3" draw:text-style-name="P56" svg:width="0.1102in" svg:height="0.039in" svg:x="0.2673in" svg:y="0.0543in" svg:viewBox="0 0 281 100" svg:d="M266 17c8 0 15 0 15-9 0-8-7-8-13-8h-254c-7 0-14 0-14 8 0 9 7 9 14 9zM268 100c6 0 13 0 13-9 0-8-7-8-15-8h-252c-7 0-14 0-14 8 0 9 7 9 14 9z"><text:p/></draw:path><draw:path draw:style-name="gr3" draw:text-style-name="P56" svg:width="0.1303in" svg:height="0.1157in" svg:x="0.4402in" svg:y="0in" svg:viewBox="0 0 332 295" svg:d="M184 11c-5-11-10-11-18-11-11 0-14 4-16 11l-104 254c-4 6-5 10-38 10h-8v20c17-1 36-2 50-2 16 0 39 0 56 2v-20c-2 0-38 0-38-6l2-4 20-51h114l25 61h-39v20c15-2 56-2 74-2 17 0 54 0 68 2v-20h-40zM146 76l50 117h-98z"><text:p/></draw:path></draw:g>,</text:p>
      <text:p text:style-name="P42"/>
      <text:p text:style-name="P43"><draw:g text:anchor-type="as-char" svg:y="-0.148in" draw:z-index="20" draw:style-name="gr1"><svg:title>TexMaths</svg:title><svg:desc>12§display§\textbf{A}_{i+1} = \textbf{A}_{i} - \lambda_{i}\vec{x}_{i}\vec{x}_{i}^{T}, \quad i=\{1,2,...,n\}§svg§600§FALSE§</svg:desc><draw:polygon draw:style-name="gr2" draw:text-style-name="P55" svg:width="2.774in" svg:height="0.1724in" svg:x="0.0016in" svg:y="0.0087in" svg:viewBox="0 0 7047 439" draw:points="3524,439 0,439 0,0 7047,0 7047,439"><text:p/></draw:polygon><draw:path draw:style-name="gr3" draw:text-style-name="P56" svg:width="0.1303in" svg:height="0.1161in" svg:x="0in" svg:y="0.0307in" svg:viewBox="0 0 332 296" svg:d="M184 11c-5-11-10-11-18-11-11 0-14 4-16 11l-104 255c-4 6-5 9-38 9h-8v21c17-1 36-3 50-3 16 0 39 0 56 3v-21c-2 0-39 0-39-6l3-4 20-51h114l25 61h-39v21c15-3 56-3 73-3 18 0 55 0 69 3v-21h-40zM146 75l50 119h-98z"><text:p/></draw:path><draw:path draw:style-name="gr3" draw:text-style-name="P56" svg:width="0.035in" svg:height="0.0783in" svg:x="0.1425in" svg:y="0.0949in" svg:viewBox="0 0 90 200" svg:d="M83 12c0-5-4-12-12-12-9 0-17 7-17 17 0 5 4 11 12 11s17-9 17-16zM22 162c-2 4-3 7-3 13 0 13 12 25 28 25 31 0 43-42 43-46 0-3-4-3-5-3-3 0-3 1-6 5-6 24-19 34-31 34-6 0-7-3-7-9 0-7 2-12 5-19 3-9 6-16 9-24 3-6 13-35 15-37 1-3 2-8 2-10 0-14-12-25-29-25-30 0-43 41-43 45s4 4 5 4c5 0 5-2 6-5 7-26 20-36 31-36 5 0 8 3 8 10s-2 12-9 30z"><text:p/></draw:path><draw:path draw:style-name="gr3" draw:text-style-name="P56" svg:width="0.0854in" svg:height="0.0858in" svg:x="0.1929in" svg:y="0.1in" svg:viewBox="0 0 218 219" svg:d="M116 116h92c3 0 10 0 10-7s-7-7-10-7h-92v-91c0-4 0-11-7-11s-7 7-7 11v91h-91c-4 0-11 0-11 7s7 7 11 7h91v91c0 4 0 12 7 12s7-7 7-12z"><text:p/></draw:path><draw:path draw:style-name="gr3" draw:text-style-name="P56" svg:width="0.0421in" svg:height="0.0768in" svg:x="0.2992in" svg:y="0.0949in" svg:viewBox="0 0 108 196" svg:d="M67 8c0-8-1-8-8-8-19 18-47 19-59 19v11c7 0 26 0 43-8v150c0 10 0 14-30 14h-11v10c5 0 42-1 53-1 10 0 47 1 53 1v-10h-11c-30 0-30-4-30-14z"><text:p/></draw:path><draw:path draw:style-name="gr3" draw:text-style-name="P56" svg:width="0.1102in" svg:height="0.0386in" svg:x="0.4165in" svg:y="0.0862in" svg:viewBox="0 0 281 99" svg:d="M266 17c8 0 15 0 15-9 0-8-7-8-13-8h-254c-7 0-14 0-14 8 0 9 7 9 14 9zM268 99c6 0 13 0 13-8s-7-8-15-8h-252c-7 0-14 0-14 8s7 8 14 8z"><text:p/></draw:path><draw:path draw:style-name="gr3" draw:text-style-name="P56" svg:width="0.1303in" svg:height="0.1161in" svg:x="0.589in" svg:y="0.0307in" svg:viewBox="0 0 332 296" svg:d="M184 11c-5-11-10-11-18-11-11 0-14 4-16 11l-104 255c-4 6-5 9-38 9h-8v21c17-1 36-3 50-3 16 0 39 0 56 3v-21c-2 0-39 0-39-6l3-4 20-51h114l25 61h-39v21c15-3 56-3 74-3 17 0 54 0 68 3v-21h-40zM146 75l50 119h-98z"><text:p/></draw:path><draw:path draw:style-name="gr3" draw:text-style-name="P56" svg:width="0.035in" svg:height="0.0783in" svg:x="0.7323in" svg:y="0.0949in" svg:viewBox="0 0 90 200" svg:d="M83 12c0-5-4-12-12-12-9 0-17 7-17 17 0 5 4 11 12 11s17-9 17-16zM22 162c-2 4-3 7-3 13 0 13 12 25 28 25 31 0 43-42 43-46 0-3-4-3-5-3-3 0-3 1-6 5-6 24-19 34-31 34-6 0-7-3-7-9 0-7 2-12 5-19 3-9 6-16 9-24 3-6 13-35 15-37 1-3 2-8 2-10 0-14-12-25-29-25-30 0-43 41-43 45s4 4 5 4c5 0 5-2 6-5 7-26 20-36 31-36 5 0 8 3 8 10s-2 12-9 30z"><text:p/></draw:path><draw:path draw:style-name="gr3" draw:text-style-name="P56" svg:width="0.1012in" svg:height="0.0067in" svg:x="0.8323in" svg:y="0.1016in" svg:viewBox="0 0 258 18" svg:d="M244 18c7 0 14 0 14-10 0-8-7-8-14-8h-230c-7 0-14 0-14 8 0 10 7 10 14 10z"><text:p/></draw:path><draw:path draw:style-name="gr3" draw:text-style-name="P56" svg:width="0.0819in" svg:height="0.1173in" svg:x="0.9933in" svg:y="0.0307in" svg:viewBox="0 0 209 299" svg:d="M128 170c18 44 38 109 46 119 6 9 11 9 22 9h9c4-1 4-2 4-5 0-1 0-2-1-3-4-5-8-11-10-19l-86-241c-9-24-33-30-52-30-2 0-8 0-8 5 0 2 3 3 3 3 15 4 18 6 29 35l41 114-118 116c-5 5-7 8-7 13 0 7 6 13 12 13 7 0 11-4 14-9z"><text:p/></draw:path><draw:path draw:style-name="gr3" draw:text-style-name="P56" svg:width="0.035in" svg:height="0.0783in" svg:x="1.0874in" svg:y="0.0949in" svg:viewBox="0 0 90 200" svg:d="M83 12c0-5-4-12-12-12-9 0-17 7-17 17 0 5 4 11 12 11s17-9 17-16zM22 162c-2 4-3 7-3 13 0 13 12 25 28 25 31 0 43-42 43-46 0-3-4-3-5-3-3 0-3 1-6 5-6 24-19 34-31 34-6 0-7-3-7-9 0-7 2-12 5-19 3-9 6-16 9-24 3-6 13-35 15-37 1-3 2-8 2-10 0-14-12-25-29-25-30 0-43 41-43 45s4 4 5 4c5 0 5-2 6-5 7-26 20-36 31-36 5 0 8 3 8 10s-2 12-9 30z"><text:p/></draw:path><draw:path draw:style-name="gr3" draw:text-style-name="P56" svg:width="0.0736in" svg:height="0.0327in" svg:x="1.165in" svg:y="0.028in" svg:viewBox="0 0 188 84" svg:d="M151 50c-6 6-20 18-20 25 0 5 3 9 8 9 4 0 6-3 7-5 6-6 16-19 34-29 4 0 8-3 8-8 0-4-3-6-7-8-8-8-13-15-17-24-1-4-2-10-8-10s-8 6-8 8c0 4 3 17 9 26h-143c-7 0-14 0-14 8s7 8 14 8z"><text:p/></draw:path><draw:path draw:style-name="gr3" draw:text-style-name="P56" svg:width="0.0827in" svg:height="0.0752in" svg:x="1.1417in" svg:y="0.0736in" svg:viewBox="0 0 211 192" svg:d="M130 60c2-12 12-50 40-50 4 0 14 0 22 4-12 3-20 14-20 23 0 7 4 16 16 16 10 0 23-7 23-25 0-22-25-28-39-28-26 0-40 22-45 32-11-28-33-32-45-32-45 0-69 55-69 65 0 4 4 4 5 4 4 0 5 0 6-4 14-45 42-55 56-55 9 0 23 3 23 27 0 13-7 42-23 101-6 27-21 44-39 44-4 0-13 0-22-5 11-2 21-11 21-23s-10-15-17-15c-12 0-23 12-23 25 0 19 22 28 41 28 27 0 43-30 43-33 5 17 20 33 47 33 43 0 67-54 67-65 0-4-4-4-5-4-3 0-5 0-6 4-13 45-42 55-56 55-17 0-23-13-23-28 0-9 2-18 7-37z"><text:p/></draw:path><draw:path draw:style-name="gr3" draw:text-style-name="P56" svg:width="0.035in" svg:height="0.0783in" svg:x="1.237in" svg:y="0.0949in" svg:viewBox="0 0 90 200" svg:d="M83 12c0-5-4-12-12-12-9 0-17 7-17 17 0 5 4 11 12 11s17-9 17-16zM22 162c-2 4-3 7-3 13 0 13 12 25 28 25 30 0 43-42 43-46 0-3-4-3-5-3-3 0-3 1-6 5-6 24-19 34-31 34-6 0-7-3-7-9 0-7 2-12 5-19 3-9 6-16 9-24 3-6 13-35 15-37 1-3 2-8 2-10 0-14-12-25-29-25-30 0-43 41-43 45s4 4 5 4c5 0 5-2 6-5 7-26 20-36 31-36 5 0 8 3 8 10s-2 12-9 30z"><text:p/></draw:path><draw:path draw:style-name="gr3" draw:text-style-name="P56" svg:width="0.0736in" svg:height="0.0327in" svg:x="1.315in" svg:y="0.028in" svg:viewBox="0 0 188 84" svg:d="M151 50c-6 6-20 18-20 25 0 5 3 9 8 9 4 0 6-3 7-5 6-6 16-19 34-29 4 0 8-3 8-8 0-4-3-6-7-8-8-8-13-15-17-24-1-4-2-10-8-10s-8 6-8 8c0 4 3 17 9 26h-143c-7 0-14 0-14 8s7 8 14 8z"><text:p/></draw:path><draw:path draw:style-name="gr3" draw:text-style-name="P56" svg:width="0.0827in" svg:height="0.0752in" svg:x="1.2921in" svg:y="0.0736in" svg:viewBox="0 0 211 192" svg:d="M130 60c2-12 12-50 40-50 4 0 14 0 22 4-12 3-20 14-20 23 0 7 4 16 16 16 10 0 23-7 23-25 0-22-25-28-39-28-26 0-40 22-45 32-11-28-33-32-45-32-45 0-69 55-69 65 0 4 4 4 5 4 4 0 5 0 6-4 14-45 42-55 56-55 9 0 23 3 23 27 0 13-7 42-23 101-6 27-21 44-39 44-4 0-13 0-22-5 11-2 21-11 21-23s-10-15-17-15c-12 0-23 12-23 25 0 19 22 28 41 28 27 0 43-30 43-33 5 17 20 33 47 33 43 0 67-54 67-65 0-4-4-4-5-4-3 0-5 0-6 4-13 45-43 55-56 55-17 0-23-13-23-28 0-9 2-18 7-37z"><text:p/></draw:path><draw:path draw:style-name="gr3" draw:text-style-name="P56" svg:width="0.087in" svg:height="0.0783in" svg:x="1.387in" svg:y="0in" svg:viewBox="0 0 222 200" svg:d="M132 22c1-10 2-10 8-11 2 0 12 0 18 0 18 0 27 0 34 2 12 4 13 13 13 23 0 5 0 10-1 24l-1 3c0 4 1 5 6 5 3 0 5-3 5-8l8-56c0-4-4-4-10-4h-182c-7 0-8 0-10 6l-18 53c-1 1-2 3-2 6 0 0 1 3 5 3 3 0 5-1 7-7 17-48 26-50 72-50h12c8 0 8 0 8 2 0 1 0 3-1 7l-38 156c-3 11-4 14-35 14-11 0-13 0-13 6 0 0 0 4 5 4 8 0 16 0 25 0 8 0 18 0 26 0 7 0 18 0 25 0 10 0 18 0 26 0 3 0 7 0 7-6 0-4-4-4-12-4-6 0-11-1-17-1-11-1-11-2-11-6 0-2 0-2 1-7z"><text:p/></draw:path><draw:path draw:style-name="gr3" draw:text-style-name="P56" svg:width="0.035in" svg:height="0.0783in" svg:x="1.3874in" svg:y="0.1098in" svg:viewBox="0 0 90 200" svg:d="M83 12c0-5-4-12-12-12-9 0-17 7-17 17 0 5 4 11 12 11s17-9 17-16zM22 162c-2 4-3 7-3 13 0 13 12 25 28 25 30 0 43-42 43-46 0-3-4-3-5-3-3 0-3 1-6 5-6 24-19 34-31 34-6 0-7-3-7-9 0-7 2-12 5-19 3-9 6-16 9-24 3-6 13-35 15-37 1-3 2-8 2-10 0-14-12-25-29-25-30 0-43 41-43 45s4 4 5 4c5 0 5-2 6-5 7-26 20-36 31-36 5 0 8 3 8 10s-2 12-9 30z"><text:p/></draw:path><draw:path draw:style-name="gr3" draw:text-style-name="P56" svg:width="0.0193in" svg:height="0.0496in" svg:x="1.5008in" svg:y="0.1299in" svg:viewBox="0 0 50 127" svg:d="M50 44c0-27-10-44-27-44-15 0-23 11-23 22 0 12 8 23 23 23 5 0 11-2 14-5 3-2 3-2 4-2v6c0 31-15 58-29 71-5 5-5 6-5 7 0 4 1 5 5 5 5 0 38-34 38-83z"><text:p/></draw:path><draw:path draw:style-name="gr3" draw:text-style-name="P56" svg:width="0.0441in" svg:height="0.1114in" svg:x="1.7315in" svg:y="0.0362in" svg:viewBox="0 0 113 284" svg:d="M108 16c0-9-5-16-14-16-12 0-24 11-24 22 0 9 6 15 15 15 11 0 23-9 23-21zM76 175c6-13 6-13 9-25 4-9 6-15 6-22 0-20-13-35-36-35-38 0-55 60-55 64 0 5 4 5 5 5 5 0 5 0 7-8 11-40 29-52 43-52 4 0 10 0 10 13 0 10-3 18-5 23-2 10-22 60-29 78-5 10-9 25-9 33 0 20 14 35 34 35 41 0 57-61 57-65 0-5-5-5-5-5-5 0-5 2-7 9-7 26-22 52-43 52-8 0-11-4-11-14 0-11 3-17 13-42z"><text:p/></draw:path><draw:path draw:style-name="gr3" draw:text-style-name="P56" svg:width="0.1102in" svg:height="0.0386in" svg:x="1.839in" svg:y="0.0862in" svg:viewBox="0 0 281 99" svg:d="M266 17c8 0 15 0 15-9 0-8-7-8-13-8h-254c-7 0-14 0-14 8 0 9 7 9 14 9zM268 99c6 0 13 0 13-8s-7-8-15-8h-252c-7 0-14 0-14 8s7 8 14 8z"><text:p/></draw:path><draw:path draw:style-name="gr3" draw:text-style-name="P56" svg:width="0.0591in" svg:height="0.1654in" svg:x="2.0165in" svg:y="0.0228in" svg:viewBox="0 0 151 421" svg:d="M89 56c0-16 12-44 57-46 3-2 5-3 5-5 0-5-5-5-8-5-43 0-82 22-82 53v95c0 18 0 32-17 45-15 12-31 13-40 13-2 1-4 4-4 5 0 5 2 5 7 5 28 2 48 17 53 37 1 4 1 6 1 21v84c0 17 0 31 21 47 16 12 44 16 61 16 3 0 8 0 8-4s-3-4-7-4c-26-1-48-15-53-37-2-4-2-5-2-19v-90c0-19-3-26-16-39-9-9-23-14-33-17 34-10 49-29 49-54z"><text:p/></draw:path><draw:path draw:style-name="gr3" draw:text-style-name="P56" svg:width="0.0547in" svg:height="0.1102in" svg:x="2.1028in" svg:y="0.0362in" svg:viewBox="0 0 140 281" svg:d="M88 11c0-10 0-11-10-11-28 26-65 26-78 26v15c8 0 34 0 55-12v219c0 15 0 20-38 20h-15v13c15-1 53-1 69-1 18 0 54 0 69 1v-13h-13c-38 0-39-5-39-20z"><text:p/></draw:path><draw:path draw:style-name="gr3" draw:text-style-name="P56" svg:width="0.0193in" svg:height="0.0496in" svg:x="2.1854in" svg:y="0.1299in" svg:viewBox="0 0 50 127" svg:d="M50 44c0-27-10-44-27-44-15 0-23 11-23 22 0 12 8 23 23 23 5 0 11-2 14-5 3-2 3-2 4-2v6c0 31-15 58-29 71-5 5-5 6-5 7 0 4 1 5 5 5 5 0 38-34 38-83z"><text:p/></draw:path><draw:path draw:style-name="gr3" draw:text-style-name="P56" svg:width="0.0661in" svg:height="0.1102in" svg:x="2.2528in" svg:y="0.0362in" svg:viewBox="0 0 169 281" svg:d="M32 249l46-44c66-58 91-80 91-122 0-49-37-83-90-83-48 0-79 40-79 77 0 22 22 22 22 22 8 0 22-4 22-21 0-11-8-23-22-23-4 0-4 0-5 1 9-27 32-43 57-43 39 0 57 34 57 70 0 33-22 67-45 93l-81 90c-5 5-5 6-5 15h157l12-73h-11c-2 12-4 31-8 37-4 4-32 4-41 4z"><text:p/></draw:path><draw:path draw:style-name="gr3" draw:text-style-name="P56" svg:width="0.0193in" svg:height="0.0496in" svg:x="2.3417in" svg:y="0.1299in" svg:viewBox="0 0 50 127" svg:d="M50 44c0-27-10-44-27-44-15 0-23 11-23 22 0 12 8 23 23 23 5 0 11-2 14-5 3-2 3-2 4-2v6c0 31-15 58-29 71-5 5-5 6-5 7 0 4 1 5 5 5 5 0 38-34 38-83z"><text:p/></draw:path><draw:path draw:style-name="gr3" draw:text-style-name="P56" svg:width="0.0177in" svg:height="0.0173in" svg:x="2.4157in" svg:y="0.1299in" svg:viewBox="0 0 46 45" svg:d="M46 23c0-12-10-23-23-23-12 0-23 11-23 23 0 13 11 22 23 22 13 0 23-9 23-22z"><text:p/></draw:path><draw:path draw:style-name="gr3" draw:text-style-name="P56" svg:width="0.0177in" svg:height="0.0173in" svg:x="2.4622in" svg:y="0.1299in" svg:viewBox="0 0 46 45" svg:d="M46 23c0-12-10-23-23-23-12 0-23 11-23 23 0 13 11 22 23 22 13 0 23-9 23-22z"><text:p/></draw:path><draw:path draw:style-name="gr3" draw:text-style-name="P56" svg:width="0.0177in" svg:height="0.0173in" svg:x="2.5079in" svg:y="0.1299in" svg:viewBox="0 0 46 45" svg:d="M46 23c0-12-10-23-23-23-12 0-23 11-23 23 0 13 11 22 23 22 13 0 23-9 23-22z"><text:p/></draw:path><draw:path draw:style-name="gr3" draw:text-style-name="P56" svg:width="0.0193in" svg:height="0.0496in" svg:x="2.5543in" svg:y="0.1299in" svg:viewBox="0 0 50 127" svg:d="M50 44c0-27-10-44-27-44-15 0-23 11-23 22 0 12 8 23 23 23 5 0 11-2 14-5 3-2 3-2 4-2v6c0 31-15 58-29 71-5 5-5 6-5 7 0 4 1 5 5 5 5 0 38-34 38-83z"><text:p/></draw:path><draw:path draw:style-name="gr3" draw:text-style-name="P56" svg:width="0.0898in" svg:height="0.0752in" svg:x="2.6185in" svg:y="0.0736in" svg:viewBox="0 0 229 192" svg:d="M25 162c-1 7-3 16-3 19 0 7 4 11 12 11 4 0 12-4 15-11 1-1 6-22 9-33l8-38c4-8 6-18 8-27s5-21 5-22c6-13 29-51 69-51 19 0 22 15 22 30 0 25-19 80-26 98-4 9-5 14-5 19 0 20 16 35 35 35 40 0 55-61 55-65s-3-4-5-4c-4 0-4 0-6 8-9 28-22 51-43 51-7 0-9-4-9-13 0-11 3-22 7-31 7-22 25-69 25-93 0-28-18-45-48-45-38 0-60 26-66 36-2-23-19-36-40-36-19 0-27 17-32 24-6 14-12 39-12 41 0 4 4 4 5 4 5 0 5 0 7-9 7-30 16-50 31-50 9 0 13 4 13 19 0 8-1 13-6 36z"><text:p/></draw:path><draw:path draw:style-name="gr3" draw:text-style-name="P56" svg:width="0.0591in" svg:height="0.1654in" svg:x="2.7252in" svg:y="0.0228in" svg:viewBox="0 0 151 421" svg:d="M61 366c0 17-11 45-57 47-2 0-4 2-4 4 0 4 5 4 8 4 42 0 81-19 81-52v-96c0-16 0-30 18-44 14-12 30-13 39-13 3 0 5-2 5-5 0-4-3-4-7-5-28-1-49-16-53-37-2-5-2-6-2-21v-83c0-18 0-31-19-48-18-13-47-17-62-17-3 0-8 0-8 5 0 3 2 3 7 5 27 1 48 15 53 35 1 5 1 5 1 21v88c0 20 4 27 17 41 10 9 20 13 34 16-35 9-51 30-51 54z"><text:p/></draw:path></draw:g>.</text:p>
      <text:p text:style-name="P39"/>
      <text:p text:style-name="P7"/>
      <text:p text:style-name="P7">2. Zadanie do wykonania</text:p>
      <text:p text:style-name="P19"/>
      <text:p text:style-name="P17"><text:span text:style-name="T8">2.</text:span><text:span text:style-name="T9">1.</text:span><text:span text:style-name="T8"> Opis problemu</text:span></text:p>
      <text:p text:style-name="P8"/>
      <text:p text:style-name="P9">W zadaniu definiujemy macierz <draw:g text:anchor-type="as-char" svg:y="-0.1161in" draw:z-index="21" draw:style-name="gr1"><svg:title>TexMaths</svg:title><svg:desc>12§display§\textbf{A}§svg§600§FALSE§</svg:desc><draw:polygon draw:style-name="gr2" draw:text-style-name="P55" svg:width="0.1205in" svg:height="0.0996in" svg:x="0.0016in" svg:y="0.0075in" svg:viewBox="0 0 307 254" draw:points="153,254 0,254 0,0 307,0 307,254"><text:p/></draw:polygon><draw:path draw:style-name="gr3" draw:text-style-name="P56" svg:width="0.1303in" svg:height="0.1161in" svg:x="0in" svg:y="0in" svg:viewBox="0 0 332 296" svg:d="M183 11c-5-11-9-11-17-11-12 0-14 4-16 11l-104 255c-4 6-5 9-38 9h-8v21c17-2 36-3 50-3 16 0 39 0 55 3v-21c-1 0-38 0-38-6l2-5 21-50h114l25 61h-40v21c16-3 56-3 73-3 18 0 55 0 70 3v-21h-41zM146 76l49 117h-97z"><text:p/></draw:path></draw:g><text:s/>rozmiaru <draw:g text:anchor-type="as-char" svg:y="-0.0736in" draw:z-index="40" draw:style-name="gr1"><svg:title>TexMaths</svg:title><svg:desc>12§display§n\times n§svg§600§FALSE§</svg:desc><draw:polygon draw:style-name="gr2" draw:text-style-name="P55" svg:width="0.3803in" svg:height="0.0665in" svg:x="0.0031in" svg:y="0.0087in" svg:viewBox="0 0 967 170" draw:points="483,170 0,170 0,0 967,0 967,170"><text:p/></draw:polygon><draw:path draw:style-name="gr3" draw:text-style-name="P56" svg:width="0.0898in" svg:height="0.0752in" svg:x="0in" svg:y="0.0087in" svg:viewBox="0 0 229 192" svg:d="M25 163c-1 6-3 16-3 18 0 7 4 11 12 11 4 0 12-4 15-11 1-1 6-22 9-32l8-39c4-8 6-18 8-27 2-8 5-21 5-22 6-13 29-51 69-51 19 0 22 15 22 30 0 26-19 80-26 98-4 9-5 14-5 19 0 20 16 35 35 35 40 0 55-61 55-65s-3-4-5-4c-4 0-4 0-6 8-9 28-22 51-43 51-7 0-9-3-9-13 0-11 3-22 7-31 7-22 25-69 25-92 0-29-18-46-48-46-38 0-60 26-66 36-2-23-19-36-40-36-19 0-27 17-32 24-6 14-12 39-12 42s4 3 5 3c5 0 5 0 7-9 7-30 16-50 31-50 9 0 13 4 13 19 0 8-1 13-6 36z"><text:p/></draw:path><draw:path draw:style-name="gr3" draw:text-style-name="P56" svg:width="0.0799in" svg:height="0.0803in" svg:x="0.1559in" svg:y="0in" svg:viewBox="0 0 204 205" svg:d="M103 90l-85-84c-6-5-6-6-10-6s-8 4-8 8 1 4 6 9l84 85-84 85c-5 5-6 6-6 9 0 5 4 9 8 9s4-1 10-6l84-85 88 87c1 1 4 4 6 4 6 0 8-4 8-9 0-1 0-3 0-4-1-2-68-69-90-90l78-77c2-3 8-8 11-11 0-1 1-2 1-6s-2-8-8-8c-3 0-5 2-10 7z"><text:p/></draw:path><draw:path draw:style-name="gr3" draw:text-style-name="P56" svg:width="0.0898in" svg:height="0.0752in" svg:x="0.3024in" svg:y="0.0087in" svg:viewBox="0 0 229 192" svg:d="M25 163c-1 6-3 16-3 18 0 7 4 11 12 11 4 0 12-4 15-11 1-1 6-22 9-32l8-39c4-8 6-18 8-27 2-8 5-21 5-22 6-13 29-51 69-51 19 0 22 15 22 30 0 26-19 80-26 98-4 9-5 14-5 19 0 20 16 35 35 35 40 0 55-61 55-65s-3-4-5-4c-4 0-4 0-6 8-9 28-22 51-43 51-7 0-9-3-9-13 0-11 3-22 7-31 7-22 25-69 25-92 0-29-18-46-48-46-38 0-60 26-66 36-2-23-19-36-40-36-19 0-27 17-32 24-6 14-12 39-12 42s4 3 5 3c5 0 5 0 7-9 7-30 16-50 31-50 9 0 13 4 13 19 0 8-1 13-6 36z"><text:p/></draw:path></draw:g><text:s/>i wypełniamy ją wg wzoru:</text:p>
      <text:p text:style-name="P9"/>
      <text:p text:style-name="P10"><draw:g text:anchor-type="as-char" svg:y="-0.1571in" draw:z-index="22" draw:style-name="gr1"><svg:title>TexMaths</svg:title><svg:desc>12§display§\textbf{A}_{ij} = \sqrt{i + j}§svg§600§FALSE§</svg:desc><draw:polygon draw:style-name="gr2" draw:text-style-name="P55" svg:width="0.9697in" svg:height="0.1862in" svg:x="0.0016in" svg:y="0.0075in" svg:viewBox="0 0 2464 474" draw:points="1232,474 0,474 0,0 2464,0 2464,474"><text:p/></draw:polygon><draw:path draw:style-name="gr3" draw:text-style-name="P56" svg:width="0.1303in" svg:height="0.1165in" svg:x="0in" svg:y="0.0366in" svg:viewBox="0 0 332 297" svg:d="M184 11c-5-11-10-11-18-11-11 0-14 4-16 11l-104 256c-4 6-5 9-38 9h-8v21c17-2 36-3 50-3 16 0 39 0 56 3v-21c-2 0-39 0-39-6l3-5 20-50h114l25 61h-39v21c15-3 56-3 73-3 18 0 55 0 69 3v-21h-40zM146 76l50 119h-98z"><text:p/></draw:path><draw:path draw:style-name="gr3" draw:text-style-name="P56" svg:width="0.035in" svg:height="0.0787in" svg:x="0.1425in" svg:y="0.1016in" svg:viewBox="0 0 90 201" svg:d="M83 12c0-5-4-12-12-12-9 0-17 7-17 17 0 5 4 11 12 11s17-9 17-16zM22 162c-2 5-3 7-3 13 0 14 12 26 28 26 31 0 43-42 43-46s-4-4-5-4c-3 0-3 2-6 5-6 24-19 35-31 35-6 0-7-4-7-10 0-7 2-12 5-19 3-8 6-16 9-24 3-6 13-35 15-37 1-3 2-7 2-10 0-14-12-25-29-25-30 0-43 41-43 46 0 3 4 3 5 3 5 0 5-2 6-5 7-26 20-36 31-36 5 0 8 3 8 10s-2 12-9 30z"><text:p/></draw:path><draw:path draw:style-name="gr3" draw:text-style-name="P56" svg:width="0.0512in" svg:height="0.1012in" svg:x="0.1843in" svg:y="0.1016in" svg:viewBox="0 0 131 258" svg:d="M131 12c0-6-4-12-12-12-9 0-17 8-17 17 0 5 4 11 12 11s17-8 17-16zM67 211c-5 21-20 38-38 38-4 0-7 0-11-2 8-3 11-10 11-15 0-7-6-11-12-11-10 0-17 8-17 18 0 11 12 19 30 19 17 0 53-11 61-48l27-107c1-2 2-5 2-9 0-16-14-28-32-28-33 0-52 41-52 46 0 3 5 3 5 3 3 0 3-1 6-6 7-17 23-35 39-35 8 0 11 5 11 15 0 3-1 7-1 9z"><text:p/></draw:path><draw:path draw:style-name="gr3" draw:text-style-name="P56" svg:width="0.1102in" svg:height="0.039in" svg:x="0.3098in" svg:y="0.0925in" svg:viewBox="0 0 281 100" svg:d="M266 17c8 0 15 0 15-9 0-8-7-8-13-8h-254c-7 0-14 0-14 8 0 9 7 9 14 9zM268 100c6 0 13 0 13-9 0-8-7-8-15-8h-252c-7 0-14 0-14 8 0 9 7 9 14 9z"><text:p/></draw:path><draw:path draw:style-name="gr3" draw:text-style-name="P56" svg:width="0.1512in" svg:height="0.1996in" svg:x="0.4937in" svg:y="0in" svg:viewBox="0 0 385 508" svg:d="M132 508c14 0 14 0 19-8l231-483c3-6 3-7 3-9 0-4-3-8-8-8-6 0-9 4-10 8l-218 456-90-211-59 46 7 7 29-24z"><text:p/></draw:path><draw:polygon draw:style-name="gr3" draw:text-style-name="P56" svg:width="0.3378in" svg:height="0.0067in" svg:x="0.6413in" svg:y="0in" svg:viewBox="0 0 859 18" draw:points="430,18 0,18 0,0 859,0 859,18"><text:p/></draw:polygon><draw:path draw:style-name="gr3" draw:text-style-name="P56" svg:width="0.0441in" svg:height="0.1118in" svg:x="0.6469in" svg:y="0.0445in" svg:viewBox="0 0 113 285" svg:d="M108 16c0-9-5-16-14-16-12 0-24 11-24 22 0 9 6 15 15 15 11 0 23-9 23-21zM76 175c6-13 6-13 9-25 4-8 6-14 6-23 0-19-13-33-36-33-38 0-55 60-55 63 0 5 4 5 5 5 5 0 5 0 7-7 11-41 29-53 43-53 4 0 10 0 10 13 0 10-3 18-5 23-2 11-22 60-29 78-5 11-9 25-9 34 0 20 14 35 34 35 41 0 57-62 57-65 0-5-5-5-5-5-5 0-5 1-7 8-7 27-22 53-43 53-8 0-11-5-11-14 0-11 3-17 13-42z"><text:p/></draw:path><draw:path draw:style-name="gr3" draw:text-style-name="P56" svg:width="0.1102in" svg:height="0.1106in" svg:x="0.7449in" svg:y="0.0571in" svg:viewBox="0 0 281 282" svg:d="M150 150h118c6 0 13 0 13-8 0-9-7-9-13-9h-118v-119c0-7 0-14-8-14-10 0-10 7-10 14v119h-118c-7 0-14 0-14 9 0 8 7 8 14 8h118v118c0 6 0 14 10 14 8 0 8-8 8-14z"><text:p/></draw:path><draw:path draw:style-name="gr3" draw:text-style-name="P56" svg:width="0.0681in" svg:height="0.1437in" svg:x="0.8992in" svg:y="0.0445in" svg:viewBox="0 0 174 366" svg:d="M174 16c0-9-6-16-17-16-9 0-21 10-21 22 0 9 6 15 15 15 11 0 23-11 23-21zM89 301c-9 33-29 57-53 57-2 0-8 0-16-4 12-3 20-14 20-24 0-6-5-14-17-14-11 0-23 9-23 24 0 18 17 26 37 26 30 0 70-21 81-63l38-155c2-10 2-15 2-16 0-24-18-40-39-40-43 0-67 62-67 65 0 5 3 5 4 5 4 0 5 0 9-8 9-27 30-52 53-52 6 0 14 1 14 19 0 11-1 15-4 22z"><text:p/></draw:path></draw:g>.</text:p>
      <text:p text:style-name="P10"/>
      <text:p text:style-name="P11"><text:span text:style-name="T18">D</text:span>okonujemy obliczenia wektorów i własności własnych metodami bezpośrednimi, <text:span text:style-name="T18">najpierw </text:span>sprowadzając <draw:g text:anchor-type="as-char" svg:y="-0.1161in" draw:z-index="23" draw:style-name="gr1"><svg:title>TexMaths</svg:title><svg:desc>12§display§\textbf{A}§svg§600§FALSE§</svg:desc><draw:polygon draw:style-name="gr2" draw:text-style-name="P55" svg:width="0.1205in" svg:height="0.0996in" svg:x="0.0016in" svg:y="0.0075in" svg:viewBox="0 0 307 254" draw:points="153,254 0,254 0,0 307,0 307,254"><text:p/></draw:polygon><draw:path draw:style-name="gr3" draw:text-style-name="P56" svg:width="0.1303in" svg:height="0.1161in" svg:x="0in" svg:y="0in" svg:viewBox="0 0 332 296" svg:d="M183 11c-5-11-9-11-17-11-12 0-14 4-16 11l-104 255c-4 6-5 9-38 9h-8v21c17-2 36-3 50-3 16 0 39 0 55 3v-21c-1 0-38 0-38-6l2-5 21-50h114l25 61h-40v21c16-3 56-3 73-3 18 0 55 0 70 3v-21h-41zM146 76l49 117h-97z"><text:p/></draw:path></draw:g><text:s/>do macierzy trójdiagonalnej za pomocą funkcji <text:s/><draw:g text:anchor-type="as-char" svg:y="-0.1626in" draw:z-index="24" draw:style-name="gr1"><svg:title>TexMaths</svg:title><svg:desc>12§display§tred2(\textbf{A}, n, \vec{d}, \vec{e})§svg§600§FALSE§</svg:desc><draw:polygon draw:style-name="gr2" draw:text-style-name="P55" svg:width="1.1114in" svg:height="0.187in" svg:x="0.0051in" svg:y="0.0087in" svg:viewBox="0 0 2824 476" draw:points="1413,476 0,476 0,0 2824,0 2824,476"><text:p/></draw:polygon><draw:path draw:style-name="gr3" draw:text-style-name="P56" svg:width="0.0512in" svg:height="0.1059in" svg:x="0.0004in" svg:y="0.0587in" svg:viewBox="0 0 131 270" svg:d="M78 96h40c8 0 13 0 13-8 0-5-5-5-13-5h-36c14-61 16-69 16-71 0-8-4-12-12-12-1 0-13 0-16 16l-17 67h-41c-8 0-12 0-12 7 0 6 4 6 12 6h37c-31 120-32 127-32 134 0 23 17 40 38 40 45 0 69-62 69-66s-4-4-6-4c-4 0-4 2-5 6-19 45-42 54-57 54-8 0-12-6-12-19 0-11 0-13 2-20z"><text:p/></draw:path><draw:path draw:style-name="gr3" draw:text-style-name="P56" svg:width="0.0677in" svg:height="0.0752in" svg:x="0.0614in" svg:y="0.089in"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56" svg:width="0.0638in" svg:height="0.0752in" svg:x="0.1433in" svg:y="0.089in" svg:viewBox="0 0 163 192" svg:d="M60 89c12 0 43 0 65-10 30-12 31-37 31-43 0-19-16-36-44-36-47 0-112 41-112 115 0 43 25 77 66 77 61 0 97-46 97-50 0-3-2-5-6-5-1 0-2 0-5 5-33 40-79 40-85 40-32 0-36-36-36-49 0-5 0-18 6-44zM41 79c15-63 59-69 71-69 20 0 30 12 30 26 0 43-68 43-84 43z"><text:p/></draw:path><draw:path draw:style-name="gr3" draw:text-style-name="P56" svg:width="0.0791in" svg:height="0.1173in" svg:x="0.2201in" svg:y="0.0472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3" draw:text-style-name="P56" svg:width="0.0661in" svg:height="0.1106in" svg:x="0.3079in" svg:y="0.0516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56" svg:width="0.0382in" svg:height="0.1657in" svg:x="0.3992in" svg:y="0.0378in" svg:viewBox="0 0 98 422" svg:d="M98 419c0-1 0-3-7-10-53-53-66-133-66-198 0-73 16-146 69-199 4-5 4-6 4-8 0-3-1-4-4-4-4 0-42 29-68 83-21 45-26 92-26 128 0 34 5 84 28 132 26 53 62 79 66 79 3 0 4-1 4-3z"><text:p/></draw:path><draw:path draw:style-name="gr3" draw:text-style-name="P56" svg:width="0.1303in" svg:height="0.1157in" svg:x="0.4543in" svg:y="0.0465in" svg:viewBox="0 0 332 295" svg:d="M184 11c-5-11-10-11-18-11-11 0-14 4-16 11l-104 255c-4 5-5 10-38 10h-8v19c17 0 36-1 50-1 16 0 39 0 56 1v-19c-2 0-39 0-39-6l3-5 20-51h114l25 62h-39v19c15-1 56-1 74-1 17 0 54 0 68 1v-19h-40zM146 76l50 118h-98z"><text:p/></draw:path><draw:path draw:style-name="gr3" draw:text-style-name="P56" svg:width="0.0193in" svg:height="0.0496in" svg:x="0.6059in" svg:y="0.1445in" svg:viewBox="0 0 50 127" svg:d="M50 44c0-27-10-44-27-44-15 0-23 11-23 22 0 12 8 24 23 24 5 0 11-3 14-6 3-2 3-2 4-2v6c0 32-15 58-29 71-5 5-5 6-5 7 0 4 1 5 5 5 5 0 38-33 38-83z"><text:p/></draw:path><draw:path draw:style-name="gr3" draw:text-style-name="P56" svg:width="0.0898in" svg:height="0.0752in" svg:x="0.6705in" svg:y="0.089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56" svg:width="0.0193in" svg:height="0.0496in" svg:x="0.7795in" svg:y="0.1445in" svg:viewBox="0 0 50 127" svg:d="M50 44c0-27-10-44-27-44-15 0-23 11-23 22 0 12 8 24 23 24 5 0 11-3 14-6 3-2 3-2 4-2v6c0 32-15 58-29 71-5 5-5 6-5 7 0 4 1 5 5 5 5 0 38-33 38-83z"><text:p/></draw:path><draw:path draw:style-name="gr3" draw:text-style-name="P56" svg:width="0.0736in" svg:height="0.0327in" svg:x="0.8858in" svg:y="0in" svg:viewBox="0 0 188 84" svg:d="M151 50c-6 6-20 18-20 26 0 4 3 8 8 8 4 0 6-2 7-5 6-6 16-19 34-29 4 0 8-3 8-8 0-4-3-6-7-8-8-8-13-15-17-24-1-4-2-10-8-10s-8 6-8 8c0 4 3 17 9 26h-143c-7 0-14 0-14 8s7 8 14 8z"><text:p/></draw:path><draw:path draw:style-name="gr3" draw:text-style-name="P56" svg:width="0.0791in" svg:height="0.1173in" svg:x="0.8461in" svg:y="0.0472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4-75 24-94 12-24 31-40 49-40 28 0 34 35 34 38 0 2-1 4-3 7z"><text:p/></draw:path><draw:path draw:style-name="gr3" draw:text-style-name="P56" svg:width="0.0193in" svg:height="0.0496in" svg:x="0.9398in" svg:y="0.1445in" svg:viewBox="0 0 50 127" svg:d="M50 44c0-27-10-44-27-44-15 0-23 11-23 22 0 12 8 24 23 24 5 0 11-3 14-6 3-2 3-2 4-2v6c0 32-15 58-29 71-5 5-5 6-5 7 0 4 1 5 5 5 5 0 38-33 38-83z"><text:p/></draw:path><draw:path draw:style-name="gr3" draw:text-style-name="P56" svg:width="0.0736in" svg:height="0.0327in" svg:x="1.0232in" svg:y="0.0441in" svg:viewBox="0 0 188 84" svg:d="M151 50c-6 6-20 18-20 26 0 4 3 8 8 8 4 0 6-2 7-5 6-6 16-19 34-29 4 0 8-3 8-8 0-4-3-6-7-8-8-8-13-15-17-24-1-4-2-10-8-10s-8 6-8 8c0 4 3 17 9 26h-143c-7 0-14 0-14 8s7 8 14 8z"><text:p/></draw:path><draw:path draw:style-name="gr3" draw:text-style-name="P56" svg:width="0.0638in" svg:height="0.0752in" svg:x="1.0067in" svg:y="0.089in" svg:viewBox="0 0 163 192" svg:d="M60 89c12 0 43 0 65-10 30-12 31-37 31-43 0-19-16-36-44-36-47 0-112 41-112 115 0 43 25 77 66 77 61 0 97-46 97-50 0-3-2-5-6-5-1 0-2 0-5 5-33 40-79 40-85 40-32 0-36-36-36-49 0-5 0-18 6-44zM41 79c15-63 59-69 71-69 20 0 31 12 31 26 0 43-69 43-85 43z"><text:p/></draw:path><draw:path draw:style-name="gr3" draw:text-style-name="P56" svg:width="0.0382in" svg:height="0.1657in" svg:x="1.0862in" svg:y="0.0378in" svg:viewBox="0 0 98 422" svg:d="M98 211c0-32-4-84-27-132-25-51-63-79-67-79-2 0-4 2-4 4s0 3 7 10c43 41 67 108 67 197 0 72-15 147-68 199-6 6-6 8-6 9 0 2 2 3 4 3 4 0 43-28 68-82 22-46 26-93 26-129z"><text:p/></draw:path></draw:g>, a następnie korzystając z funkcji <draw:g text:anchor-type="as-char" svg:y="-0.1626in" draw:z-index="28" draw:style-name="gr1"><svg:title>TexMaths</svg:title><svg:desc>12§display§tqli(\vec{d}, \vec{e}, n, \textbf{A})§svg§600§FALSE§</svg:desc><draw:polygon draw:style-name="gr2" draw:text-style-name="P55" svg:width="0.9752in" svg:height="0.187in" svg:x="0.0051in" svg:y="0.0087in" svg:viewBox="0 0 2478 476" draw:points="1238,476 0,476 0,0 2478,0 2478,476"><text:p/></draw:polygon><draw:path draw:style-name="gr3" draw:text-style-name="P56" svg:width="0.0512in" svg:height="0.1059in" svg:x="0.0004in" svg:y="0.0587in" svg:viewBox="0 0 131 270" svg:d="M78 96h40c8 0 13 0 13-8 0-5-5-5-13-5h-36c14-61 16-69 16-71 0-8-4-12-12-12-1 0-13 0-16 16l-17 67h-41c-8 0-12 0-12 7 0 6 4 6 12 6h37c-31 120-32 127-32 134 0 23 17 40 38 40 45 0 69-62 69-66s-4-4-6-4c-4 0-4 2-5 6-19 45-42 54-57 54-8 0-12-6-12-19 0-11 0-13 2-20z"><text:p/></draw:path><draw:path draw:style-name="gr3" draw:text-style-name="P56" svg:width="0.0685in" svg:height="0.1055in" svg:x="0.063in" svg:y="0.089in" svg:viewBox="0 0 175 269" svg:d="M175 5c0-3-1-5-5-5s-21 17-28 30c-10-23-26-30-40-30-50 0-102 62-102 124 0 42 25 68 55 68 19 0 36-11 51-26-4 15-17 72-18 76-4 12-9 14-32 15-6 0-9 0-9 8 0 0 0 4 5 4 13 0 28-1 43-1 14 0 29 1 43 1 2 0 8 0 8-7 0-5-4-5-12-5-20 0-20-4-20-7s1-6 2-10zM58 182c-27 0-28-32-28-39 0-21 12-67 20-84 12-33 34-49 52-49 28 0 34 33 34 36s-23 96-24 97c-8 13-32 39-54 39z"><text:p/></draw:path><draw:path draw:style-name="gr3" draw:text-style-name="P56" svg:width="0.0354in" svg:height="0.1173in" svg:x="0.1441in" svg:y="0.0472in" svg:viewBox="0 0 91 299" svg:d="M91 5c0-1 0-5-6-5-9 0-39 4-51 4-3 1-8 1-8 9 0 5 4 5 10 5 20 0 20 4 20 7l-1 9-53 211c-1 5-2 7-2 14 0 24 19 40 38 40 15 0 26-9 33-24 8-17 13-41 13-42 0-5-5-5-5-5-5 0-5 2-7 8-7 28-16 53-31 53s-15-13-15-19c0-11 2-13 4-20z"><text:p/></draw:path><draw:path draw:style-name="gr3" draw:text-style-name="P56" svg:width="0.0441in" svg:height="0.1114in" svg:x="0.1941in" svg:y="0.0516in" svg:viewBox="0 0 113 284" svg:d="M108 16c0-9-5-16-14-16-12 0-24 11-24 22 0 9 6 15 16 15s22-9 22-21zM76 175c6-13 6-14 9-25 4-8 6-14 6-23 0-19-13-33-36-33-38 0-55 60-55 63 0 5 4 5 5 5 5 0 5-1 7-7 11-41 29-53 43-53 4 0 10 0 10 13 0 10-3 18-5 22-2 12-22 61-29 79-5 11-9 25-9 34 0 20 14 34 34 34 41 0 57-61 57-66 0-3-5-3-5-3-5 0-5 1-7 8-7 27-22 53-43 53-8 0-11-5-11-14 0-11 3-17 13-44z"><text:p/></draw:path><draw:path draw:style-name="gr3" draw:text-style-name="P56" svg:width="0.0382in" svg:height="0.1657in" svg:x="0.263in" svg:y="0.0378in" svg:viewBox="0 0 98 422" svg:d="M98 419c0-1 0-3-7-10-53-53-66-133-66-198 0-73 16-146 69-199 4-5 4-6 4-8 0-3-1-4-4-4-4 0-42 29-68 83-21 45-26 92-26 128 0 34 5 84 28 132 26 53 62 79 66 79 3 0 4-1 4-3z"><text:p/></draw:path><draw:path draw:style-name="gr3" draw:text-style-name="P56" svg:width="0.0736in" svg:height="0.0327in" svg:x="0.3579in" svg:y="0in" svg:viewBox="0 0 188 84" svg:d="M151 50c-6 6-20 18-20 26 0 4 3 8 8 8 4 0 6-2 7-5 6-6 16-19 34-29 4 0 8-3 8-8 0-4-3-6-7-8-8-8-13-15-17-24-1-4-2-10-8-10s-8 6-8 8c0 4 3 17 9 26h-143c-7 0-14 0-14 8s7 8 14 8z"><text:p/></draw:path><draw:path draw:style-name="gr3" draw:text-style-name="P56" svg:width="0.0791in" svg:height="0.1173in" svg:x="0.3177in" svg:y="0.0472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3" draw:text-style-name="P56" svg:width="0.0193in" svg:height="0.0496in" svg:x="0.4118in" svg:y="0.1445in" svg:viewBox="0 0 50 127" svg:d="M50 44c0-27-10-44-27-44-15 0-23 11-23 22 0 12 8 24 23 24 5 0 11-3 14-6 3-2 3-2 4-2v6c0 32-15 58-29 71-5 5-5 6-5 7 0 4 1 5 5 5 5 0 38-33 38-83z"><text:p/></draw:path><draw:path draw:style-name="gr3" draw:text-style-name="P56" svg:width="0.0736in" svg:height="0.0327in" svg:x="0.4949in" svg:y="0.0441in" svg:viewBox="0 0 188 84" svg:d="M151 50c-6 6-20 18-20 26 0 4 3 8 8 8 4 0 6-2 7-5 6-6 16-19 34-29 4 0 8-3 8-8 0-4-3-6-7-8-8-8-13-15-17-24-1-4-2-10-8-10s-8 6-8 8c0 4 3 17 9 26h-143c-7 0-14 0-14 8s7 8 14 8z"><text:p/></draw:path><draw:path draw:style-name="gr3" draw:text-style-name="P56" svg:width="0.0638in" svg:height="0.0752in" svg:x="0.4791in" svg:y="0.089in" svg:viewBox="0 0 163 192" svg:d="M60 89c12 0 43 0 65-10 30-12 31-37 31-43 0-19-16-36-44-36-47 0-112 41-112 115 0 43 25 77 66 77 61 0 97-46 97-50 0-3-2-5-6-5-1 0-2 0-5 5-33 40-79 40-85 40-32 0-36-36-36-49 0-5 0-18 6-44zM41 79c15-63 59-69 71-69 20 0 30 12 30 26 0 43-68 43-84 43z"><text:p/></draw:path><draw:path draw:style-name="gr3" draw:text-style-name="P56" svg:width="0.0193in" svg:height="0.0496in" svg:x="0.563in" svg:y="0.1445in" svg:viewBox="0 0 50 127" svg:d="M50 44c0-27-10-44-27-44-15 0-23 11-23 22 0 12 8 24 23 24 5 0 11-3 14-6 3-2 3-2 4-2v6c0 32-15 58-29 71-5 5-5 6-5 7 0 4 1 5 5 5 5 0 38-33 38-83z"><text:p/></draw:path><draw:path draw:style-name="gr3" draw:text-style-name="P56" svg:width="0.0898in" svg:height="0.0752in" svg:x="0.6272in" svg:y="0.089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56" svg:width="0.0193in" svg:height="0.0496in" svg:x="0.7362in" svg:y="0.1445in" svg:viewBox="0 0 50 127" svg:d="M50 44c0-27-10-44-27-44-15 0-23 11-23 22 0 12 8 24 23 24 5 0 11-3 14-6 3-2 3-2 4-2v6c0 32-15 58-29 71-5 5-5 6-5 7 0 4 1 5 5 5 5 0 38-33 38-83z"><text:p/></draw:path><draw:path draw:style-name="gr3" draw:text-style-name="P56" svg:width="0.1303in" svg:height="0.1157in" svg:x="0.8024in" svg:y="0.0465in" svg:viewBox="0 0 332 295" svg:d="M184 11c-5-11-10-11-18-11-11 0-14 4-16 11l-104 255c-4 5-5 10-38 10h-8v19c17 0 36-1 50-1 16 0 39 0 56 1v-19c-2 0-39 0-39-6l3-5 20-51h114l25 62h-39v19c15-1 56-1 74-1 17 0 54 0 68 1v-19h-40zM146 76l50 118h-98z"><text:p/></draw:path><draw:path draw:style-name="gr3" draw:text-style-name="P56" svg:width="0.0382in" svg:height="0.1657in" svg:x="0.95in" svg:y="0.0378in" svg:viewBox="0 0 98 422" svg:d="M98 211c0-32-4-84-27-132-25-51-63-79-67-79-2 0-4 2-4 4s0 3 7 10c43 41 67 108 67 197 0 72-15 147-68 199-6 6-6 8-6 9 0 2 2 3 4 3 4 0 43-28 68-82 22-46 26-93 26-129z"><text:p/></draw:path></draw:g>, pamiętając, że macierz <draw:g text:anchor-type="as-char" svg:y="-0.1161in" draw:z-index="25" draw:style-name="gr1"><svg:title>TexMaths</svg:title><svg:desc>12§display§\textbf{A}§svg§600§FALSE§</svg:desc><draw:polygon draw:style-name="gr2" draw:text-style-name="P55" svg:width="0.1205in" svg:height="0.0996in" svg:x="0.0016in" svg:y="0.0075in" svg:viewBox="0 0 307 254" draw:points="153,254 0,254 0,0 307,0 307,254"><text:p/></draw:polygon><draw:path draw:style-name="gr3" draw:text-style-name="P56" svg:width="0.1303in" svg:height="0.1161in" svg:x="0in" svg:y="0in" svg:viewBox="0 0 332 296" svg:d="M183 11c-5-11-9-11-17-11-12 0-14 4-16 11l-104 255c-4 6-5 9-38 9h-8v21c17-2 36-3 50-3 16 0 39 0 55 3v-21c-1 0-38 0-38-6l2-5 21-50h114l25 61h-40v21c16-3 56-3 73-3 18 0 55 0 70 3v-21h-41zM146 76l49 117h-97z"><text:p/></draw:path></draw:g><text:s/>została nadpisana w <draw:g text:anchor-type="as-char" svg:y="-0.1181in" draw:z-index="26" draw:style-name="gr1"><svg:title>TexMaths</svg:title><svg:desc>12§display§tred2§svg§600§FALSE§</svg:desc><draw:polygon draw:style-name="gr2" draw:text-style-name="P55" svg:width="0.361in" svg:height="0.1012in" svg:x="0.0051in" svg:y="0.0087in" svg:viewBox="0 0 918 258" draw:points="459,258 0,258 0,0 918,0 918,258"><text:p/></draw:polygon><draw:path draw:style-name="gr3" draw:text-style-name="P56" svg:width="0.0512in" svg:height="0.1063in" svg:x="0.0004in" svg:y="0.0114in" svg:viewBox="0 0 131 271" svg:d="M78 96h40c8 0 13 0 13-8 0-5-5-5-13-5h-36c14-61 16-69 16-71 0-8-4-12-12-12-1 0-13 0-16 16l-17 67h-41c-8 0-12 0-12 7 0 6 4 6 12 6h37c-31 121-32 128-32 135 0 23 17 40 38 40 45 0 69-62 69-65 0-5-4-5-6-5-4 0-4 2-5 6-19 45-42 55-57 55-8 0-12-6-12-20 0-11 0-13 2-20z"><text:p/></draw:path><draw:path draw:style-name="gr3" draw:text-style-name="P56" svg:width="0.0677in" svg:height="0.0756in" svg:x="0.0614in" svg:y="0.0421in" svg:viewBox="0 0 173 193" svg:d="M25 163c-1 7-3 17-3 19 0 7 4 11 12 11 4 0 12-4 15-11 1-2 16-60 17-69 4-14 11-43 13-55 3-5 15-25 24-35 4-3 16-13 34-13 12 0 18 4 19 4-14 3-23 13-23 23 0 8 5 16 17 16 11 0 23-10 23-25 0-16-13-28-36-28-28 0-46 22-53 33-5-20-19-33-40-33-19 0-27 17-31 24-7 15-13 41-13 41 0 5 4 5 5 5 5 0 5 0 7-10 7-30 16-50 31-50 7 0 13 2 13 19 0 8-1 13-6 36z"><text:p/></draw:path><draw:path draw:style-name="gr3" draw:text-style-name="P56" svg:width="0.0638in" svg:height="0.0756in" svg:x="0.1437in" svg:y="0.0421in" svg:viewBox="0 0 163 193" svg:d="M60 89c12 0 43 0 65-9 30-12 31-38 31-44 0-19-16-36-44-36-47 0-112 41-112 116 0 43 25 77 66 77 61 0 97-46 97-51 0-2-2-5-6-5-1 0-2 0-5 5-33 41-79 41-85 41-32 0-36-36-36-49 0-5 0-18 6-45zM41 80c15-64 59-70 71-70 20 0 30 12 30 26 0 44-68 44-84 44z"><text:p/></draw:path><draw:path draw:style-name="gr3" draw:text-style-name="P56" svg:width="0.0791in" svg:height="0.1177in" svg:x="0.2201in" svg:y="0in" svg:viewBox="0 0 202 300" svg:d="M202 5c0-1 0-5-6-5s-46 4-54 5c-3 0-5 2-5 7 0 6 3 6 9 6 21 0 22 4 22 7l-2 9-24 100c-9-16-21-27-40-27-49 0-102 63-102 124 0 41 23 69 56 69 9 0 30-2 56-31 3 17 18 31 38 31 16 0 25-9 31-24 7-14 13-41 13-41 0-5-4-5-4-5-5 0-5 1-6 8-9 27-16 53-33 53-12 0-13-11-13-20 0-11 1-13 4-20zM113 245c-1 7-1 8-9 15-18 23-34 31-46 31-22 0-28-23-28-40 0-21 13-74 24-93 12-25 31-41 49-41 28 0 34 35 34 37 0 3-1 5-3 8z"><text:p/></draw:path><draw:path draw:style-name="gr3" draw:text-style-name="P56" svg:width="0.0661in" svg:height="0.111in" svg:x="0.3079in" svg:y="0.0047in" svg:viewBox="0 0 169 283" svg:d="M32 251l46-45c66-59 91-81 91-123 0-49-37-83-90-83-48 0-79 40-79 77 0 23 22 23 22 23 8 0 22-5 22-22 0-10-8-23-22-23-4 0-4 0-5 2 9-28 32-44 57-44 39 0 57 34 57 70 0 34-22 68-45 94l-81 91c-5 4-5 6-5 15h157l12-73h-11c-2 12-4 31-8 37-4 4-32 4-41 4z"><text:p/></draw:path></draw:g><text:s/>przez macierz przekształcenia <draw:g text:anchor-type="as-char" svg:y="-0.1138in" draw:z-index="27" draw:style-name="gr1"><svg:title>TexMaths</svg:title><svg:desc>12§display§\textbf{P}
§svg§600§FALSE§</svg:desc><draw:polygon draw:style-name="gr2" draw:text-style-name="P55" svg:width="0.1028in" svg:height="0.0972in" svg:x="0.002in" svg:y="0.0083in" svg:viewBox="0 0 262 248" draw:points="132,248 0,248 0,0 262,0 262,248"><text:p/></draw:polygon><draw:path draw:style-name="gr3" draw:text-style-name="P56" svg:width="0.113in" svg:height="0.1138in" svg:x="0in" svg:y="0in" svg:viewBox="0 0 288 290" svg:d="M105 162h76c57 0 107-29 107-79 0-47-41-83-112-83h-176v20h45v251h-45v19c17-2 57-2 75-2s60 0 77 2v-19h-47zM160 145h-57v-125h57c64 0 64 31 64 63 0 30 0 62-64 62z"><text:p/></draw:path></draw:g>. </text:p>
      <text:p text:style-name="P11"/>
      <text:p text:style-name="P11">W drugiej części zadania do obliczenia wektorów i wartości własnych wykorzystujemy iteracyjną metodę potęgową z redukcją Hotellinga, zaimplementowaną samodzielnie.</text:p>
      <text:p text:style-name="P11"/>
      <text:p text:style-name="P11">Przyjmujemy dane:</text:p>
      <text:p text:style-name="P11"/>
      <text:p text:style-name="P12"><text:tab/><draw:g text:anchor-type="as-char" svg:y="-0.1102in" draw:z-index="30" draw:style-name="gr1"><svg:title>TexMaths</svg:title><svg:desc>12§display§n = 7, \qquad m = 8§svg§600§FALSE§</svg:desc><draw:polygon draw:style-name="gr2" draw:text-style-name="P55" svg:width="1.2354in" svg:height="0.1276in" svg:x="0.0031in" svg:y="0.0083in" svg:viewBox="0 0 3139 325" draw:points="1570,325 0,325 0,0 3139,0 3139,325"><text:p/></draw:polygon><draw:path draw:style-name="gr3" draw:text-style-name="P56" svg:width="0.0898in" svg:height="0.0748in" svg:x="0in" svg:y="0.0402in" svg:viewBox="0 0 229 191" svg:d="M25 162c-1 7-3 16-3 19 0 7 4 10 12 10 4 0 12-3 15-10 1-2 6-22 9-33l8-38c4-8 6-18 8-27s5-21 5-22c6-13 29-51 69-51 19 0 22 15 22 29 0 26-19 81-26 99-4 9-5 14-5 19 0 20 16 34 35 34 40 0 55-61 55-64 0-4-3-4-5-4-4 0-4 0-6 7-9 29-22 52-43 52-7 0-9-4-9-13 0-11 3-22 7-31 7-22 25-69 25-93 0-28-18-45-48-45-38 0-60 26-66 36-2-23-19-36-40-36-19 0-27 17-32 24-6 14-12 39-12 41 0 4 4 4 5 4 5 0 5 0 7-9 7-30 16-50 31-50 9 0 13 4 13 19 0 8-1 13-6 36z"><text:p/></draw:path><draw:path draw:style-name="gr3" draw:text-style-name="P56" svg:width="0.1102in" svg:height="0.0386in" svg:x="0.15in" svg:y="0.052in" svg:viewBox="0 0 281 99" svg:d="M266 17c8 0 15 0 15-9 0-8-7-8-13-8h-254c-7 0-14 0-14 8 0 9 7 9 14 9zM268 99c6 0 13 0 13-8s-7-8-15-8h-252c-7 0-14 0-14 8s7 8 14 8z"><text:p/></draw:path><draw:path draw:style-name="gr3" draw:text-style-name="P56" svg:width="0.0709in" svg:height="0.1161in" svg:x="0.3256in" svg:y="0in" svg:viewBox="0 0 181 296" svg:d="M179 29c2-6 2-7 2-16h-102c-53 0-53-6-54-13h-11l-14 87h11c1-7 5-33 11-38 2-4 36-4 40-4h89c-5 8-38 54-48 69-38 56-53 115-53 158 0 4 0 24 20 24s20-20 20-24v-22c0-23 1-47 4-69 2-10 8-46 27-72z"><text:p/></draw:path><draw:path draw:style-name="gr3" draw:text-style-name="P56" svg:width="0.0193in" svg:height="0.0496in" svg:x="0.4134in" svg:y="0.0953in" svg:viewBox="0 0 50 127" svg:d="M50 44c0-27-10-44-27-44-15 0-23 11-23 22 0 12 8 23 23 23 5 0 11-2 14-6 3-1 3-1 4-1v6c0 31-15 58-29 71-5 5-5 6-5 7 0 4 1 5 5 5 5 0 38-32 38-83z"><text:p/></draw:path><draw:path draw:style-name="gr3" draw:text-style-name="P56" svg:width="0.1362in" svg:height="0.0748in" svg:x="0.8094in" svg:y="0.0402in" svg:viewBox="0 0 347 191" svg:d="M25 162c-1 7-3 16-3 19 0 7 4 10 12 10 4 0 12-3 15-10 1-2 6-22 7-33l10-38c4-8 5-18 8-27 0-9 5-21 5-22 6-13 29-51 69-51 19 0 22 15 22 29 0 11-2 22-6 35l-12 49-8 33c-2 8-5 22-5 25 0 7 6 10 12 10 13 0 16-10 19-23 5-24 22-85 26-103 1-5 22-55 69-55 18 0 23 14 23 29 0 24-17 72-26 95-4 10-5 14-5 23 0 20 14 34 33 34 41 0 57-61 57-64 0-4-4-4-5-4-5 0-5 0-7 7-6 22-21 52-43 52-8 0-11-4-11-13 0-11 5-22 8-31 9-22 25-69 25-93 0-27-15-45-48-45-31 0-52 18-68 41-1-5-2-19-13-30-11-9-24-11-35-11-38 0-60 26-66 36-2-24-20-36-40-36-19 0-27 17-31 24-7 15-13 41-13 41 0 4 4 4 5 4 5 0 5 0 7-9 7-30 16-50 31-50 7 0 13 2 13 19 0 8-1 13-6 36z"><text:p/></draw:path><draw:path draw:style-name="gr3" draw:text-style-name="P56" svg:width="0.1102in" svg:height="0.0386in" svg:x="1.0055in" svg:y="0.052in" svg:viewBox="0 0 281 99" svg:d="M266 17c8 0 15 0 15-9 0-8-7-8-13-8h-254c-7 0-14 0-14 8 0 9 7 9 14 9zM268 99c6 0 13 0 13-8s-7-8-15-8h-252c-7 0-14 0-14 8s7 8 14 8z"><text:p/></draw:path><draw:path draw:style-name="gr3" draw:text-style-name="P56" svg:width="0.0685in" svg:height="0.1142in" svg:x="1.1787in" svg:y="0.002in" svg:viewBox="0 0 175 291" svg:d="M50 89c-19-14-20-28-20-35 0-25 28-43 58-43 31 0 58 21 58 52 0 24-16 45-43 59zM113 128c31-14 51-37 51-65 0-39-37-63-75-63-43 0-77 31-77 71 0 8 0 26 18 46 5 5 20 16 31 23-25 12-61 36-61 78 0 44 43 73 88 73 48 0 87-35 87-80 0-16-5-35-19-53-10-8-16-12-43-30zM71 147l51 32c12 8 33 21 33 46 0 32-33 54-66 54-37 0-67-27-67-61 0-25 13-52 49-71z"><text:p/></draw:path></draw:g>.</text:p>
      <text:p text:style-name="P12"/>
      <text:p text:style-name="P13">Wektor startowy:</text:p>
      <text:p text:style-name="P13"/>
      <text:p text:style-name="P13"><text:tab/><draw:g text:anchor-type="as-char" svg:y="-0.1252in" draw:z-index="29" draw:style-name="gr1"><svg:title>TexMaths</svg:title><svg:desc>12§display§\vec{x}_{0} = [1,1,1,1,1,1,1]§svg§600§FALSE§</svg:desc><draw:polygon draw:style-name="gr2" draw:text-style-name="P55" svg:width="1.4728in" svg:height="0.1492in" svg:x="0.0012in" svg:y="0.0071in" svg:viewBox="0 0 3742 380" draw:points="1871,380 0,380 0,0 3742,0 3742,380"><text:p/></draw:polygon><draw:path draw:style-name="gr3" draw:text-style-name="P56" svg:width="0.0736in" svg:height="0.0327in" svg:x="0.0236in" svg:y="0.0051in" svg:viewBox="0 0 188 84" svg:d="M151 50c-6 6-20 18-20 26 0 4 3 8 8 8 4 0 6-2 7-5 6-6 16-19 34-29 4 0 8-3 8-8 0-4-3-6-7-8-8-8-13-15-17-24-1-4-2-10-8-10s-8 6-8 8c0 4 3 17 9 26h-143c-7 0-14 0-14 8s7 8 14 8z"><text:p/></draw:path><draw:path draw:style-name="gr3" draw:text-style-name="P56" svg:width="0.0827in" svg:height="0.0752in" svg:x="0.0004in" svg:y="0.050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56" svg:width="0.0539in" svg:height="0.0795in" svg:x="0.0961in" svg:y="0.0717in" svg:viewBox="0 0 138 203" svg:d="M138 103c0-33-4-57-18-77-8-14-26-26-50-26-70 0-70 80-70 103 0 21 0 100 70 100 68 0 68-79 68-100zM70 194c-15 0-33-8-39-32-5-17-5-42-5-64 0-21 0-43 5-60 6-24 25-30 39-30 15 0 31 10 36 28 4 14 6 37 6 62 0 22 0 44-5 63-6 27-27 33-37 33z"><text:p/></draw:path><draw:path draw:style-name="gr3" draw:text-style-name="P56" svg:width="0.1102in" svg:height="0.039in" svg:x="0.2205in" svg:y="0.0634in" svg:viewBox="0 0 281 100" svg:d="M266 17c8 0 15 0 15-9 0-8-7-8-13-8h-254c-7 0-14 0-14 8 0 9 7 9 14 9zM268 100c6 0 13 0 13-9 0-8-7-8-15-8h-252c-7 0-14 0-14 8 0 9 7 9 14 9z"><text:p/></draw:path><draw:polygon draw:style-name="gr3" draw:text-style-name="P56" svg:width="0.0228in" svg:height="0.1657in" svg:x="0.4059in" svg:y="0.0004in" svg:viewBox="0 0 59 422" draw:points="59,422 59,406 17,406 17,17 59,17 59,0 0,0 0,422"><text:p/></draw:polygon><draw:path draw:style-name="gr3" draw:text-style-name="P56" svg:width="0.0547in" svg:height="0.1106in" svg:x="0.4469in" svg:y="0.0138in" svg:viewBox="0 0 140 282" svg:d="M88 11c0-10 0-11-11-11-27 26-64 26-77 26v15c8 0 34 0 55-12v219c0 16 0 21-38 21h-15v13c15-1 53-1 69-1 18 0 54 0 69 1v-13h-13c-38 0-39-5-39-21z"><text:p/></draw:path><draw:path draw:style-name="gr3" draw:text-style-name="P56" svg:width="0.0193in" svg:height="0.0496in" svg:x="0.5295in" svg:y="0.1067in" svg:viewBox="0 0 50 127" svg:d="M50 44c0-27-10-44-27-44-15 0-23 11-23 22 0 12 8 24 23 24 5 0 11-3 14-6 3-2 3-2 4-2v6c0 32-15 58-29 71-5 5-5 6-5 7 0 4 1 5 5 5 5 0 38-33 38-83z"><text:p/></draw:path><draw:path draw:style-name="gr3" draw:text-style-name="P56" svg:width="0.0547in" svg:height="0.1106in" svg:x="0.6035in" svg:y="0.0138in" svg:viewBox="0 0 140 282" svg:d="M88 11c0-10 0-11-11-11-27 26-64 26-77 26v15c8 0 34 0 55-12v219c0 16 0 21-38 21h-15v13c15-1 53-1 69-1 18 0 54 0 69 1v-13h-13c-38 0-39-5-39-21z"><text:p/></draw:path><draw:path draw:style-name="gr3" draw:text-style-name="P56" svg:width="0.0193in" svg:height="0.0496in" svg:x="0.6862in" svg:y="0.1067in" svg:viewBox="0 0 50 127" svg:d="M50 44c0-27-10-44-27-44-15 0-23 11-23 22 0 12 8 24 23 24 5 0 11-3 14-6 3-2 3-2 4-2v6c0 32-15 58-29 71-5 5-5 6-5 7 0 4 1 5 5 5 5 0 38-33 38-83z"><text:p/></draw:path><draw:path draw:style-name="gr3" draw:text-style-name="P56" svg:width="0.0547in" svg:height="0.1106in" svg:x="0.7606in" svg:y="0.0138in" svg:viewBox="0 0 140 282" svg:d="M88 11c0-10 0-11-10-11-28 26-65 26-78 26v15c8 0 34 0 55-12v219c0 16 0 21-38 21h-15v13c15-1 53-1 69-1 18 0 54 0 69 1v-13h-13c-38 0-39-5-39-21z"><text:p/></draw:path><draw:path draw:style-name="gr3" draw:text-style-name="P56" svg:width="0.0193in" svg:height="0.0496in" svg:x="0.8433in" svg:y="0.1067in" svg:viewBox="0 0 50 127" svg:d="M50 44c0-27-10-44-27-44-15 0-23 11-23 22 0 12 8 24 23 24 5 0 11-3 14-6 3-2 3-2 4-2v6c0 32-15 58-29 71-5 5-5 6-5 7 0 4 1 5 5 5 5 0 38-33 38-83z"><text:p/></draw:path><draw:path draw:style-name="gr3" draw:text-style-name="P56" svg:width="0.0547in" svg:height="0.1106in" svg:x="0.9173in" svg:y="0.0138in" svg:viewBox="0 0 140 282" svg:d="M88 11c0-10 0-11-11-11-27 26-64 26-77 26v15c8 0 34 0 55-12v219c0 16 0 21-38 21h-15v13c15-1 53-1 69-1 18 0 54 0 69 1v-13h-13c-38 0-39-5-39-21z"><text:p/></draw:path><draw:path draw:style-name="gr3" draw:text-style-name="P56" svg:width="0.0193in" svg:height="0.0496in" svg:x="1in" svg:y="0.1067in" svg:viewBox="0 0 50 127" svg:d="M50 44c0-27-10-44-27-44-15 0-23 11-23 22 0 12 8 24 23 24 5 0 11-3 14-6 3-2 3-2 4-2v6c0 32-15 58-29 71-5 5-5 6-5 7 0 4 1 5 5 5 5 0 38-33 38-83z"><text:p/></draw:path><draw:path draw:style-name="gr3" draw:text-style-name="P56" svg:width="0.0547in" svg:height="0.1106in" svg:x="1.0744in" svg:y="0.0138in" svg:viewBox="0 0 140 282" svg:d="M88 11c0-10 0-11-11-11-27 26-64 26-77 26v15c8 0 34 0 55-12v219c0 16 0 21-38 21h-15v13c15-1 53-1 69-1 18 0 54 0 69 1v-13h-13c-38 0-39-5-39-21z"><text:p/></draw:path><draw:path draw:style-name="gr3" draw:text-style-name="P56" svg:width="0.0193in" svg:height="0.0496in" svg:x="1.1571in" svg:y="0.1067in" svg:viewBox="0 0 50 127" svg:d="M50 44c0-27-10-44-27-44-15 0-23 11-23 22 0 12 8 24 23 24 5 0 11-3 14-6 3-2 3-2 4-2v6c0 32-15 58-29 71-5 5-5 6-5 7 0 4 1 5 5 5 5 0 38-33 38-83z"><text:p/></draw:path><draw:path draw:style-name="gr3" draw:text-style-name="P56" svg:width="0.0547in" svg:height="0.1106in" svg:x="1.2311in" svg:y="0.0138in" svg:viewBox="0 0 140 282" svg:d="M88 11c0-10 0-11-11-11-27 26-64 26-77 26v15c8 0 34 0 55-12v219c0 16 0 21-38 21h-15v13c15-1 53-1 69-1 18 0 54 0 69 1v-13h-13c-38 0-39-5-39-21z"><text:p/></draw:path><draw:path draw:style-name="gr3" draw:text-style-name="P56" svg:width="0.0193in" svg:height="0.0496in" svg:x="1.3138in" svg:y="0.1067in" svg:viewBox="0 0 50 127" svg:d="M50 44c0-27-10-44-27-44-15 0-23 11-23 22 0 12 8 24 23 24 5 0 11-3 14-6 3-2 3-2 4-2v6c0 32-15 58-29 71-5 5-5 6-5 7 0 4 1 5 5 5 5 0 38-33 38-83z"><text:p/></draw:path><draw:path draw:style-name="gr3" draw:text-style-name="P56" svg:width="0.0547in" svg:height="0.1106in" svg:x="1.3874in" svg:y="0.0138in" svg:viewBox="0 0 140 282" svg:d="M88 11c0-10 0-11-11-11-27 26-64 26-77 26v15c8 0 34 0 55-12v219c0 16 0 21-38 21h-15v13c15-1 53-1 69-1 18 0 54 0 69 1v-13h-13c-38 0-39-5-39-21z"><text:p/></draw:path><draw:polygon draw:style-name="gr3" draw:text-style-name="P56" svg:width="0.0228in" svg:height="0.1657in" svg:x="1.4598in" svg:y="0.0004in" svg:viewBox="0 0 59 422" draw:points="59,0 0,0 0,17 41,17 41,406 0,406 0,422 59,422"><text:p/></draw:polygon></draw:g>.</text:p>
      <text:p text:style-name="P13"/>
      <text:p text:style-name="P13">Normę obliczamy ze wzoru:</text:p>
      <text:p text:style-name="P13"/>
      <text:p text:style-name="P13"><text:tab/><draw:g text:anchor-type="as-char" svg:y="-0.2071in" draw:z-index="31" draw:style-name="gr1"><svg:title>TexMaths</svg:title><svg:desc>12§display§||\vec{x}_{m+1}|| = \sqrt{\vec{x}_{m+1}^{T}\vec{x}_{m+1}}§svg§600§FALSE§</svg:desc><draw:polygon draw:style-name="gr2" draw:text-style-name="P55" svg:width="1.7228in" svg:height="0.2827in" svg:x="0.0004in" svg:y="0.0075in" svg:viewBox="0 0 4377 719" draw:points="2188,719 0,719 0,0 4377,0 4377,719"><text:p/></draw:polygon><draw:path draw:style-name="gr3" draw:text-style-name="P56" svg:width="0.0067in" svg:height="0.1661in" svg:x="0.0118in" svg:y="0.0799in" svg:viewBox="0 0 18 423" svg:d="M18 16c0-9 0-16-10-16-8 0-8 7-8 16v391c0 8 0 16 8 16 10 0 10-8 10-16z"><text:p/></draw:path><draw:path draw:style-name="gr3" draw:text-style-name="P56" svg:width="0.0067in" svg:height="0.1661in" svg:x="0.0579in" svg:y="0.0799in" svg:viewBox="0 0 18 423" svg:d="M18 16c0-9 0-16-10-16-8 0-8 7-8 16v391c0 8 0 16 8 16 10 0 10-8 10-16z"><text:p/></draw:path><draw:path draw:style-name="gr3" draw:text-style-name="P56" svg:width="0.0736in" svg:height="0.0327in" svg:x="0.1122in" svg:y="0.0862in" svg:viewBox="0 0 188 84" svg:d="M151 50c-6 6-20 18-20 26 0 4 3 8 8 8 4 0 6-2 7-5 6-6 16-19 34-29 4 0 8-3 8-8 0-4-3-6-7-8-8-8-13-15-17-24-1-4-2-10-8-10s-8 6-8 8c0 4 3 17 9 26h-143c-7 0-14 0-14 8s7 8 14 8z"><text:p/></draw:path><draw:path draw:style-name="gr3" draw:text-style-name="P56" svg:width="0.0827in" svg:height="0.0752in" svg:x="0.0894in" svg:y="0.1307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3 46-43 55-56 55-17 0-23-13-23-27 0-10 2-18 7-37z"><text:p/></draw:path><draw:path draw:style-name="gr3" draw:text-style-name="P56" svg:width="0.1063in" svg:height="0.0524in" svg:x="0.1846in" svg:y="0.178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56" svg:width="0.0854in" svg:height="0.0862in" svg:x="0.3051in" svg:y="0.1571in" svg:viewBox="0 0 218 220" svg:d="M116 116h92c3 0 10 0 10-7s-7-7-10-7h-92v-91c0-4 0-11-7-11s-7 7-7 11v91h-91c-4 0-11 0-11 7s7 7 11 7h91v92c0 3 0 12 7 12s7-8 7-12z"><text:p/></draw:path><draw:path draw:style-name="gr3" draw:text-style-name="P56" svg:width="0.0421in" svg:height="0.0772in" svg:x="0.4114in" svg:y="0.1516in" svg:viewBox="0 0 108 197" svg:d="M67 8c0-8-1-8-8-8-19 18-47 19-59 19v11c7 0 26 0 43-8v151c0 9 0 13-30 13h-11v11c5 0 42-1 53-1 10 0 47 1 53 1v-11h-11c-30 0-30-4-30-13z"><text:p/></draw:path><draw:path draw:style-name="gr3" draw:text-style-name="P56" svg:width="0.0067in" svg:height="0.1661in" svg:x="0.4933in" svg:y="0.0799in" svg:viewBox="0 0 18 423" svg:d="M18 16c0-9 0-16-10-16-8 0-8 7-8 16v391c0 8 0 16 8 16 10 0 10-8 10-16z"><text:p/></draw:path><draw:path draw:style-name="gr3" draw:text-style-name="P56" svg:width="0.0067in" svg:height="0.1661in" svg:x="0.5394in" svg:y="0.0799in" svg:viewBox="0 0 18 423" svg:d="M18 16c0-9 0-16-10-16-8 0-8 7-8 16v391c0 8 0 16 8 16 10 0 10-8 10-16z"><text:p/></draw:path><draw:path draw:style-name="gr3" draw:text-style-name="P56" svg:width="0.1102in" svg:height="0.039in" svg:x="0.6213in" svg:y="0.1425in" svg:viewBox="0 0 281 100" svg:d="M266 17c8 0 15 0 15-9 0-8-7-8-13-8h-254c-7 0-14 0-14 8 0 9 7 9 14 9zM268 100c6 0 13 0 13-9 0-8-7-8-15-8h-252c-7 0-14 0-14 8 0 9 7 9 14 9z"><text:p/></draw:path><draw:path draw:style-name="gr3" draw:text-style-name="P56" svg:width="0.1512in" svg:height="0.2992in" svg:x="0.8055in" svg:y="0in" svg:viewBox="0 0 385 761" svg:d="M150 698l-91-317-59 69 7 5 29-34 96 340c14 0 14 0 19-11l232-733c2-6 2-9 2-9 0-4-3-8-8-8-7 0-9 6-10 11z"><text:p/></draw:path><draw:polygon draw:style-name="gr3" draw:text-style-name="P56" svg:width="0.7783in" svg:height="0.0067in" svg:x="0.9535in" svg:y="0in" svg:viewBox="0 0 1978 18" draw:points="989,18 0,18 0,0 1978,0 1978,18"><text:p/></draw:polygon><draw:path draw:style-name="gr3" draw:text-style-name="P56" svg:width="0.0736in" svg:height="0.0327in" svg:x="0.9815in" svg:y="0.0862in" svg:viewBox="0 0 188 84" svg:d="M151 50c-6 6-20 18-20 26 0 4 3 8 8 8 4 0 6-2 7-5 6-6 16-19 34-29 4 0 8-3 8-8 0-4-3-6-7-8-8-8-13-15-17-24-1-4-2-10-8-10s-8 6-8 8c0 4 3 17 9 26h-143c-7 0-14 0-14 8s7 8 14 8z"><text:p/></draw:path><draw:path draw:style-name="gr3" draw:text-style-name="P56" svg:width="0.0827in" svg:height="0.0752in" svg:x="0.9583in" svg:y="0.1307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3 46-43 55-56 55-17 0-23-13-23-27 0-10 2-18 7-37z"><text:p/></draw:path><draw:path draw:style-name="gr3" draw:text-style-name="P56" svg:width="0.087in" svg:height="0.0783in" svg:x="1.0531in" svg:y="0.0685in" svg:viewBox="0 0 222 200" svg:d="M132 22c1-10 2-10 8-11 2 0 12 0 18 0 18 0 27 0 34 2 12 4 13 13 13 23 0 5 0 10-1 24l-1 4c0 3 1 4 5 4s6-3 6-8l8-56c0-4-4-4-10-4h-182c-7 0-8 0-10 6l-18 53c-1 1-2 3-2 6 0 0 1 3 5 3 3 0 5-1 7-7 17-48 26-50 72-50h12c8 0 8 0 8 2 0 1 0 3-1 7l-38 155c-3 12-4 16-35 16-11 0-13-1-13 6 0 0 0 3 5 3 8 0 16 0 25 0 8 0 18 0 26 0 7 0 18 0 25 0 10 0 18 0 26 0 3 0 7 0 7-6 0-3-4-3-12-3-6 0-11-1-17-1-11-2-11-3-11-6s0-4 1-8z"><text:p/></draw:path><draw:path draw:style-name="gr3" draw:text-style-name="P56" svg:width="0.1063in" svg:height="0.0524in" svg:x="1.0535in" svg:y="0.1976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56" svg:width="0.0854in" svg:height="0.0862in" svg:x="1.174in" svg:y="0.1768in" svg:viewBox="0 0 218 220" svg:d="M116 116h92c3 0 10 0 10-7s-7-7-10-7h-92v-91c0-4 0-11-7-11s-7 7-7 11v91h-91c-4 0-11 0-11 7s7 7 11 7h91v92c0 3 0 12 7 12s7-8 7-12z"><text:p/></draw:path><draw:path draw:style-name="gr3" draw:text-style-name="P56" svg:width="0.0421in" svg:height="0.0772in" svg:x="1.2811in" svg:y="0.1717in" svg:viewBox="0 0 108 197" svg:d="M67 8c0-8-1-8-8-8-19 18-47 19-59 19v11c7 0 26 0 43-8v151c0 9 0 13-30 13h-11v11c5 0 42-1 53-1 10 0 47 1 53 1v-11h-11c-30 0-30-4-30-13z"><text:p/></draw:path><draw:path draw:style-name="gr3" draw:text-style-name="P56" svg:width="0.0736in" svg:height="0.0327in" svg:x="1.3709in" svg:y="0.0862in" svg:viewBox="0 0 188 84" svg:d="M151 50c-6 6-20 18-20 26 0 4 3 8 8 8 4 0 6-2 7-5 6-6 16-19 34-29 4 0 8-3 8-8 0-4-3-6-7-8-8-8-13-15-17-24-1-4-2-10-8-10s-8 6-8 8c0 4 3 17 9 26h-143c-7 0-14 0-14 8s7 8 14 8z"><text:p/></draw:path><draw:path draw:style-name="gr3" draw:text-style-name="P56" svg:width="0.0827in" svg:height="0.0752in" svg:x="1.3476in" svg:y="0.1307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3" draw:text-style-name="P56" svg:width="0.1063in" svg:height="0.0524in" svg:x="1.4429in" svg:y="0.178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56" svg:width="0.0854in" svg:height="0.0862in" svg:x="1.5634in" svg:y="0.1571in" svg:viewBox="0 0 218 220" svg:d="M116 116h92c3 0 10 0 10-7s-7-7-10-7h-92v-91c0-4 0-11-7-11s-7 7-7 11v91h-91c-4 0-11 0-11 7s7 7 11 7h91v92c0 3 0 12 7 12s7-8 7-12z"><text:p/></draw:path><draw:path draw:style-name="gr3" draw:text-style-name="P56" svg:width="0.0421in" svg:height="0.0772in" svg:x="1.6705in" svg:y="0.1516in" svg:viewBox="0 0 108 197" svg:d="M67 8c0-8 0-8-8-8-19 18-47 19-59 19v11c7 0 26 0 43-8v151c0 9 0 13-30 13h-11v11c5 0 42-1 53-1 10 0 47 1 53 1v-11h-11c-30 0-30-4-30-13z"><text:p/></draw:path></draw:g>.</text:p>
      <text:p text:style-name="P31"/>
      <text:p text:style-name="P29"/>
      <text:p text:style-name="P18"/>
      <text:p text:style-name="P44"><text:span text:style-name="T12">2.</text:span><text:span text:style-name="T13">2</text:span><text:span text:style-name="T12">. </text:span><text:span text:style-name="T13">Wyniki</text:span></text:p>
      <text:p text:style-name="P44"/>
      <text:p text:style-name="P45">Jako wynik działania programu wypisujemy wartości własne uzyskane pierwszą i drugą metodą.</text:p>
      <text:p text:style-name="P45"/>
      <text:p text:style-name="P45"/>
      <text:p text:style-name="P46"><text:soft-page-break/>Pierwsza metoda:</text:p>
      <text:p text:style-name="P46"/>
      <text:p text:style-name="P47"><text:tab/><draw:g text:anchor-type="as-char" svg:y="-0.1161in" draw:z-index="32" draw:style-name="gr1"><svg:title>TexMaths</svg:title><svg:desc>12§display§\lambda_{1} = -4.02198e-07
§svg§600§FALSE§</svg:desc><draw:polygon draw:style-name="gr2" draw:text-style-name="P55" svg:width="1.4933in" svg:height="0.124in" svg:x="0.0004in" svg:y="0.0075in" svg:viewBox="0 0 3794 316" draw:points="1898,316 0,316 0,0 3794,0 3794,316"><text:p/></draw:polygon><draw:path draw:style-name="gr3" draw:text-style-name="P56" svg:width="0.0819in" svg:height="0.1177in" svg:x="0.0008in" svg:y="0in" svg:viewBox="0 0 209 300" svg:d="M128 171c18 44 38 109 46 118 6 10 11 10 22 10h9c4-1 4-2 4-5 0-1 0-1-1-3-4-5-8-11-10-20l-86-241c-9-24-33-30-52-30-2 0-8 0-8 5 0 2 3 3 3 3 15 4 18 6 29 35l41 114-118 117c-5 5-7 8-7 14s6 12 12 12c7 0 11-5 14-9z"><text:p/></draw:path><draw:path draw:style-name="gr3" draw:text-style-name="P56" svg:width="0.0421in" svg:height="0.0772in" svg:x="0.1016in" svg:y="0.0634in" svg:viewBox="0 0 108 197" svg:d="M67 8c0-8 0-8-8-8-19 18-47 19-59 19v11c7 0 26 0 43-8v151c0 10 0 13-30 13h-11v11c5 0 42-1 53-1 10 0 47 1 53 1v-11h-11c-30 0-30-3-30-13z"><text:p/></draw:path><draw:path draw:style-name="gr3" draw:text-style-name="P56" svg:width="0.1102in" svg:height="0.039in" svg:x="0.2185in" svg:y="0.0543in" svg:viewBox="0 0 281 100" svg:d="M266 17c8 0 15 0 15-9 0-8-7-8-13-8h-254c-7 0-14 0-14 8 0 9 7 9 14 9zM268 100c6 0 13 0 13-9 0-8-7-8-15-8h-252c-7 0-14 0-14 8 0 9 7 9 14 9z"><text:p/></draw:path><draw:path draw:style-name="gr3" draw:text-style-name="P56" svg:width="0.1012in" svg:height="0.0067in" svg:x="0.3988in" svg:y="0.0693in" svg:viewBox="0 0 258 18" svg:d="M244 18c7 0 14 0 14-10 0-8-7-8-14-8h-230c-7 0-14 0-14 8 0 10 7 10 14 10z"><text:p/></draw:path><draw:path draw:style-name="gr3" draw:text-style-name="P56" svg:width="0.0736in" svg:height="0.1126in" svg:x="0.5189in" svg:y="0.0031in" svg:viewBox="0 0 188 287" svg:d="M113 217v36c0 16 0 21-33 21h-8v13c17-1 40-1 56-1 18 0 41 0 58 1v-13h-8c-32 0-33-5-33-21v-36h43v-13h-43v-193c0-9 0-11-7-11-4 0-5 0-7 5l-131 199v13zM115 204h-103l103-158z"><text:p/></draw:path><draw:path draw:style-name="gr3" draw:text-style-name="P56" svg:width="0.0177in" svg:height="0.0177in" svg:x="0.6114in" svg:y="0.098in" svg:viewBox="0 0 46 46" svg:d="M46 23c0-12-10-23-23-23-12 0-23 11-23 23 0 13 11 23 23 23 13 0 23-10 23-23z"><text:p/></draw:path><draw:path draw:style-name="gr3" draw:text-style-name="P56" svg:width="0.0701in" svg:height="0.1146in" svg:x="0.6496in" svg:y="0.0043in" svg:viewBox="0 0 179 292" svg:d="M179 148c0-35-3-69-18-101-19-40-53-47-72-47-24 0-57 11-73 50-14 29-16 63-16 98 0 31 2 68 19 101 18 34 49 43 70 43 24 0 55-9 74-49 13-29 16-63 16-95zM89 283c-16 0-42-10-49-52-4-26-4-64-4-89 0-28 0-56 2-78 9-51 41-54 51-54 14 0 42 7 50 49 4 24 4 55 4 83 0 31 0 60-5 87-6 40-30 54-49 54z"><text:p/></draw:path><draw:path draw:style-name="gr3" draw:text-style-name="P56" svg:width="0.0661in" svg:height="0.111in" svg:x="0.7346in" svg:y="0.0043in" svg:viewBox="0 0 169 283" svg:d="M32 250l46-45c66-57 91-80 91-122 0-49-37-83-90-83-48 0-79 40-79 77 0 23 22 23 22 23 8 0 22-5 22-22 0-11-8-23-22-23-4 0-4 0-5 1 9-27 32-43 57-43 39 0 57 34 57 70 0 34-22 67-45 94l-81 90c-5 4-5 6-5 16h157l12-74h-11c-2 12-4 31-9 37-3 4-31 4-40 4z"><text:p/></draw:path><draw:path draw:style-name="gr3" draw:text-style-name="P56" svg:width="0.0547in" svg:height="0.111in" svg:x="0.824in" svg:y="0.0043in" svg:viewBox="0 0 140 283" svg:d="M88 11c0-10 0-11-11-11-27 26-64 26-77 26v15c8 0 34 0 55-12v220c0 15 0 20-38 20h-15v14c15-2 53-2 69-2 18 0 54 0 69 2v-14h-13c-38 0-39-5-39-20z"><text:p/></draw:path><draw:path draw:style-name="gr3" draw:text-style-name="P56" svg:width="0.0685in" svg:height="0.1146in" svg:x="0.8992in" svg:y="0.0043in" svg:viewBox="0 0 175 292" svg:d="M138 148v13c0 100-44 119-68 119-9 0-30-1-42-16 18 0 22-12 22-19 0-13-10-20-20-20-7 0-19 4-19 21 0 28 23 46 59 46 54 0 105-58 105-149 0-114-48-143-86-143-23 0-43 7-63 26-16 20-26 38-26 69 0 53 37 95 84 95 26 0 43-18 54-42zM85 180c-6 0-26 0-39-26-8-16-8-37-8-58 0-23 0-43 9-59 12-20 27-26 42-26 20 0 33 14 42 33 5 14 6 40 6 61 0 34-15 75-52 75z"><text:p/></draw:path><draw:path draw:style-name="gr3" draw:text-style-name="P56" svg:width="0.0685in" svg:height="0.1146in" svg:x="0.9823in" svg:y="0.0043in" svg:viewBox="0 0 175 292" svg:d="M50 89c-19-13-20-28-20-35 0-25 28-43 58-43 31 0 58 21 58 53 0 24-16 44-43 59zM113 129c31-15 51-38 51-65 0-40-37-64-75-64-43 0-77 31-77 71 0 8 0 26 18 47 5 5 20 15 31 23-25 12-61 36-61 78 0 44 43 73 88 73 48 0 87-35 87-81 0-15-5-34-19-52-10-9-16-12-43-30zM71 148l51 32c12 7 33 21 33 46 0 32-33 54-66 54-37 0-67-27-67-61 0-26 13-52 49-71z"><text:p/></draw:path><draw:path draw:style-name="gr3" draw:text-style-name="P56" svg:width="0.0638in" svg:height="0.0752in" svg:x="1.0661in" svg:y="0.0421in" svg:viewBox="0 0 163 192" svg:d="M60 90c12 0 43-1 65-11 30-12 31-37 31-43 0-19-16-36-44-36-47 0-112 41-112 115 0 44 25 77 66 77 61 0 97-44 97-49 0-4-2-6-6-6-1 0-2 1-5 5-33 41-79 41-85 41-32 0-36-35-36-50 0-4 0-18 6-43zM41 79c15-63 59-69 71-69 20 0 31 12 31 26 0 43-69 43-85 43z"><text:p/></draw:path><draw:path draw:style-name="gr3" draw:text-style-name="P56" svg:width="0.1012in" svg:height="0.0067in" svg:x="1.1866in" svg:y="0.0693in" svg:viewBox="0 0 258 18" svg:d="M244 18c7 0 14 0 14-10 0-8-7-8-14-8h-230c-7 0-14 0-14 8 0 10 7 10 14 10z"><text:p/></draw:path><draw:path draw:style-name="gr3" draw:text-style-name="P56" svg:width="0.0701in" svg:height="0.1146in" svg:x="1.3449in" svg:y="0.0043in" svg:viewBox="0 0 179 292" svg:d="M179 148c0-35-3-69-18-101-19-40-53-47-72-47-24 0-57 11-73 50-14 29-16 63-16 98 0 31 2 68 19 101 18 34 49 43 70 43 24 0 55-9 74-49 13-29 16-63 16-95zM89 283c-16 0-42-10-49-52-4-26-4-64-4-89 0-28 0-56 2-78 9-51 41-54 51-54 14 0 42 7 50 49 4 24 4 55 4 83 0 31 0 60-5 87-6 40-30 54-49 54z"><text:p/></draw:path><draw:path draw:style-name="gr3" draw:text-style-name="P56" svg:width="0.0709in" svg:height="0.1165in" svg:x="1.4311in" svg:y="0.0031in" svg:viewBox="0 0 181 297" svg:d="M179 29c2-6 2-7 2-16h-102c-53 0-53-6-54-13h-11l-14 88h11c1-8 5-34 11-39 2-3 36-3 40-3h89c-5 7-38 54-48 68-38 57-53 115-53 159 0 4 0 24 20 24s20-20 20-24v-22c0-23 1-47 5-70 1-9 7-45 26-72z"><text:p/></draw:path></draw:g>,</text:p>
      <text:p text:style-name="P47"/>
      <text:p text:style-name="P47"><text:tab/><draw:g text:anchor-type="as-char" svg:y="-0.1161in" draw:z-index="33" draw:style-name="gr1"><svg:title>TexMaths</svg:title><svg:desc>12§display§\lambda_{2} = 4.43579e-07
§svg§600§FALSE§</svg:desc><draw:polygon draw:style-name="gr2" draw:text-style-name="P55" svg:width="1.3638in" svg:height="0.124in" svg:x="0in" svg:y="0.0075in" svg:viewBox="0 0 3465 316" draw:points="1732,316 0,316 0,0 3465,0 3465,316"><text:p/></draw:polygon><draw:path draw:style-name="gr3" draw:text-style-name="P56" svg:width="0.0819in" svg:height="0.1177in" svg:x="0.0004in" svg:y="0in" svg:viewBox="0 0 209 300" svg:d="M128 171c18 44 38 109 46 118 6 10 11 10 22 10h9c4-1 4-2 4-5 0-1 0-1-1-3-4-5-8-11-10-20l-86-241c-9-24-33-30-52-30-2 0-8 0-8 5 0 2 3 3 3 3 15 4 18 6 29 35l41 114-118 117c-5 5-7 8-7 14s6 12 12 12c7 0 11-5 14-9z"><text:p/></draw:path><draw:path draw:style-name="gr3" draw:text-style-name="P56" svg:width="0.0516in" svg:height="0.0772in" svg:x="0.0961in" svg:y="0.0634in" svg:viewBox="0 0 132 197" svg:d="M132 143h-11c-1 7-3 24-8 28-1 1-24 1-29 1h-54c30-28 41-35 59-49 23-18 43-37 43-65 0-36-32-58-71-58-36 0-61 26-61 53 0 15 12 17 16 17 7 0 15-5 15-16 0-5-1-16-17-16 9-21 29-27 44-27 30 0 45 23 45 47 0 26-19 47-29 57l-72 71c-2 3-2 4-2 11h122z"><text:p/></draw:path><draw:path draw:style-name="gr3" draw:text-style-name="P56" svg:width="0.1102in" svg:height="0.039in" svg:x="0.2181in" svg:y="0.0543in" svg:viewBox="0 0 281 100" svg:d="M266 17c8 0 15 0 15-9 0-8-7-8-13-8h-254c-7 0-14 0-14 8 0 9 7 9 14 9zM268 100c6 0 13 0 13-9 0-8-7-8-15-8h-252c-7 0-14 0-14 8 0 9 7 9 14 9z"><text:p/></draw:path><draw:path draw:style-name="gr3" draw:text-style-name="P56" svg:width="0.0736in" svg:height="0.1126in" svg:x="0.3886in" svg:y="0.0031in" svg:viewBox="0 0 188 287" svg:d="M113 217v36c0 16 0 21-33 21h-8v13c17-1 40-1 56-1 18 0 41 0 58 1v-13h-8c-32 0-33-5-33-21v-36h43v-13h-43v-193c0-9 0-11-7-11-4 0-5 0-7 5l-131 199v13zM115 204h-103l103-158z"><text:p/></draw:path><draw:path draw:style-name="gr3" draw:text-style-name="P56" svg:width="0.0177in" svg:height="0.0177in" svg:x="0.4819in" svg:y="0.098in" svg:viewBox="0 0 46 46" svg:d="M46 23c0-12-10-23-23-23-12 0-23 11-23 23 0 13 11 23 23 23 13 0 23-10 23-23z"><text:p/></draw:path><draw:path draw:style-name="gr3" draw:text-style-name="P56" svg:width="0.0736in" svg:height="0.1126in" svg:x="0.5181in" svg:y="0.0031in" svg:viewBox="0 0 188 287" svg:d="M113 217v36c0 16 0 21-33 21h-8v13c17-1 40-1 56-1 18 0 41 0 58 1v-13h-8c-32 0-33-5-33-21v-36h43v-13h-43v-193c0-9 0-11-7-11-4 0-5 0-7 5l-131 199v13zM115 204h-103l103-158z"><text:p/></draw:path><draw:path draw:style-name="gr3" draw:text-style-name="P56" svg:width="0.0685in" svg:height="0.1146in" svg:x="0.6035in" svg:y="0.0043in" svg:viewBox="0 0 175 292" svg:d="M106 133c34-10 58-41 58-74 0-35-37-59-78-59-43 0-74 25-74 58 0 13 10 21 20 21 14 0 23-9 23-21 0-22-20-22-26-22 12-19 41-25 55-25 18 0 42 9 42 47 0 6-1 30-13 49-12 20-27 22-37 22-3 0-14 1-16 1-5 0-7 1-7 5s2 4 11 4h18c34 0 50 29 50 71 0 58-29 70-48 70-18 0-49-7-65-33 16 3 28-7 28-22 0-16-11-24-23-24-11 0-24 6-24 24 0 38 40 67 85 67 52 0 90-39 90-82 0-35-26-67-69-77z"><text:p/></draw:path><draw:path draw:style-name="gr3" draw:text-style-name="P56" svg:width="0.0661in" svg:height="0.1146in" svg:x="0.6878in" svg:y="0.0043in" svg:viewBox="0 0 169 292" svg:d="M169 197c0-49-35-92-80-92-21 0-39 6-54 21v-83c8 3 23 6 36 6 51 0 81-38 81-44 0-3-1-5-3-5-1 0-3 0-4 1-8 4-29 12-57 12-18 0-38-2-57-11-3-2-5-2-5-2-4 0-4 4-4 11v125c0 7 0 12 6 12 3 0 3-1 4-5 5-6 22-29 56-29 21 0 33 19 36 27 7 16 8 32 8 54 0 14 0 39-11 57-9 16-26 28-45 28-30 0-54-22-63-47 1 0 4 0 9 0 13 0 20-11 20-20 0-11-7-22-20-22-8 0-22 4-22 24 0 35 30 77 77 77 49 0 92-41 92-95z"><text:p/></draw:path><draw:path draw:style-name="gr3" draw:text-style-name="P56" svg:width="0.0709in" svg:height="0.1165in" svg:x="0.7717in" svg:y="0.0031in" svg:viewBox="0 0 181 297" svg:d="M179 29c2-6 2-7 2-16h-102c-53 0-53-6-54-13h-11l-14 88h11c1-8 5-34 11-39 2-3 36-3 40-3h89c-5 7-38 54-48 68-38 57-53 115-53 159 0 4 0 24 20 24s20-20 20-24v-22c0-23 1-47 5-70 1-9 7-45 26-72z"><text:p/></draw:path><draw:path draw:style-name="gr3" draw:text-style-name="P56" svg:width="0.0685in" svg:height="0.1146in" svg:x="0.8528in" svg:y="0.0043in" svg:viewBox="0 0 175 292" svg:d="M138 148v13c0 100-44 119-68 119-8 0-30-1-42-16 18 0 22-12 22-19 0-13-10-20-20-20-7 0-19 4-19 21 0 28 23 46 59 46 54 0 105-58 105-149 0-114-48-143-86-143-23 0-43 7-63 26-16 20-26 38-26 69 0 53 37 95 84 95 26 0 43-18 54-42zM85 180c-6 0-26 0-39-26-8-16-8-37-8-58 0-23 0-43 9-59 12-20 27-26 42-26 20 0 33 14 42 33 5 14 6 40 6 61 0 34-15 75-52 75z"><text:p/></draw:path><draw:path draw:style-name="gr3" draw:text-style-name="P56" svg:width="0.0638in" svg:height="0.0752in" svg:x="0.9362in" svg:y="0.0421in" svg:viewBox="0 0 163 192" svg:d="M60 90c12 0 43-1 65-11 30-12 31-37 31-43 0-19-16-36-44-36-47 0-112 41-112 115 0 44 25 77 66 77 61 0 97-44 97-49 0-4-2-6-6-6-1 0-2 1-5 5-33 41-79 41-85 41-32 0-36-35-36-50 0-4 0-18 6-43zM41 79c15-63 59-69 71-69 20 0 31 12 31 26 0 43-69 43-85 43z"><text:p/></draw:path><draw:path draw:style-name="gr3" draw:text-style-name="P56" svg:width="0.1012in" svg:height="0.0067in" svg:x="1.0567in" svg:y="0.0693in" svg:viewBox="0 0 258 18" svg:d="M244 18c7 0 14 0 14-10 0-8-7-8-14-8h-230c-7 0-14 0-14 8 0 10 7 10 14 10z"><text:p/></draw:path><draw:path draw:style-name="gr3" draw:text-style-name="P56" svg:width="0.0701in" svg:height="0.1146in" svg:x="1.2154in" svg:y="0.0043in" svg:viewBox="0 0 179 292" svg:d="M179 148c0-35-3-69-18-101-19-40-53-47-72-47-24 0-57 11-73 50-14 29-16 63-16 98 0 31 2 68 19 101 18 34 49 43 70 43 24 0 55-9 74-49 13-29 16-63 16-95zM89 283c-16 0-42-10-48-52-5-26-5-64-5-89 0-28 0-56 2-78 9-51 41-54 51-54 14 0 42 7 50 49 4 24 4 55 4 83 0 31 0 60-5 87-6 40-30 54-49 54z"><text:p/></draw:path><draw:path draw:style-name="gr3" draw:text-style-name="P56" svg:width="0.0709in" svg:height="0.1165in" svg:x="1.3012in" svg:y="0.0031in" svg:viewBox="0 0 181 297" svg:d="M178 29c3-6 3-7 3-16h-102c-53 0-53-6-54-13h-11l-14 88h11c1-8 5-34 11-39 2-3 36-3 40-3h89c-5 7-38 54-48 68-38 57-53 115-53 159 0 4 0 24 20 24s20-20 20-24v-22c0-23 1-47 4-70 2-9 8-45 27-72z"><text:p/></draw:path></draw:g>,</text:p>
      <text:p text:style-name="P47"/>
      <text:p text:style-name="P47"><text:tab/><draw:g text:anchor-type="as-char" svg:y="-0.1173in" draw:z-index="34" draw:style-name="gr1"><svg:title>TexMaths</svg:title><svg:desc>12§display§\lambda_{3} = -7.10793e-06
§svg§600§FALSE§</svg:desc><draw:polygon draw:style-name="gr2" draw:text-style-name="P55" svg:width="1.489in" svg:height="0.1256in" svg:x="0in" svg:y="0.0083in" svg:viewBox="0 0 3783 320" draw:points="1892,320 0,320 0,0 3783,0 3783,320"><text:p/></draw:polygon><draw:path draw:style-name="gr3" draw:text-style-name="P56" svg:width="0.0819in" svg:height="0.1173in" svg:x="0.0004in" svg:y="0in" svg:viewBox="0 0 209 299" svg:d="M128 169c18 44 38 109 46 119 6 9 11 9 22 9h9c4 0 4-2 4-4 0 0 0-2-1-4-4-5-8-11-10-19l-86-240c-9-24-33-30-52-30-2 0-8 0-8 5 0 2 3 3 3 3 15 4 18 6 29 35l41 114-118 116c-5 5-7 8-7 14s6 12 12 12c7 0 11-5 14-10z"><text:p/></draw:path><draw:path draw:style-name="gr3" draw:text-style-name="P56" svg:width="0.0535in" svg:height="0.0795in" svg:x="0.0949in" svg:y="0.0626in" svg:viewBox="0 0 137 203" svg:d="M65 97c24 0 39 17 39 48 0 37-20 48-38 48-11 0-38-4-50-20 14-2 16-11 16-17 0-10-6-16-15-16s-17 5-17 16c0 29 31 47 67 47 41 0 70-28 70-58 0-23-19-45-52-53 31-10 42-33 42-51 0-24-26-41-60-41-32 0-57 17-57 40 0 10 6 15 15 15s16-6 16-14c0-10-7-15-16-16 11-13 30-17 41-17 13 0 32 8 32 33 0 13-4 26-12 35-9 12-16 13-32 13-8 0-8 0-10 1 0 0-3 0-3 4 0 3 3 3 8 3z"><text:p/></draw:path><draw:path draw:style-name="gr3" draw:text-style-name="P56" svg:width="0.1102in" svg:height="0.039in" svg:x="0.2185in" svg:y="0.0547in" svg:viewBox="0 0 281 100" svg:d="M266 17c8 0 15 0 15-9 0-8-7-8-13-8h-254c-7 0-14 0-14 8 0 9 7 9 14 9zM268 100c6 0 13 0 13-9 0-8-7-8-15-8h-252c-7 0-14 0-14 8 0 9 7 9 14 9z"><text:p/></draw:path><draw:path draw:style-name="gr3" draw:text-style-name="P56" svg:width="0.1012in" svg:height="0.0067in" svg:x="0.3984in" svg:y="0.0705in" svg:viewBox="0 0 258 18" svg:d="M244 18c7 0 14 0 14-10 0-8-7-8-14-8h-230c-7 0-14 0-14 8 0 10 7 10 14 10z"><text:p/></draw:path><draw:path draw:style-name="gr3" draw:text-style-name="P56" svg:width="0.0709in" svg:height="0.1157in" svg:x="0.5228in" svg:y="0.0028in" svg:viewBox="0 0 181 295" svg:d="M179 29c2-6 2-7 2-16h-102c-53 0-53-6-54-13h-11l-14 88h11c1-8 5-34 11-39 2-3 36-3 40-3h89c-5 7-38 52-48 67-38 56-53 115-53 158 0 5 0 24 20 24s20-19 20-24v-20c0-24 1-48 5-70 1-10 7-46 26-73z"><text:p/></draw:path><draw:path draw:style-name="gr3" draw:text-style-name="P56" svg:width="0.0177in" svg:height="0.0177in" svg:x="0.611in" svg:y="0.0972in" svg:viewBox="0 0 46 46" svg:d="M46 23c0-12-10-23-23-23-12 0-23 11-23 23 0 13 11 23 23 23 13 0 23-10 23-23z"><text:p/></draw:path><draw:path draw:style-name="gr3" draw:text-style-name="P56" svg:width="0.0547in" svg:height="0.1106in" svg:x="0.6579in" svg:y="0.0047in" svg:viewBox="0 0 140 282" svg:d="M88 11c0-10 0-11-11-11-27 26-64 26-77 26v15c8 0 34 0 55-12v219c0 16 0 21-38 21h-15v13c15-3 53-3 69-3 18 0 54 0 69 3v-13h-13c-38 0-39-5-39-21z"><text:p/></draw:path><draw:path draw:style-name="gr3" draw:text-style-name="P56" svg:width="0.0701in" svg:height="0.1138in" svg:x="0.7327in" svg:y="0.0047in" svg:viewBox="0 0 179 290" svg:d="M179 146c0-35-3-67-18-99-19-40-53-47-72-47-24 0-57 11-73 50-14 29-16 61-16 96 0 33 2 70 19 102 18 34 49 42 70 42 24 0 55-8 74-49 13-29 16-62 16-95zM89 282c-16 0-42-11-48-52-5-25-5-65-5-90 0-26 0-54 2-76 9-51 41-54 51-54 14 0 43 7 50 49 4 24 4 55 4 81 0 33 0 61-5 88-6 41-30 54-49 54z"><text:p/></draw:path><draw:path draw:style-name="gr3" draw:text-style-name="P56" svg:width="0.0709in" svg:height="0.1157in" svg:x="0.8181in" svg:y="0.0028in" svg:viewBox="0 0 181 295" svg:d="M178 29c3-6 3-7 3-16h-102c-53 0-53-6-54-13h-11l-14 88h11c1-8 5-34 11-39 2-3 36-3 40-3h89c-5 7-38 52-48 67-38 56-53 115-53 158 0 5 0 24 20 24s20-19 20-24v-20c0-24 1-48 4-70 2-10 8-46 27-73z"><text:p/></draw:path><draw:path draw:style-name="gr3" draw:text-style-name="P56" svg:width="0.0685in" svg:height="0.1138in" svg:x="0.8992in" svg:y="0.0047in" svg:viewBox="0 0 175 290" svg:d="M138 146v13c0 101-44 119-68 119-9 0-30 0-42-14 18 0 22-13 22-19 0-14-10-21-20-21-7 0-19 4-19 22 0 27 23 44 59 44 54 0 105-57 105-147 0-114-48-143-86-143-23 0-43 7-63 26-16 20-26 38-26 69 0 52 37 93 84 93 26 0 43-17 54-42zM85 179c-6 0-26 0-39-26-8-16-8-37-8-57 0-23 0-43 9-59 12-20 27-26 42-26 20 0 33 14 42 33 5 14 6 40 6 59 0 36-15 76-52 76z"><text:p/></draw:path><draw:path draw:style-name="gr3" draw:text-style-name="P56" svg:width="0.0685in" svg:height="0.1138in" svg:x="0.9823in" svg:y="0.0047in" svg:viewBox="0 0 175 290" svg:d="M106 132c34-11 58-40 58-73 0-35-37-59-78-59-43 0-74 25-74 58 0 13 10 21 20 21 14 0 23-9 23-21 0-22-20-22-26-22 12-19 41-25 55-25 18 0 42 9 42 47 0 6-1 30-13 49s-27 20-37 21c-3 0-14 1-16 1-5 0-7 2-7 5 0 5 2 5 11 5h18c34 0 50 29 50 70 0 57-29 69-48 69-18 0-49-7-65-32 16 3 28-6 28-23 0-16-11-24-23-24-11 0-24 7-24 25 0 39 40 66 85 66 52 0 90-38 90-81 0-35-26-68-69-77z"><text:p/></draw:path><draw:path draw:style-name="gr3" draw:text-style-name="P56" svg:width="0.0638in" svg:height="0.0752in" svg:x="1.0657in" svg:y="0.0429in" svg:viewBox="0 0 163 192" svg:d="M60 89c12 0 43 0 65-10 30-12 31-37 31-43 0-19-16-36-44-36-47 0-112 41-112 115 0 43 25 77 66 77 61 0 97-46 97-51 0-2-2-6-6-6-1 0-2 2-5 5-33 42-79 42-85 42-32 0-36-36-36-49 0-5 0-18 6-44zM41 79c15-63 59-69 71-69 20 0 31 12 31 26 0 43-69 43-85 43z"><text:p/></draw:path><draw:path draw:style-name="gr3" draw:text-style-name="P56" svg:width="0.1012in" svg:height="0.0067in" svg:x="1.1866in" svg:y="0.0705in" svg:viewBox="0 0 258 18" svg:d="M244 18c7 0 14 0 14-10 0-8-7-8-14-8h-230c-7 0-14 0-14 8 0 10 7 10 14 10z"><text:p/></draw:path><draw:path draw:style-name="gr3" draw:text-style-name="P56" svg:width="0.0701in" svg:height="0.1138in" svg:x="1.3449in" svg:y="0.0047in" svg:viewBox="0 0 179 290" svg:d="M179 146c0-35-3-67-18-99-19-40-53-47-72-47-24 0-57 11-73 50-14 29-16 61-16 96 0 33 2 70 19 102 18 34 49 42 70 42 24 0 55-8 74-49 13-29 16-62 16-95zM89 282c-16 0-42-11-49-52-4-25-4-65-4-90 0-26 0-54 2-76 9-51 41-54 51-54 14 0 42 7 50 49 4 24 4 55 4 81 0 33 0 61-5 88-6 41-30 54-49 54z"><text:p/></draw:path><draw:path draw:style-name="gr3" draw:text-style-name="P56" svg:width="0.0685in" svg:height="0.1138in" svg:x="1.4287in" svg:y="0.0047in" svg:viewBox="0 0 175 290" svg:d="M38 143v-11c0-106 53-121 75-121 9 0 27 2 37 17-7 0-23 0-23 18 0 14 10 20 19 20 6 0 20-4 20-20 0-26-20-46-54-46-54 0-112 55-112 147 0 113 49 143 89 143 47 0 86-39 86-95 0-54-37-94-84-94-29 0-44 21-53 42zM89 278c-27 0-40-25-42-31-7-20-7-54-7-61 0-33 13-76 51-76 7 0 27 0 40 27 7 15 7 37 7 57 0 21 0 42-7 57-13 26-33 27-42 27z"><text:p/></draw:path></draw:g>,</text:p>
      <text:p text:style-name="P47"/>
      <text:p text:style-name="P47"><text:tab/><draw:g text:anchor-type="as-char" svg:y="-0.1161in" draw:z-index="35" draw:style-name="gr1"><svg:title>TexMaths</svg:title><svg:desc>12§display§\lambda_{4} = -0.00033598
§svg§600§FALSE§</svg:desc><draw:polygon draw:style-name="gr2" draw:text-style-name="P55" svg:width="1.2913in" svg:height="0.124in" svg:x="0in" svg:y="0.0075in" svg:viewBox="0 0 3281 316" draw:points="1640,316 0,316 0,0 3281,0 3281,316"><text:p/></draw:polygon><draw:path draw:style-name="gr3" draw:text-style-name="P56" svg:width="0.0819in" svg:height="0.1177in" svg:x="0.0004in" svg:y="0in" svg:viewBox="0 0 209 300" svg:d="M128 171c18 44 38 109 46 118 6 10 11 10 22 10h9c4-1 4-2 4-5 0-1 0-1-1-3-4-5-8-11-10-20l-86-241c-9-24-33-30-52-30-2 0-8 0-8 5 0 2 3 3 3 3 15 4 18 6 29 35l41 114-118 117c-5 5-7 8-7 14s6 12 12 12c7 0 11-5 14-9z"><text:p/></draw:path><draw:path draw:style-name="gr3" draw:text-style-name="P56" svg:width="0.0571in" svg:height="0.0787in" svg:x="0.0929in" svg:y="0.0622in" svg:viewBox="0 0 146 201" svg:d="M146 153v-12h-33v-133c0-6 0-8-6-8-4 0-5 0-9 4l-98 137v12h88v24c0 9 0 13-24 13h-9v11c15 0 34-2 45-2 10 0 30 2 45 2v-11h-8c-24 0-24-4-24-13v-24zM89 31v110h-78z"><text:p/></draw:path><draw:path draw:style-name="gr3" draw:text-style-name="P56" svg:width="0.1102in" svg:height="0.039in" svg:x="0.2181in" svg:y="0.0543in" svg:viewBox="0 0 281 100" svg:d="M266 17c8 0 15 0 15-9 0-8-7-8-13-8h-254c-7 0-14 0-14 8 0 9 7 9 14 9zM268 100c6 0 13 0 13-9 0-8-7-8-15-8h-252c-7 0-14 0-14 8 0 9 7 9 14 9z"><text:p/></draw:path><draw:path draw:style-name="gr3" draw:text-style-name="P56" svg:width="0.1012in" svg:height="0.0067in" svg:x="0.3984in" svg:y="0.0693in" svg:viewBox="0 0 258 18" svg:d="M244 18c7 0 14 0 14-10 0-8-7-8-14-8h-230c-7 0-14 0-14 8 0 10 7 10 14 10z"><text:p/></draw:path><draw:path draw:style-name="gr3" draw:text-style-name="P56" svg:width="0.0701in" svg:height="0.1146in" svg:x="0.5201in" svg:y="0.0043in" svg:viewBox="0 0 179 292" svg:d="M179 148c0-35-3-69-18-101-19-40-53-47-72-47-24 0-57 11-73 50-14 29-16 63-16 98 0 31 2 68 19 101 18 34 49 43 70 43 24 0 55-9 74-49 13-29 16-63 16-95zM89 283c-16 0-42-10-49-52-4-26-4-64-4-89 0-28 0-56 2-78 9-51 41-54 51-54 14 0 42 7 50 49 4 24 4 55 4 83 0 31 0 60-5 87-6 40-30 54-49 54z"><text:p/></draw:path><draw:path draw:style-name="gr3" draw:text-style-name="P56" svg:width="0.0177in" svg:height="0.0177in" svg:x="0.611in" svg:y="0.098in" svg:viewBox="0 0 46 46" svg:d="M46 23c0-12-10-23-23-23-12 0-23 11-23 23 0 13 11 23 23 23 13 0 23-10 23-23z"><text:p/></draw:path><draw:path draw:style-name="gr3" draw:text-style-name="P56" svg:width="0.0701in" svg:height="0.1146in" svg:x="0.6492in" svg:y="0.0043in" svg:viewBox="0 0 179 292" svg:d="M179 148c0-35-3-69-18-101-19-40-53-47-72-47-24 0-57 11-73 50-14 29-16 63-16 98 0 31 2 68 19 101 18 34 49 43 70 43 24 0 55-9 74-49 13-29 16-63 16-95zM89 283c-16 0-42-10-49-52-4-26-4-64-4-89 0-28 0-56 2-78 9-51 41-54 51-54 14 0 42 7 50 49 4 24 4 55 4 83 0 31 0 60-5 87-6 40-30 54-49 54z"><text:p/></draw:path><draw:path draw:style-name="gr3" draw:text-style-name="P56" svg:width="0.0701in" svg:height="0.1146in" svg:x="0.7323in" svg:y="0.0043in" svg:viewBox="0 0 179 292" svg:d="M179 148c0-35-3-69-18-101-19-40-53-47-72-47-24 0-57 11-73 50-14 29-16 63-16 98 0 31 2 68 19 101 18 34 49 43 70 43 24 0 55-9 74-49 13-29 16-63 16-95zM89 283c-16 0-42-10-48-52-5-26-5-64-5-89 0-28 0-56 2-78 9-51 41-54 51-54 14 0 43 7 50 49 4 24 4 55 4 83 0 31 0 60-5 87-6 40-30 54-49 54z"><text:p/></draw:path><draw:path draw:style-name="gr3" draw:text-style-name="P56" svg:width="0.0701in" svg:height="0.1146in" svg:x="0.8154in" svg:y="0.0043in" svg:viewBox="0 0 179 292" svg:d="M179 148c0-35-3-69-18-101-19-40-53-47-72-47-24 0-57 11-73 50-14 29-16 63-16 98 0 31 2 68 19 101 18 34 49 43 70 43 24 0 55-9 74-49 13-29 16-63 16-95zM89 283c-16 0-42-10-48-52-5-26-5-64-5-89 0-28 0-56 2-78 9-51 41-54 51-54 14 0 43 7 50 49 4 24 4 55 4 83 0 31 0 60-5 87-6 40-30 54-49 54z"><text:p/></draw:path><draw:path draw:style-name="gr3" draw:text-style-name="P56" svg:width="0.0685in" svg:height="0.1146in" svg:x="0.8984in" svg:y="0.0043in" svg:viewBox="0 0 175 292" svg:d="M106 133c34-10 58-41 58-74 0-35-37-59-78-59-43 0-74 25-74 58 0 13 10 21 20 21 14 0 23-9 23-21 0-22-20-22-26-22 12-19 41-25 55-25 18 0 42 9 42 47 0 6-1 30-13 49-12 20-27 22-37 22-3 0-14 1-16 1-5 0-7 1-7 5s2 4 11 4h18c34 0 50 29 50 71 0 58-29 70-48 70-18 0-49-7-65-33 16 3 28-7 28-22 0-16-11-24-23-24-11 0-24 6-24 24 0 38 40 67 85 67 52 0 90-39 90-82 0-35-26-67-69-77z"><text:p/></draw:path><draw:path draw:style-name="gr3" draw:text-style-name="P56" svg:width="0.0685in" svg:height="0.1146in" svg:x="0.9819in" svg:y="0.0043in" svg:viewBox="0 0 175 292" svg:d="M106 133c34-10 58-41 58-74 0-35-37-59-78-59-43 0-74 25-74 58 0 13 10 21 20 21 14 0 23-9 23-21 0-22-20-22-26-22 12-19 41-25 55-25 18 0 42 9 42 47 0 6-1 30-13 49-12 20-27 22-37 22-3 0-14 1-16 1-5 0-7 1-7 5s2 4 11 4h18c34 0 50 29 50 71 0 58-29 70-48 70-18 0-49-7-65-33 16 3 28-7 28-22 0-16-11-24-23-24-11 0-24 6-24 24 0 38 40 67 85 67 52 0 90-39 90-82 0-35-26-67-69-77z"><text:p/></draw:path><draw:path draw:style-name="gr3" draw:text-style-name="P56" svg:width="0.0661in" svg:height="0.1146in" svg:x="1.0661in" svg:y="0.0043in" svg:viewBox="0 0 169 292" svg:d="M169 197c0-49-35-92-80-92-21 0-39 6-54 21v-83c8 3 23 6 36 6 51 0 81-38 81-44 0-3-1-5-3-5-1 0-3 0-4 1-8 4-29 12-57 12-18 0-38-2-57-11-3-2-5-2-5-2-4 0-4 4-4 11v125c0 7 0 12 6 12 3 0 3-1 4-5 5-6 22-29 56-29 21 0 32 19 36 27 7 16 8 32 8 54 0 14 0 39-11 57-9 16-26 28-45 28-30 0-54-22-63-47 1 0 4 0 9 0 13 0 20-11 20-20 0-11-7-22-20-22-8 0-22 4-22 24 0 35 29 77 77 77 49 0 92-41 92-95z"><text:p/></draw:path><draw:path draw:style-name="gr3" draw:text-style-name="P56" svg:width="0.0685in" svg:height="0.1146in" svg:x="1.148in" svg:y="0.0043in" svg:viewBox="0 0 175 292" svg:d="M138 148v13c0 100-44 119-68 119-9 0-30-1-42-16 18 0 22-12 22-19 0-13-10-20-20-20-7 0-19 4-19 21 0 28 23 46 59 46 54 0 105-58 105-149 0-114-48-143-86-143-23 0-43 7-63 26-16 20-26 38-26 69 0 53 37 95 84 95 26 0 43-18 54-42zM85 180c-6 0-26 0-39-26-8-16-8-37-8-58 0-23 0-43 9-59 12-20 27-26 42-26 20 0 33 14 42 33 5 14 6 40 6 61 0 34-15 75-52 75z"><text:p/></draw:path><draw:path draw:style-name="gr3" draw:text-style-name="P56" svg:width="0.0685in" svg:height="0.1146in" svg:x="1.2311in" svg:y="0.0043in" svg:viewBox="0 0 175 292" svg:d="M50 89c-19-13-20-28-20-35 0-25 28-43 58-43 31 0 58 21 58 53 0 24-16 44-43 59zM113 129c31-15 51-38 51-65 0-40-37-64-75-64-43 0-77 31-77 71 0 8 0 26 18 47 5 5 20 15 31 23-25 12-61 36-61 78 0 44 43 73 88 73 48 0 87-35 87-81 0-15-5-34-19-52-10-9-16-12-43-30zM71 148l51 32c12 7 33 21 33 46 0 32-33 54-66 54-37 0-67-27-67-61 0-26 13-52 49-71z"><text:p/></draw:path></draw:g>,</text:p>
      <text:p text:style-name="P47"/>
      <text:p text:style-name="P47"><text:tab/><draw:g text:anchor-type="as-char" svg:y="-0.1173in" draw:z-index="36" draw:style-name="gr1"><svg:title>TexMaths</svg:title><svg:desc>12§display§\lambda_{5} = -0.0133178
§svg§600§FALSE§</svg:desc><draw:polygon draw:style-name="gr2" draw:text-style-name="P55" svg:width="1.2083in" svg:height="0.1256in" svg:x="0in" svg:y="0.0083in" svg:viewBox="0 0 3070 320" draw:points="1535,320 0,320 0,0 3070,0 3070,320"><text:p/></draw:polygon><draw:path draw:style-name="gr3" draw:text-style-name="P56" svg:width="0.0819in" svg:height="0.1173in" svg:x="0.0004in" svg:y="0in" svg:viewBox="0 0 209 299" svg:d="M128 169c18 44 38 109 46 119 6 9 11 9 22 9h9c4 0 4-2 4-4 0 0 0-2-1-4-4-5-8-11-10-19l-86-240c-9-24-33-30-52-30-2 0-8 0-8 5 0 2 3 3 3 3 15 4 18 6 29 35l41 114-118 116c-5 5-7 8-7 14s6 12 12 12c7 0 11-5 14-10z"><text:p/></draw:path><draw:path draw:style-name="gr3" draw:text-style-name="P56" svg:width="0.0516in" svg:height="0.0795in" svg:x="0.0961in" svg:y="0.0626in" svg:viewBox="0 0 132 203" svg:d="M28 31c14 5 24 5 28 5 39 0 63-28 63-32 0-3-3-4-4-4s-1 0-2 1c-7 3-23 9-45 9-8 0-24-2-44-8-2-2-2-2-4-2-3 0-3 2-3 7v88c0 6 0 8 5 8 2 0 2 0 6-3 13-16 31-18 42-18 16 0 25 13 26 15 6 10 7 22 7 38 0 10 0 27-9 40-8 11-20 18-34 18-19 0-40-11-48-30 12 1 18-7 18-14 0-14-11-16-16-16 0 0-14 0-14 17 0 26 24 53 60 53 38 0 72-29 72-66 0-34-26-64-62-64-15 0-29 3-42 15z"><text:p/></draw:path><draw:path draw:style-name="gr3" draw:text-style-name="P56" svg:width="0.1102in" svg:height="0.039in" svg:x="0.2181in" svg:y="0.0547in" svg:viewBox="0 0 281 100" svg:d="M266 17c8 0 15 0 15-9 0-8-7-8-13-8h-254c-7 0-14 0-14 8 0 9 7 9 14 9zM268 100c6 0 13 0 13-9 0-8-7-8-15-8h-252c-7 0-14 0-14 8 0 9 7 9 14 9z"><text:p/></draw:path><draw:path draw:style-name="gr3" draw:text-style-name="P56" svg:width="0.1012in" svg:height="0.0067in" svg:x="0.3984in" svg:y="0.0705in" svg:viewBox="0 0 258 18" svg:d="M244 18c7 0 14 0 14-10 0-8-7-8-14-8h-230c-7 0-14 0-14 8 0 10 7 10 14 10z"><text:p/></draw:path><draw:path draw:style-name="gr3" draw:text-style-name="P56" svg:width="0.0701in" svg:height="0.1138in" svg:x="0.5201in" svg:y="0.0047in" svg:viewBox="0 0 179 290" svg:d="M179 146c0-35-3-67-18-99-19-40-53-47-72-47-24 0-57 11-73 50-14 29-16 61-16 96 0 33 2 70 19 102 18 34 49 42 70 42 24 0 55-8 74-49 13-29 16-62 16-95zM89 282c-16 0-42-11-49-52-4-25-4-65-4-90 0-26 0-54 2-76 9-51 41-54 51-54 14 0 42 7 50 49 4 24 4 55 4 81 0 33 0 61-5 88-6 41-30 54-49 54z"><text:p/></draw:path><draw:path draw:style-name="gr3" draw:text-style-name="P56" svg:width="0.0177in" svg:height="0.0177in" svg:x="0.611in" svg:y="0.0972in" svg:viewBox="0 0 46 46" svg:d="M46 23c0-12-10-23-23-23-12 0-23 11-23 23 0 13 11 23 23 23 13 0 23-10 23-23z"><text:p/></draw:path><draw:path draw:style-name="gr3" draw:text-style-name="P56" svg:width="0.0701in" svg:height="0.1138in" svg:x="0.6492in" svg:y="0.0047in" svg:viewBox="0 0 179 290" svg:d="M179 146c0-35-3-67-18-99-19-40-53-47-72-47-24 0-57 11-73 50-14 29-16 61-16 96 0 33 2 70 19 102 18 34 49 42 70 42 24 0 55-8 74-49 13-29 16-62 16-95zM89 282c-16 0-42-11-49-52-4-25-4-65-4-90 0-26 0-54 2-76 9-51 41-54 51-54 14 0 42 7 50 49 4 24 4 55 4 81 0 33 0 61-5 88-6 41-30 54-49 54z"><text:p/></draw:path><draw:path draw:style-name="gr3" draw:text-style-name="P56" svg:width="0.0547in" svg:height="0.1106in" svg:x="0.7402in" svg:y="0.0047in" svg:viewBox="0 0 140 282" svg:d="M88 11c0-10 0-11-11-11-27 26-64 26-77 26v15c8 0 34 0 55-12v219c0 16 0 21-38 21h-15v13c15-3 53-3 69-3 18 0 54 0 69 3v-13h-13c-38 0-39-5-39-21z"><text:p/></draw:path><draw:path draw:style-name="gr3" draw:text-style-name="P56" svg:width="0.0685in" svg:height="0.1138in" svg:x="0.8154in" svg:y="0.0047in" svg:viewBox="0 0 175 290" svg:d="M106 132c34-11 58-40 58-73 0-35-37-59-78-59-43 0-74 25-74 58 0 13 10 21 20 21 14 0 23-9 23-21 0-22-20-22-26-22 12-19 41-25 55-25 18 0 42 9 42 47 0 6-1 30-13 49s-27 20-37 21c-3 0-14 1-16 1-5 0-7 2-7 5 0 5 2 5 11 5h18c34 0 50 29 50 70 0 57-29 69-48 69-18 0-49-7-65-32 16 3 28-6 28-23 0-16-11-24-23-24-11 0-24 7-24 25 0 39 40 66 85 66 52 0 90-38 90-81 0-35-26-68-69-77z"><text:p/></draw:path><draw:path draw:style-name="gr3" draw:text-style-name="P56" svg:width="0.0685in" svg:height="0.1138in" svg:x="0.8984in" svg:y="0.0047in" svg:viewBox="0 0 175 290" svg:d="M106 132c34-11 58-40 58-73 0-35-37-59-78-59-43 0-74 25-74 58 0 13 10 21 20 21 14 0 23-9 23-21 0-22-20-22-26-22 12-19 41-25 55-25 18 0 42 9 42 47 0 6-1 30-13 49s-27 20-37 21c-3 0-14 1-16 1-5 0-7 2-7 5 0 5 2 5 11 5h18c34 0 50 29 50 70 0 57-29 69-48 69-18 0-49-7-65-32 16 3 28-6 28-23 0-16-11-24-23-24-11 0-24 7-24 25 0 39 40 66 85 66 52 0 90-38 90-81 0-35-26-68-69-77z"><text:p/></draw:path><draw:path draw:style-name="gr3" draw:text-style-name="P56" svg:width="0.0547in" svg:height="0.1106in" svg:x="0.9894in" svg:y="0.0047in" svg:viewBox="0 0 140 282" svg:d="M88 11c0-10 0-11-11-11-27 26-64 26-77 26v15c8 0 34 0 55-12v219c0 16 0 21-38 21h-15v13c15-3 53-3 69-3 18 0 54 0 69 3v-13h-13c-38 0-39-5-39-21z"><text:p/></draw:path><draw:path draw:style-name="gr3" draw:text-style-name="P56" svg:width="0.0709in" svg:height="0.1157in" svg:x="1.0669in" svg:y="0.0028in" svg:viewBox="0 0 181 295" svg:d="M178 29c3-6 3-7 3-16h-102c-53 0-53-6-54-13h-11l-14 88h11c1-8 5-34 11-39 2-3 36-3 40-3h89c-5 7-38 52-48 67-38 56-53 115-53 158 0 5 0 24 20 24s20-19 20-24v-20c0-24 1-48 4-70 2-10 8-46 27-73z"><text:p/></draw:path><draw:path draw:style-name="gr3" draw:text-style-name="P56" svg:width="0.0685in" svg:height="0.1138in" svg:x="1.148in" svg:y="0.0047in" svg:viewBox="0 0 175 290" svg:d="M50 89c-19-13-20-28-20-35 0-25 28-43 58-43 31 0 58 21 58 53 0 24-16 43-43 57zM113 128c31-15 51-37 51-64 0-40-37-64-75-64-43 0-77 31-77 71 0 8 0 26 18 45 5 5 20 16 31 24-25 12-61 35-61 77 0 46 43 73 88 73 48 0 87-35 87-79 0-16-5-35-19-53-10-8-16-13-43-30zM71 146l51 33c12 8 33 20 33 46 0 32-33 53-66 53-37 0-67-25-67-61 0-24 13-52 49-71z"><text:p/></draw:path></draw:g>,</text:p>
      <text:p text:style-name="P47"/>
      <text:p text:style-name="P47"><text:tab/><draw:g text:anchor-type="as-char" svg:y="-0.1173in" draw:z-index="37" draw:style-name="gr1"><svg:title>TexMaths</svg:title><svg:desc>12§display§\lambda_{6} = -0.712341
§svg§600§FALSE§</svg:desc><draw:polygon draw:style-name="gr2" draw:text-style-name="P55" svg:width="1.1193in" svg:height="0.1256in" svg:x="0in" svg:y="0.0083in" svg:viewBox="0 0 2844 320" draw:points="1422,320 0,320 0,0 2844,0 2844,320"><text:p/></draw:polygon><draw:path draw:style-name="gr3" draw:text-style-name="P56" svg:width="0.0819in" svg:height="0.1173in" svg:x="0.0004in" svg:y="0in" svg:viewBox="0 0 209 299" svg:d="M128 169c18 44 38 109 46 119 6 9 11 9 22 9h9c4 0 4-2 4-4 0 0 0-2-1-4-4-5-8-11-10-19l-86-240c-9-24-33-30-52-30-2 0-8 0-8 5 0 2 3 3 3 3 15 4 18 6 29 35l41 114-118 116c-5 5-7 8-7 14s6 12 12 12c7 0 11-5 14-10z"><text:p/></draw:path><draw:path draw:style-name="gr3" draw:text-style-name="P56" svg:width="0.0535in" svg:height="0.0795in" svg:x="0.0949in" svg:y="0.0626in" svg:viewBox="0 0 137 203" svg:d="M29 100c0-24 2-46 13-64 10-17 26-28 46-28 8 0 20 3 26 11-7 0-14 6-14 15 0 7 6 13 14 13s14-6 14-15c0-16-12-32-42-32-42 0-86 40-86 102 0 77 36 101 70 101 36 0 67-28 67-68 0-37-30-64-65-64-24 0-36 15-43 29zM70 193c-16 0-28-8-34-22-5-8-6-24-6-40 0-29 17-52 40-52 14 0 24 5 31 16 7 12 7 24 7 40 0 18 0 30-8 42-6 11-16 16-30 16z"><text:p/></draw:path><draw:path draw:style-name="gr3" draw:text-style-name="P56" svg:width="0.1102in" svg:height="0.039in" svg:x="0.2185in" svg:y="0.0547in" svg:viewBox="0 0 281 100" svg:d="M266 17c8 0 15 0 15-9 0-8-7-8-13-8h-254c-7 0-14 0-14 8 0 9 7 9 14 9zM268 100c6 0 13 0 13-9 0-8-7-8-15-8h-252c-7 0-14 0-14 8 0 9 7 9 14 9z"><text:p/></draw:path><draw:path draw:style-name="gr3" draw:text-style-name="P56" svg:width="0.1012in" svg:height="0.0067in" svg:x="0.3984in" svg:y="0.0705in" svg:viewBox="0 0 258 18" svg:d="M244 18c7 0 14 0 14-10 0-8-7-8-14-8h-230c-7 0-14 0-14 8 0 10 7 10 14 10z"><text:p/></draw:path><draw:path draw:style-name="gr3" draw:text-style-name="P56" svg:width="0.0701in" svg:height="0.1138in" svg:x="0.5205in" svg:y="0.0047in" svg:viewBox="0 0 179 290" svg:d="M179 146c0-35-3-67-18-99-19-40-53-47-72-47-24 0-57 11-73 50-14 29-16 61-16 96 0 33 2 70 19 102 18 34 49 42 70 42 24 0 55-8 74-49 13-29 16-62 16-95zM89 282c-16 0-42-11-49-52-4-25-4-65-4-90 0-26 0-54 2-76 9-51 41-54 51-54 14 0 42 7 50 49 4 24 4 55 4 81 0 33 0 61-5 88-6 41-30 54-49 54z"><text:p/></draw:path><draw:path draw:style-name="gr3" draw:text-style-name="P56" svg:width="0.0177in" svg:height="0.0177in" svg:x="0.611in" svg:y="0.0972in" svg:viewBox="0 0 46 46" svg:d="M46 23c0-12-10-23-23-23-12 0-23 11-23 23 0 13 11 23 23 23 13 0 23-10 23-23z"><text:p/></draw:path><draw:path draw:style-name="gr3" draw:text-style-name="P56" svg:width="0.0709in" svg:height="0.1157in" svg:x="0.652in" svg:y="0.0028in" svg:viewBox="0 0 181 295" svg:d="M178 29c3-6 3-7 3-16h-102c-53 0-53-6-54-13h-11l-14 88h11c1-8 5-34 11-39 2-3 36-3 40-3h89c-5 7-38 52-48 67-38 56-53 115-53 158 0 5 0 24 20 24s20-19 20-24v-20c0-24 1-48 5-70 1-10 7-46 26-73z"><text:p/></draw:path><draw:path draw:style-name="gr3" draw:text-style-name="P56" svg:width="0.0547in" svg:height="0.1106in" svg:x="0.7406in" svg:y="0.0047in" svg:viewBox="0 0 140 282" svg:d="M88 11c0-10 0-11-11-11-27 26-64 26-77 26v15c8 0 34 0 55-12v219c0 16 0 21-38 21h-15v13c15-3 53-3 69-3 18 0 54 0 69 3v-13h-13c-38 0-39-5-39-21z"><text:p/></draw:path><draw:path draw:style-name="gr3" draw:text-style-name="P56" svg:width="0.0661in" svg:height="0.1106in" svg:x="0.8169in" svg:y="0.0047in" svg:viewBox="0 0 169 282" svg:d="M32 249l46-44c66-59 91-80 91-122 0-49-37-83-90-83-48 0-79 40-79 77 0 23 22 23 22 23 8 0 22-5 22-22 0-11-8-23-22-23-4 0-4 0-5 1 9-27 32-43 57-43 39 0 57 34 57 70 0 33-22 67-45 92l-81 90c-5 5-5 6-5 17h157l12-75h-11c-2 14-4 33-8 39-4 3-32 3-41 3z"><text:p/></draw:path><draw:path draw:style-name="gr3" draw:text-style-name="P56" svg:width="0.0685in" svg:height="0.1138in" svg:x="0.8988in" svg:y="0.0047in" svg:viewBox="0 0 175 290" svg:d="M106 132c34-11 58-40 58-73 0-35-37-59-78-59-43 0-74 25-74 58 0 13 10 21 20 21 14 0 23-9 23-21 0-22-20-22-26-22 12-19 41-25 55-25 18 0 42 9 42 47 0 6-1 30-13 49s-27 20-37 21c-3 0-14 1-16 1-5 0-7 2-7 5 0 5 2 5 11 5h18c34 0 50 29 50 70 0 57-29 69-48 69-18 0-49-7-65-32 16 3 28-6 28-23 0-16-11-24-23-24-11 0-24 7-24 25 0 39 40 66 85 66 52 0 90-38 90-81 0-35-26-68-69-77z"><text:p/></draw:path><draw:path draw:style-name="gr3" draw:text-style-name="P56" svg:width="0.0736in" svg:height="0.1118in" svg:x="0.9795in" svg:y="0.0028in" svg:viewBox="0 0 188 285" svg:d="M113 217v36c0 16 0 20-33 20h-8v12c17-1 40-1 56-1 18 0 41 0 58 1v-12h-8c-32 0-33-4-33-20v-36h43v-14h-43v-192c0-9 0-11-7-11-4 0-5 0-7 5l-131 198v14zM115 203h-103l103-157z"><text:p/></draw:path><draw:path draw:style-name="gr3" draw:text-style-name="P56" svg:width="0.0547in" svg:height="0.1106in" svg:x="1.0728in" svg:y="0.0047in" svg:viewBox="0 0 140 282" svg:d="M88 11c0-10 0-11-11-11-27 26-64 26-77 26v15c8 0 34 0 55-12v219c0 16 0 21-38 21h-15v13c15-3 53-3 69-3 18 0 54 0 69 3v-13h-13c-38 0-39-5-39-21z"><text:p/></draw:path></draw:g>,</text:p>
      <text:p text:style-name="P47"/>
      <text:p text:style-name="P47"><text:tab/><draw:g text:anchor-type="as-char" svg:y="-0.1173in" draw:z-index="38" draw:style-name="gr1"><svg:title>TexMaths</svg:title><svg:desc>12§display§\lambda_{7} = 19.7862
§svg§600§FALSE§</svg:desc><draw:polygon draw:style-name="gr2" draw:text-style-name="P55" svg:width="0.9114in" svg:height="0.1256in" svg:x="0.0004in" svg:y="0.0083in" svg:viewBox="0 0 2316 320" draw:points="1159,320 0,320 0,0 2316,0 2316,320"><text:p/></draw:polygon><draw:path draw:style-name="gr3" draw:text-style-name="P56" svg:width="0.0819in" svg:height="0.1173in" svg:x="0.0008in" svg:y="0in" svg:viewBox="0 0 209 299" svg:d="M128 169c18 44 37 109 46 119 6 9 11 9 21 9h10c4 0 4-2 4-4 0 0 0-2-2-4-3-5-7-11-9-19l-86-240c-9-24-33-30-52-30-2 0-8 0-8 5 0 2 3 3 3 3 15 4 18 6 29 35l41 114-118 116c-5 5-7 8-7 14s6 12 12 12c7 0 11-5 14-10z"><text:p/></draw:path><draw:path draw:style-name="gr3" draw:text-style-name="P56" svg:width="0.0555in" svg:height="0.0807in" svg:x="0.0972in" svg:y="0.0614in" svg:viewBox="0 0 142 206" svg:d="M138 22c4-4 4-5 4-12h-78c-12 0-16 0-27-2-15-1-15-3-17-8h-9l-11 64h11c0-5 2-24 7-28 4-1 28-1 31-1h65c-10 12-25 30-30 39-40 51-43 97-43 114 0 5 0 18 14 18 15 0 15-13 15-18v-11c0-57 10-85 24-99z"><text:p/></draw:path><draw:path draw:style-name="gr3" draw:text-style-name="P56" svg:width="0.1102in" svg:height="0.039in" svg:x="0.2185in" svg:y="0.0547in" svg:viewBox="0 0 281 100" svg:d="M266 17c7 0 15 0 15-9 0-8-8-8-14-8h-253c-7 0-14 0-14 8 0 9 7 9 14 9zM267 100c6 0 14 0 14-9 0-8-8-8-15-8h-252c-7 0-14 0-14 8 0 9 7 9 14 9z"><text:p/></draw:path><draw:path draw:style-name="gr3" draw:text-style-name="P56" svg:width="0.0547in" svg:height="0.1106in" svg:x="0.3992in" svg:y="0.0047in" svg:viewBox="0 0 140 282" svg:d="M88 11c0-10 0-11-10-11-28 26-65 26-78 26v15c8 0 34 0 55-12v219c0 16 0 21-38 21h-15v13c15-3 53-3 69-3 18 0 54 0 69 3v-13h-13c-38 0-39-5-39-21z"><text:p/></draw:path><draw:path draw:style-name="gr3" draw:text-style-name="P56" svg:width="0.0685in" svg:height="0.1138in" svg:x="0.4744in" svg:y="0.0047in" svg:viewBox="0 0 175 290" svg:d="M138 146v13c0 101-44 119-68 119-8 0-30 0-42-14 18 0 22-13 22-19 0-14-10-21-20-21-7 0-19 4-19 22 0 27 23 44 59 44 54 0 105-57 105-147 0-114-48-143-86-143-23 0-43 7-63 26-16 20-26 38-26 69 0 52 37 93 84 93 26 0 43-17 54-42zM85 179c-6 0-26 0-39-26-8-16-8-37-8-57 0-23 0-43 9-59 12-20 27-26 42-26 20 0 33 14 42 33 5 14 6 40 6 59 0 36-15 76-52 76z"><text:p/></draw:path><draw:path draw:style-name="gr3" draw:text-style-name="P56" svg:width="0.0177in" svg:height="0.0177in" svg:x="0.5646in" svg:y="0.0972in" svg:viewBox="0 0 46 46" svg:d="M46 23c0-12-10-23-23-23-12 0-23 11-23 23 0 13 11 23 23 23 13 0 23-10 23-23z"><text:p/></draw:path><draw:path draw:style-name="gr3" draw:text-style-name="P56" svg:width="0.0709in" svg:height="0.1157in" svg:x="0.6055in" svg:y="0.0028in" svg:viewBox="0 0 181 295" svg:d="M177 29c4-6 4-7 4-16h-102c-53 0-53-6-54-13h-11l-14 88h11c1-8 5-34 11-39 2-3 36-3 40-3h89c-5 7-38 52-48 67-38 56-53 115-53 158 0 5 0 24 20 24s20-19 20-24v-20c0-24 1-48 4-70 2-10 8-46 27-73z"><text:p/></draw:path><draw:path draw:style-name="gr3" draw:text-style-name="P56" svg:width="0.0685in" svg:height="0.1138in" svg:x="0.687in" svg:y="0.0047in" svg:viewBox="0 0 175 290" svg:d="M50 89c-19-13-20-28-20-35 0-25 28-43 58-43 31 0 58 21 58 53 0 24-16 43-43 57zM113 128c31-15 51-37 51-64 0-40-37-64-75-64-43 0-77 31-77 71 0 8 0 26 18 45 5 5 20 16 31 24-25 12-61 35-61 77 0 46 43 73 88 73 48 0 87-35 87-79 0-16-5-35-19-53-10-8-16-13-43-30zM71 146l51 33c12 8 33 20 33 46 0 32-33 53-66 53-37 0-67-25-67-61 0-24 13-52 49-71z"><text:p/></draw:path><draw:path draw:style-name="gr3" draw:text-style-name="P56" svg:width="0.0685in" svg:height="0.1138in" svg:x="0.7693in" svg:y="0.0047in" svg:viewBox="0 0 175 290" svg:d="M38 143v-11c0-106 53-121 75-121 9 0 27 2 37 17-7 0-23 0-23 18 0 14 10 20 19 20 6 0 19-4 19-20 0-26-19-46-53-46-54 0-112 55-112 147 0 113 49 143 89 143 47 0 86-39 86-95 0-54-37-94-84-94-29 0-44 21-53 42zM89 278c-28 0-40-25-42-31-7-20-7-54-7-61 0-33 13-76 51-76 7 0 27 0 40 27 7 15 7 37 7 57 0 21 0 42-7 57-13 26-33 27-42 27z"><text:p/></draw:path><draw:path draw:style-name="gr3" draw:text-style-name="P56" svg:width="0.0661in" svg:height="0.1106in" svg:x="0.8535in" svg:y="0.0047in" svg:viewBox="0 0 169 282" svg:d="M32 249l46-44c66-59 91-80 91-122 0-49-37-83-90-83-48 0-79 40-79 77 0 23 22 23 22 23 8 0 22-5 22-22 0-11-8-23-22-23-4 0-4 0-5 1 9-27 32-43 57-43 39 0 57 34 57 70 0 33-22 67-45 92l-81 90c-5 5-5 6-5 17h157l12-75h-11c-2 14-4 33-8 39-4 3-32 3-41 3z"><text:p/></draw:path></draw:g>.</text:p>
      <text:p text:style-name="P50"/>
      <text:p text:style-name="P50">Druga metoda:</text:p>
      <text:p text:style-name="P50"><text:tab/></text:p>
      <text:p text:style-name="P48"><text:tab/><draw:g text:anchor-type="as-char" svg:y="-0.1161in" draw:z-index="39" draw:style-name="gr1"><svg:title>TexMaths</svg:title><svg:desc>12§display§\lambda_{1} = 19.7862
§svg§600§FALSE§</svg:desc><draw:polygon draw:style-name="gr2" draw:text-style-name="P55" svg:width="0.9114in" svg:height="0.124in" svg:x="0.0004in" svg:y="0.0075in" svg:viewBox="0 0 2316 316" draw:points="1159,316 0,316 0,0 2316,0 2316,316"><text:p/></draw:polygon><draw:path draw:style-name="gr3" draw:text-style-name="P56" svg:width="0.0819in" svg:height="0.1177in" svg:x="0.0008in" svg:y="0in" svg:viewBox="0 0 209 300" svg:d="M128 171c18 44 37 109 46 118 6 10 11 10 21 10h10c4-1 4-2 4-5 0-1 0-1-2-3-3-5-7-11-9-20l-86-241c-9-24-33-30-52-30-2 0-8 0-8 5 0 2 3 3 3 3 15 4 18 6 29 35l41 114-118 117c-5 5-7 8-7 14s6 12 12 12c7 0 11-5 14-9z"><text:p/></draw:path><draw:path draw:style-name="gr3" draw:text-style-name="P56" svg:width="0.0421in" svg:height="0.0772in" svg:x="0.1012in" svg:y="0.0634in" svg:viewBox="0 0 108 197" svg:d="M67 8c0-8 0-8-8-8-19 18-47 19-59 19v11c7 0 26 0 43-8v151c0 10 0 13-30 13h-11v11c5 0 42-1 53-1 10 0 47 1 53 1v-11h-11c-30 0-30-3-30-13z"><text:p/></draw:path><draw:path draw:style-name="gr3" draw:text-style-name="P56" svg:width="0.1102in" svg:height="0.039in" svg:x="0.2185in" svg:y="0.0543in" svg:viewBox="0 0 281 100" svg:d="M266 17c7 0 15 0 15-9 0-8-8-8-14-8h-253c-7 0-14 0-14 8 0 9 7 9 14 9zM267 100c6 0 14 0 14-9 0-8-8-8-15-8h-252c-7 0-14 0-14 8 0 9 7 9 14 9z"><text:p/></draw:path><draw:path draw:style-name="gr3" draw:text-style-name="P56" svg:width="0.0547in" svg:height="0.111in" svg:x="0.3992in" svg:y="0.0043in" svg:viewBox="0 0 140 283" svg:d="M88 11c0-10 0-11-10-11-28 26-65 26-78 26v15c8 0 34 0 55-12v220c0 15 0 20-38 20h-15v14c15-2 53-2 69-2 18 0 54 0 69 2v-14h-13c-38 0-39-5-39-20z"><text:p/></draw:path><draw:path draw:style-name="gr3" draw:text-style-name="P56" svg:width="0.0685in" svg:height="0.1146in" svg:x="0.4744in" svg:y="0.0043in" svg:viewBox="0 0 175 292" svg:d="M138 148v13c0 100-44 119-68 119-8 0-30-1-42-16 18 0 22-12 22-19 0-13-10-20-20-20-7 0-19 4-19 21 0 28 23 46 59 46 54 0 105-58 105-149 0-114-48-143-86-143-23 0-43 7-63 26-16 20-26 38-26 69 0 53 37 95 84 95 26 0 43-18 54-42zM85 180c-6 0-26 0-39-26-8-16-8-37-8-58 0-23 0-43 9-59 12-20 27-26 42-26 20 0 33 14 42 33 5 14 6 40 6 61 0 34-15 75-52 75z"><text:p/></draw:path><draw:path draw:style-name="gr3" draw:text-style-name="P56" svg:width="0.0177in" svg:height="0.0177in" svg:x="0.5646in" svg:y="0.098in" svg:viewBox="0 0 46 46" svg:d="M46 23c0-12-10-23-23-23-12 0-23 11-23 23 0 13 11 23 23 23 13 0 23-10 23-23z"><text:p/></draw:path><draw:path draw:style-name="gr3" draw:text-style-name="P56" svg:width="0.0709in" svg:height="0.1165in" svg:x="0.6055in" svg:y="0.0031in" svg:viewBox="0 0 181 297" svg:d="M177 29c4-6 4-7 4-16h-102c-53 0-53-6-54-13h-11l-14 88h11c1-8 5-34 11-39 2-3 36-3 40-3h89c-5 7-38 54-48 68-38 57-53 115-53 159 0 4 0 24 20 24s20-20 20-24v-22c0-23 1-47 4-70 2-9 8-45 27-72z"><text:p/></draw:path><draw:path draw:style-name="gr3" draw:text-style-name="P56" svg:width="0.0685in" svg:height="0.1146in" svg:x="0.687in" svg:y="0.0043in" svg:viewBox="0 0 175 292" svg:d="M50 89c-19-13-20-28-20-35 0-25 28-43 58-43 31 0 58 21 58 53 0 24-16 44-43 59zM113 129c31-15 51-38 51-65 0-40-37-64-75-64-43 0-77 31-77 71 0 8 0 26 18 47 5 5 20 15 31 23-25 12-61 36-61 78 0 44 43 73 88 73 48 0 87-35 87-81 0-15-5-34-19-52-10-9-16-12-43-30zM71 148l51 32c12 7 33 21 33 46 0 32-33 54-66 54-37 0-67-27-67-61 0-26 13-52 49-71z"><text:p/></draw:path><draw:path draw:style-name="gr3" draw:text-style-name="P56" svg:width="0.0685in" svg:height="0.1146in" svg:x="0.7693in" svg:y="0.0043in" svg:viewBox="0 0 175 292" svg:d="M38 143v-10c0-107 53-122 75-122 9 0 27 2 37 17-7 0-23 0-23 18 0 14 10 20 19 20 6 0 19-4 19-20 0-26-19-46-53-46-54 0-112 55-112 148 0 114 49 144 89 144 47 0 86-40 86-96 0-53-37-95-84-95-29 0-44 23-53 42zM89 280c-28 0-40-27-42-31-7-21-7-54-7-63 0-32 13-75 51-75 7 0 27 0 40 27 7 15 7 37 7 58 0 19 0 41-7 56-13 27-33 28-42 28z"><text:p/></draw:path><draw:path draw:style-name="gr3" draw:text-style-name="P56" svg:width="0.0661in" svg:height="0.111in" svg:x="0.8535in" svg:y="0.0043in" svg:viewBox="0 0 169 283" svg:d="M32 250l46-45c66-57 91-80 91-122 0-49-37-83-90-83-48 0-79 40-79 77 0 23 22 23 22 23 8 0 22-5 22-22 0-11-8-23-22-23-4 0-4 0-5 1 9-27 32-43 57-43 39 0 57 34 57 70 0 34-22 67-45 94l-81 90c-5 4-5 6-5 16h157l12-74h-11c-2 12-4 31-8 37-4 4-32 4-41 4z"><text:p/></draw:path></draw:g>,</text:p>
      <text:p text:style-name="P45"/>
      <text:p text:style-name="P49"><text:tab/><draw:g text:anchor-type="as-char" svg:y="-0.1161in" draw:z-index="41" draw:style-name="gr1"><svg:title>TexMaths</svg:title><svg:desc>12§display§\lambda_{2} = -0.71234
§svg§600§FALSE§</svg:desc><draw:polygon draw:style-name="gr2" draw:text-style-name="P55" svg:width="1.0449in" svg:height="0.124in" svg:x="0in" svg:y="0.0079in" svg:viewBox="0 0 2655 316" draw:points="1327,316 0,316 0,0 2655,0 2655,316"><text:p/></draw:polygon><draw:path draw:style-name="gr3" draw:text-style-name="P56" svg:width="0.0819in" svg:height="0.1177in" svg:x="0.0004in" svg:y="0in" svg:viewBox="0 0 209 300" svg:d="M128 171c18 44 38 109 46 118 6 10 11 10 22 10h9c4-1 4-2 4-5 0-1 0-1-1-3-4-5-8-11-10-20l-86-241c-9-24-33-30-52-30-2 0-8 0-8 5 0 2 3 3 3 3 15 4 18 6 29 35l41 114-118 117c-5 5-7 8-7 14s6 12 12 12c7 0 11-5 14-9z"><text:p/></draw:path><draw:path draw:style-name="gr3" draw:text-style-name="P56" svg:width="0.0516in" svg:height="0.0772in" svg:x="0.0961in" svg:y="0.0634in" svg:viewBox="0 0 132 197" svg:d="M132 143h-11c-1 7-3 24-8 28-1 1-24 1-29 1h-54c30-28 41-35 59-49 23-18 43-37 43-65 0-36-32-58-71-58-36 0-61 26-61 53 0 15 12 17 16 17 7 0 15-5 15-16 0-5-1-16-17-16 9-21 29-27 44-27 30 0 45 23 45 47 0 26-19 47-29 57l-72 71c-2 3-2 4-2 11h122z"><text:p/></draw:path><draw:path draw:style-name="gr3" draw:text-style-name="P56" svg:width="0.1102in" svg:height="0.039in" svg:x="0.2181in" svg:y="0.0543in" svg:viewBox="0 0 281 100" svg:d="M266 17c8 0 15 0 15-9 0-8-7-8-13-8h-254c-7 0-14 0-14 8 0 9 7 9 14 9zM268 100c6 0 13 0 13-9 0-8-7-8-15-8h-252c-7 0-14 0-14 8 0 9 7 9 14 9z"><text:p/></draw:path><draw:path draw:style-name="gr3" draw:text-style-name="P56" svg:width="0.1012in" svg:height="0.0067in" svg:x="0.3984in" svg:y="0.0697in" svg:viewBox="0 0 258 18" svg:d="M244 18c7 0 14 0 14-10 0-8-7-8-14-8h-230c-7 0-14 0-14 8 0 10 7 10 14 10z"><text:p/></draw:path><draw:path draw:style-name="gr3" draw:text-style-name="P56" svg:width="0.0701in" svg:height="0.1146in" svg:x="0.5201in" svg:y="0.0043in" svg:viewBox="0 0 179 292" svg:d="M179 148c0-35-3-69-18-101-19-40-53-47-72-47-24 0-57 11-73 50-14 29-16 63-16 98 0 31 2 68 19 101 18 34 49 43 70 43 24 0 55-9 74-49 13-29 16-63 16-95zM89 283c-16 0-42-10-49-52-4-26-4-64-4-89 0-28 0-56 2-78 9-51 41-54 51-54 14 0 42 7 50 49 4 24 4 55 4 83 0 31 0 60-5 87-6 40-30 54-49 54z"><text:p/></draw:path><draw:path draw:style-name="gr3" draw:text-style-name="P56" svg:width="0.0177in" svg:height="0.0177in" svg:x="0.611in" svg:y="0.098in" svg:viewBox="0 0 46 46" svg:d="M46 23c0-12-10-23-23-23-12 0-23 11-23 23 0 13 11 23 23 23 13 0 23-10 23-23z"><text:p/></draw:path><draw:path draw:style-name="gr3" draw:text-style-name="P56" svg:width="0.0709in" svg:height="0.1165in" svg:x="0.652in" svg:y="0.0031in" svg:viewBox="0 0 181 297" svg:d="M178 29c3-6 3-7 3-16h-102c-53 0-53-6-54-13h-11l-14 88h11c1-8 5-34 11-39 2-3 36-3 40-3h89c-5 7-38 54-48 68-38 57-53 115-53 159 0 4 0 24 20 24s20-20 20-24v-22c0-23 1-47 5-70 1-9 7-45 26-72z"><text:p/></draw:path><draw:path draw:style-name="gr3" draw:text-style-name="P56" svg:width="0.0547in" svg:height="0.111in" svg:x="0.7406in" svg:y="0.0043in" svg:viewBox="0 0 140 283" svg:d="M88 11c0-10 0-11-11-11-27 26-64 26-77 26v15c8 0 34 0 55-12v220c0 15 0 20-38 20h-15v14c15-2 53-2 69-2 18 0 54 0 69 2v-14h-13c-38 0-39-5-39-20z"><text:p/></draw:path><draw:path draw:style-name="gr3" draw:text-style-name="P56" svg:width="0.0661in" svg:height="0.111in" svg:x="0.8173in" svg:y="0.0043in" svg:viewBox="0 0 169 283" svg:d="M32 250l46-45c66-57 91-80 91-122 0-49-37-83-90-83-48 0-79 40-79 77 0 23 22 23 22 23 8 0 22-5 22-22 0-11-8-23-22-23-4 0-4 0-5 1 9-27 32-43 57-43 39 0 57 34 57 70 0 34-22 67-45 94l-81 90c-5 4-5 6-5 16h157l12-74h-11c-2 12-4 31-8 37-4 4-32 4-41 4z"><text:p/></draw:path><draw:path draw:style-name="gr3" draw:text-style-name="P56" svg:width="0.0685in" svg:height="0.1146in" svg:x="0.8992in" svg:y="0.0043in" svg:viewBox="0 0 175 292" svg:d="M106 133c34-10 58-41 58-74 0-35-37-59-78-59-43 0-74 25-74 58 0 13 10 21 20 21 14 0 23-9 23-21 0-22-20-22-26-22 12-19 41-25 55-25 18 0 42 9 42 47 0 6-1 30-13 49-12 20-27 22-37 22-3 0-14 1-16 1-5 0-7 1-7 5s2 4 11 4h18c34 0 50 29 50 71 0 58-29 70-48 70-18 0-49-7-65-33 16 3 28-7 28-22 0-16-11-24-23-24-11 0-24 6-24 24 0 38 40 67 85 67 52 0 90-39 90-82 0-35-26-67-69-77z"><text:p/></draw:path><draw:path draw:style-name="gr3" draw:text-style-name="P56" svg:width="0.0736in" svg:height="0.1126in" svg:x="0.9795in" svg:y="0.0031in" svg:viewBox="0 0 188 287" svg:d="M113 217v36c0 16 0 21-33 21h-8v13c17-1 40-1 56-1 18 0 41 0 58 1v-13h-8c-32 0-33-5-33-21v-36h43v-13h-43v-193c0-9 0-11-7-11-4 0-5 0-7 5l-131 199v13zM115 204h-103l103-158z"><text:p/></draw:path></draw:g>,</text:p>
      <text:p text:style-name="P48"/>
      <text:p text:style-name="P49"><text:tab/><draw:g text:anchor-type="as-char" svg:y="-0.1173in" draw:z-index="42" draw:style-name="gr1"><svg:title>TexMaths</svg:title><svg:desc>12§display§\lambda_{3} = -0.0133172

§svg§600§FALSE§</svg:desc><draw:polygon draw:style-name="gr2" draw:text-style-name="P55" svg:width="1.2075in" svg:height="0.1256in" svg:x="0in" svg:y="0.0083in" svg:viewBox="0 0 3068 320" draw:points="1534,320 0,320 0,0 3068,0 3068,320"><text:p/></draw:polygon><draw:path draw:style-name="gr3" draw:text-style-name="P56" svg:width="0.0819in" svg:height="0.1173in" svg:x="0.0004in" svg:y="0in" svg:viewBox="0 0 209 299" svg:d="M128 169c18 44 38 109 46 119 6 9 11 9 22 9h9c4 0 4-2 4-4 0 0 0-2-1-4-4-5-8-11-10-19l-86-240c-9-24-33-30-52-30-2 0-8 0-8 5 0 2 3 3 3 3 15 4 18 6 29 35l41 114-118 116c-5 5-7 8-7 14s6 12 12 12c7 0 11-5 14-10z"><text:p/></draw:path><draw:path draw:style-name="gr3" draw:text-style-name="P56" svg:width="0.0535in" svg:height="0.0795in" svg:x="0.0949in" svg:y="0.0626in" svg:viewBox="0 0 137 203" svg:d="M65 97c24 0 39 17 39 48 0 37-20 48-38 48-11 0-38-4-50-20 14-2 16-11 16-17 0-10-6-16-15-16s-17 5-17 16c0 29 31 47 67 47 41 0 70-28 70-58 0-23-19-45-52-53 31-10 42-33 42-51 0-24-26-41-60-41-32 0-57 17-57 40 0 10 6 15 15 15s16-6 16-14c0-10-7-15-16-16 11-13 30-17 41-17 13 0 32 8 32 33 0 13-4 26-12 35-9 12-16 13-32 13-8 0-8 0-10 1 0 0-3 0-3 4 0 3 3 3 8 3z"><text:p/></draw:path><draw:path draw:style-name="gr3" draw:text-style-name="P56" svg:width="0.1102in" svg:height="0.039in" svg:x="0.2181in" svg:y="0.0547in" svg:viewBox="0 0 281 100" svg:d="M266 17c8 0 15 0 15-9 0-8-7-8-13-8h-254c-7 0-14 0-14 8 0 9 7 9 14 9zM268 100c6 0 13 0 13-9 0-8-7-8-15-8h-252c-7 0-14 0-14 8 0 9 7 9 14 9z"><text:p/></draw:path><draw:path draw:style-name="gr3" draw:text-style-name="P56" svg:width="0.1012in" svg:height="0.0067in" svg:x="0.3984in" svg:y="0.0705in" svg:viewBox="0 0 258 18" svg:d="M244 18c7 0 14 0 14-10 0-8-7-8-14-8h-230c-7 0-14 0-14 8 0 10 7 10 14 10z"><text:p/></draw:path><draw:path draw:style-name="gr3" draw:text-style-name="P56" svg:width="0.0701in" svg:height="0.1138in" svg:x="0.5201in" svg:y="0.0047in" svg:viewBox="0 0 179 290" svg:d="M179 146c0-35-3-67-18-99-19-40-53-47-72-47-24 0-57 11-73 50-14 29-16 61-16 96 0 33 2 70 19 102 18 34 49 42 70 42 24 0 55-8 74-49 13-29 16-62 16-95zM89 282c-16 0-42-11-49-52-4-25-4-65-4-90 0-26 0-54 2-76 9-51 41-54 51-54 14 0 42 7 50 49 4 24 4 55 4 81 0 33 0 61-5 88-6 41-30 54-49 54z"><text:p/></draw:path><draw:path draw:style-name="gr3" draw:text-style-name="P56" svg:width="0.0177in" svg:height="0.0177in" svg:x="0.611in" svg:y="0.0972in" svg:viewBox="0 0 46 46" svg:d="M46 23c0-12-10-23-23-23-12 0-23 11-23 23 0 13 11 23 23 23 13 0 23-10 23-23z"><text:p/></draw:path><draw:path draw:style-name="gr3" draw:text-style-name="P56" svg:width="0.0701in" svg:height="0.1138in" svg:x="0.6496in" svg:y="0.0047in" svg:viewBox="0 0 179 290" svg:d="M179 146c0-35-3-67-18-99-19-40-53-47-72-47-24 0-57 11-73 50-14 29-16 61-16 96 0 33 2 70 19 102 18 34 49 42 70 42 24 0 55-8 74-49 13-29 16-62 16-95zM89 282c-16 0-42-11-49-52-4-25-4-65-4-90 0-26 0-54 2-76 9-51 41-54 51-54 14 0 42 7 50 49 4 24 4 55 4 81 0 33 0 61-5 88-6 41-30 54-49 54z"><text:p/></draw:path><draw:path draw:style-name="gr3" draw:text-style-name="P56" svg:width="0.0547in" svg:height="0.1106in" svg:x="0.7406in" svg:y="0.0047in" svg:viewBox="0 0 140 282" svg:d="M88 11c0-10 0-11-11-11-27 26-64 26-77 26v15c8 0 34 0 55-12v219c0 16 0 21-38 21h-15v13c15-3 53-3 69-3 18 0 54 0 69 3v-13h-13c-38 0-39-5-39-21z"><text:p/></draw:path><draw:path draw:style-name="gr3" draw:text-style-name="P56" svg:width="0.0685in" svg:height="0.1138in" svg:x="0.8161in" svg:y="0.0047in" svg:viewBox="0 0 175 290" svg:d="M106 132c34-11 58-40 58-73 0-35-37-59-78-59-43 0-74 25-74 58 0 13 10 21 20 21 14 0 23-9 23-21 0-22-20-22-26-22 12-19 41-25 55-25 18 0 42 9 42 47 0 6-1 30-13 49s-27 20-37 21c-3 0-14 1-16 1-5 0-7 2-7 5 0 5 2 5 11 5h18c34 0 50 29 50 70 0 57-29 69-48 69-18 0-49-7-65-32 16 3 28-6 28-23 0-16-11-24-23-24-11 0-24 7-24 25 0 39 40 66 85 66 52 0 90-38 90-81 0-35-26-68-69-77z"><text:p/></draw:path><draw:path draw:style-name="gr3" draw:text-style-name="P56" svg:width="0.0685in" svg:height="0.1138in" svg:x="0.8992in" svg:y="0.0047in" svg:viewBox="0 0 175 290" svg:d="M106 132c34-11 58-40 58-73 0-35-37-59-78-59-43 0-74 25-74 58 0 13 10 21 20 21 14 0 23-9 23-21 0-22-20-22-26-22 12-19 41-25 55-25 18 0 42 9 42 47 0 6-1 30-13 49s-27 20-37 21c-3 0-14 1-16 1-5 0-7 2-7 5 0 5 2 5 11 5h18c34 0 50 29 50 70 0 57-29 69-48 69-18 0-49-7-65-32 16 3 28-6 28-23 0-16-11-24-23-24-11 0-24 7-24 25 0 39 40 66 85 66 52 0 90-38 90-81 0-35-26-68-69-77z"><text:p/></draw:path><draw:path draw:style-name="gr3" draw:text-style-name="P56" svg:width="0.0547in" svg:height="0.1106in" svg:x="0.9898in" svg:y="0.0047in" svg:viewBox="0 0 140 282" svg:d="M88 11c0-10 0-11-11-11-27 26-64 26-77 26v15c8 0 34 0 55-12v219c0 16 0 21-38 21h-15v13c15-3 53-3 69-3 18 0 54 0 69 3v-13h-13c-38 0-39-5-39-21z"><text:p/></draw:path><draw:path draw:style-name="gr3" draw:text-style-name="P56" svg:width="0.0709in" svg:height="0.1157in" svg:x="1.0673in" svg:y="0.0028in" svg:viewBox="0 0 181 295" svg:d="M178 29c3-6 3-7 3-16h-102c-53 0-53-6-54-13h-11l-14 88h11c1-8 5-34 11-39 2-3 36-3 40-3h89c-5 7-38 52-48 67-38 56-53 115-53 158 0 5 0 24 20 24s20-19 20-24v-20c0-24 1-48 4-70 2-10 8-46 27-73z"><text:p/></draw:path><draw:path draw:style-name="gr3" draw:text-style-name="P56" svg:width="0.0661in" svg:height="0.1106in" svg:x="1.1492in" svg:y="0.0047in" svg:viewBox="0 0 169 282" svg:d="M32 249l46-44c66-59 91-80 91-122 0-49-37-83-90-83-48 0-79 40-79 77 0 23 22 23 22 23 8 0 22-5 22-22 0-11-8-23-22-23-4 0-4 0-5 1 9-27 32-43 57-43 39 0 57 34 57 70 0 33-22 67-45 92l-81 90c-5 5-5 6-5 17h157l12-75h-11c-2 14-4 33-8 39-4 3-32 3-41 3z"><text:p/></draw:path></draw:g>,</text:p>
      <text:p text:style-name="P48"/>
      <text:p text:style-name="P49"><text:tab/><draw:g text:anchor-type="as-char" svg:y="-0.1161in" draw:z-index="43" draw:style-name="gr1"><svg:title>TexMaths</svg:title><svg:desc>12§display§\lambda_{4} = -0.000335307

§svg§600§FALSE§</svg:desc><draw:polygon draw:style-name="gr2" draw:text-style-name="P55" svg:width="1.3791in" svg:height="0.124in" svg:x="-0.0004in" svg:y="0.0079in" svg:viewBox="0 0 3504 316" draw:points="1752,316 0,316 0,0 3504,0 3504,316"><text:p/></draw:polygon><draw:path draw:style-name="gr3" draw:text-style-name="P56" svg:width="0.0819in" svg:height="0.1177in" svg:x="0in" svg:y="0in" svg:viewBox="0 0 209 300" svg:d="M128 171c18 44 38 109 46 118 6 10 11 10 22 10h9c4-1 4-2 4-5 0-1 0-1-1-3-4-5-8-11-10-20l-86-241c-9-24-33-30-52-30-2 0-8 0-8 5 0 2 3 3 3 3 15 4 18 6 29 35l41 114-118 117c-5 5-7 8-7 14s6 12 12 12c7 0 11-5 14-9z"><text:p/></draw:path><draw:path draw:style-name="gr3" draw:text-style-name="P56" svg:width="0.0571in" svg:height="0.0787in" svg:x="0.0925in" svg:y="0.0622in" svg:viewBox="0 0 146 201" svg:d="M146 153v-12h-33v-133c0-6 0-8-6-8-4 0-5 0-9 4l-98 137v12h88v24c0 9 0 13-24 13h-9v11c15 0 34-2 45-2 10 0 30 2 45 2v-11h-8c-24 0-24-4-24-13v-24zM89 31v110h-78z"><text:p/></draw:path><draw:path draw:style-name="gr3" draw:text-style-name="P56" svg:width="0.1102in" svg:height="0.039in" svg:x="0.2177in" svg:y="0.0543in" svg:viewBox="0 0 281 100" svg:d="M266 17c8 0 15 0 15-9 0-8-7-8-13-8h-254c-7 0-14 0-14 8 0 9 7 9 14 9zM268 100c6 0 13 0 13-9 0-8-7-8-15-8h-252c-7 0-14 0-14 8 0 9 7 9 14 9z"><text:p/></draw:path><draw:path draw:style-name="gr3" draw:text-style-name="P56" svg:width="0.1012in" svg:height="0.0067in" svg:x="0.3976in" svg:y="0.0697in" svg:viewBox="0 0 258 18" svg:d="M244 18c7 0 14 0 14-10 0-8-7-8-14-8h-230c-7 0-14 0-14 8 0 10 7 10 14 10z"><text:p/></draw:path><draw:path draw:style-name="gr3" draw:text-style-name="P56" svg:width="0.0701in" svg:height="0.1146in" svg:x="0.5197in" svg:y="0.0043in" svg:viewBox="0 0 179 292" svg:d="M179 148c0-35-3-69-18-101-19-40-53-47-72-47-24 0-57 11-73 50-14 29-16 63-16 98 0 31 2 68 19 101 18 34 49 43 70 43 24 0 55-9 74-49 13-29 16-63 16-95zM89 283c-16 0-42-10-49-52-4-26-4-64-4-89 0-28 0-56 2-78 9-51 41-54 51-54 14 0 42 7 50 49 4 24 4 55 4 83 0 31 0 60-5 87-6 40-30 54-49 54z"><text:p/></draw:path><draw:path draw:style-name="gr3" draw:text-style-name="P56" svg:width="0.0177in" svg:height="0.0177in" svg:x="0.6102in" svg:y="0.098in" svg:viewBox="0 0 46 46" svg:d="M46 23c0-12-10-23-23-23-12 0-23 11-23 23 0 13 11 23 23 23 13 0 23-10 23-23z"><text:p/></draw:path><draw:path draw:style-name="gr3" draw:text-style-name="P56" svg:width="0.0701in" svg:height="0.1146in" svg:x="0.6488in" svg:y="0.0043in" svg:viewBox="0 0 179 292" svg:d="M179 148c0-35-3-69-18-101-19-40-53-47-72-47-24 0-57 11-73 50-14 29-16 63-16 98 0 31 2 68 19 101 18 34 49 43 70 43 24 0 55-9 74-49 13-29 16-63 16-95zM89 283c-16 0-42-10-49-52-4-26-4-64-4-89 0-28 0-56 2-78 9-51 41-54 51-54 14 0 42 7 50 49 4 24 4 55 4 83 0 31 0 60-5 87-6 40-30 54-49 54z"><text:p/></draw:path><draw:path draw:style-name="gr3" draw:text-style-name="P56" svg:width="0.0701in" svg:height="0.1146in" svg:x="0.7319in" svg:y="0.0043in" svg:viewBox="0 0 179 292" svg:d="M179 148c0-35-3-69-18-101-19-40-53-47-72-47-24 0-57 11-73 50-14 29-16 63-16 98 0 31 2 68 19 101 18 34 49 43 70 43 24 0 55-9 74-49 13-29 16-63 16-95zM89 283c-16 0-42-10-48-52-5-26-5-64-5-89 0-28 0-56 2-78 9-51 41-54 51-54 14 0 43 7 50 49 4 24 4 55 4 83 0 31 0 60-5 87-6 40-30 54-49 54z"><text:p/></draw:path><draw:path draw:style-name="gr3" draw:text-style-name="P56" svg:width="0.0701in" svg:height="0.1146in" svg:x="0.815in" svg:y="0.0043in" svg:viewBox="0 0 179 292" svg:d="M179 148c0-35-3-69-18-101-19-40-53-47-72-47-24 0-57 11-73 50-14 29-16 63-16 98 0 31 2 68 19 101 18 34 49 43 70 43 24 0 55-9 74-49 13-29 16-63 16-95zM89 283c-16 0-42-10-48-52-5-26-5-64-5-89 0-28 0-56 2-78 9-51 41-54 51-54 14 0 43 7 50 49 4 24 4 55 4 83 0 31 0 60-5 87-6 40-30 54-49 54z"><text:p/></draw:path><draw:path draw:style-name="gr3" draw:text-style-name="P56" svg:width="0.0685in" svg:height="0.1146in" svg:x="0.8984in" svg:y="0.0043in" svg:viewBox="0 0 175 292" svg:d="M106 133c34-10 58-41 58-74 0-35-37-59-78-59-43 0-74 25-74 58 0 13 10 21 20 21 14 0 23-9 23-21 0-22-20-22-26-22 12-19 41-25 55-25 18 0 42 9 42 47 0 6-1 30-13 49-12 20-27 22-37 22-3 0-14 1-16 1-5 0-7 1-7 5s2 4 11 4h18c34 0 50 29 50 71 0 58-29 70-48 70-18 0-49-7-65-33 16 3 28-7 28-22 0-16-11-24-23-24-11 0-24 6-24 24 0 38 40 67 85 67 52 0 90-39 90-82 0-35-26-67-69-77z"><text:p/></draw:path><draw:path draw:style-name="gr3" draw:text-style-name="P56" svg:width="0.0685in" svg:height="0.1146in" svg:x="0.9819in" svg:y="0.0043in" svg:viewBox="0 0 175 292" svg:d="M106 133c34-10 58-41 58-74 0-35-37-59-78-59-43 0-74 25-74 58 0 13 10 21 20 21 14 0 23-9 23-21 0-22-20-22-26-22 12-19 41-25 55-25 18 0 42 9 42 47 0 6-1 30-13 49-12 20-27 22-37 22-3 0-14 1-16 1-5 0-7 1-7 5s2 4 11 4h18c34 0 50 29 50 71 0 58-29 70-48 70-18 0-49-7-65-33 16 3 28-7 28-22 0-16-11-24-23-24-11 0-24 6-24 24 0 38 40 67 85 67 52 0 90-39 90-82 0-35-26-67-69-77z"><text:p/></draw:path><draw:path draw:style-name="gr3" draw:text-style-name="P56" svg:width="0.0661in" svg:height="0.1146in" svg:x="1.0657in" svg:y="0.0043in" svg:viewBox="0 0 169 292" svg:d="M169 197c0-49-35-92-80-92-21 0-39 6-54 21v-83c8 3 23 6 36 6 51 0 81-38 81-44 0-3-1-5-3-5-1 0-3 0-4 1-8 4-29 12-57 12-18 0-38-2-57-11-3-2-5-2-5-2-4 0-4 4-4 11v125c0 7 0 12 6 12 3 0 3-1 4-5 5-6 22-29 56-29 21 0 32 19 36 27 7 16 8 32 8 54 0 14 0 39-11 57-9 16-26 28-45 28-30 0-54-22-63-47 1 0 4 0 9 0 13 0 20-11 20-20 0-11-7-22-20-22-8 0-22 4-22 24 0 35 29 77 77 77 49 0 92-41 92-95z"><text:p/></draw:path><draw:path draw:style-name="gr3" draw:text-style-name="P56" svg:width="0.0685in" svg:height="0.1146in" svg:x="1.1476in" svg:y="0.0043in" svg:viewBox="0 0 175 292" svg:d="M106 133c34-10 58-41 58-74 0-35-37-59-78-59-43 0-74 25-74 58 0 13 10 21 20 21 14 0 23-9 23-21 0-22-20-22-26-22 12-19 41-25 55-25 18 0 42 9 42 47 0 6-1 30-13 49-12 20-27 22-37 22-3 0-14 1-16 1-5 0-7 1-7 5s2 4 11 4h18c34 0 50 29 50 71 0 58-29 70-48 70-18 0-49-7-65-33 16 3 28-7 28-22 0-16-11-24-23-24-11 0-24 6-24 24 0 38 40 67 85 67 52 0 90-39 90-82 0-35-26-67-69-77z"><text:p/></draw:path><draw:path draw:style-name="gr3" draw:text-style-name="P56" svg:width="0.0701in" svg:height="0.1146in" svg:x="1.2299in" svg:y="0.0043in" svg:viewBox="0 0 179 292" svg:d="M179 148c0-35-3-69-18-101-19-40-53-47-72-47-24 0-57 11-73 50-14 29-16 63-16 98 0 31 2 68 19 101 18 34 49 43 70 43 24 0 55-9 74-49 13-29 16-63 16-95zM89 283c-16 0-42-10-48-52-5-26-5-64-5-89 0-28 0-56 2-78 9-51 41-54 51-54 14 0 43 7 50 49 4 24 4 55 4 83 0 31 0 60-5 87-6 40-30 54-49 54z"><text:p/></draw:path><draw:path draw:style-name="gr3" draw:text-style-name="P56" svg:width="0.0709in" svg:height="0.1165in" svg:x="1.3157in" svg:y="0.0031in" svg:viewBox="0 0 181 297" svg:d="M178 29c3-6 3-7 3-16h-102c-53 0-53-6-54-13h-11l-14 88h11c1-8 5-34 11-39 2-3 36-3 40-3h89c-5 7-38 54-48 68-38 57-53 115-53 159 0 4 0 24 20 24s20-20 20-24v-22c0-23 1-47 4-70 2-9 8-45 27-72z"><text:p/></draw:path></draw:g>,</text:p>
      <text:p text:style-name="P48"/>
      <text:p text:style-name="P49"><text:tab/><draw:g text:anchor-type="as-char" svg:y="-0.1173in" draw:z-index="44" draw:style-name="gr1"><svg:title>TexMaths</svg:title><svg:desc>12§display§\lambda_{5} = -6.60271e-06

§svg§600§FALSE§</svg:desc><draw:polygon draw:style-name="gr2" draw:text-style-name="P55" svg:width="1.489in" svg:height="0.1256in" svg:x="0in" svg:y="0.0083in" svg:viewBox="0 0 3783 320" draw:points="1892,320 0,320 0,0 3783,0 3783,320"><text:p/></draw:polygon><draw:path draw:style-name="gr3" draw:text-style-name="P56" svg:width="0.0819in" svg:height="0.1173in" svg:x="0.0004in" svg:y="0in" svg:viewBox="0 0 209 299" svg:d="M128 169c18 44 38 109 46 119 6 9 11 9 22 9h9c4 0 4-2 4-4 0 0 0-2-1-4-4-5-8-11-10-19l-86-240c-9-24-33-30-52-30-2 0-8 0-8 5 0 2 3 3 3 3 15 4 18 6 29 35l41 114-118 116c-5 5-7 8-7 14s6 12 12 12c7 0 11-5 14-10z"><text:p/></draw:path><draw:path draw:style-name="gr3" draw:text-style-name="P56" svg:width="0.0516in" svg:height="0.0795in" svg:x="0.0961in" svg:y="0.0626in" svg:viewBox="0 0 132 203" svg:d="M28 31c14 5 24 5 28 5 39 0 63-28 63-32 0-3-3-4-4-4s-1 0-2 1c-7 3-23 9-45 9-8 0-24-2-44-8-2-2-2-2-4-2-3 0-3 2-3 7v88c0 6 0 8 5 8 2 0 2 0 6-3 13-16 31-18 42-18 16 0 25 13 26 15 6 10 7 22 7 38 0 10 0 27-9 40-8 11-20 18-34 18-19 0-40-11-48-30 12 1 18-7 18-14 0-14-11-16-16-16 0 0-14 0-14 17 0 26 24 53 60 53 38 0 72-29 72-66 0-34-26-64-62-64-15 0-29 3-42 15z"><text:p/></draw:path><draw:path draw:style-name="gr3" draw:text-style-name="P56" svg:width="0.1102in" svg:height="0.039in" svg:x="0.2185in" svg:y="0.0547in" svg:viewBox="0 0 281 100" svg:d="M266 17c8 0 15 0 15-9 0-8-7-8-13-8h-254c-7 0-14 0-14 8 0 9 7 9 14 9zM268 100c6 0 13 0 13-9 0-8-7-8-15-8h-252c-7 0-14 0-14 8 0 9 7 9 14 9z"><text:p/></draw:path><draw:path draw:style-name="gr3" draw:text-style-name="P56" svg:width="0.1012in" svg:height="0.0067in" svg:x="0.3984in" svg:y="0.0705in" svg:viewBox="0 0 258 18" svg:d="M244 18c7 0 14 0 14-10 0-8-7-8-14-8h-230c-7 0-14 0-14 8 0 10 7 10 14 10z"><text:p/></draw:path><draw:path draw:style-name="gr3" draw:text-style-name="P56" svg:width="0.0685in" svg:height="0.1138in" svg:x="0.5209in" svg:y="0.0047in" svg:viewBox="0 0 175 290" svg:d="M38 143v-11c0-106 53-121 75-121 9 0 27 2 37 17-7 0-23 0-23 18 0 14 10 20 19 20 6 0 20-4 20-20 0-26-20-46-54-46-54 0-112 55-112 147 0 113 49 143 89 143 47 0 86-39 86-95 0-54-37-94-84-94-29 0-44 21-53 42zM89 278c-28 0-40-25-42-31-7-20-7-54-7-61 0-33 13-76 51-76 7 0 27 0 40 27 7 15 7 37 7 57 0 21 0 42-7 57-13 26-33 27-42 27z"><text:p/></draw:path><draw:path draw:style-name="gr3" draw:text-style-name="P56" svg:width="0.0177in" svg:height="0.0177in" svg:x="0.611in" svg:y="0.0972in" svg:viewBox="0 0 46 46" svg:d="M46 23c0-12-10-23-23-23-12 0-23 11-23 23 0 13 11 23 23 23 13 0 23-10 23-23z"><text:p/></draw:path><draw:path draw:style-name="gr3" draw:text-style-name="P56" svg:width="0.0685in" svg:height="0.1138in" svg:x="0.6496in" svg:y="0.0047in" svg:viewBox="0 0 175 290" svg:d="M38 143v-11c0-106 53-121 75-121 9 0 27 2 37 17-7 0-23 0-23 18 0 14 10 20 19 20 6 0 20-4 20-20 0-26-20-46-54-46-54 0-112 55-112 147 0 113 49 143 89 143 47 0 86-39 86-95 0-54-37-94-84-94-29 0-44 21-53 42zM89 278c-28 0-40-25-42-31-7-20-7-54-7-61 0-33 13-76 51-76 7 0 27 0 40 27 7 15 7 37 7 57 0 21 0 42-7 57-13 26-33 27-42 27z"><text:p/></draw:path><draw:path draw:style-name="gr3" draw:text-style-name="P56" svg:width="0.0701in" svg:height="0.1138in" svg:x="0.7327in" svg:y="0.0047in" svg:viewBox="0 0 179 290" svg:d="M179 146c0-35-3-67-18-99-19-40-53-47-72-47-24 0-57 11-73 50-14 29-16 61-16 96 0 33 2 70 19 102 18 34 49 42 70 42 24 0 55-8 74-49 13-29 16-62 16-95zM89 282c-16 0-42-11-48-52-5-25-5-65-5-90 0-26 0-54 2-76 9-51 41-54 51-54 14 0 43 7 50 49 4 24 4 55 4 81 0 33 0 61-5 88-6 41-30 54-49 54z"><text:p/></draw:path><draw:path draw:style-name="gr3" draw:text-style-name="P56" svg:width="0.0661in" svg:height="0.1106in" svg:x="0.8177in" svg:y="0.0047in" svg:viewBox="0 0 169 282" svg:d="M32 249l46-44c66-59 91-80 91-122 0-49-37-83-90-83-48 0-79 40-79 77 0 23 22 23 22 23 8 0 22-5 22-22 0-11-8-23-22-23-4 0-4 0-5 1 9-27 32-43 57-43 39 0 57 34 57 70 0 33-22 67-45 92l-81 90c-5 5-5 6-5 17h157l12-75h-11c-2 14-4 33-8 39-4 3-32 3-41 3z"><text:p/></draw:path><draw:path draw:style-name="gr3" draw:text-style-name="P56" svg:width="0.0709in" svg:height="0.1157in" svg:x="0.9012in" svg:y="0.0028in" svg:viewBox="0 0 181 295" svg:d="M178 29c3-6 3-7 3-16h-102c-53 0-53-6-54-13h-11l-14 88h11c1-8 5-34 11-39 2-3 36-3 40-3h89c-5 7-38 52-48 67-38 56-53 115-53 158 0 5 0 24 20 24s20-19 20-24v-20c0-24 1-48 5-70 1-10 7-46 26-73z"><text:p/></draw:path><draw:path draw:style-name="gr3" draw:text-style-name="P56" svg:width="0.0547in" svg:height="0.1106in" svg:x="0.9902in" svg:y="0.0047in" svg:viewBox="0 0 140 282" svg:d="M88 11c0-10 0-11-11-11-27 26-64 26-77 26v15c8 0 34 0 55-12v219c0 16 0 21-38 21h-15v13c15-3 53-3 69-3 18 0 54 0 69 3v-13h-13c-38 0-39-5-39-21z"><text:p/></draw:path><draw:path draw:style-name="gr3" draw:text-style-name="P56" svg:width="0.0638in" svg:height="0.0752in" svg:x="1.0657in" svg:y="0.0425in" svg:viewBox="0 0 163 192" svg:d="M60 89c12 0 43 0 65-10 30-12 31-37 31-43 0-19-16-36-44-36-47 0-112 41-112 115 0 43 25 77 66 77 61 0 97-46 97-51 0-2-2-6-6-6-1 0-2 2-5 5-33 42-79 42-85 42-32 0-36-36-36-49 0-5 0-18 6-44zM41 79c15-63 59-69 71-69 20 0 31 12 31 26 0 43-69 43-85 43z"><text:p/></draw:path><draw:path draw:style-name="gr3" draw:text-style-name="P56" svg:width="0.1012in" svg:height="0.0067in" svg:x="1.1866in" svg:y="0.0705in" svg:viewBox="0 0 258 18" svg:d="M244 18c7 0 14 0 14-10 0-8-7-8-14-8h-230c-7 0-14 0-14 8 0 10 7 10 14 10z"><text:p/></draw:path><draw:path draw:style-name="gr3" draw:text-style-name="P56" svg:width="0.0701in" svg:height="0.1138in" svg:x="1.3449in" svg:y="0.0047in" svg:viewBox="0 0 179 290" svg:d="M179 146c0-35-3-67-18-99-19-40-53-47-72-47-24 0-57 11-73 50-14 29-16 61-16 96 0 33 2 70 19 102 18 34 49 42 70 42 24 0 55-8 74-49 13-29 16-62 16-95zM89 282c-16 0-42-11-49-52-4-25-4-65-4-90 0-26 0-54 2-76 9-51 41-54 51-54 14 0 42 7 50 49 4 24 4 55 4 81 0 33 0 61-5 88-6 41-30 54-49 54z"><text:p/></draw:path><draw:path draw:style-name="gr3" draw:text-style-name="P56" svg:width="0.0685in" svg:height="0.1138in" svg:x="1.4287in" svg:y="0.0047in" svg:viewBox="0 0 175 290" svg:d="M38 143v-11c0-106 53-121 75-121 9 0 27 2 37 17-7 0-23 0-23 18 0 14 10 20 19 20 6 0 20-4 20-20 0-26-20-46-54-46-54 0-112 55-112 147 0 113 49 143 89 143 47 0 86-39 86-95 0-54-37-94-84-94-29 0-44 21-53 42zM89 278c-27 0-40-25-42-31-7-20-7-54-7-61 0-33 13-76 51-76 7 0 27 0 40 27 7 15 7 37 7 57 0 21 0 42-7 57-13 26-33 27-42 27z"><text:p/></draw:path></draw:g>,</text:p>
      <text:p text:style-name="P48"/>
      <text:p text:style-name="P49"><text:tab/><draw:g text:anchor-type="as-char" svg:y="-0.1173in" draw:z-index="45" draw:style-name="gr1"><svg:title>TexMaths</svg:title><svg:desc>12§display§\lambda_{6} = 8.49657e-07

§svg§600§FALSE§</svg:desc><draw:polygon draw:style-name="gr2" draw:text-style-name="P55" svg:width="1.3638in" svg:height="0.1256in" svg:x="0in" svg:y="0.0083in" svg:viewBox="0 0 3465 320" draw:points="1732,320 0,320 0,0 3465,0 3465,320"><text:p/></draw:polygon><draw:path draw:style-name="gr3" draw:text-style-name="P56" svg:width="0.0819in" svg:height="0.1173in" svg:x="0.0004in" svg:y="0in" svg:viewBox="0 0 209 299" svg:d="M128 169c18 44 38 109 46 119 6 9 11 9 22 9h9c4 0 4-2 4-4 0 0 0-2-1-4-4-5-8-11-10-19l-86-240c-9-24-33-30-52-30-2 0-8 0-8 5 0 2 3 3 3 3 15 4 18 6 29 35l41 114-118 116c-5 5-7 8-7 14s6 12 12 12c7 0 11-5 14-10z"><text:p/></draw:path><draw:path draw:style-name="gr3" draw:text-style-name="P56" svg:width="0.0535in" svg:height="0.0795in" svg:x="0.0949in" svg:y="0.0626in" svg:viewBox="0 0 137 203" svg:d="M29 100c0-24 2-46 13-64 10-17 26-28 46-28 8 0 20 3 26 11-7 0-14 6-14 15 0 7 6 13 14 13s14-6 14-15c0-16-12-32-42-32-42 0-86 40-86 102 0 77 36 101 70 101 36 0 67-28 67-68 0-37-30-64-65-64-24 0-36 15-43 29zM70 193c-16 0-28-8-34-22-5-8-6-24-6-40 0-29 17-52 40-52 14 0 24 5 31 16 7 12 7 24 7 40 0 18 0 30-8 42-6 11-16 16-30 16z"><text:p/></draw:path><draw:path draw:style-name="gr3" draw:text-style-name="P56" svg:width="0.1102in" svg:height="0.039in" svg:x="0.2181in" svg:y="0.0547in" svg:viewBox="0 0 281 100" svg:d="M266 17c8 0 15 0 15-9 0-8-7-8-13-8h-254c-7 0-14 0-14 8 0 9 7 9 14 9zM268 100c6 0 13 0 13-9 0-8-7-8-15-8h-252c-7 0-14 0-14 8 0 9 7 9 14 9z"><text:p/></draw:path><draw:path draw:style-name="gr3" draw:text-style-name="P56" svg:width="0.0685in" svg:height="0.1138in" svg:x="0.3917in" svg:y="0.0047in" svg:viewBox="0 0 175 290" svg:d="M50 89c-19-13-20-28-20-35 0-25 28-43 58-43 31 0 58 21 58 53 0 24-16 43-43 57zM113 128c31-15 51-37 51-64 0-40-37-64-75-64-43 0-77 31-77 71 0 8 0 26 18 45 5 5 20 16 31 24-25 12-61 35-61 77 0 46 43 73 88 73 48 0 87-35 87-79 0-16-5-35-19-53-10-8-16-13-43-30zM71 146l51 33c12 8 33 20 33 46 0 32-33 53-66 53-37 0-67-25-67-61 0-24 13-52 49-71z"><text:p/></draw:path><draw:path draw:style-name="gr3" draw:text-style-name="P56" svg:width="0.0177in" svg:height="0.0177in" svg:x="0.4819in" svg:y="0.0972in" svg:viewBox="0 0 46 46" svg:d="M46 23c0-12-10-23-23-23-12 0-23 11-23 23 0 13 11 23 23 23 13 0 23-10 23-23z"><text:p/></draw:path><draw:path draw:style-name="gr3" draw:text-style-name="P56" svg:width="0.0736in" svg:height="0.1118in" svg:x="0.5181in" svg:y="0.0028in" svg:viewBox="0 0 188 285" svg:d="M113 217v36c0 16 0 20-33 20h-8v12c17-1 40-1 56-1 18 0 41 0 58 1v-12h-8c-32 0-33-4-33-20v-36h43v-14h-43v-192c0-9 0-11-7-11-4 0-5 0-7 5l-131 198v14zM115 203h-103l103-157z"><text:p/></draw:path><draw:path draw:style-name="gr3" draw:text-style-name="P56" svg:width="0.0685in" svg:height="0.1138in" svg:x="0.6035in" svg:y="0.0047in" svg:viewBox="0 0 175 290" svg:d="M138 146v13c0 101-44 119-68 119-8 0-30 0-42-14 18 0 22-13 22-19 0-14-10-21-20-21-7 0-19 4-19 22 0 27 23 44 59 44 54 0 105-57 105-147 0-114-48-143-86-143-23 0-43 7-63 26-16 20-26 38-26 69 0 52 37 93 84 93 26 0 43-17 54-42zM85 179c-6 0-26 0-39-26-8-16-8-37-8-57 0-23 0-43 9-59 12-20 27-26 42-26 20 0 33 14 42 33 5 14 6 40 6 59 0 36-15 76-52 76z"><text:p/></draw:path><draw:path draw:style-name="gr3" draw:text-style-name="P56" svg:width="0.0685in" svg:height="0.1138in" svg:x="0.6866in" svg:y="0.0047in" svg:viewBox="0 0 175 290" svg:d="M38 143v-11c0-106 53-121 75-121 9 0 27 2 37 17-7 0-23 0-23 18 0 14 10 20 19 20 6 0 20-4 20-20 0-26-20-46-54-46-54 0-112 55-112 147 0 113 49 143 89 143 47 0 86-39 86-95 0-54-37-94-84-94-29 0-44 21-53 42zM89 278c-28 0-40-25-42-31-7-20-7-54-7-61 0-33 13-76 51-76 7 0 27 0 40 27 7 15 7 37 7 57 0 21 0 42-7 57-13 26-33 27-42 27z"><text:p/></draw:path><draw:path draw:style-name="gr3" draw:text-style-name="P56" svg:width="0.0661in" svg:height="0.1138in" svg:x="0.7709in" svg:y="0.0047in" svg:viewBox="0 0 169 290" svg:d="M169 197c0-51-35-94-80-94-21 0-39 7-54 23v-83c8 3 23 6 36 6 51 0 81-38 81-44 0-3-1-5-3-5-1 0-3 0-4 1-8 4-29 12-57 12-18 0-38-2-57-11-3-2-5-2-5-2-4 0-4 4-4 11v124c0 8 0 11 6 11 3 0 3-1 4-3 5-8 22-30 56-30 21 0 32 19 36 27 7 16 8 33 8 53 0 14 0 41-11 58-9 16-26 27-45 27-30 0-54-21-63-47 1 0 4 0 9 0 13 0 20-9 20-19 0-11-7-21-20-21-8 0-22 2-22 22 0 36 29 77 77 77 49 0 92-39 92-93z"><text:p/></draw:path><draw:path draw:style-name="gr3" draw:text-style-name="P56" svg:width="0.0709in" svg:height="0.1157in" svg:x="0.8551in" svg:y="0.0028in" svg:viewBox="0 0 181 295" svg:d="M178 29c3-6 3-7 3-16h-102c-53 0-53-6-54-13h-11l-14 88h11c1-8 5-34 11-39 2-3 36-3 40-3h89c-5 7-38 52-48 67-38 56-53 115-53 158 0 5 0 24 20 24s20-19 20-24v-20c0-24 1-48 4-70 2-10 8-46 27-73z"><text:p/></draw:path><draw:path draw:style-name="gr3" draw:text-style-name="P56" svg:width="0.0638in" svg:height="0.0752in" svg:x="0.9362in" svg:y="0.0425in" svg:viewBox="0 0 163 192" svg:d="M60 89c12 0 43 0 65-10 30-12 31-37 31-43 0-19-16-36-44-36-47 0-112 41-112 115 0 43 25 77 66 77 61 0 97-46 97-51 0-2-2-6-6-6-1 0-2 2-5 5-33 42-79 42-85 42-32 0-36-36-36-49 0-5 0-18 6-44zM41 79c15-63 59-69 71-69 20 0 31 12 31 26 0 43-69 43-85 43z"><text:p/></draw:path><draw:path draw:style-name="gr3" draw:text-style-name="P56" svg:width="0.1012in" svg:height="0.0067in" svg:x="1.0567in" svg:y="0.0705in" svg:viewBox="0 0 258 18" svg:d="M244 18c7 0 14 0 14-10 0-8-7-8-14-8h-230c-7 0-14 0-14 8 0 10 7 10 14 10z"><text:p/></draw:path><draw:path draw:style-name="gr3" draw:text-style-name="P56" svg:width="0.0701in" svg:height="0.1138in" svg:x="1.2154in" svg:y="0.0047in" svg:viewBox="0 0 179 290" svg:d="M179 146c0-35-3-67-18-99-19-40-53-47-72-47-24 0-57 11-73 50-14 29-16 61-16 96 0 33 2 70 19 102 18 34 49 42 70 42 24 0 55-8 74-49 13-29 16-62 16-95zM89 282c-16 0-42-11-48-52-5-25-5-65-5-90 0-26 0-54 2-76 9-51 41-54 51-54 14 0 42 7 50 49 4 24 4 55 4 81 0 33 0 61-5 88-6 41-30 54-49 54z"><text:p/></draw:path><draw:path draw:style-name="gr3" draw:text-style-name="P56" svg:width="0.0709in" svg:height="0.1157in" svg:x="1.3012in" svg:y="0.0028in" svg:viewBox="0 0 181 295" svg:d="M178 29c3-6 3-7 3-16h-102c-53 0-53-6-54-13h-11l-14 88h11c1-8 5-34 11-39 2-3 36-3 40-3h89c-5 7-38 52-48 67-38 56-53 115-53 158 0 5 0 24 20 24s20-19 20-24v-20c0-24 1-48 4-70 2-10 8-46 27-73z"><text:p/></draw:path></draw:g>,</text:p>
      <text:p text:style-name="P48"/>
      <text:p text:style-name="P49"><text:tab/><draw:g text:anchor-type="as-char" svg:y="-0.1173in" draw:z-index="46" draw:style-name="gr1"><svg:title>TexMaths</svg:title><svg:desc>12§display§\lambda_{7} = -2.38169e-07

§svg§600§FALSE§</svg:desc><draw:polygon draw:style-name="gr2" draw:text-style-name="P55" svg:width="1.4933in" svg:height="0.1256in" svg:x="-0.0004in" svg:y="0.0083in" svg:viewBox="0 0 3794 320" draw:points="1898,320 0,320 0,0 3794,0 3794,320"><text:p/></draw:polygon><draw:path draw:style-name="gr3" draw:text-style-name="P56" svg:width="0.0819in" svg:height="0.1173in" svg:x="0in" svg:y="0in" svg:viewBox="0 0 209 299" svg:d="M128 169c18 44 38 109 46 119 6 9 11 9 22 9h9c4 0 4-2 4-4 0 0 0-2-1-4-4-5-8-11-10-19l-86-240c-9-24-33-30-52-30-2 0-8 0-8 5 0 2 3 3 3 3 15 4 18 6 29 35l41 114-118 116c-5 5-7 8-7 14s6 12 12 12c7 0 11-5 14-10z"><text:p/></draw:path><draw:path draw:style-name="gr3" draw:text-style-name="P56" svg:width="0.0555in" svg:height="0.0807in" svg:x="0.0965in" svg:y="0.0614in" svg:viewBox="0 0 142 206" svg:d="M138 22c4-4 4-5 4-12h-78c-12 0-16 0-27-2-15-1-15-3-17-8h-9l-11 64h11c0-5 2-24 7-28 4-1 28-1 31-1h65c-10 12-25 30-30 39-40 51-43 97-43 114 0 5 0 18 14 18 15 0 15-13 15-18v-11c0-57 10-85 24-99z"><text:p/></draw:path><draw:path draw:style-name="gr3" draw:text-style-name="P56" svg:width="0.1102in" svg:height="0.039in" svg:x="0.2177in" svg:y="0.0547in" svg:viewBox="0 0 281 100" svg:d="M266 17c8 0 15 0 15-9 0-8-7-8-13-8h-254c-7 0-14 0-14 8 0 9 7 9 14 9zM268 100c6 0 13 0 13-9 0-8-7-8-15-8h-252c-7 0-14 0-14 8 0 9 7 9 14 9z"><text:p/></draw:path><draw:path draw:style-name="gr3" draw:text-style-name="P56" svg:width="0.1012in" svg:height="0.0067in" svg:x="0.398in" svg:y="0.0705in" svg:viewBox="0 0 258 18" svg:d="M244 18c7 0 14 0 14-10 0-8-7-8-14-8h-230c-7 0-14 0-14 8 0 10 7 10 14 10z"><text:p/></draw:path><draw:path draw:style-name="gr3" draw:text-style-name="P56" svg:width="0.0661in" svg:height="0.1106in" svg:x="0.5217in" svg:y="0.0047in" svg:viewBox="0 0 169 282" svg:d="M32 249l46-44c66-59 91-80 91-122 0-49-37-83-90-83-48 0-79 40-79 77 0 23 22 23 22 23 8 0 22-5 22-22 0-11-8-23-22-23-4 0-4 0-5 1 9-27 32-43 57-43 39 0 57 34 57 70 0 33-22 67-45 92l-81 90c-5 5-5 6-5 17h157l12-75h-11c-2 14-4 33-9 39-3 3-31 3-40 3z"><text:p/></draw:path><draw:path draw:style-name="gr3" draw:text-style-name="P56" svg:width="0.0177in" svg:height="0.0177in" svg:x="0.6106in" svg:y="0.0972in" svg:viewBox="0 0 46 46" svg:d="M46 23c0-12-10-23-23-23-12 0-23 11-23 23 0 13 11 23 23 23 13 0 23-10 23-23z"><text:p/></draw:path><draw:path draw:style-name="gr3" draw:text-style-name="P56" svg:width="0.0685in" svg:height="0.1138in" svg:x="0.6492in" svg:y="0.0047in" svg:viewBox="0 0 175 290" svg:d="M106 132c34-11 58-40 58-73 0-35-37-59-78-59-43 0-74 25-74 58 0 13 10 21 20 21 14 0 23-9 23-21 0-22-20-22-26-22 12-19 41-25 55-25 18 0 42 9 42 47 0 6-1 30-13 49s-27 20-37 21c-3 0-14 1-16 1-5 0-7 2-7 5 0 5 2 5 11 5h18c34 0 50 29 50 70 0 57-29 69-48 69-18 0-49-7-65-32 16 3 28-6 28-23 0-16-11-24-23-24-11 0-24 7-24 25 0 39 40 66 85 66 52 0 90-38 90-81 0-35-26-68-69-77z"><text:p/></draw:path><draw:path draw:style-name="gr3" draw:text-style-name="P56" svg:width="0.0685in" svg:height="0.1138in" svg:x="0.7327in" svg:y="0.0047in" svg:viewBox="0 0 175 290" svg:d="M50 89c-19-13-20-28-20-35 0-25 28-43 58-43 31 0 58 21 58 53 0 24-16 43-43 57zM113 128c31-15 51-37 51-64 0-40-37-64-75-64-43 0-77 31-77 71 0 8 0 26 18 45 5 5 20 16 31 24-25 12-61 35-61 77 0 46 43 73 88 73 48 0 87-35 87-79 0-16-5-35-19-53-10-8-16-13-43-30zM71 146l51 33c12 8 33 20 33 46 0 32-33 53-66 53-37 0-67-25-67-61 0-24 13-52 49-71z"><text:p/></draw:path><draw:path draw:style-name="gr3" draw:text-style-name="P56" svg:width="0.0547in" svg:height="0.1106in" svg:x="0.8232in" svg:y="0.0047in" svg:viewBox="0 0 140 282" svg:d="M88 11c0-10 0-11-11-11-27 26-64 26-77 26v15c8 0 34 0 55-12v219c0 16 0 21-38 21h-15v13c15-3 53-3 69-3 18 0 54 0 69 3v-13h-13c-38 0-39-5-39-21z"><text:p/></draw:path><draw:path draw:style-name="gr3" draw:text-style-name="P56" svg:width="0.0685in" svg:height="0.1138in" svg:x="0.8984in" svg:y="0.0047in" svg:viewBox="0 0 175 290" svg:d="M38 143v-11c0-106 53-121 75-121 9 0 27 2 37 17-7 0-23 0-23 18 0 14 10 20 19 20 6 0 20-4 20-20 0-26-20-46-54-46-54 0-112 55-112 147 0 113 49 143 89 143 47 0 86-39 86-95 0-54-37-94-84-94-29 0-44 21-53 42zM89 278c-28 0-40-25-42-31-7-20-7-54-7-61 0-33 13-76 51-76 7 0 27 0 40 27 7 15 7 37 7 57 0 21 0 42-7 57-13 26-33 27-42 27z"><text:p/></draw:path><draw:path draw:style-name="gr3" draw:text-style-name="P56" svg:width="0.0685in" svg:height="0.1138in" svg:x="0.9815in" svg:y="0.0047in" svg:viewBox="0 0 175 290" svg:d="M138 146v13c0 101-44 119-68 119-8 0-30 0-42-14 18 0 22-13 22-19 0-14-10-21-20-21-7 0-19 4-19 22 0 27 23 44 59 44 54 0 105-57 105-147 0-114-48-143-86-143-23 0-43 7-63 26-16 20-26 38-26 69 0 52 37 93 84 93 26 0 43-17 54-42zM85 179c-6 0-26 0-39-26-8-16-8-37-8-57 0-23 0-43 9-59 12-20 27-26 42-26 20 0 33 14 42 33 5 14 6 40 6 59 0 36-15 76-52 76z"><text:p/></draw:path><draw:path draw:style-name="gr3" draw:text-style-name="P56" svg:width="0.0638in" svg:height="0.0752in" svg:x="1.0654in" svg:y="0.0425in" svg:viewBox="0 0 163 192" svg:d="M60 89c12 0 43 0 65-10 30-12 31-37 31-43 0-19-16-36-44-36-47 0-112 41-112 115 0 43 25 77 66 77 61 0 97-46 97-51 0-2-2-6-6-6-1 0-2 2-5 5-33 42-79 42-85 42-32 0-36-36-36-49 0-5 0-18 6-44zM41 79c15-63 59-69 71-69 20 0 31 12 31 26 0 43-69 43-85 43z"><text:p/></draw:path><draw:path draw:style-name="gr3" draw:text-style-name="P56" svg:width="0.1012in" svg:height="0.0067in" svg:x="1.1858in" svg:y="0.0705in" svg:viewBox="0 0 258 18" svg:d="M244 18c7 0 14 0 14-10 0-8-7-8-14-8h-230c-7 0-14 0-14 8 0 10 7 10 14 10z"><text:p/></draw:path><draw:path draw:style-name="gr3" draw:text-style-name="P56" svg:width="0.0701in" svg:height="0.1138in" svg:x="1.3441in" svg:y="0.0047in" svg:viewBox="0 0 179 290" svg:d="M179 146c0-35-3-67-18-99-19-40-53-47-72-47-24 0-57 11-73 50-14 29-16 61-16 96 0 33 2 70 19 102 18 34 49 42 70 42 24 0 55-8 74-49 13-29 16-62 16-95zM89 282c-16 0-42-11-49-52-4-25-4-65-4-90 0-26 0-54 2-76 9-51 41-54 51-54 14 0 42 7 50 49 4 24 4 55 4 81 0 33 0 61-5 88-6 41-30 54-49 54z"><text:p/></draw:path><draw:path draw:style-name="gr3" draw:text-style-name="P56" svg:width="0.0709in" svg:height="0.1157in" svg:x="1.4303in" svg:y="0.0028in" svg:viewBox="0 0 181 295" svg:d="M179 29c2-6 2-7 2-16h-102c-53 0-53-6-54-13h-11l-14 88h11c1-8 5-34 11-39 2-3 36-3 40-3h89c-5 7-38 52-48 67-38 56-53 115-53 158 0 5 0 24 20 24s20-19 20-24v-20c0-24 1-48 5-70 1-10 7-46 26-73z"><text:p/></draw:path></draw:g>.</text:p>
      <text:p text:style-name="P48"/>
      <text:p text:style-name="P48"/>
      <text:p text:style-name="P2"><text:span text:style-name="T14">3</text:span>. <text:span text:style-name="T14">Wnioski</text:span></text:p>
      <text:p text:style-name="P21"/>
      <text:p text:style-name="P51">Zgodnie z oczekiwaniami, w metodzie iteracyjnej uzyskaliśmy wartości własne w kolejności na moduł malejącej. <text:span text:style-name="T15">Możemy zauważyć, że pierwsza (największa) wartość jest identyczna jak ta uzyskana za pomocą metody bezpośredniej, natomiast każda kolejna różni się coraz bardziej, a ostatnia jest już niemal dwa razy większa od odpowiadającej, chociaż ciągle zachowany jest poprawny rząd wielkości. Wynik ten prawie nie zmienia się przy większej liczbie iteracji, więc podejrzewam, że różnica wynika z niedokładności liczb zmiennoprzecinkowych przy przeprowadzanej redukcji Hotellinga. </text:span></text:p>
      <text:p text:style-name="P51"/>
      <text:p text:style-name="P52">Sprawdziłem także wartości wektorów <text:span text:style-name="T19">własnych</text:span> przy pominięciu równania (3), korzystającego z obliczonej normy wektora <draw:g text:anchor-type="as-char" svg:y="-0.0728in" draw:z-index="47" draw:style-name="gr1"><svg:title>TexMaths</svg:title><svg:desc>12§display§x_{m+1}§svg§600§FALSE§</svg:desc><draw:polygon draw:style-name="gr2" draw:text-style-name="P55" svg:width="0.3531in" svg:height="0.0949in" svg:x="0.0031in" svg:y="0.0083in" svg:viewBox="0 0 898 242" draw:points="449,242 0,242 0,0 898,0 898,242"><text:p/></draw:polygon><draw:path draw:style-name="gr3" draw:text-style-name="P56" svg:width="0.0827in" svg:height="0.0752in" svg:x="0in" svg:y="0in" svg:viewBox="0 0 211 192" svg:d="M130 60c2-12 12-50 41-50 3 0 13 0 21 4-12 3-20 14-20 23 0 7 5 16 17 16 9 0 22-7 22-25 0-22-25-28-39-28-25 0-40 22-45 32-11-28-33-32-45-32-45 0-69 55-69 65 0 5 4 5 5 5 4 0 5 0 6-5 14-45 42-55 56-55 9 0 23 3 23 27 0 13-7 42-23 101-6 26-21 44-39 44-4 0-13 0-22-4 11-4 21-12 21-23 0-12-10-16-17-16-12 0-23 11-23 25 0 20 22 28 40 28 28 0 44-30 44-32 5 15 20 32 46 32 44 0 68-55 68-66 0-4-3-4-5-4-3 0-4 2-6 4-13 47-43 56-56 56-17 0-23-13-23-27 0-10 2-19 7-39z"><text:p/></draw:path><draw:path draw:style-name="gr3" draw:text-style-name="P56" svg:width="0.1063in" svg:height="0.0524in" svg:x="0.0957in" svg:y="0.0469in" svg:viewBox="0 0 271 134" svg:d="M114 107c-1 6-4 15-4 18 0 6 6 9 11 9s10-3 11-7c1-2 5-12 5-18 2-6 5-19 7-26 3-7 4-13 5-21 4-12 4-13 10-21 9-16 24-33 46-33 17 0 18 14 18 21 0 18-13 50-18 63-2 9-3 11-3 16 0 16 12 26 27 26 30 0 42-42 42-46s-3-4-4-4c-4 0-4 2-5 6-7 23-19 36-31 36-8 0-8-5-8-11 0-7 2-11 6-24 4-9 17-41 17-57 0-5 0-17-12-27-5-3-13-7-27-7-27 0-42 17-52 30-4-25-24-30-39-30-25 0-42 16-50 26-2-19-20-26-32-26s-20 10-23 17c-7 9-11 27-11 29 0 3 4 3 5 3 5 0 5-1 7-8 5-18 10-33 22-33 7 0 9 6 9 15 0 6-2 17-5 25-2 7-4 20-7 25l-9 39c0 4-3 12-3 13 0 6 6 9 11 9s10-3 11-7c1-2 5-12 5-18 2-6 4-19 7-26 2-7 3-13 5-21 3-12 3-14 12-26s22-28 44-28c18 0 18 15 18 21 0 7 0 12-5 27z"><text:p/></draw:path><draw:path draw:style-name="gr3" draw:text-style-name="P56" svg:width="0.0858in" svg:height="0.0854in" svg:x="0.2161in" svg:y="0.0264in" svg:viewBox="0 0 219 218" svg:d="M116 116h92c3 0 11 0 11-7s-8-7-11-7h-92v-91c0-4 0-11-7-11s-7 7-7 11v91h-91c-4 0-11 0-11 7s7 7 11 7h91v92c0 3 0 10 7 10s7-6 7-10z"><text:p/></draw:path><draw:path draw:style-name="gr3" draw:text-style-name="P56" svg:width="0.0421in" svg:height="0.0772in" svg:x="0.3228in" svg:y="0.022in" svg:viewBox="0 0 108 197" svg:d="M67 8c0-8-1-8-8-8-19 18-47 19-59 19v11c7 0 26 0 43-8v151c0 9 0 13-30 13h-11v11c5 0 42-1 53-1 10 0 47 1 53 1v-11h-11c-30 0-30-4-30-13z"><text:p/></draw:path></draw:g><text:s/>. Dla <draw:g text:anchor-type="as-char" svg:y="-0.1161in" draw:z-index="48" draw:style-name="gr1"><svg:title>TexMaths</svg:title><svg:desc>12§display§\lambda_{1} &gt; 1§svg§600§FALSE§</svg:desc><draw:polygon draw:style-name="gr2" draw:text-style-name="P55" svg:width="0.4457in" svg:height="0.124in" svg:x="-0.0004in" svg:y="0.0079in" svg:viewBox="0 0 1133 316" draw:points="566,316 0,316 0,0 1133,0 1133,316"><text:p/></draw:polygon><draw:path draw:style-name="gr3" draw:text-style-name="P56" svg:width="0.0819in" svg:height="0.1177in" svg:x="0in" svg:y="0in" svg:viewBox="0 0 209 300" svg:d="M128 171c18 44 38 109 46 118 6 10 11 10 22 10h9c4-1 4-2 4-5 0-1 0-1-1-3-4-5-8-11-10-20l-86-241c-9-24-33-30-52-30-2 0-8 0-8 5 0 2 3 3 3 3 15 4 18 6 29 35l41 114-118 117c-5 5-7 8-7 14s6 12 12 12c7 0 11-5 14-9z"><text:p/></draw:path><draw:path draw:style-name="gr3" draw:text-style-name="P56" svg:width="0.0421in" svg:height="0.0772in" svg:x="0.1008in" svg:y="0.0634in" svg:viewBox="0 0 108 197" svg:d="M67 8c0-8 0-8-8-8-19 18-47 19-59 19v11c7 0 26 0 43-8v151c0 10 0 13-30 13h-11v11c5 0 42-1 53-1 10 0 47 1 53 1v-11h-11c-30 0-30-3-30-13z"><text:p/></draw:path><draw:path draw:style-name="gr3" draw:text-style-name="P56" svg:width="0.1012in" svg:height="0.0965in" svg:x="0.2224in" svg:y="0.0252in" svg:viewBox="0 0 258 246" svg:d="M251 133c5-3 7-4 7-9s-2-9-7-10l-234-112c-6-2-7-2-9-2-4 0-8 4-8 8s2 6 7 10l223 106-223 104c-5 3-7 6-7 10 0 5 4 8 8 8 2 0 3 0 9-2z"><text:p/></draw:path><draw:path draw:style-name="gr3" draw:text-style-name="P56" svg:width="0.0547in" svg:height="0.111in" svg:x="0.3988in" svg:y="0.0043in" svg:viewBox="0 0 140 283" svg:d="M88 11c0-10 0-11-10-11-28 26-65 26-78 26v15c8 0 34 0 55-12v220c0 15 0 20-38 20h-15v14c15-2 53-2 69-2 18 0 54 0 69 2v-14h-13c-38 0-39-5-39-20z"><text:p/></draw:path></draw:g><text:s/>uzyskałem wektor z wartościami <text:s/><draw:g text:anchor-type="as-char" svg:y="-0.1189in" draw:z-index="49" draw:style-name="gr1"><svg:title>TexMaths</svg:title><svg:desc>12§display§inf§svg§600§FALSE§</svg:desc><draw:polygon draw:style-name="gr2" draw:text-style-name="P55" svg:width="0.2311in" svg:height="0.1346in" svg:x="0.0031in" svg:y="0.0079in" svg:viewBox="0 0 588 343" draw:points="295,343 0,343 0,0 588,0 588,343"><text:p/></draw:polygon><draw:path draw:style-name="gr3" draw:text-style-name="P56" svg:width="0.0441in" svg:height="0.1114in" svg:x="0in" svg:y="0.0071in" svg:viewBox="0 0 113 284" svg:d="M108 16c0-9-5-16-15-16-12 0-24 11-24 22 0 9 6 15 17 15 10 0 22-9 22-21zM75 175c6-13 6-14 10-25 4-9 6-15 6-23 0-19-13-34-36-34-38 0-55 60-55 64 0 5 4 5 5 5 5 0 5-1 7-7 11-41 29-53 43-53 4 0 10 0 10 13 0 10-3 18-5 22-2 12-22 61-29 79-5 10-9 25-9 33 0 21 14 35 34 35 41 0 57-61 57-65 0-5-5-5-5-5-5 0-5 2-7 9-8 26-22 52-43 52-8 0-11-4-11-14 0-11 3-17 13-42z"><text:p/></draw:path><draw:path draw:style-name="gr3" draw:text-style-name="P56" svg:width="0.0898in" svg:height="0.0752in" svg:x="0.0571in" svg:y="0.0441in" svg:viewBox="0 0 229 192" svg:d="M25 162c-1 7-3 16-3 18 0 8 4 12 12 12 4 0 12-4 15-12 1 0 6-21 9-31l8-39c3-8 6-18 8-27 1-9 5-21 5-22 6-13 29-51 68-51 20 0 23 15 23 30 0 25-19 80-26 97-4 10-5 15-5 20 0 20 16 35 35 35 39 0 55-61 55-65 0-5-4-5-5-5-5 0-5 1-6 9-10 28-23 51-43 51-7 0-10-4-10-13 0-11 4-22 8-31 7-22 25-69 25-92 0-29-18-46-48-46-39 0-60 26-66 36-3-23-19-36-40-36-19 0-27 17-32 24-6 14-12 39-12 41 0 4 4 4 5 4 5 0 5 0 7-9 7-30 16-50 31-50 9 0 13 4 13 19 0 8-1 13-6 36z"><text:p/></draw:path><draw:path draw:style-name="gr3" draw:text-style-name="P56" svg:width="0.0827in" svg:height="0.1508in" svg:x="0.1602in" svg:y="0in" svg:viewBox="0 0 211 384" svg:d="M133 128h37c7 0 12 0 12-7 0-5-5-5-12-5h-35l9-49c2-8 7-38 11-43 3-8 10-14 20-14 1 0 12 0 19 7-18 1-21 17-21 23 0 10 7 15 15 15 11 0 23-9 23-26 0-19-19-29-36-29-14 0-42 7-54 50-4 9-4 12-14 66h-29c-9 0-13 0-13 7 0 5 3 5 12 5h27l-31 168c-8 41-15 79-37 79-1 0-12 0-20-7 20-1 24-17 24-24 0-10-9-15-17-15-11 0-23 10-23 26 0 19 18 29 36 29 24 0 39-25 48-40 14-28 24-78 24-82z"><text:p/></draw:path></draw:g>, czyli olbrzymi nadmiar, natomiast <text:span text:style-name="T16">pozostałe wartości własne i ich wektory były wypełnione wartościamy </text:span><draw:g text:anchor-type="as-char" svg:y="-0.0665in" draw:z-index="52" draw:style-name="gr1"><svg:title>TexMaths</svg:title><svg:desc>12§display§-nan§svg§600§FALSE§</svg:desc><draw:polygon draw:style-name="gr2" draw:text-style-name="P55" svg:width="0.3949in" svg:height="0.0587in" svg:x="0in" svg:y="0.0083in" svg:viewBox="0 0 1004 150" draw:points="503,150 0,150 0,0 1004,0 1004,150"><text:p/></draw:polygon><draw:path draw:style-name="gr3" draw:text-style-name="P56" svg:width="0.1012in" svg:height="0.0067in" svg:x="0.0051in" svg:y="0.0287in" svg:viewBox="0 0 258 18" svg:d="M244 18c7 0 14 0 14-10 0-8-7-8-14-8h-230c-7 0-14 0-14 8 0 10 7 10 14 10z"><text:p/></draw:path><draw:path draw:style-name="gr3" draw:text-style-name="P56" svg:width="0.0898in" svg:height="0.0752in" svg:x="0.1256in" svg:y="0in" svg:viewBox="0 0 229 192" svg:d="M25 162c-1 7-3 16-3 18 0 8 4 12 12 12 4 0 12-4 15-12 1 0 6-21 9-31l8-39c4-8 6-18 8-27s5-21 5-22c6-13 29-51 69-51 19 0 22 15 22 30 0 25-19 80-26 97-4 10-5 15-5 20 0 20 16 35 35 35 40 0 55-61 55-65 0-5-3-5-5-5-4 0-4 1-6 9-9 28-22 51-43 51-7 0-9-4-9-13 0-11 3-22 7-31 7-22 25-69 25-92 0-29-18-46-48-46-38 0-60 26-66 36-2-23-19-36-40-36-19 0-27 17-32 24-6 14-12 39-12 41 0 4 4 4 5 4 5 0 5 0 7-9 7-30 16-50 31-50 9 0 13 4 13 19 0 8-1 13-6 36z"><text:p/></draw:path><draw:path draw:style-name="gr3" draw:text-style-name="P56" svg:width="0.076in" svg:height="0.0752in" svg:x="0.2272in" svg:y="0in" svg:viewBox="0 0 194 192" svg:d="M142 26c-9-14-21-26-40-26-49 0-102 62-102 123 0 41 23 69 56 69 9 0 30-3 56-31 3 16 18 31 38 31 16 0 25-10 31-23 7-16 13-42 13-42 0-5-4-5-4-5-5 0-5 1-6 9-9 26-16 51-33 51-12 0-13-11-13-19 0-10 1-12 6-31 5-18 5-23 8-39l16-58c2-13 2-13 2-15 0-8-4-12-10-12-11 0-18 10-18 18zM113 137c-1 8-1 8-9 15-18 23-34 30-46 30-22 0-28-23-28-39 0-21 13-74 24-93 12-25 31-40 49-40 28 0 34 34 34 37 0 2-1 5-3 7z"><text:p/></draw:path><draw:path draw:style-name="gr3" draw:text-style-name="P56" svg:width="0.0898in" svg:height="0.0752in" svg:x="0.3134in" svg:y="0in" svg:viewBox="0 0 229 192" svg:d="M25 162c-1 7-3 16-3 18 0 8 4 12 12 12 4 0 12-4 15-12 1 0 6-21 9-31l8-39c4-8 6-18 8-27s5-21 5-22c6-13 29-51 69-51 19 0 22 15 22 30 0 25-19 80-26 97-4 10-5 15-5 20 0 20 16 35 35 35 40 0 55-61 55-65 0-5-3-5-5-5-4 0-4 1-6 9-9 28-22 51-43 51-7 0-9-4-9-13 0-11 3-22 7-31 7-22 25-69 25-92 0-29-18-46-48-46-38 0-60 26-66 36-2-23-19-36-40-36-19 0-27 17-32 24-6 14-12 39-12 41 0 4 4 4 5 4 5 0 5 0 7-9 7-30 16-50 31-50 9 0 13 4 13 19 0 8-1 13-6 36z"><text:p/></draw:path></draw:g>, co świadczy o bardzo dużym niedomiarze. Możemy więc stwierdzić, że bez stosowania normy ciężko uzyskać interpretowalne wyniki.</text:p>
      <text:p text:style-name="P51"/>
      <text:p text:style-name="P51"/>
      <text:p text:style-name="P48"/>
      <text:p text:style-name="P48"/>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3T21:41:02.924039685</meta:creation-date>
    <dc:date>2020-04-04T03:26:20.016314403</dc:date>
    <meta:editing-duration>PT2H4S</meta:editing-duration>
    <meta:editing-cycles>32</meta:editing-cycles>
    <meta:generator>LibreOffice/6.0.7.3$Linux_X86_64 LibreOffice_project/00m0$Build-3</meta:generator>
    <meta:document-statistic meta:table-count="0" meta:image-count="0" meta:object-count="0" meta:page-count="3" meta:paragraph-count="67" meta:word-count="448" meta:character-count="3141" meta:non-whitespace-character-count="2709"/>
  </office:meta>
</office:document-meta>
</file>